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386cm"/>
    </style:style>
    <style:style style:name="co8" style:family="table-column">
      <style:table-column-properties fo:break-before="auto" style:column-width="9.204cm"/>
    </style:style>
    <style:style style:name="co9" style:family="table-column">
      <style:table-column-properties fo:break-before="auto" style:column-width="7.661cm"/>
    </style:style>
    <style:style style:name="co10" style:family="table-column">
      <style:table-column-properties fo:break-before="auto" style:column-width="10.439cm"/>
    </style:style>
    <style:style style:name="co11" style:family="table-column">
      <style:table-column-properties fo:break-before="auto" style:column-width="10.638cm"/>
    </style:style>
    <style:style style:name="co12" style:family="table-column">
      <style:table-column-properties fo:break-before="auto" style:column-width="10.349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ticul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articulo</text:p>
          </table:table-cell>
          <table:table-cell table:style-name="ce1" office:value-type="string" calcext:value-type="string">
            <text:p>descripcionarticulo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fk_idproveed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PO TALLER CABLEDROP 2X1.5</text:p>
          </table:table-cell>
          <table:table-cell office:value-type="string" calcext:value-type="string">
            <text:p>AZUL</text:p>
          </table:table-cell>
          <table:table-cell office:value-type="float" office:value="55.25" calcext:value-type="float">
            <text:p>55.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[.A2];&quot;, '&quot;;[.B2];&quot;', '&quot;;[.C2];&quot;', &quot;;INT([.D2]);&quot;, &quot;;[.E2])" office:value-type="string" office:string-value="1, 'TIPO TALLER CABLEDROP 2X1.5', 'AZUL', 55, 14" calcext:value-type="string">
            <text:p>1, 'TIPO TALLER CABLEDROP 2X1.5', 'AZUL', 55, 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LA GRIS</text:p>
          </table:table-cell>
          <table:table-cell office:value-type="string" calcext:value-type="string">
            <text:p>AMARILLO</text:p>
          </table:table-cell>
          <table:table-cell office:value-type="float" office:value="162.32" calcext:value-type="float">
            <text:p>162.3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3];&quot;, '&quot;;[.B3];&quot;', '&quot;;[.C3];&quot;', &quot;;INT([.D3]);&quot;, &quot;;[.E3])" office:value-type="string" office:string-value="2, 'PALA GRIS', 'AMARILLO', 162, 1" calcext:value-type="string">
            <text:p>2, 'PALA GRIS', 'AMARILLO', 162,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GOS GRIS</text:p>
          </table:table-cell>
          <table:table-cell office:value-type="string" calcext:value-type="string">
            <text:p>RO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A4];&quot;, '&quot;;[.B4];&quot;', '&quot;;[.C4];&quot;', &quot;;INT([.D4]);&quot;, &quot;;[.E4])" office:value-type="string" office:string-value="3, 'ARGOS GRIS', 'ROSA', 0, 2" calcext:value-type="string">
            <text:p>3, 'ARGOS GRIS', 'ROSA', 0,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O NEGRO</text:p>
          </table:table-cell>
          <table:table-cell office:value-type="string" calcext:value-type="string">
            <text:p>NEG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A5];&quot;, '&quot;;[.B5];&quot;', '&quot;;[.C5];&quot;', &quot;;INT([.D5]);&quot;, &quot;;[.E5])" office:value-type="string" office:string-value="4, 'BACO NEGRO', 'NEGRO', 0, 3" calcext:value-type="string">
            <text:p>4, 'BACO NEGRO', 'NEGRO', 0,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VIX NEGRO</text:p>
          </table:table-cell>
          <table:table-cell office:value-type="string" calcext:value-type="string">
            <text:p>VIOLE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A6];&quot;, '&quot;;[.B6];&quot;', '&quot;;[.C6];&quot;', &quot;;INT([.D6]);&quot;, &quot;;[.E6])" office:value-type="string" office:string-value="5, 'IVIX NEGRO', 'VIOLETA', 0, 4" calcext:value-type="string">
            <text:p>5, 'IVIX NEGRO', 'VIOLETA', 0, 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YO NEGRO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A7];&quot;, '&quot;;[.B7];&quot;', '&quot;;[.C7];&quot;', &quot;;INT([.D7]);&quot;, &quot;;[.E7])" office:value-type="string" office:string-value="6, 'LAYO NEGRO', 'MARRON', 0, 5" calcext:value-type="string">
            <text:p>6, 'LAYO NEGRO', 'MARRON', 0, 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EUS NEGRO</text:p>
          </table:table-cell>
          <table:table-cell office:value-type="string" calcext:value-type="string">
            <text:p>R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A8];&quot;, '&quot;;[.B8];&quot;', '&quot;;[.C8];&quot;', &quot;;INT([.D8]);&quot;, &quot;;[.E8])" office:value-type="string" office:string-value="7, 'ZEUS NEGRO', 'ROJO', 0, 6" calcext:value-type="string">
            <text:p>7, 'ZEUS NEGRO', 'ROJO', 0, 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NA NEGRO</text:p>
          </table:table-cell>
          <table:table-cell office:value-type="string" calcext:value-type="string">
            <text:p>BLANC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A9];&quot;, '&quot;;[.B9];&quot;', '&quot;;[.C9];&quot;', &quot;;INT([.D9]);&quot;, &quot;;[.E9])" office:value-type="string" office:string-value="8, 'DIANA NEGRO', 'BLANCO', 0, 7" calcext:value-type="string">
            <text:p>8, 'DIANA NEGRO', 'BLANCO', 0, 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IX 300G</text:p>
          </table:table-cell>
          <table:table-cell office:value-type="string" calcext:value-type="string">
            <text:p>BEIG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A10];&quot;, '&quot;;[.B10];&quot;', '&quot;;[.C10];&quot;', &quot;;INT([.D10]);&quot;, &quot;;[.E10])" office:value-type="string" office:string-value="9, 'FASTIX 300G', 'BEIGE', 0, 29" calcext:value-type="string">
            <text:p>9, 'FASTIX 300G', 'BEIGE', 0, 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LIO NEGRO</text:p>
          </table:table-cell>
          <table:table-cell office:value-type="string" calcext:value-type="string">
            <text:p>AMARILL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11];&quot;, '&quot;;[.B11];&quot;', '&quot;;[.C11];&quot;', &quot;;INT([.D11]);&quot;, &quot;;[.E11])" office:value-type="string" office:string-value="10, 'FILIO NEGRO', 'AMARILLO', 0, 1" calcext:value-type="string">
            <text:p>10, 'FILIO NEGRO', 'AMARILLO', 0, 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GO NEGRO</text:p>
          </table:table-cell>
          <table:table-cell office:value-type="string" calcext:value-type="string">
            <text:p>NEGRO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CONCATENATE([.A12];&quot;, '&quot;;[.B12];&quot;', '&quot;;[.C12];&quot;', &quot;;INT([.D12]);&quot;, &quot;;[.E12])" office:value-type="string" office:string-value="11, 'GOLGO NEGRO', 'NEGRO', 0, 33" calcext:value-type="string">
            <text:p>11, 'GOLGO NEGRO', 'NEGRO', 0, 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IX/2NEGRO EX-3037N</text:p>
          </table:table-cell>
          <table:table-cell office:value-type="string" calcext:value-type="string">
            <text:p>BLAN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[.A13];&quot;, '&quot;;[.B13];&quot;', '&quot;;[.C13];&quot;', &quot;;INT([.D13]);&quot;, &quot;;[.E13])" office:value-type="string" office:string-value="12, 'IVIX/2NEGRO EX-3037N', 'BLANCO', 0, 11" calcext:value-type="string">
            <text:p>12, 'IVIX/2NEGRO EX-3037N', 'BLANCO', 0, 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YO BLANCO</text:p>
          </table:table-cell>
          <table:table-cell office:value-type="string" calcext:value-type="string">
            <text:p>AZU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[.A14];&quot;, '&quot;;[.B14];&quot;', '&quot;;[.C14];&quot;', &quot;;INT([.D14]);&quot;, &quot;;[.E14])" office:value-type="string" office:string-value="13, 'LAYO BLANCO', 'AZUL', 0, 12" calcext:value-type="string">
            <text:p>13, 'LAYO BLANCO', 'AZUL', 0, 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DAS TORTUGA <text:s/>EX 3035</text:p>
          </table:table-cell>
          <table:table-cell office:value-type="string" calcext:value-type="string">
            <text:p>NEG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15];&quot;, '&quot;;[.B15];&quot;', '&quot;;[.C15];&quot;', &quot;;INT([.D15]);&quot;, &quot;;[.E15])" office:value-type="string" office:string-value="14, 'MIDAS TORTUGA  EX 3035', 'NEGRA', 0, 1" calcext:value-type="string">
            <text:p>14, 'MIDAS TORTUGA <text:s/>EX 3035', 'NEGRA', 0, 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ON CIOCCA</text:p>
          </table:table-cell>
          <table:table-cell office:value-type="string" calcext:value-type="string">
            <text:p>ROJO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[.A16];&quot;, '&quot;;[.B16];&quot;', '&quot;;[.C16];&quot;', &quot;;INT([.D16]);&quot;, &quot;;[.E16])" office:value-type="string" office:string-value="15, 'NEON CIOCCA', 'ROJO', 0, 23" calcext:value-type="string">
            <text:p>15, 'NEON CIOCCA', 'ROJO', 0, 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LAS NEGRO</text:p>
          </table:table-cell>
          <table:table-cell office:value-type="string" calcext:value-type="string">
            <text:p>CY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17];&quot;, '&quot;;[.B17];&quot;', '&quot;;[.C17];&quot;', &quot;;INT([.D17]);&quot;, &quot;;[.E17])" office:value-type="string" office:string-value="16, 'PALAS NEGRO', 'CYAN', 0, 1" calcext:value-type="string">
            <text:p>16, 'PALAS NEGRO', 'CYAN', 0, 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STA NEGRO</text:p>
          </table:table-cell>
          <table:table-cell office:value-type="string" calcext:value-type="string">
            <text:p>MAGENTA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[.A18];&quot;, '&quot;;[.B18];&quot;', '&quot;;[.C18];&quot;', &quot;;INT([.D18]);&quot;, &quot;;[.E18])" office:value-type="string" office:string-value="17, 'VESTA NEGRO', 'MAGENTA', 0, 23" calcext:value-type="string">
            <text:p>17, 'VESTA NEGRO', 'MAGENTA', 0, 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OLOS NEGRO</text:p>
          </table:table-cell>
          <table:table-cell office:value-type="string" calcext:value-type="string">
            <text:p>AZU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[.A19];&quot;, '&quot;;[.B19];&quot;', '&quot;;[.C19];&quot;', &quot;;INT([.D19]);&quot;, &quot;;[.E19])" office:value-type="string" office:string-value="18, 'APOLOS NEGRO', 'AZUL', 0, 24" calcext:value-type="string">
            <text:p>18, 'APOLOS NEGRO', 'AZUL', 0, 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IO/1 NEGRO EX 3032/N</text:p>
          </table:table-cell>
          <table:table-cell office:value-type="string" calcext:value-type="string">
            <text:p>ROJO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[.A20];&quot;, '&quot;;[.B20];&quot;', '&quot;;[.C20];&quot;', &quot;;INT([.D20]);&quot;, &quot;;[.E20])" office:value-type="string" office:string-value="19, 'CLIO/1 NEGRO EX 3032/N', 'ROJO', 0, 25" calcext:value-type="string">
            <text:p>19, 'CLIO/1 NEGRO EX 3032/N', 'ROJO', 0, 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IO/2 NEGRO 3034/N</text:p>
          </table:table-cell>
          <table:table-cell office:value-type="string" calcext:value-type="string">
            <text:p>AZU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NCATENATE([.A21];&quot;, '&quot;;[.B21];&quot;', '&quot;;[.C21];&quot;', &quot;;INT([.D21]);&quot;, &quot;;[.E21])" office:value-type="string" office:string-value="20, 'CLIO/2 NEGRO 3034/N', 'AZUL', 0, 26" calcext:value-type="string">
            <text:p>20, 'CLIO/2 NEGRO 3034/N', 'AZUL', 0, 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NOS NEGRO</text:p>
          </table:table-cell>
          <table:table-cell office:value-type="string" calcext:value-type="string">
            <text:p>VIOLETA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CONCATENATE([.A22];&quot;, '&quot;;[.B22];&quot;', '&quot;;[.C22];&quot;', &quot;;INT([.D22]);&quot;, &quot;;[.E22])" office:value-type="string" office:string-value="21, 'CRONOS NEGRO', 'VIOLETA', 0, 27" calcext:value-type="string">
            <text:p>21, 'CRONOS NEGRO', 'VIOLETA', 0, 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ADRA NEGR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[.A23];&quot;, '&quot;;[.B23];&quot;', '&quot;;[.C23];&quot;', &quot;;INT([.D23]);&quot;, &quot;;[.E23])" office:value-type="string" office:string-value="22, 'CUADRA NEGRO', 'VERDE', 0, 28" calcext:value-type="string">
            <text:p>22, 'CUADRA NEGRO', 'VERDE', 0, 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ANA BLANC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A24];&quot;, '&quot;;[.B24];&quot;', '&quot;;[.C24];&quot;', &quot;;INT([.D24]);&quot;, &quot;;[.E24])" office:value-type="string" office:string-value="23, 'DIANA BLANCO', 'VERDE', 0, 29" calcext:value-type="string">
            <text:p>23, 'DIANA BLANCO', 'VERDE', 0, 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NERGIZER AA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[.A25];&quot;, '&quot;;[.B25];&quot;', '&quot;;[.C25];&quot;', &quot;;INT([.D25]);&quot;, &quot;;[.E25])" office:value-type="string" office:string-value="24, 'ENERGIZER AA', 'VERDE', 0, 30" calcext:value-type="string">
            <text:p>24, 'ENERGIZER AA', 'VERDE', 0, 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BO/L NEGR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A26];&quot;, '&quot;;[.B26];&quot;', '&quot;;[.C26];&quot;', &quot;;INT([.D26]);&quot;, &quot;;[.E26])" office:value-type="string" office:string-value="25, 'FEBO/L NEGRO', 'VERDE', 0, 4" calcext:value-type="string">
            <text:p>25, 'FEBO/L NEGRO', 'VERDE', 0, 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BO/S NEGR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A27];&quot;, '&quot;;[.B27];&quot;', '&quot;;[.C27];&quot;', &quot;;INT([.D27]);&quot;, &quot;;[.E27])" office:value-type="string" office:string-value="26, 'FEBO/S NEGRO', 'VERDE', 0, 5" calcext:value-type="string">
            <text:p>26, 'FEBO/S NEGRO', 'VERDE', 0, 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VIX/F NEGR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A28];&quot;, '&quot;;[.B28];&quot;', '&quot;;[.C28];&quot;', &quot;;INT([.D28]);&quot;, &quot;;[.E28])" office:value-type="string" office:string-value="27, 'IVIX/F NEGRO', 'VERDE', 0, 6" calcext:value-type="string">
            <text:p>27, 'IVIX/F NEGRO', 'VERDE', 0, 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VIX/J NEGR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A29];&quot;, '&quot;;[.B29];&quot;', '&quot;;[.C29];&quot;', &quot;;INT([.D29]);&quot;, &quot;;[.E29])" office:value-type="string" office:string-value="28, 'IVIX/J NEGRO', 'VERDE', 0, 7" calcext:value-type="string">
            <text:p>28, 'IVIX/J NEGRO', 'VERDE', 0, 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YA/1 NEGR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A30];&quot;, '&quot;;[.B30];&quot;', '&quot;;[.C30];&quot;', &quot;;INT([.D30]);&quot;, &quot;;[.E30])" office:value-type="string" office:string-value="29, 'MAYA/1 NEGRO', 'VERDE', 0, 8" calcext:value-type="string">
            <text:p>29, 'MAYA/1 NEGRO', 'VERDE', 0, 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YA/2 NEGR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A31];&quot;, '&quot;;[.B31];&quot;', '&quot;;[.C31];&quot;', &quot;;INT([.D31]);&quot;, &quot;;[.E31])" office:value-type="string" office:string-value="30, 'MAYA/2 NEGRO', 'VERDE', 0, 9" calcext:value-type="string">
            <text:p>30, 'MAYA/2 NEGRO', 'VERDE', 0, 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LAS BLANC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[.A32];&quot;, '&quot;;[.B32];&quot;', '&quot;;[.C32];&quot;', &quot;;INT([.D32]);&quot;, &quot;;[.E32])" office:value-type="string" office:string-value="31, 'PALAS BLANCO', 'VERDE', 0, 37" calcext:value-type="string">
            <text:p>31, 'PALAS BLANCO', 'VERDE', 0, 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ETRA/2 GRIS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NCATENATE([.A33];&quot;, '&quot;;[.B33];&quot;', '&quot;;[.C33];&quot;', &quot;;INT([.D33]);&quot;, &quot;;[.E33])" office:value-type="string" office:string-value="32, 'PETRA/2 GRIS', 'VERDE', 0, 38" calcext:value-type="string">
            <text:p>32, 'PETRA/2 GRIS', 'VERDE', 0, 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SCIS NEGRO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CONCATENATE([.A34];&quot;, '&quot;;[.B34];&quot;', '&quot;;[.C34];&quot;', &quot;;INT([.D34]);&quot;, &quot;;[.E34])" office:value-type="string" office:string-value="33, 'PISCIS NEGRO', 'VERDE', 0, 39" calcext:value-type="string">
            <text:p>33, 'PISCIS NEGRO', 'VERDE', 0, 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XITAS 12 U</text:p>
          </table:table-cell>
          <table:table-cell office:value-type="string" calcext:value-type="string">
            <text:p>VERD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A35];&quot;, '&quot;;[.B35];&quot;', '&quot;;[.C35];&quot;', &quot;;INT([.D35]);&quot;, &quot;;[.E35])" office:value-type="string" office:string-value="34, 'POXITAS 12 U', 'VERDE', 0, 29" calcext:value-type="string">
            <text:p>34, 'POXITAS 12 U', 'VERDE', 0, 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RUGOS Nº 5</text:p>
          </table:table-cell>
          <table:table-cell office:value-type="string" calcext:value-type="string">
            <text:p>AZUL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[.A36];&quot;, '&quot;;[.B36];&quot;', '&quot;;[.C36];&quot;', &quot;;INT([.D36]);&quot;, &quot;;[.E36])" office:value-type="string" office:string-value="35, 'TARUGOS Nº 5', 'AZUL', 0, 34" calcext:value-type="string">
            <text:p>35, 'TARUGOS Nº 5', 'AZUL', 0, 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RUGOS Nº 6 COMUN S/ TOPE</text:p>
          </table:table-cell>
          <table:table-cell office:value-type="string" calcext:value-type="string">
            <text:p>AMARILLO</text:p>
          </table:table-cell>
          <table:table-cell office:value-type="float" office:value="18.02" calcext:value-type="float">
            <text:p>18.0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[.A37];&quot;, '&quot;;[.B37];&quot;', '&quot;;[.C37];&quot;', &quot;;INT([.D37]);&quot;, &quot;;[.E37])" office:value-type="string" office:string-value="36, 'TARUGOS Nº 6 COMUN S/ TOPE', 'AMARILLO', 18, 16" calcext:value-type="string">
            <text:p>36, 'TARUGOS Nº 6 COMUN S/ TOPE', 'AMARILLO', 18, 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RUGOS Nº 8 COMUN S/TOPE</text:p>
          </table:table-cell>
          <table:table-cell office:value-type="string" calcext:value-type="string">
            <text:p>CADM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38];&quot;, '&quot;;[.B38];&quot;', '&quot;;[.C38];&quot;', &quot;;INT([.D38]);&quot;, &quot;;[.E38])" office:value-type="string" office:string-value="37, 'TARUGOS Nº 8 COMUN S/TOPE', 'CADMINO', 0, 1" calcext:value-type="string">
            <text:p>37, 'TARUGOS Nº 8 COMUN S/TOPE', 'CADMINO', 0, 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POLO/L NEGRO</text:p>
          </table:table-cell>
          <table:table-cell office:value-type="string" calcext:value-type="string">
            <text:p>ROS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[.A39];&quot;, '&quot;;[.B39];&quot;', '&quot;;[.C39];&quot;', &quot;;INT([.D39]);&quot;, &quot;;[.E39])" office:value-type="string" office:string-value="38, 'APOLO/L NEGRO', 'ROSA', 0, 17" calcext:value-type="string">
            <text:p>38, 'APOLO/L NEGRO', 'ROSA', 0, 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IRCE/1 NEGRO EX 3031</text:p>
          </table:table-cell>
          <table:table-cell office:value-type="string" calcext:value-type="string">
            <text:p>AZU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NCATENATE([.A40];&quot;, '&quot;;[.B40];&quot;', '&quot;;[.C40];&quot;', &quot;;INT([.D40]);&quot;, &quot;;[.E40])" office:value-type="string" office:string-value="39, 'CIRCE/1 NEGRO EX 3031', 'AZUL', 0, 40" calcext:value-type="string">
            <text:p>39, 'CIRCE/1 NEGRO EX 3031', 'AZUL', 0, 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RCE/2 NEGRO EX 3033</text:p>
          </table:table-cell>
          <table:table-cell office:value-type="string" calcext:value-type="string">
            <text:p>AMARILLO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[.A41];&quot;, '&quot;;[.B41];&quot;', '&quot;;[.C41];&quot;', &quot;;INT([.D41]);&quot;, &quot;;[.E41])" office:value-type="string" office:string-value="40, 'CIRCE/2 NEGRO EX 3033', 'AMARILLO', 0, 41" calcext:value-type="string">
            <text:p>40, 'CIRCE/2 NEGRO EX 3033', 'AMARILLO', 0, 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ERGIZER A27</text:p>
          </table:table-cell>
          <table:table-cell office:value-type="string" calcext:value-type="string">
            <text:p>ROSA</text:p>
          </table:table-cell>
          <table:table-cell office:value-type="float" office:value="439.23" calcext:value-type="float">
            <text:p>439.2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NCATENATE([.A42];&quot;, '&quot;;[.B42];&quot;', '&quot;;[.C42];&quot;', &quot;;INT([.D42]);&quot;, &quot;;[.E42])" office:value-type="string" office:string-value="41, 'ENERGIZER A27', 'ROSA', 439, 42" calcext:value-type="string">
            <text:p>41, 'ENERGIZER A27', 'ROSA', 439, 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ERGIZER AAA</text:p>
          </table:table-cell>
          <table:table-cell office:value-type="string" calcext:value-type="string">
            <text:p>NEGRO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CONCATENATE([.A43];&quot;, '&quot;;[.B43];&quot;', '&quot;;[.C43];&quot;', &quot;;INT([.D43]);&quot;, &quot;;[.E43])" office:value-type="string" office:string-value="42, 'ENERGIZER AAA', 'NEGRO', 0, 43" calcext:value-type="string">
            <text:p>42, 'ENERGIZER AAA', 'NEGRO', 0, 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DAS/D NEGRO</text:p>
          </table:table-cell>
          <table:table-cell office:value-type="string" calcext:value-type="string">
            <text:p>VIOLETA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[.A44];&quot;, '&quot;;[.B44];&quot;', '&quot;;[.C44];&quot;', &quot;;INT([.D44]);&quot;, &quot;;[.E44])" office:value-type="string" office:string-value="43, 'MIDAS/D NEGRO', 'VIOLETA', 0, 45" calcext:value-type="string">
            <text:p>43, 'MIDAS/D NEGRO', 'VIOLETA', 0, 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DAS/REJAS NEGRO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[.A45];&quot;, '&quot;;[.B45];&quot;', '&quot;;[.C45];&quot;', &quot;;INT([.D45]);&quot;, &quot;;[.E45])" office:value-type="string" office:string-value="44, 'MIDAS/REJAS NEGRO', 'MARRON', 0, 46" calcext:value-type="string">
            <text:p>44, 'MIDAS/REJAS NEGRO', 'MARRON', 0, 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ON/2 NEGRO 3039/N-LG</text:p>
          </table:table-cell>
          <table:table-cell office:value-type="string" calcext:value-type="string">
            <text:p>ROJO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[.A46];&quot;, '&quot;;[.B46];&quot;', '&quot;;[.C46];&quot;', &quot;;INT([.D46]);&quot;, &quot;;[.E46])" office:value-type="string" office:string-value="45, 'ORION/2 NEGRO 3039/N-LG', 'ROJO', 0, 47" calcext:value-type="string">
            <text:p>45, 'ORION/2 NEGRO 3039/N-LG', 'ROJO', 0, 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RION/A NEGRO 3038/N-LG</text:p>
          </table:table-cell>
          <table:table-cell office:value-type="string" calcext:value-type="string">
            <text:p>BLANCO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CONCATENATE([.A47];&quot;, '&quot;;[.B47];&quot;', '&quot;;[.C47];&quot;', &quot;;INT([.D47]);&quot;, &quot;;[.E47])" office:value-type="string" office:string-value="46, 'ORION/A NEGRO 3038/N-LG', 'BLANCO', 0, 48" calcext:value-type="string">
            <text:p>46, 'ORION/A NEGRO 3038/N-LG', 'BLANCO', 0, 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ON/F NEGRO</text:p>
          </table:table-cell>
          <table:table-cell office:value-type="string" calcext:value-type="string">
            <text:p>BEI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48];&quot;, '&quot;;[.B48];&quot;', '&quot;;[.C48];&quot;', &quot;;INT([.D48]);&quot;, &quot;;[.E48])" office:value-type="string" office:string-value="47, 'ORION/F NEGRO', 'BEIGE', 0, 1" calcext:value-type="string">
            <text:p>47, 'ORION/F NEGRO', 'BEIGE', 0, 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RION/J NEGRO</text:p>
          </table:table-cell>
          <table:table-cell office:value-type="string" calcext:value-type="string">
            <text:p>AMARILL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49];&quot;, '&quot;;[.B49];&quot;', '&quot;;[.C49];&quot;', &quot;;INT([.D49]);&quot;, &quot;;[.E49])" office:value-type="string" office:string-value="48, 'ORION/J NEGRO', 'AMARILLO', 0, 1" calcext:value-type="string">
            <text:p>48, 'ORION/J NEGRO', 'AMARILLO', 0, 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RUGOS Nº 10</text:p>
          </table:table-cell>
          <table:table-cell office:value-type="string" calcext:value-type="string">
            <text:p>NEGRO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[.A50];&quot;, '&quot;;[.B50];&quot;', '&quot;;[.C50];&quot;', &quot;;INT([.D50]);&quot;, &quot;;[.E50])" office:value-type="string" office:string-value="49, 'TARUGOS Nº 10', 'NEGRO', 0, 34" calcext:value-type="string">
            <text:p>49, 'TARUGOS Nº 10', 'NEGRO', 0, 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RUGOS Nº 12</text:p>
          </table:table-cell>
          <table:table-cell office:value-type="string" calcext:value-type="string">
            <text:p>BLANCO</text:p>
          </table:table-cell>
          <table:table-cell office:value-type="float" office:value="0.6" calcext:value-type="float">
            <text:p>0.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[.A51];&quot;, '&quot;;[.B51];&quot;', '&quot;;[.C51];&quot;', &quot;;INT([.D51]);&quot;, &quot;;[.E51])" office:value-type="string" office:string-value="50, 'TARUGOS Nº 12', 'BLANCO', 0, 34" calcext:value-type="string">
            <text:p>50, 'TARUGOS Nº 12', 'BLANCO', 0, 34</text:p>
          </table:table-cell>
        </table:table-row>
      </table:table>
      <table:table table:name="Clientes" table:style-name="ta1"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cliente</text:p>
          </table:table-cell>
          <table:table-cell table:style-name="ce1" office:value-type="string" calcext:value-type="string">
            <text:p>nombreclient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UMIDOR FINAL</text:p>
          </table:table-cell>
          <table:table-cell table:formula="of:=CONCATENATE([.A2];&quot;, '&quot;;[.B2];&quot;'&quot;)" office:value-type="string" office:string-value="1, 'CONSUMIDOR FINAL'" calcext:value-type="string">
            <text:p>1, 'CONSUMIDOR FINAL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RENO PABLA</text:p>
          </table:table-cell>
          <table:table-cell table:formula="of:=CONCATENATE([.A3];&quot;, '&quot;;[.B3];&quot;'&quot;)" office:value-type="string" office:string-value="2, 'VORENO PABLA'" calcext:value-type="string">
            <text:p>2, 'VORENO PABLA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MEZ FABIAN</text:p>
          </table:table-cell>
          <table:table-cell table:formula="of:=CONCATENATE([.A4];&quot;, '&quot;;[.B4];&quot;'&quot;)" office:value-type="string" office:string-value="3, 'POMEZ FABIAN'" calcext:value-type="string">
            <text:p>3, 'POMEZ FABIAN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LA JUAN JOSG</text:p>
          </table:table-cell>
          <table:table-cell table:formula="of:=CONCATENATE([.A5];&quot;, '&quot;;[.B5];&quot;'&quot;)" office:value-type="string" office:string-value="4, 'VELLA JUAN JOSG'" calcext:value-type="string">
            <text:p>4, 'VELLA JUAN JOSG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FARO MARIA Y ALFARO MARCELA</text:p>
          </table:table-cell>
          <table:table-cell table:formula="of:=CONCATENATE([.A6];&quot;, '&quot;;[.B6];&quot;'&quot;)" office:value-type="string" office:string-value="5, 'ALFARO MARIA Y ALFARO MARCELA'" calcext:value-type="string">
            <text:p>5, 'ALFARO MARIA Y ALFARO MARCELA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IÑAZU CARLOL</text:p>
          </table:table-cell>
          <table:table-cell table:formula="of:=CONCATENATE([.A7];&quot;, '&quot;;[.B7];&quot;'&quot;)" office:value-type="string" office:string-value="6, 'PUIÑAZU CARLOL'" calcext:value-type="string">
            <text:p>6, 'PUIÑAZU CARLOL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A DANIEL HUGA</text:p>
          </table:table-cell>
          <table:table-cell table:formula="of:=CONCATENATE([.A8];&quot;, '&quot;;[.B8];&quot;'&quot;)" office:value-type="string" office:string-value="7, 'ROLA DANIEL HUGA'" calcext:value-type="string">
            <text:p>7, 'ROLA DANIEL HUGA'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VA NESTOR SEBASTIAN</text:p>
          </table:table-cell>
          <table:table-cell table:formula="of:=CONCATENATE([.A9];&quot;, '&quot;;[.B9];&quot;'&quot;)" office:value-type="string" office:string-value="8, 'VAVA NESTOR SEBASTIAN'" calcext:value-type="string">
            <text:p>8, 'VAVA NESTOR SEBASTIAN'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QUIZA SERGIA</text:p>
          </table:table-cell>
          <table:table-cell table:formula="of:=CONCATENATE([.A10];&quot;, '&quot;;[.B10];&quot;'&quot;)" office:value-type="string" office:string-value="9, 'ARQUIZA SERGIA'" calcext:value-type="string">
            <text:p>9, 'ARQUIZA SERGIA'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ANETTI LUCAL</text:p>
          </table:table-cell>
          <table:table-cell table:formula="of:=CONCATENATE([.A11];&quot;, '&quot;;[.B11];&quot;'&quot;)" office:value-type="string" office:string-value="10, 'ZANETTI LUCAL'" calcext:value-type="string">
            <text:p>10, 'ZANETTI LUCAL'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RDOBA ARIEL</text:p>
          </table:table-cell>
          <table:table-cell table:formula="of:=CONCATENATE([.A12];&quot;, '&quot;;[.B12];&quot;'&quot;)" office:value-type="string" office:string-value="11, 'PORDOBA ARIEL'" calcext:value-type="string">
            <text:p>11, 'PORDOBA ARIEL'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OMBO DOMENICA</text:p>
          </table:table-cell>
          <table:table-cell table:formula="of:=CONCATENATE([.A13];&quot;, '&quot;;[.B13];&quot;'&quot;)" office:value-type="string" office:string-value="12, 'POLOMBO DOMENICA'" calcext:value-type="string">
            <text:p>12, 'POLOMBO DOMENICA'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LESTINI MARTIN</text:p>
          </table:table-cell>
          <table:table-cell table:formula="of:=CONCATENATE([.A14];&quot;, '&quot;;[.B14];&quot;'&quot;)" office:value-type="string" office:string-value="13, 'PALESTINI MARTIN'" calcext:value-type="string">
            <text:p>13, 'PALESTINI MARTIN'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BAÑAS EL MAITEN</text:p>
          </table:table-cell>
          <table:table-cell table:formula="of:=CONCATENATE([.A15];&quot;, '&quot;;[.B15];&quot;'&quot;)" office:value-type="string" office:string-value="14, 'PABAÑAS EL MAITEN'" calcext:value-type="string">
            <text:p>14, 'PABAÑAS EL MAITEN'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MES GABRIEL</text:p>
          </table:table-cell>
          <table:table-cell table:formula="of:=CONCATENATE([.A16];&quot;, '&quot;;[.B16];&quot;'&quot;)" office:value-type="string" office:string-value="15, 'POMES GABRIEL'" calcext:value-type="string">
            <text:p>15, 'POMES GABRIEL'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stavo - Cristina</text:p>
          </table:table-cell>
          <table:table-cell table:formula="of:=CONCATENATE([.A17];&quot;, '&quot;;[.B17];&quot;'&quot;)" office:value-type="string" office:string-value="16, 'Pustavo - Cristina'" calcext:value-type="string">
            <text:p>16, 'Pustavo - Cristina'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rigoyen Mario TorreL</text:p>
          </table:table-cell>
          <table:table-cell table:formula="of:=CONCATENATE([.A18];&quot;, '&quot;;[.B18];&quot;'&quot;)" office:value-type="string" office:string-value="17, 'Irigoyen Mario TorreL'" calcext:value-type="string">
            <text:p>17, 'Irigoyen Mario TorreL'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RRIONUEVO JOSG</text:p>
          </table:table-cell>
          <table:table-cell table:formula="of:=CONCATENATE([.A19];&quot;, '&quot;;[.B19];&quot;'&quot;)" office:value-type="string" office:string-value="18, 'RARRIONUEVO JOSG'" calcext:value-type="string">
            <text:p>18, 'RARRIONUEVO JOSG'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CUONA ROBERTA</text:p>
          </table:table-cell>
          <table:table-cell table:formula="of:=CONCATENATE([.A20];&quot;, '&quot;;[.B20];&quot;'&quot;)" office:value-type="string" office:string-value="19, 'LECUONA ROBERTA'" calcext:value-type="string">
            <text:p>19, 'LECUONA ROBERTA'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UNICIPALIDAD DE LOS MOLLEL</text:p>
          </table:table-cell>
          <table:table-cell table:formula="of:=CONCATENATE([.A21];&quot;, '&quot;;[.B21];&quot;'&quot;)" office:value-type="string" office:string-value="20, 'VUNICIPALIDAD DE LOS MOLLEL'" calcext:value-type="string">
            <text:p>20, 'VUNICIPALIDAD DE LOS MOLLEL'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UNICIPALIDAD DE MERLA</text:p>
          </table:table-cell>
          <table:table-cell table:formula="of:=CONCATENATE([.A22];&quot;, '&quot;;[.B22];&quot;'&quot;)" office:value-type="string" office:string-value="21, 'VUNICIPALIDAD DE MERLA'" calcext:value-type="string">
            <text:p>21, 'VUNICIPALIDAD DE MERLA'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ANIZ DANIEL</text:p>
          </table:table-cell>
          <table:table-cell table:formula="of:=CONCATENATE([.A23];&quot;, '&quot;;[.B23];&quot;'&quot;)" office:value-type="string" office:string-value="22, 'ALANIZ DANIEL'" calcext:value-type="string">
            <text:p>22, 'ALANIZ DANIEL'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GUELLO GUILLERMA</text:p>
          </table:table-cell>
          <table:table-cell table:formula="of:=CONCATENATE([.A24];&quot;, '&quot;;[.B24];&quot;'&quot;)" office:value-type="string" office:string-value="23, 'ARGUELLO GUILLERMA'" calcext:value-type="string">
            <text:p>23, 'ARGUELLO GUILLERMA'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DRA GONZALA</text:p>
          </table:table-cell>
          <table:table-cell table:formula="of:=CONCATENATE([.A25];&quot;, '&quot;;[.B25];&quot;'&quot;)" office:value-type="string" office:string-value="24, 'RADRA GONZALA'" calcext:value-type="string">
            <text:p>24, 'RADRA GONZALA'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YOLA <text:s/>ALEJANDRA</text:p>
          </table:table-cell>
          <table:table-cell table:formula="of:=CONCATENATE([.A26];&quot;, '&quot;;[.B26];&quot;'&quot;)" office:value-type="string" office:string-value="25, 'LOYOLA  ALEJANDRA'" calcext:value-type="string">
            <text:p>25, 'LOYOLA <text:s/>ALEJANDRA'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LLEGARI JULIAN</text:p>
          </table:table-cell>
          <table:table-cell table:formula="of:=CONCATENATE([.A27];&quot;, '&quot;;[.B27];&quot;'&quot;)" office:value-type="string" office:string-value="26, 'PALLEGARI JULIAN'" calcext:value-type="string">
            <text:p>26, 'PALLEGARI JULIAN'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RIA RICARDA</text:p>
          </table:table-cell>
          <table:table-cell table:formula="of:=CONCATENATE([.A28];&quot;, '&quot;;[.B28];&quot;'&quot;)" office:value-type="string" office:string-value="27, 'PORIA RICARDA'" calcext:value-type="string">
            <text:p>27, 'PORIA RICARDA'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URA SERGIA</text:p>
          </table:table-cell>
          <table:table-cell table:formula="of:=CONCATENATE([.A29];&quot;, '&quot;;[.B29];&quot;'&quot;)" office:value-type="string" office:string-value="28, 'PURA SERGIA'" calcext:value-type="string">
            <text:p>28, 'PURA SERGIA'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NSORCIO CHUMA</text:p>
          </table:table-cell>
          <table:table-cell table:formula="of:=CONCATENATE([.A30];&quot;, '&quot;;[.B30];&quot;'&quot;)" office:value-type="string" office:string-value="29, 'PONSORCIO CHUMA'" calcext:value-type="string">
            <text:p>29, 'PONSORCIO CHUMA'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RRES DEL SOL S.R.L</text:p>
          </table:table-cell>
          <table:table-cell table:formula="of:=CONCATENATE([.A31];&quot;, '&quot;;[.B31];&quot;'&quot;)" office:value-type="string" office:string-value="30, 'CORRES DEL SOL S.R.L'" calcext:value-type="string">
            <text:p>30, 'CORRES DEL SOL S.R.L'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LADERIA MORANGA</text:p>
          </table:table-cell>
          <table:table-cell table:formula="of:=CONCATENATE([.A32];&quot;, '&quot;;[.B32];&quot;'&quot;)" office:value-type="string" office:string-value="31, 'HELADERIA MORANGA'" calcext:value-type="string">
            <text:p>31, 'HELADERIA MORANGA'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RON ANA MARIA</text:p>
          </table:table-cell>
          <table:table-cell table:formula="of:=CONCATENATE([.A33];&quot;, '&quot;;[.B33];&quot;'&quot;)" office:value-type="string" office:string-value="32, 'VERON ANA MARIA'" calcext:value-type="string">
            <text:p>32, 'VERON ANA MARIA'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NCO NACION ARGENTINA</text:p>
          </table:table-cell>
          <table:table-cell table:formula="of:=CONCATENATE([.A34];&quot;, '&quot;;[.B34];&quot;'&quot;)" office:value-type="string" office:string-value="33, 'RANCO NACION ARGENTINA'" calcext:value-type="string">
            <text:p>33, 'RANCO NACION ARGENTINA'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ON ESTELA</text:p>
          </table:table-cell>
          <table:table-cell table:formula="of:=CONCATENATE([.A35];&quot;, '&quot;;[.B35];&quot;'&quot;)" office:value-type="string" office:string-value="34, 'LEON ESTELA'" calcext:value-type="string">
            <text:p>34, 'LEON ESTELA'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LACIO ROBERTA</text:p>
          </table:table-cell>
          <table:table-cell table:formula="of:=CONCATENATE([.A36];&quot;, '&quot;;[.B36];&quot;'&quot;)" office:value-type="string" office:string-value="35, 'PALACIO ROBERTA'" calcext:value-type="string">
            <text:p>35, 'PALACIO ROBERTA'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RAFAEL - JUANCITA</text:p>
          </table:table-cell>
          <table:table-cell table:formula="of:=CONCATENATE([.A37];&quot;, '&quot;;[.B37];&quot;'&quot;)" office:value-type="string" office:string-value="36, 'DON RAFAEL - JUANCITA'" calcext:value-type="string">
            <text:p>36, 'DON RAFAEL - JUANCITA'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ANGELO FLAVIO MARIA</text:p>
          </table:table-cell>
          <table:table-cell table:formula="of:=CONCATENATE([.A38];&quot;, '&quot;;[.B38];&quot;'&quot;)" office:value-type="string" office:string-value="37, 'DANGELO FLAVIO MARIA'" calcext:value-type="string">
            <text:p>37, 'DANGELO FLAVIO MARIA'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L DOSSO SANTIEGA</text:p>
          </table:table-cell>
          <table:table-cell table:formula="of:=CONCATENATE([.A39];&quot;, '&quot;;[.B39];&quot;'&quot;)" office:value-type="string" office:string-value="38, 'DAL DOSSO SANTIEGA'" calcext:value-type="string">
            <text:p>38, 'DAL DOSSO SANTIEGA'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ENI SALVADOR</text:p>
          </table:table-cell>
          <table:table-cell table:formula="of:=CONCATENATE([.A40];&quot;, '&quot;;[.B40];&quot;'&quot;)" office:value-type="string" office:string-value="39, 'ZENI SALVADOR'" calcext:value-type="string">
            <text:p>39, 'ZENI SALVADOR'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QUIZA JORGG</text:p>
          </table:table-cell>
          <table:table-cell table:formula="of:=CONCATENATE([.A41];&quot;, '&quot;;[.B41];&quot;'&quot;)" office:value-type="string" office:string-value="40, 'ARQUIZA JORGG'" calcext:value-type="string">
            <text:p>40, 'ARQUIZA JORGG'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 CORTIJA</text:p>
          </table:table-cell>
          <table:table-cell table:formula="of:=CONCATENATE([.A42];&quot;, '&quot;;[.B42];&quot;'&quot;)" office:value-type="string" office:string-value="41, 'EL CORTIJA'" calcext:value-type="string">
            <text:p>41, 'EL CORTIJA'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GUADAS DEL ZORRO DE ANGELI Y SEOANE S.H.</text:p>
          </table:table-cell>
          <table:table-cell table:formula="of:=CONCATENATE([.A43];&quot;, '&quot;;[.B43];&quot;'&quot;)" office:value-type="string" office:string-value="42, 'EGUADAS DEL ZORRO DE ANGELI Y SEOANE S.H.'" calcext:value-type="string">
            <text:p>42, 'EGUADAS DEL ZORRO DE ANGELI Y SEOANE S.H.'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cerra FlaviA</text:p>
          </table:table-cell>
          <table:table-cell table:formula="of:=CONCATENATE([.A44];&quot;, '&quot;;[.B44];&quot;'&quot;)" office:value-type="string" office:string-value="43, 'Recerra FlaviA'" calcext:value-type="string">
            <text:p>43, 'Recerra FlaviA'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OPEZ EDGARDO DEL ROSARIA</text:p>
          </table:table-cell>
          <table:table-cell table:formula="of:=CONCATENATE([.A45];&quot;, '&quot;;[.B45];&quot;'&quot;)" office:value-type="string" office:string-value="44, 'LOPEZ EDGARDO DEL ROSARIA'" calcext:value-type="string">
            <text:p>44, 'LOPEZ EDGARDO DEL ROSARIA'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AROFFIO <text:s/>ANIBAL</text:p>
          </table:table-cell>
          <table:table-cell table:formula="of:=CONCATENATE([.A46];&quot;, '&quot;;[.B46];&quot;'&quot;)" office:value-type="string" office:string-value="45, 'RAROFFIO  ANIBAL'" calcext:value-type="string">
            <text:p>45, 'RAROFFIO <text:s/>ANIBAL'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sociacion Vecinal Siempre VerdG</text:p>
          </table:table-cell>
          <table:table-cell table:formula="of:=CONCATENATE([.A47];&quot;, '&quot;;[.B47];&quot;'&quot;)" office:value-type="string" office:string-value="46, 'Asociacion Vecinal Siempre VerdG'" calcext:value-type="string">
            <text:p>46, 'Asociacion Vecinal Siempre VerdG'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ucesion de Ratto Ruben Omar</text:p>
          </table:table-cell>
          <table:table-cell table:formula="of:=CONCATENATE([.A48];&quot;, '&quot;;[.B48];&quot;'&quot;)" office:value-type="string" office:string-value="47, 'Sucesion de Ratto Ruben Omar'" calcext:value-type="string">
            <text:p>47, 'Sucesion de Ratto Ruben Omar'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E CONSTRUCCIONES S.R.L.</text:p>
          </table:table-cell>
          <table:table-cell table:formula="of:=CONCATENATE([.A49];&quot;, '&quot;;[.B49];&quot;'&quot;)" office:value-type="string" office:string-value="48, 'EME CONSTRUCCIONES S.R.L.'" calcext:value-type="string">
            <text:p>48, 'EME CONSTRUCCIONES S.R.L.'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illalba Juan JosG</text:p>
          </table:table-cell>
          <table:table-cell table:formula="of:=CONCATENATE([.A50];&quot;, '&quot;;[.B50];&quot;'&quot;)" office:value-type="string" office:string-value="49, 'Villalba Juan JosG'" calcext:value-type="string">
            <text:p>49, 'Villalba Juan JosG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G. GUTIERREZ SOCIEDAD EN FORMACION</text:p>
          </table:table-cell>
          <table:table-cell table:formula="of:=CONCATENATE([.A51];&quot;, '&quot;;[.B51];&quot;'&quot;)" office:value-type="string" office:string-value="50, 'ORG. GUTIERREZ SOCIEDAD EN FORMACION'" calcext:value-type="string">
            <text:p>50, 'ORG. GUTIERREZ SOCIEDAD EN FORMACION'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UTA UNO SRL</text:p>
          </table:table-cell>
          <table:table-cell table:formula="of:=CONCATENATE([.A52];&quot;, '&quot;;[.B52];&quot;'&quot;)" office:value-type="string" office:string-value="51, 'RUTA UNO SRL'" calcext:value-type="string">
            <text:p>51, 'RUTA UNO SRL'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onteleone RobertA</text:p>
          </table:table-cell>
          <table:table-cell table:formula="of:=CONCATENATE([.A53];&quot;, '&quot;;[.B53];&quot;'&quot;)" office:value-type="string" office:string-value="52, 'Vonteleone RobertA'" calcext:value-type="string">
            <text:p>52, 'Vonteleone RobertA'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EYRA NUÑEZ RUBEN MARTIN</text:p>
          </table:table-cell>
          <table:table-cell table:formula="of:=CONCATENATE([.A54];&quot;, '&quot;;[.B54];&quot;'&quot;)" office:value-type="string" office:string-value="53, 'PEREYRA NUÑEZ RUBEN MARTIN'" calcext:value-type="string">
            <text:p>53, 'PEREYRA NUÑEZ RUBEN MARTIN'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ORRALES MARIANA</text:p>
          </table:table-cell>
          <table:table-cell table:formula="of:=CONCATENATE([.A55];&quot;, '&quot;;[.B55];&quot;'&quot;)" office:value-type="string" office:string-value="54, 'PORRALES MARIANA'" calcext:value-type="string">
            <text:p>54, 'PORRALES MARIANA'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MPRES DISTRIB. SAN LUIS EDESAL S.A.</text:p>
          </table:table-cell>
          <table:table-cell table:formula="of:=CONCATENATE([.A56];&quot;, '&quot;;[.B56];&quot;'&quot;)" office:value-type="string" office:string-value="55, 'EMPRES DISTRIB. SAN LUIS EDESAL S.A.'" calcext:value-type="string">
            <text:p>55, 'EMPRES DISTRIB. SAN LUIS EDESAL S.A.'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AIRAL S.R.L.</text:p>
          </table:table-cell>
          <table:table-cell table:formula="of:=CONCATENATE([.A57];&quot;, '&quot;;[.B57];&quot;'&quot;)" office:value-type="string" office:string-value="56, 'VAIRAL S.R.L.'" calcext:value-type="string">
            <text:p>56, 'VAIRAL S.R.L.'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ESANELLI ENZO MARCELA</text:p>
          </table:table-cell>
          <table:table-cell table:formula="of:=CONCATENATE([.A58];&quot;, '&quot;;[.B58];&quot;'&quot;)" office:value-type="string" office:string-value="57, 'PESANELLI ENZO MARCELA'" calcext:value-type="string">
            <text:p>57, 'PESANELLI ENZO MARCELA'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TTIERI JUAN EDUARDA</text:p>
          </table:table-cell>
          <table:table-cell table:formula="of:=CONCATENATE([.A59];&quot;, '&quot;;[.B59];&quot;'&quot;)" office:value-type="string" office:string-value="58, 'LETTIERI JUAN EDUARDA'" calcext:value-type="string">
            <text:p>58, 'LETTIERI JUAN EDUARDA'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ASSO JORGE EDUARDA</text:p>
          </table:table-cell>
          <table:table-cell table:formula="of:=CONCATENATE([.A60];&quot;, '&quot;;[.B60];&quot;'&quot;)" office:value-type="string" office:string-value="59, 'PRASSO JORGE EDUARDA'" calcext:value-type="string">
            <text:p>59, 'PRASSO JORGE EDUARDA'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EGe LeopoldA</text:p>
          </table:table-cell>
          <table:table-cell table:formula="of:=CONCATENATE([.A61];&quot;, '&quot;;[.B61];&quot;'&quot;)" office:value-type="string" office:string-value="60, 'LEGe LeopoldA'" calcext:value-type="string">
            <text:p>60, 'LEGe LeopoldA'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ORAN RAMON - HACIENDA PROPIEDADEL</text:p>
          </table:table-cell>
          <table:table-cell table:formula="of:=CONCATENATE([.A62];&quot;, '&quot;;[.B62];&quot;'&quot;)" office:value-type="string" office:string-value="61, 'VORAN RAMON - HACIENDA PROPIEDADEL'" calcext:value-type="string">
            <text:p>61, 'VORAN RAMON - HACIENDA PROPIEDADEL'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az Alejandro Adrian</text:p>
          </table:table-cell>
          <table:table-cell table:formula="of:=CONCATENATE([.A63];&quot;, '&quot;;[.B63];&quot;'&quot;)" office:value-type="string" office:string-value="62, 'Diaz Alejandro Adrian'" calcext:value-type="string">
            <text:p>62, 'Diaz Alejandro Adrian'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ALLE DEL SOL</text:p>
          </table:table-cell>
          <table:table-cell table:formula="of:=CONCATENATE([.A64];&quot;, '&quot;;[.B64];&quot;'&quot;)" office:value-type="string" office:string-value="63, 'VALLE DEL SOL'" calcext:value-type="string">
            <text:p>63, 'VALLE DEL SOL'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CK ANDREL</text:p>
          </table:table-cell>
          <table:table-cell table:formula="of:=CONCATENATE([.A65];&quot;, '&quot;;[.B65];&quot;'&quot;)" office:value-type="string" office:string-value="64, 'PACK ANDREL'" calcext:value-type="string">
            <text:p>64, 'PACK ANDREL'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icos Julian</text:p>
          </table:table-cell>
          <table:table-cell table:formula="of:=CONCATENATE([.A66];&quot;, '&quot;;[.B66];&quot;'&quot;)" office:value-type="string" office:string-value="65, 'Picos Julian'" calcext:value-type="string">
            <text:p>65, 'Picos Julian'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ERRARO PASCUAL</text:p>
          </table:table-cell>
          <table:table-cell table:formula="of:=CONCATENATE([.A67];&quot;, '&quot;;[.B67];&quot;'&quot;)" office:value-type="string" office:string-value="66, 'FERRARO PASCUAL'" calcext:value-type="string">
            <text:p>66, 'FERRARO PASCUAL'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LOTS MACHINES S.A.</text:p>
          </table:table-cell>
          <table:table-cell table:formula="of:=CONCATENATE([.A68];&quot;, '&quot;;[.B68];&quot;'&quot;)" office:value-type="string" office:string-value="67, 'SLOTS MACHINES S.A.'" calcext:value-type="string">
            <text:p>67, 'SLOTS MACHINES S.A.'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ALCO PABLA</text:p>
          </table:table-cell>
          <table:table-cell table:formula="of:=CONCATENATE([.A69];&quot;, '&quot;;[.B69];&quot;'&quot;)" office:value-type="string" office:string-value="68, 'FALCO PABLA'" calcext:value-type="string">
            <text:p>68, 'FALCO PABLA'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SDE FILIAL SAN LUIL</text:p>
          </table:table-cell>
          <table:table-cell table:formula="of:=CONCATENATE([.A70];&quot;, '&quot;;[.B70];&quot;'&quot;)" office:value-type="string" office:string-value="69, 'OSDE FILIAL SAN LUIL'" calcext:value-type="string">
            <text:p>69, 'OSDE FILIAL SAN LUIL'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liveld Gustavo TomaL</text:p>
          </table:table-cell>
          <table:table-cell table:formula="of:=CONCATENATE([.A71];&quot;, '&quot;;[.B71];&quot;'&quot;)" office:value-type="string" office:string-value="70, 'Leliveld Gustavo TomaL'" calcext:value-type="string">
            <text:p>70, 'Leliveld Gustavo TomaL'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MIS ALFREDA</text:p>
          </table:table-cell>
          <table:table-cell table:formula="of:=CONCATENATE([.A72];&quot;, '&quot;;[.B72];&quot;'&quot;)" office:value-type="string" office:string-value="71, 'POMIS ALFREDA'" calcext:value-type="string">
            <text:p>71, 'POMIS ALFREDA'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ndreoli Juan Ignacio </text:p>
          </table:table-cell>
          <table:table-cell table:formula="of:=CONCATENATE([.A73];&quot;, '&quot;;[.B73];&quot;'&quot;)" office:value-type="string" office:string-value="72, 'Andreoli Juan Ignacio '" calcext:value-type="string">
            <text:p>72, 'Andreoli Juan Ignacio '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METTO MATIAL</text:p>
          </table:table-cell>
          <table:table-cell table:formula="of:=CONCATENATE([.A74];&quot;, '&quot;;[.B74];&quot;'&quot;)" office:value-type="string" office:string-value="73, 'POMETTO MATIAL'" calcext:value-type="string">
            <text:p>73, 'POMETTO MATIAL'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ORDA GUSTAVA</text:p>
          </table:table-cell>
          <table:table-cell table:formula="of:=CONCATENATE([.A75];&quot;, '&quot;;[.B75];&quot;'&quot;)" office:value-type="string" office:string-value="74, 'RORDA GUSTAVA'" calcext:value-type="string">
            <text:p>74, 'RORDA GUSTAVA'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IORDANO JORGG</text:p>
          </table:table-cell>
          <table:table-cell table:formula="of:=CONCATENATE([.A76];&quot;, '&quot;;[.B76];&quot;'&quot;)" office:value-type="string" office:string-value="75, 'PIORDANO JORGG'" calcext:value-type="string">
            <text:p>75, 'PIORDANO JORGG'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ICCININI EZEQUIEL ESTEBAN</text:p>
          </table:table-cell>
          <table:table-cell table:formula="of:=CONCATENATE([.A77];&quot;, '&quot;;[.B77];&quot;'&quot;)" office:value-type="string" office:string-value="76, 'PICCININI EZEQUIEL ESTEBAN'" calcext:value-type="string">
            <text:p>76, 'PICCININI EZEQUIEL ESTEBAN'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ALANO RAUL</text:p>
          </table:table-cell>
          <table:table-cell table:formula="of:=CONCATENATE([.A78];&quot;, '&quot;;[.B78];&quot;'&quot;)" office:value-type="string" office:string-value="77, 'VALANO RAUL'" calcext:value-type="string">
            <text:p>77, 'VALANO RAUL'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RTIZ ROBERTA</text:p>
          </table:table-cell>
          <table:table-cell table:formula="of:=CONCATENATE([.A79];&quot;, '&quot;;[.B79];&quot;'&quot;)" office:value-type="string" office:string-value="78, 'ORTIZ ROBERTA'" calcext:value-type="string">
            <text:p>78, 'ORTIZ ROBERTA'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RAVATI SRL</text:p>
          </table:table-cell>
          <table:table-cell table:formula="of:=CONCATENATE([.A80];&quot;, '&quot;;[.B80];&quot;'&quot;)" office:value-type="string" office:string-value="79, 'PARAVATI SRL'" calcext:value-type="string">
            <text:p>79, 'PARAVATI SRL'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OOP. EGUA POTABLE DE MERLA</text:p>
          </table:table-cell>
          <table:table-cell table:formula="of:=CONCATENATE([.A81];&quot;, '&quot;;[.B81];&quot;'&quot;)" office:value-type="string" office:string-value="80, 'POOP. EGUA POTABLE DE MERLA'" calcext:value-type="string">
            <text:p>80, 'POOP. EGUA POTABLE DE MERLA'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TENCIA ALBERTA</text:p>
          </table:table-cell>
          <table:table-cell table:formula="of:=CONCATENATE([.A82];&quot;, '&quot;;[.B82];&quot;'&quot;)" office:value-type="string" office:string-value="81, 'ATENCIA ALBERTA'" calcext:value-type="string">
            <text:p>81, 'ATENCIA ALBERTA'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RANSPORTE ALTAMIRANA</text:p>
          </table:table-cell>
          <table:table-cell table:formula="of:=CONCATENATE([.A83];&quot;, '&quot;;[.B83];&quot;'&quot;)" office:value-type="string" office:string-value="82, 'CRANSPORTE ALTAMIRANA'" calcext:value-type="string">
            <text:p>82, 'CRANSPORTE ALTAMIRANA'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OLIGO JAVIER</text:p>
          </table:table-cell>
          <table:table-cell table:formula="of:=CONCATENATE([.A84];&quot;, '&quot;;[.B84];&quot;'&quot;)" office:value-type="string" office:string-value="83, 'SOLIGO JAVIER'" calcext:value-type="string">
            <text:p>83, 'SOLIGO JAVIER'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PKE NATALIA SILVINA</text:p>
          </table:table-cell>
          <table:table-cell table:formula="of:=CONCATENATE([.A85];&quot;, '&quot;;[.B85];&quot;'&quot;)" office:value-type="string" office:string-value="84, 'RIPKE NATALIA SILVINA'" calcext:value-type="string">
            <text:p>84, 'RIPKE NATALIA SILVINA'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HIARAVALLOTI GUILLERMA</text:p>
          </table:table-cell>
          <table:table-cell table:formula="of:=CONCATENATE([.A86];&quot;, '&quot;;[.B86];&quot;'&quot;)" office:value-type="string" office:string-value="85, 'PHIARAVALLOTI GUILLERMA'" calcext:value-type="string">
            <text:p>85, 'PHIARAVALLOTI GUILLERMA'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ARARI DIEGA</text:p>
          </table:table-cell>
          <table:table-cell table:formula="of:=CONCATENATE([.A87];&quot;, '&quot;;[.B87];&quot;'&quot;)" office:value-type="string" office:string-value="86, 'HARARI DIEGA'" calcext:value-type="string">
            <text:p>86, 'HARARI DIEGA'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IRANDA <text:s/>FABIANA</text:p>
          </table:table-cell>
          <table:table-cell table:formula="of:=CONCATENATE([.A88];&quot;, '&quot;;[.B88];&quot;'&quot;)" office:value-type="string" office:string-value="87, 'VIRANDA  FABIANA'" calcext:value-type="string">
            <text:p>87, 'VIRANDA <text:s/>FABIANA'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INI JOSE EGUSTIN</text:p>
          </table:table-cell>
          <table:table-cell table:formula="of:=CONCATENATE([.A89];&quot;, '&quot;;[.B89];&quot;'&quot;)" office:value-type="string" office:string-value="88, 'VINI JOSE EGUSTIN'" calcext:value-type="string">
            <text:p>88, 'VINI JOSE EGUSTIN'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ECERRA ALCIDEL</text:p>
          </table:table-cell>
          <table:table-cell table:formula="of:=CONCATENATE([.A90];&quot;, '&quot;;[.B90];&quot;'&quot;)" office:value-type="string" office:string-value="89, 'RECERRA ALCIDEL'" calcext:value-type="string">
            <text:p>89, 'RECERRA ALCIDEL'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BALLAY ROBERTA</text:p>
          </table:table-cell>
          <table:table-cell table:formula="of:=CONCATENATE([.A91];&quot;, '&quot;;[.B91];&quot;'&quot;)" office:value-type="string" office:string-value="90, 'ABALLAY ROBERTA'" calcext:value-type="string">
            <text:p>90, 'ABALLAY ROBERTA'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S 2 ERREL</text:p>
          </table:table-cell>
          <table:table-cell table:formula="of:=CONCATENATE([.A92];&quot;, '&quot;;[.B92];&quot;'&quot;)" office:value-type="string" office:string-value="91, 'LAS 2 ERREL'" calcext:value-type="string">
            <text:p>91, 'LAS 2 ERREL'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appi <text:s text:c="2"/>CarloL</text:p>
          </table:table-cell>
          <table:table-cell table:formula="of:=CONCATENATE([.A93];&quot;, '&quot;;[.B93];&quot;'&quot;)" office:value-type="string" office:string-value="92, 'Prappi   CarloL'" calcext:value-type="string">
            <text:p>92, 'Prappi <text:s text:c="2"/>CarloL'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OMBEROS VOLUNTARIOS DE MERLA</text:p>
          </table:table-cell>
          <table:table-cell table:formula="of:=CONCATENATE([.A94];&quot;, '&quot;;[.B94];&quot;'&quot;)" office:value-type="string" office:string-value="93, 'ROMBEROS VOLUNTARIOS DE MERLA'" calcext:value-type="string">
            <text:p>93, 'ROMBEROS VOLUNTARIOS DE MERLA'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IERRAS Y LEGOS S.A.</text:p>
          </table:table-cell>
          <table:table-cell table:formula="of:=CONCATENATE([.A95];&quot;, '&quot;;[.B95];&quot;'&quot;)" office:value-type="string" office:string-value="94, 'SIERRAS Y LEGOS S.A.'" calcext:value-type="string">
            <text:p>94, 'SIERRAS Y LEGOS S.A.'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MACCIOTTI NATALIA</text:p>
          </table:table-cell>
          <table:table-cell table:formula="of:=CONCATENATE([.A96];&quot;, '&quot;;[.B96];&quot;'&quot;)" office:value-type="string" office:string-value="95, 'RAMACCIOTTI NATALIA'" calcext:value-type="string">
            <text:p>95, 'RAMACCIOTTI NATALIA'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GUERO BETTY</text:p>
          </table:table-cell>
          <table:table-cell table:formula="of:=CONCATENATE([.A97];&quot;, '&quot;;[.B97];&quot;'&quot;)" office:value-type="string" office:string-value="96, 'EGUERO BETTY'" calcext:value-type="string">
            <text:p>96, 'EGUERO BETTY'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OLANDO MATEA</text:p>
          </table:table-cell>
          <table:table-cell table:formula="of:=CONCATENATE([.A98];&quot;, '&quot;;[.B98];&quot;'&quot;)" office:value-type="string" office:string-value="97, 'ROLANDO MATEA'" calcext:value-type="string">
            <text:p>97, 'ROLANDO MATEA'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OOP TELEFONICA DE MERLO LTDA.</text:p>
          </table:table-cell>
          <table:table-cell table:formula="of:=CONCATENATE([.A99];&quot;, '&quot;;[.B99];&quot;'&quot;)" office:value-type="string" office:string-value="98, 'POOP TELEFONICA DE MERLO LTDA.'" calcext:value-type="string">
            <text:p>98, 'POOP TELEFONICA DE MERLO LTDA.'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OELHO JUAN PABLA</text:p>
          </table:table-cell>
          <table:table-cell table:formula="of:=CONCATENATE([.A100];&quot;, '&quot;;[.B100];&quot;'&quot;)" office:value-type="string" office:string-value="99, 'POELHO JUAN PABLA'" calcext:value-type="string">
            <text:p>99, 'POELHO JUAN PABLA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sso Marcelo ( Montecor )</text:p>
          </table:table-cell>
          <table:table-cell table:formula="of:=CONCATENATE([.A101];&quot;, '&quot;;[.B101];&quot;'&quot;)" office:value-type="string" office:string-value="100, 'Resso Marcelo ( Montecor )'" calcext:value-type="string">
            <text:p>100, 'Resso Marcelo ( Montecor )'</text:p>
          </table:table-cell>
        </table:table-row>
      </table:table>
      <table:table table:name="Proveedores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proveedor</text:p>
          </table:table-cell>
          <table:table-cell table:style-name="ce1" office:value-type="string" calcext:value-type="string">
            <text:p>nombreproveed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 ILUMINACION - HLC SRL</text:p>
          </table:table-cell>
          <table:table-cell table:formula="of:=CONCATENATE([.A2];&quot;, '&quot;;[.B2];&quot;'&quot;)" office:value-type="string" office:string-value="1, '180 ILUMINACION - HLC SRL'" calcext:value-type="string">
            <text:p>1, '180 ILUMINACION - HLC SRL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0 ILUMINACION OFERTAS</text:p>
          </table:table-cell>
          <table:table-cell table:formula="of:=CONCATENATE([.A3];&quot;, '&quot;;[.B3];&quot;'&quot;)" office:value-type="string" office:string-value="2, '180 ILUMINACION OFERTAS'" calcext:value-type="string">
            <text:p>2, '180 ILUMINACION OFERTAS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 PRODUCTOS ELECTRICOS</text:p>
          </table:table-cell>
          <table:table-cell table:formula="of:=CONCATENATE([.A4];&quot;, '&quot;;[.B4];&quot;'&quot;)" office:value-type="string" office:string-value="3, 'ADM PRODUCTOS ELECTRICOS'" calcext:value-type="string">
            <text:p>3, 'ADM PRODUCTOS ELECTRICOS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RELO ILUMINACION</text:p>
          </table:table-cell>
          <table:table-cell table:formula="of:=CONCATENATE([.A5];&quot;, '&quot;;[.B5];&quot;'&quot;)" office:value-type="string" office:string-value="4, 'AGRELO ILUMINACION'" calcext:value-type="string">
            <text:p>4, 'AGRELO ILUMINACION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HAY ELECTRONICA S.R.L.</text:p>
          </table:table-cell>
          <table:table-cell table:formula="of:=CONCATENATE([.A6];&quot;, '&quot;;[.B6];&quot;'&quot;)" office:value-type="string" office:string-value="5, 'ANTHAY ELECTRONICA S.R.L.'" calcext:value-type="string">
            <text:p>5, 'ANTHAY ELECTRONICA S.R.L.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GENJAB DE JUAN C. DESIMONE</text:p>
          </table:table-cell>
          <table:table-cell table:formula="of:=CONCATENATE([.A7];&quot;, '&quot;;[.B7];&quot;'&quot;)" office:value-type="string" office:string-value="6, 'ARGENJAB DE JUAN C. DESIMONE'" calcext:value-type="string">
            <text:p>6, 'ARGENJAB DE JUAN C. DESIMONE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TELUM S.A.</text:p>
          </table:table-cell>
          <table:table-cell table:formula="of:=CONCATENATE([.A8];&quot;, '&quot;;[.B8];&quot;'&quot;)" office:value-type="string" office:string-value="7, 'ARTELUM S.A.'" calcext:value-type="string">
            <text:p>7, 'ARTELUM S.A.'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REA de Eduardo Rodriguez e Hijos</text:p>
          </table:table-cell>
          <table:table-cell table:formula="of:=CONCATENATE([.A9];&quot;, '&quot;;[.B9];&quot;'&quot;)" office:value-type="string" office:string-value="8, 'AUREA de Eduardo Rodriguez e Hijos'" calcext:value-type="string">
            <text:p>8, 'AUREA de Eduardo Rodriguez e Hijos'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EL ILUMINACION S.A.</text:p>
          </table:table-cell>
          <table:table-cell table:formula="of:=CONCATENATE([.A10];&quot;, '&quot;;[.B10];&quot;'&quot;)" office:value-type="string" office:string-value="9, 'BAEL ILUMINACION S.A.'" calcext:value-type="string">
            <text:p>9, 'BAEL ILUMINACION S.A.'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ENE ELECTRICIDAD SRL</text:p>
          </table:table-cell>
          <table:table-cell table:formula="of:=CONCATENATE([.A11];&quot;, '&quot;;[.B11];&quot;'&quot;)" office:value-type="string" office:string-value="10, 'BEENE ELECTRICIDAD SRL'" calcext:value-type="string">
            <text:p>10, 'BEENE ELECTRICIDAD SRL'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ANCHILUZ DE NORBERTO FRANCISCO BIANCHI</text:p>
          </table:table-cell>
          <table:table-cell table:formula="of:=CONCATENATE([.A12];&quot;, '&quot;;[.B12];&quot;'&quot;)" office:value-type="string" office:string-value="11, 'BIANCHILUZ DE NORBERTO FRANCISCO BIANCHI'" calcext:value-type="string">
            <text:p>11, 'BIANCHILUZ DE NORBERTO FRANCISCO BIANCHI'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RNERAS</text:p>
          </table:table-cell>
          <table:table-cell table:formula="of:=CONCATENATE([.A13];&quot;, '&quot;;[.B13];&quot;'&quot;)" office:value-type="string" office:string-value="12, 'BORNERAS'" calcext:value-type="string">
            <text:p>12, 'BORNERAS'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ENGIS S.R.L.</text:p>
          </table:table-cell>
          <table:table-cell table:formula="of:=CONCATENATE([.A14];&quot;, '&quot;;[.B14];&quot;'&quot;)" office:value-type="string" office:string-value="13, 'BRENGIS S.R.L.'" calcext:value-type="string">
            <text:p>13, 'BRENGIS S.R.L.'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BLEDROP DE RODOLFO J. A. BADARACCO</text:p>
          </table:table-cell>
          <table:table-cell table:formula="of:=CONCATENATE([.A15];&quot;, '&quot;;[.B15];&quot;'&quot;)" office:value-type="string" office:string-value="14, 'CABLEDROP DE RODOLFO J. A. BADARACCO'" calcext:value-type="string">
            <text:p>14, 'CABLEDROP DE RODOLFO J. A. BADARACCO'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BRE I.C.Y F.S.A.</text:p>
          </table:table-cell>
          <table:table-cell table:formula="of:=CONCATENATE([.A16];&quot;, '&quot;;[.B16];&quot;'&quot;)" office:value-type="string" office:string-value="15, 'CAMBRE I.C.Y F.S.A.'" calcext:value-type="string">
            <text:p>15, 'CAMBRE I.C.Y F.S.A.'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MIMPORT S.R.L.</text:p>
          </table:table-cell>
          <table:table-cell table:formula="of:=CONCATENATE([.A17];&quot;, '&quot;;[.B17];&quot;'&quot;)" office:value-type="string" office:string-value="16, 'CAMIMPORT S.R.L.'" calcext:value-type="string">
            <text:p>16, 'CAMIMPORT S.R.L.'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MPBELL ILUMINACION</text:p>
          </table:table-cell>
          <table:table-cell table:formula="of:=CONCATENATE([.A18];&quot;, '&quot;;[.B18];&quot;'&quot;)" office:value-type="string" office:string-value="17, 'CAMPBELL ILUMINACION'" calcext:value-type="string">
            <text:p>17, 'CAMPBELL ILUMINACION'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DIL ILUMINACION</text:p>
          </table:table-cell>
          <table:table-cell table:formula="of:=CONCATENATE([.A19];&quot;, '&quot;;[.B19];&quot;'&quot;)" office:value-type="string" office:string-value="18, 'CANDIL ILUMINACION'" calcext:value-type="string">
            <text:p>18, 'CANDIL ILUMINACION'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ILUX DE CARLOS JOSE BARTOLOTTA</text:p>
          </table:table-cell>
          <table:table-cell table:formula="of:=CONCATENATE([.A20];&quot;, '&quot;;[.B20];&quot;'&quot;)" office:value-type="string" office:string-value="19, 'CARILUX DE CARLOS JOSE BARTOLOTTA'" calcext:value-type="string">
            <text:p>19, 'CARILUX DE CARLOS JOSE BARTOLOTTA'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BA DISTRIBUICIONES S.R.L.</text:p>
          </table:table-cell>
          <table:table-cell table:formula="of:=CONCATENATE([.A21];&quot;, '&quot;;[.B21];&quot;'&quot;)" office:value-type="string" office:string-value="20, 'CBA DISTRIBUICIONES S.R.L.'" calcext:value-type="string">
            <text:p>20, 'CBA DISTRIBUICIONES S.R.L.'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ECPLAS SUBTE</text:p>
          </table:table-cell>
          <table:table-cell table:formula="of:=CONCATENATE([.A22];&quot;, '&quot;;[.B22];&quot;'&quot;)" office:value-type="string" office:string-value="21, 'CECPLAS SUBTE'" calcext:value-type="string">
            <text:p>21, 'CECPLAS SUBTE'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ENTILUX S.R.L.</text:p>
          </table:table-cell>
          <table:table-cell table:formula="of:=CONCATENATE([.A23];&quot;, '&quot;;[.B23];&quot;'&quot;)" office:value-type="string" office:string-value="22, 'CENTILUX S.R.L.'" calcext:value-type="string">
            <text:p>22, 'CENTILUX S.R.L.'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OCCA PLAST SRL</text:p>
          </table:table-cell>
          <table:table-cell table:formula="of:=CONCATENATE([.A24];&quot;, '&quot;;[.B24];&quot;'&quot;)" office:value-type="string" office:string-value="23, 'CIOCCA PLAST SRL'" calcext:value-type="string">
            <text:p>23, 'CIOCCA PLAST SRL'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OCCA PLAST SRL 1</text:p>
          </table:table-cell>
          <table:table-cell table:formula="of:=CONCATENATE([.A25];&quot;, '&quot;;[.B25];&quot;'&quot;)" office:value-type="string" office:string-value="24, 'CIOCCA PLAST SRL 1'" calcext:value-type="string">
            <text:p>24, 'CIOCCA PLAST SRL 1'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VAL ILUMINACION DE MARIO CIVALLERO</text:p>
          </table:table-cell>
          <table:table-cell table:formula="of:=CONCATENATE([.A26];&quot;, '&quot;;[.B26];&quot;'&quot;)" office:value-type="string" office:string-value="25, 'CIVAL ILUMINACION DE MARIO CIVALLERO'" calcext:value-type="string">
            <text:p>25, 'CIVAL ILUMINACION DE MARIO CIVALLERO'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NECTAR SRL</text:p>
          </table:table-cell>
          <table:table-cell table:formula="of:=CONCATENATE([.A27];&quot;, '&quot;;[.B27];&quot;'&quot;)" office:value-type="string" office:string-value="26, 'CONECTAR SRL'" calcext:value-type="string">
            <text:p>26, 'CONECTAR SRL'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BOR ILUMINACION DE MYZ SRL</text:p>
          </table:table-cell>
          <table:table-cell table:formula="of:=CONCATENATE([.A28];&quot;, '&quot;;[.B28];&quot;'&quot;)" office:value-type="string" office:string-value="27, 'DABOR ILUMINACION DE MYZ SRL'" calcext:value-type="string">
            <text:p>27, 'DABOR ILUMINACION DE MYZ SRL'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NAK SRL</text:p>
          </table:table-cell>
          <table:table-cell table:formula="of:=CONCATENATE([.A29];&quot;, '&quot;;[.B29];&quot;'&quot;)" office:value-type="string" office:string-value="28, 'DANAK SRL'" calcext:value-type="string">
            <text:p>28, 'DANAK SRL'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STRIBUIDORA DEL SUR S.R.L.</text:p>
          </table:table-cell>
          <table:table-cell table:formula="of:=CONCATENATE([.A30];&quot;, '&quot;;[.B30];&quot;'&quot;)" office:value-type="string" office:string-value="29, 'DISTRIBUIDORA DEL SUR S.R.L.'" calcext:value-type="string">
            <text:p>29, 'DISTRIBUIDORA DEL SUR S.R.L.'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BLR GIRO</text:p>
          </table:table-cell>
          <table:table-cell table:formula="of:=CONCATENATE([.A31];&quot;, '&quot;;[.B31];&quot;'&quot;)" office:value-type="string" office:string-value="30, 'DOBLR GIRO'" calcext:value-type="string">
            <text:p>30, 'DOBLR GIRO'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N BELL ILUMINACION SRL</text:p>
          </table:table-cell>
          <table:table-cell table:formula="of:=CONCATENATE([.A32];&quot;, '&quot;;[.B32];&quot;'&quot;)" office:value-type="string" office:string-value="31, 'DON BELL ILUMINACION SRL'" calcext:value-type="string">
            <text:p>31, 'DON BELL ILUMINACION SRL'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WEN PAGIO</text:p>
          </table:table-cell>
          <table:table-cell table:formula="of:=CONCATENATE([.A33];&quot;, '&quot;;[.B33];&quot;'&quot;)" office:value-type="string" office:string-value="32, 'DOWEN PAGIO'" calcext:value-type="string">
            <text:p>32, 'DOWEN PAGIO'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YL DE BETO MORESCHI</text:p>
          </table:table-cell>
          <table:table-cell table:formula="of:=CONCATENATE([.A34];&quot;, '&quot;;[.B34];&quot;'&quot;)" office:value-type="string" office:string-value="33, 'DYL DE BETO MORESCHI'" calcext:value-type="string">
            <text:p>33, 'DYL DE BETO MORESCHI'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ICHLER S.A.</text:p>
          </table:table-cell>
          <table:table-cell table:formula="of:=CONCATENATE([.A35];&quot;, '&quot;;[.B35];&quot;'&quot;)" office:value-type="string" office:string-value="34, 'EICHLER S.A.'" calcext:value-type="string">
            <text:p>34, 'EICHLER S.A.'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KWAN S.A.</text:p>
          </table:table-cell>
          <table:table-cell table:formula="of:=CONCATENATE([.A36];&quot;, '&quot;;[.B36];&quot;'&quot;)" office:value-type="string" office:string-value="35, 'EKWAN S.A.'" calcext:value-type="string">
            <text:p>35, 'EKWAN S.A.'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LECTROMAR SRL</text:p>
          </table:table-cell>
          <table:table-cell table:formula="of:=CONCATENATE([.A37];&quot;, '&quot;;[.B37];&quot;'&quot;)" office:value-type="string" office:string-value="36, 'ELECTROMAR SRL'" calcext:value-type="string">
            <text:p>36, 'ELECTROMAR SRL'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ECTRONICA NICOM SA</text:p>
          </table:table-cell>
          <table:table-cell table:formula="of:=CONCATENATE([.A38];&quot;, '&quot;;[.B38];&quot;'&quot;)" office:value-type="string" office:string-value="37, 'ELECTRONICA NICOM SA'" calcext:value-type="string">
            <text:p>37, 'ELECTRONICA NICOM SA'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MDE S.A.</text:p>
          </table:table-cell>
          <table:table-cell table:formula="of:=CONCATENATE([.A39];&quot;, '&quot;;[.B39];&quot;'&quot;)" office:value-type="string" office:string-value="38, 'EMDE S.A.'" calcext:value-type="string">
            <text:p>38, 'EMDE S.A.'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RICCSON ROBERTO</text:p>
          </table:table-cell>
          <table:table-cell table:formula="of:=CONCATENATE([.A40];&quot;, '&quot;;[.B40];&quot;'&quot;)" office:value-type="string" office:string-value="39, 'ERICCSON ROBERTO'" calcext:value-type="string">
            <text:p>39, 'ERICCSON ROBERTO'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TA ELECTRO S.A.</text:p>
          </table:table-cell>
          <table:table-cell table:formula="of:=CONCATENATE([.A41];&quot;, '&quot;;[.B41];&quot;'&quot;)" office:value-type="string" office:string-value="40, 'ETA ELECTRO S.A.'" calcext:value-type="string">
            <text:p>40, 'ETA ELECTRO S.A.'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ERROLUX DE JUAN CARLOS ERCOLI</text:p>
          </table:table-cell>
          <table:table-cell table:formula="of:=CONCATENATE([.A42];&quot;, '&quot;;[.B42];&quot;'&quot;)" office:value-type="string" office:string-value="41, 'FERROLUX DE JUAN CARLOS ERCOLI'" calcext:value-type="string">
            <text:p>41, 'FERROLUX DE JUAN CARLOS ERCOLI'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EXITUB DE GIUSTINA RUBEN A.</text:p>
          </table:table-cell>
          <table:table-cell table:formula="of:=CONCATENATE([.A43];&quot;, '&quot;;[.B43];&quot;'&quot;)" office:value-type="string" office:string-value="42, 'FLEXITUB DE GIUSTINA RUBEN A.'" calcext:value-type="string">
            <text:p>42, 'FLEXITUB DE GIUSTINA RUBEN A.'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RLI DE PEDRO DANGELO E HIJOS S.R.L.</text:p>
          </table:table-cell>
          <table:table-cell table:formula="of:=CONCATENATE([.A44];&quot;, '&quot;;[.B44];&quot;'&quot;)" office:value-type="string" office:string-value="43, 'FORLI DE PEDRO DANGELO E HIJOS S.R.L.'" calcext:value-type="string">
            <text:p>43, 'FORLI DE PEDRO DANGELO E HIJOS S.R.L.'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W ILUMINACION</text:p>
          </table:table-cell>
          <table:table-cell table:formula="of:=CONCATENATE([.A45];&quot;, '&quot;;[.B45];&quot;'&quot;)" office:value-type="string" office:string-value="44, 'FW ILUMINACION'" calcext:value-type="string">
            <text:p>44, 'FW ILUMINACION'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B INGENIERIA ELECTRONICA</text:p>
          </table:table-cell>
          <table:table-cell table:formula="of:=CONCATENATE([.A46];&quot;, '&quot;;[.B46];&quot;'&quot;)" office:value-type="string" office:string-value="45, 'GB INGENIERIA ELECTRONICA'" calcext:value-type="string">
            <text:p>45, 'GB INGENIERIA ELECTRONICA'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C DE CARMELO GRECO</text:p>
          </table:table-cell>
          <table:table-cell table:formula="of:=CONCATENATE([.A47];&quot;, '&quot;;[.B47];&quot;'&quot;)" office:value-type="string" office:string-value="46, 'GC DE CARMELO GRECO'" calcext:value-type="string">
            <text:p>46, 'GC DE CARMELO GRECO'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NERAL ELECTRIC</text:p>
          </table:table-cell>
          <table:table-cell table:formula="of:=CONCATENATE([.A48];&quot;, '&quot;;[.B48];&quot;'&quot;)" office:value-type="string" office:string-value="47, 'GENERAL ELECTRIC'" calcext:value-type="string">
            <text:p>47, 'GENERAL ELECTRIC'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LUMINACION SAN NICOLAS SRL</text:p>
          </table:table-cell>
          <table:table-cell table:formula="of:=CONCATENATE([.A49];&quot;, '&quot;;[.B49];&quot;'&quot;)" office:value-type="string" office:string-value="48, 'ILUMINACION SAN NICOLAS SRL'" calcext:value-type="string">
            <text:p>48, 'ILUMINACION SAN NICOLAS SRL'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LUNOR </text:p>
          </table:table-cell>
          <table:table-cell table:formula="of:=CONCATENATE([.A50];&quot;, '&quot;;[.B50];&quot;'&quot;)" office:value-type="string" office:string-value="49, 'ILUNOR '" calcext:value-type="string">
            <text:p>49, 'ILUNOR 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DUSTRIAL LA SANTA MARIA S.R.L.</text:p>
          </table:table-cell>
          <table:table-cell table:formula="of:=CONCATENATE([.A51];&quot;, '&quot;;[.B51];&quot;'&quot;)" office:value-type="string" office:string-value="50, 'INDUSTRIAL LA SANTA MARIA S.R.L.'" calcext:value-type="string">
            <text:p>50, 'INDUSTRIAL LA SANTA MARIA S.R.L.'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DUSTRIAS MH S.R.L.</text:p>
          </table:table-cell>
          <table:table-cell table:formula="of:=CONCATENATE([.A52];&quot;, '&quot;;[.B52];&quot;'&quot;)" office:value-type="string" office:string-value="51, 'INDUSTRIAS MH S.R.L.'" calcext:value-type="string">
            <text:p>51, 'INDUSTRIAS MH S.R.L.'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NDUSTRIAS SUR S.R.L.</text:p>
          </table:table-cell>
          <table:table-cell table:formula="of:=CONCATENATE([.A53];&quot;, '&quot;;[.B53];&quot;'&quot;)" office:value-type="string" office:string-value="52, 'INDUSTRIAS SUR S.R.L.'" calcext:value-type="string">
            <text:p>52, 'INDUSTRIAS SUR S.R.L.'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ICIATIVAS NUEVAS</text:p>
          </table:table-cell>
          <table:table-cell table:formula="of:=CONCATENATE([.A54];&quot;, '&quot;;[.B54];&quot;'&quot;)" office:value-type="string" office:string-value="53, 'INICIATIVAS NUEVAS'" calcext:value-type="string">
            <text:p>53, 'INICIATIVAS NUEVAS'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NTERLAMP S.A.</text:p>
          </table:table-cell>
          <table:table-cell table:formula="of:=CONCATENATE([.A55];&quot;, '&quot;;[.B55];&quot;'&quot;)" office:value-type="string" office:string-value="54, 'INTERLAMP S.A.'" calcext:value-type="string">
            <text:p>54, 'INTERLAMP S.A.'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TERELEC SA</text:p>
          </table:table-cell>
          <table:table-cell table:formula="of:=CONCATENATE([.A56];&quot;, '&quot;;[.B56];&quot;'&quot;)" office:value-type="string" office:string-value="55, 'INTERELEC SA'" calcext:value-type="string">
            <text:p>55, 'INTERELEC SA'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VANOV - CECILIA ANDREA CANTELORO</text:p>
          </table:table-cell>
          <table:table-cell table:formula="of:=CONCATENATE([.A57];&quot;, '&quot;;[.B57];&quot;'&quot;)" office:value-type="string" office:string-value="56, 'IVANOV - CECILIA ANDREA CANTELORO'" calcext:value-type="string">
            <text:p>56, 'IVANOV - CECILIA ANDREA CANTELORO'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ELUZ S.A.C.I.F.I.A.</text:p>
          </table:table-cell>
          <table:table-cell table:formula="of:=CONCATENATE([.A58];&quot;, '&quot;;[.B58];&quot;'&quot;)" office:value-type="string" office:string-value="57, 'JELUZ S.A.C.I.F.I.A.'" calcext:value-type="string">
            <text:p>57, 'JELUZ S.A.C.I.F.I.A.'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SE CAPOBIANCO S.R.L.</text:p>
          </table:table-cell>
          <table:table-cell table:formula="of:=CONCATENATE([.A59];&quot;, '&quot;;[.B59];&quot;'&quot;)" office:value-type="string" office:string-value="58, 'JOSE CAPOBIANCO S.R.L.'" calcext:value-type="string">
            <text:p>58, 'JOSE CAPOBIANCO S.R.L.'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ELAND ESTABLECIMIENTO ELECTROTECNICO S.C.A.</text:p>
          </table:table-cell>
          <table:table-cell table:formula="of:=CONCATENATE([.A60];&quot;, '&quot;;[.B60];&quot;'&quot;)" office:value-type="string" office:string-value="59, 'KELAND ESTABLECIMIENTO ELECTROTECNICO S.C.A.'" calcext:value-type="string">
            <text:p>59, 'KELAND ESTABLECIMIENTO ELECTROTECNICO S.C.A.'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.M. SISTEMAS LUMINÍCOS S.A.</text:p>
          </table:table-cell>
          <table:table-cell table:formula="of:=CONCATENATE([.A61];&quot;, '&quot;;[.B61];&quot;'&quot;)" office:value-type="string" office:string-value="60, 'L.M. SISTEMAS LUMINÍCOS S.A.'" calcext:value-type="string">
            <text:p>60, 'L.M. SISTEMAS LUMINÍCOS S.A.'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A CASA DE LOS TERMINALES S.R.L.</text:p>
          </table:table-cell>
          <table:table-cell table:formula="of:=CONCATENATE([.A62];&quot;, '&quot;;[.B62];&quot;'&quot;)" office:value-type="string" office:string-value="61, 'LA CASA DE LOS TERMINALES S.R.L.'" calcext:value-type="string">
            <text:p>61, 'LA CASA DE LOS TERMINALES S.R.L.'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DS GROUP DE CALABRESE GUSTAVO Y ENRIQUE S.H.</text:p>
          </table:table-cell>
          <table:table-cell table:formula="of:=CONCATENATE([.A63];&quot;, '&quot;;[.B63];&quot;'&quot;)" office:value-type="string" office:string-value="62, 'LEDS GROUP DE CALABRESE GUSTAVO Y ENRIQUE S.H.'" calcext:value-type="string">
            <text:p>62, 'LEDS GROUP DE CALABRESE GUSTAVO Y ENRIQUE S.H.'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MIPACK SRL</text:p>
          </table:table-cell>
          <table:table-cell table:formula="of:=CONCATENATE([.A64];&quot;, '&quot;;[.B64];&quot;'&quot;)" office:value-type="string" office:string-value="63, 'LUMIPACK SRL'" calcext:value-type="string">
            <text:p>63, 'LUMIPACK SRL'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DERIN</text:p>
          </table:table-cell>
          <table:table-cell table:formula="of:=CONCATENATE([.A65];&quot;, '&quot;;[.B65];&quot;'&quot;)" office:value-type="string" office:string-value="64, 'MADERIN'" calcext:value-type="string">
            <text:p>64, 'MADERIN'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RCELO</text:p>
          </table:table-cell>
          <table:table-cell table:formula="of:=CONCATENATE([.A66];&quot;, '&quot;;[.B66];&quot;'&quot;)" office:value-type="string" office:string-value="65, 'MARCELO'" calcext:value-type="string">
            <text:p>65, 'MARCELO'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EGA PLAST S.R.L.</text:p>
          </table:table-cell>
          <table:table-cell table:formula="of:=CONCATENATE([.A67];&quot;, '&quot;;[.B67];&quot;'&quot;)" office:value-type="string" office:string-value="66, 'MEGA PLAST S.R.L.'" calcext:value-type="string">
            <text:p>66, 'MEGA PLAST S.R.L.'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LECTRIC S.A. - MOELLER</text:p>
          </table:table-cell>
          <table:table-cell table:formula="of:=CONCATENATE([.A68];&quot;, '&quot;;[.B68];&quot;'&quot;)" office:value-type="string" office:string-value="67, 'MELECTRIC S.A. - MOELLER'" calcext:value-type="string">
            <text:p>67, 'MELECTRIC S.A. - MOELLER'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ETALTUB S.A.I.C. Y F.</text:p>
          </table:table-cell>
          <table:table-cell table:formula="of:=CONCATENATE([.A69];&quot;, '&quot;;[.B69];&quot;'&quot;)" office:value-type="string" office:string-value="68, 'METALTUB S.A.I.C. Y F.'" calcext:value-type="string">
            <text:p>68, 'METALTUB S.A.I.C. Y F.'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ETALURGICA ALDO RODARO</text:p>
          </table:table-cell>
          <table:table-cell table:formula="of:=CONCATENATE([.A70];&quot;, '&quot;;[.B70];&quot;'&quot;)" office:value-type="string" office:string-value="69, 'METALURGICA ALDO RODARO'" calcext:value-type="string">
            <text:p>69, 'METALURGICA ALDO RODARO'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ETALURGICA SAN MIGUEL</text:p>
          </table:table-cell>
          <table:table-cell table:formula="of:=CONCATENATE([.A71];&quot;, '&quot;;[.B71];&quot;'&quot;)" office:value-type="string" office:string-value="70, 'METALURGICA SAN MIGUEL'" calcext:value-type="string">
            <text:p>70, 'METALURGICA SAN MIGUEL'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IG-MAVI</text:p>
          </table:table-cell>
          <table:table-cell table:formula="of:=CONCATENATE([.A72];&quot;, '&quot;;[.B72];&quot;'&quot;)" office:value-type="string" office:string-value="71, 'MIG-MAVI'" calcext:value-type="string">
            <text:p>71, 'MIG-MAVI'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IMAPE DISTRIBUIDORA</text:p>
          </table:table-cell>
          <table:table-cell table:formula="of:=CONCATENATE([.A73];&quot;, '&quot;;[.B73];&quot;'&quot;)" office:value-type="string" office:string-value="72, 'DIMAPE DISTRIBUIDORA'" calcext:value-type="string">
            <text:p>72, 'DIMAPE DISTRIBUIDORA'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NTELUZ S.R.L.</text:p>
          </table:table-cell>
          <table:table-cell table:formula="of:=CONCATENATE([.A74];&quot;, '&quot;;[.B74];&quot;'&quot;)" office:value-type="string" office:string-value="73, 'MONTELUZ S.R.L.'" calcext:value-type="string">
            <text:p>73, 'MONTELUZ S.R.L.'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NTERO S.A.</text:p>
          </table:table-cell>
          <table:table-cell table:formula="of:=CONCATENATE([.A75];&quot;, '&quot;;[.B75];&quot;'&quot;)" office:value-type="string" office:string-value="74, 'MONTERO S.A.'" calcext:value-type="string">
            <text:p>74, 'MONTERO S.A.'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P <text:s/>LAMP</text:p>
          </table:table-cell>
          <table:table-cell table:formula="of:=CONCATENATE([.A76];&quot;, '&quot;;[.B76];&quot;'&quot;)" office:value-type="string" office:string-value="75, 'MP  LAMP'" calcext:value-type="string">
            <text:p>75, 'MP <text:s/>LAMP'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RPLAST S.A.</text:p>
          </table:table-cell>
          <table:table-cell table:formula="of:=CONCATENATE([.A77];&quot;, '&quot;;[.B77];&quot;'&quot;)" office:value-type="string" office:string-value="76, 'MRPLAST S.A.'" calcext:value-type="string">
            <text:p>76, 'MRPLAST S.A.'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SB DE HUMBERTO MUSCIO</text:p>
          </table:table-cell>
          <table:table-cell table:formula="of:=CONCATENATE([.A78];&quot;, '&quot;;[.B78];&quot;'&quot;)" office:value-type="string" office:string-value="77, 'MSB DE HUMBERTO MUSCIO'" calcext:value-type="string">
            <text:p>77, 'MSB DE HUMBERTO MUSCIO'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USI-KAL S.A.</text:p>
          </table:table-cell>
          <table:table-cell table:formula="of:=CONCATENATE([.A79];&quot;, '&quot;;[.B79];&quot;'&quot;)" office:value-type="string" office:string-value="78, 'MUSI-KAL S.A.'" calcext:value-type="string">
            <text:p>78, 'MUSI-KAL S.A.'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EVAR S.R.L.</text:p>
          </table:table-cell>
          <table:table-cell table:formula="of:=CONCATENATE([.A80];&quot;, '&quot;;[.B80];&quot;'&quot;)" office:value-type="string" office:string-value="79, 'NEVAR S.R.L.'" calcext:value-type="string">
            <text:p>79, 'NEVAR S.R.L.'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LLMANN S.A.</text:p>
          </table:table-cell>
          <table:table-cell table:formula="of:=CONCATENATE([.A81];&quot;, '&quot;;[.B81];&quot;'&quot;)" office:value-type="string" office:string-value="80, 'NOLLMANN S.A.'" calcext:value-type="string">
            <text:p>80, 'NOLLMANN S.A.'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VA ELECTRICITY S.A.</text:p>
          </table:table-cell>
          <table:table-cell table:formula="of:=CONCATENATE([.A82];&quot;, '&quot;;[.B82];&quot;'&quot;)" office:value-type="string" office:string-value="81, 'NOVA ELECTRICITY S.A.'" calcext:value-type="string">
            <text:p>81, 'NOVA ELECTRICITY S.A.'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OVALUCCE</text:p>
          </table:table-cell>
          <table:table-cell table:formula="of:=CONCATENATE([.A83];&quot;, '&quot;;[.B83];&quot;'&quot;)" office:value-type="string" office:string-value="82, 'NOVALUCCE'" calcext:value-type="string">
            <text:p>82, 'NOVALUCCE'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OVO-VENT</text:p>
          </table:table-cell>
          <table:table-cell table:formula="of:=CONCATENATE([.A84];&quot;, '&quot;;[.B84];&quot;'&quot;)" office:value-type="string" office:string-value="83, 'NOVO-VENT'" calcext:value-type="string">
            <text:p>83, 'NOVO-VENT'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ntallas Artesanales</text:p>
          </table:table-cell>
          <table:table-cell table:formula="of:=CONCATENATE([.A85];&quot;, '&quot;;[.B85];&quot;'&quot;)" office:value-type="string" office:string-value="84, 'pantallas Artesanales'" calcext:value-type="string">
            <text:p>84, 'pantallas Artesanales'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INI GUILLERMO SRL</text:p>
          </table:table-cell>
          <table:table-cell table:formula="of:=CONCATENATE([.A86];&quot;, '&quot;;[.B86];&quot;'&quot;)" office:value-type="string" office:string-value="85, 'PINI GUILLERMO SRL'" calcext:value-type="string">
            <text:p>85, 'PINI GUILLERMO SRL'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ASTICOS CABRERA S.A.</text:p>
          </table:table-cell>
          <table:table-cell table:formula="of:=CONCATENATE([.A87];&quot;, '&quot;;[.B87];&quot;'&quot;)" office:value-type="string" office:string-value="86, 'PLASTICOS CABRERA S.A.'" calcext:value-type="string">
            <text:p>86, 'PLASTICOS CABRERA S.A.'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ASTIL S.R.L.</text:p>
          </table:table-cell>
          <table:table-cell table:formula="of:=CONCATENATE([.A88];&quot;, '&quot;;[.B88];&quot;'&quot;)" office:value-type="string" office:string-value="87, 'PLASTIL S.R.L.'" calcext:value-type="string">
            <text:p>87, 'PLASTIL S.R.L.'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OTEC ASOCIADOS SRL</text:p>
          </table:table-cell>
          <table:table-cell table:formula="of:=CONCATENATE([.A89];&quot;, '&quot;;[.B89];&quot;'&quot;)" office:value-type="string" office:string-value="88, 'PROTEC ASOCIADOS SRL'" calcext:value-type="string">
            <text:p>88, 'PROTEC ASOCIADOS SRL'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ADIO NORTE</text:p>
          </table:table-cell>
          <table:table-cell table:formula="of:=CONCATENATE([.A90];&quot;, '&quot;;[.B90];&quot;'&quot;)" office:value-type="string" office:string-value="89, 'RADIO NORTE'" calcext:value-type="string">
            <text:p>89, 'RADIO NORTE'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ODI´S</text:p>
          </table:table-cell>
          <table:table-cell table:formula="of:=CONCATENATE([.A91];&quot;, '&quot;;[.B91];&quot;'&quot;)" office:value-type="string" office:string-value="90, 'RODI´S'" calcext:value-type="string">
            <text:p>90, 'RODI´S'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OKER DE BARBURY COMPANY S.A.</text:p>
          </table:table-cell>
          <table:table-cell table:formula="of:=CONCATENATE([.A92];&quot;, '&quot;;[.B92];&quot;'&quot;)" office:value-type="string" office:string-value="91, 'ROKER DE BARBURY COMPANY S.A.'" calcext:value-type="string">
            <text:p>91, 'ROKER DE BARBURY COMPANY S.A.'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NTIAGO BERTONCELLO</text:p>
          </table:table-cell>
          <table:table-cell table:formula="of:=CONCATENATE([.A93];&quot;, '&quot;;[.B93];&quot;'&quot;)" office:value-type="string" office:string-value="92, 'SANTIAGO BERTONCELLO'" calcext:value-type="string">
            <text:p>92, 'SANTIAGO BERTONCELLO'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CHNEIDER ELECTRIC ARGENTINA SA.</text:p>
          </table:table-cell>
          <table:table-cell table:formula="of:=CONCATENATE([.A94];&quot;, '&quot;;[.B94];&quot;'&quot;)" office:value-type="string" office:string-value="93, 'SCHNEIDER ELECTRIC ARGENTINA SA.'" calcext:value-type="string">
            <text:p>93, 'SCHNEIDER ELECTRIC ARGENTINA SA.'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IEMENS</text:p>
          </table:table-cell>
          <table:table-cell table:formula="of:=CONCATENATE([.A95];&quot;, '&quot;;[.B95];&quot;'&quot;)" office:value-type="string" office:string-value="94, 'SIEMENS'" calcext:value-type="string">
            <text:p>94, 'SIEMENS'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INTECRIN</text:p>
          </table:table-cell>
          <table:table-cell table:formula="of:=CONCATENATE([.A96];&quot;, '&quot;;[.B96];&quot;'&quot;)" office:value-type="string" office:string-value="95, 'SINTECRIN'" calcext:value-type="string">
            <text:p>95, 'SINTECRIN'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CMYL S.A.</text:p>
          </table:table-cell>
          <table:table-cell table:formula="of:=CONCATENATE([.A97];&quot;, '&quot;;[.B97];&quot;'&quot;)" office:value-type="string" office:string-value="96, 'TECMYL S.A.'" calcext:value-type="string">
            <text:p>96, 'TECMYL S.A.'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ELEMECANIQUE</text:p>
          </table:table-cell>
          <table:table-cell table:formula="of:=CONCATENATE([.A98];&quot;, '&quot;;[.B98];&quot;'&quot;)" office:value-type="string" office:string-value="97, 'TELEMECANIQUE'" calcext:value-type="string">
            <text:p>97, 'TELEMECANIQUE'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ODO REDONDO</text:p>
          </table:table-cell>
          <table:table-cell table:formula="of:=CONCATENATE([.A99];&quot;, '&quot;;[.B99];&quot;'&quot;)" office:value-type="string" office:string-value="98, 'TODO REDONDO'" calcext:value-type="string">
            <text:p>98, 'TODO REDONDO'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OOL SHOP S.A.</text:p>
          </table:table-cell>
          <table:table-cell table:formula="of:=CONCATENATE([.A100];&quot;, '&quot;;[.B100];&quot;'&quot;)" office:value-type="string" office:string-value="99, 'TOOL SHOP S.A.'" calcext:value-type="string">
            <text:p>99, 'TOOL SHOP S.A.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ANS LICH DE IOMMI SIMON EZEQUIEL</text:p>
          </table:table-cell>
          <table:table-cell table:formula="of:=CONCATENATE([.A101];&quot;, '&quot;;[.B101];&quot;'&quot;)" office:value-type="string" office:string-value="100, 'TRANS LICH DE IOMMI SIMON EZEQUIEL'" calcext:value-type="string">
            <text:p>100, 'TRANS LICH DE IOMMI SIMON EZEQUIEL'</text:p>
          </table:table-cell>
        </table:table-row>
      </table:table>
      <table:table table:name="VentasMaestro" table:style-name="ta1">
        <table:table-column table:style-name="co6" table:default-cell-style-name="Default"/>
        <table:table-column table:style-name="co6" table:default-cell-style-name="ce2"/>
        <table:table-column table:style-name="co6" table:number-columns-repeated="5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ventasmaestro</text:p>
          </table:table-cell>
          <table:table-cell table:style-name="ce4" office:value-type="string" calcext:value-type="string">
            <text:p>fechaventa</text:p>
          </table:table-cell>
          <table:table-cell table:style-name="ce1" office:value-type="string" calcext:value-type="string">
            <text:p>foliofactura</text:p>
          </table:table-cell>
          <table:table-cell table:style-name="ce1" office:value-type="string" calcext:value-type="string">
            <text:p>ventasneto</text:p>
          </table:table-cell>
          <table:table-cell table:style-name="ce1" office:value-type="string" calcext:value-type="string">
            <text:p>ventasiva</text:p>
          </table:table-cell>
          <table:table-cell table:style-name="ce1" office:value-type="string" calcext:value-type="string">
            <text:p>ventastotal</text:p>
          </table:table-cell>
          <table:table-cell table:style-name="ce1" office:value-type="string" calcext:value-type="string">
            <text:p>fk_idclient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3-02-10 00:00:00</text:p>
          </table:table-cell>
          <table:table-cell office:value-type="float" office:value="73408" calcext:value-type="float">
            <text:p>73408</text:p>
          </table:table-cell>
          <table:table-cell office:value-type="float" office:value="456.65" calcext:value-type="float">
            <text:p>456.65</text:p>
          </table:table-cell>
          <table:table-cell office:value-type="float" office:value="95.9" calcext:value-type="float">
            <text:p>95.9</text:p>
          </table:table-cell>
          <table:table-cell office:value-type="float" office:value="552.55" calcext:value-type="float">
            <text:p>552.55</text:p>
          </table:table-cell>
          <table:table-cell office:value-type="float" office:value="13" calcext:value-type="float">
            <text:p>13</text:p>
          </table:table-cell>
          <table:table-cell table:formula="of:=CONCATENATE([.A2];&quot;, '&quot;;TEXT([.B2];&quot;DD/MM/YYYY&quot;);&quot;',&quot;;[.C2];&quot;, &quot;;INT([.D2]);&quot;, &quot;;INT([.E2]);&quot;, &quot;;INT([.F2]);&quot;, &quot;;[.G2])" office:value-type="string" office:string-value="1, '10/02/2023',73408, 456, 95, 552, 13" calcext:value-type="string">
            <text:p>1, '10/02/2023',73408, 456, 95, 552, 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3-02-11 00:00:00</text:p>
          </table:table-cell>
          <table:table-cell office:value-type="float" office:value="73409" calcext:value-type="float">
            <text:p>73409</text:p>
          </table:table-cell>
          <table:table-cell office:value-type="float" office:value="217.56" calcext:value-type="float">
            <text:p>217.56</text:p>
          </table:table-cell>
          <table:table-cell office:value-type="float" office:value="45.69" calcext:value-type="float">
            <text:p>45.69</text:p>
          </table:table-cell>
          <table:table-cell office:value-type="float" office:value="263.25" calcext:value-type="float">
            <text:p>263.25</text:p>
          </table:table-cell>
          <table:table-cell office:value-type="float" office:value="15" calcext:value-type="float">
            <text:p>15</text:p>
          </table:table-cell>
          <table:table-cell table:formula="of:=CONCATENATE([.A3];&quot;, '&quot;;TEXT([.B3];&quot;DD/MM/YYYY&quot;);&quot;',&quot;;[.C3];&quot;, &quot;;INT([.D3]);&quot;, &quot;;INT([.E3]);&quot;, &quot;;INT([.F3]);&quot;, &quot;;[.G3])" office:value-type="string" office:string-value="2, '11/02/2023',73409, 217, 45, 263, 15" calcext:value-type="string">
            <text:p>2, '11/02/2023',73409, 217, 45, 263, 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3-02-11 00:00:00</text:p>
          </table:table-cell>
          <table:table-cell office:value-type="float" office:value="73410" calcext:value-type="float">
            <text:p>73410</text:p>
          </table:table-cell>
          <table:table-cell office:value-type="float" office:value="182.73" calcext:value-type="float">
            <text:p>182.73</text:p>
          </table:table-cell>
          <table:table-cell office:value-type="float" office:value="38.37" calcext:value-type="float">
            <text:p>38.37</text:p>
          </table:table-cell>
          <table:table-cell office:value-type="float" office:value="221.1" calcext:value-type="float">
            <text:p>221.1</text:p>
          </table:table-cell>
          <table:table-cell office:value-type="float" office:value="17" calcext:value-type="float">
            <text:p>17</text:p>
          </table:table-cell>
          <table:table-cell table:formula="of:=CONCATENATE([.A4];&quot;, '&quot;;TEXT([.B4];&quot;DD/MM/YYYY&quot;);&quot;',&quot;;[.C4];&quot;, &quot;;INT([.D4]);&quot;, &quot;;INT([.E4]);&quot;, &quot;;INT([.F4]);&quot;, &quot;;[.G4])" office:value-type="string" office:string-value="3, '11/02/2023',73410, 182, 38, 221, 17" calcext:value-type="string">
            <text:p>3, '11/02/2023',73410, 182, 38, 221, 1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3-02-11 00:00:00</text:p>
          </table:table-cell>
          <table:table-cell office:value-type="float" office:value="73411" calcext:value-type="float">
            <text:p>73411</text:p>
          </table:table-cell>
          <table:table-cell office:value-type="float" office:value="5026.43" calcext:value-type="float">
            <text:p>5026.43</text:p>
          </table:table-cell>
          <table:table-cell office:value-type="float" office:value="1055.55" calcext:value-type="float">
            <text:p>1055.55</text:p>
          </table:table-cell>
          <table:table-cell office:value-type="float" office:value="6081.98" calcext:value-type="float">
            <text:p>6081.98</text:p>
          </table:table-cell>
          <table:table-cell office:value-type="float" office:value="10" calcext:value-type="float">
            <text:p>10</text:p>
          </table:table-cell>
          <table:table-cell table:formula="of:=CONCATENATE([.A5];&quot;, '&quot;;TEXT([.B5];&quot;DD/MM/YYYY&quot;);&quot;',&quot;;[.C5];&quot;, &quot;;INT([.D5]);&quot;, &quot;;INT([.E5]);&quot;, &quot;;INT([.F5]);&quot;, &quot;;[.G5])" office:value-type="string" office:string-value="4, '11/02/2023',73411, 5026, 1055, 6081, 10" calcext:value-type="string">
            <text:p>4, '11/02/2023',73411, 5026, 1055, 6081, 1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3-02-11 00:00:00</text:p>
          </table:table-cell>
          <table:table-cell office:value-type="float" office:value="73412" calcext:value-type="float">
            <text:p>73412</text:p>
          </table:table-cell>
          <table:table-cell office:value-type="float" office:value="36.5" calcext:value-type="float">
            <text:p>36.5</text:p>
          </table:table-cell>
          <table:table-cell office:value-type="float" office:value="7.66" calcext:value-type="float">
            <text:p>7.66</text:p>
          </table:table-cell>
          <table:table-cell office:value-type="float" office:value="44.16" calcext:value-type="float">
            <text:p>44.16</text:p>
          </table:table-cell>
          <table:table-cell office:value-type="float" office:value="13" calcext:value-type="float">
            <text:p>13</text:p>
          </table:table-cell>
          <table:table-cell table:formula="of:=CONCATENATE([.A6];&quot;, '&quot;;TEXT([.B6];&quot;DD/MM/YYYY&quot;);&quot;',&quot;;[.C6];&quot;, &quot;;INT([.D6]);&quot;, &quot;;INT([.E6]);&quot;, &quot;;INT([.F6]);&quot;, &quot;;[.G6])" office:value-type="string" office:string-value="5, '11/02/2023',73412, 36, 7, 44, 13" calcext:value-type="string">
            <text:p>5, '11/02/2023',73412, 36, 7, 44, 1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3-02-11 00:00:00</text:p>
          </table:table-cell>
          <table:table-cell office:value-type="float" office:value="73413" calcext:value-type="float">
            <text:p>73413</text:p>
          </table:table-cell>
          <table:table-cell office:value-type="float" office:value="38.39" calcext:value-type="float">
            <text:p>38.39</text:p>
          </table:table-cell>
          <table:table-cell office:value-type="float" office:value="8.06" calcext:value-type="float">
            <text:p>8.06</text:p>
          </table:table-cell>
          <table:table-cell office:value-type="float" office:value="46.45" calcext:value-type="float">
            <text:p>46.45</text:p>
          </table:table-cell>
          <table:table-cell office:value-type="float" office:value="14" calcext:value-type="float">
            <text:p>14</text:p>
          </table:table-cell>
          <table:table-cell table:formula="of:=CONCATENATE([.A7];&quot;, '&quot;;TEXT([.B7];&quot;DD/MM/YYYY&quot;);&quot;',&quot;;[.C7];&quot;, &quot;;INT([.D7]);&quot;, &quot;;INT([.E7]);&quot;, &quot;;INT([.F7]);&quot;, &quot;;[.G7])" office:value-type="string" office:string-value="6, '11/02/2023',73413, 38, 8, 46, 14" calcext:value-type="string">
            <text:p>6, '11/02/2023',73413, 38, 8, 46, 1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3-02-11 00:00:00</text:p>
          </table:table-cell>
          <table:table-cell office:value-type="float" office:value="21935" calcext:value-type="float">
            <text:p>21935</text:p>
          </table:table-cell>
          <table:table-cell office:value-type="float" office:value="139.07" calcext:value-type="float">
            <text:p>139.07</text:p>
          </table:table-cell>
          <table:table-cell office:value-type="float" office:value="29.21" calcext:value-type="float">
            <text:p>29.21</text:p>
          </table:table-cell>
          <table:table-cell office:value-type="float" office:value="168.28" calcext:value-type="float">
            <text:p>168.28</text:p>
          </table:table-cell>
          <table:table-cell office:value-type="float" office:value="18" calcext:value-type="float">
            <text:p>18</text:p>
          </table:table-cell>
          <table:table-cell table:formula="of:=CONCATENATE([.A8];&quot;, '&quot;;TEXT([.B8];&quot;DD/MM/YYYY&quot;);&quot;',&quot;;[.C8];&quot;, &quot;;INT([.D8]);&quot;, &quot;;INT([.E8]);&quot;, &quot;;INT([.F8]);&quot;, &quot;;[.G8])" office:value-type="string" office:string-value="7, '11/02/2023',21935, 139, 29, 168, 18" calcext:value-type="string">
            <text:p>7, '11/02/2023',21935, 139, 29, 168, 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3-02-11 00:00:00</text:p>
          </table:table-cell>
          <table:table-cell office:value-type="float" office:value="73415" calcext:value-type="float">
            <text:p>73415</text:p>
          </table:table-cell>
          <table:table-cell office:value-type="float" office:value="51.31" calcext:value-type="float">
            <text:p>51.31</text:p>
          </table:table-cell>
          <table:table-cell office:value-type="float" office:value="10.77" calcext:value-type="float">
            <text:p>10.77</text:p>
          </table:table-cell>
          <table:table-cell office:value-type="float" office:value="62.08" calcext:value-type="float">
            <text:p>62.08</text:p>
          </table:table-cell>
          <table:table-cell office:value-type="float" office:value="13" calcext:value-type="float">
            <text:p>13</text:p>
          </table:table-cell>
          <table:table-cell table:formula="of:=CONCATENATE([.A9];&quot;, '&quot;;TEXT([.B9];&quot;DD/MM/YYYY&quot;);&quot;',&quot;;[.C9];&quot;, &quot;;INT([.D9]);&quot;, &quot;;INT([.E9]);&quot;, &quot;;INT([.F9]);&quot;, &quot;;[.G9])" office:value-type="string" office:string-value="8, '11/02/2023',73415, 51, 10, 62, 13" calcext:value-type="string">
            <text:p>8, '11/02/2023',73415, 51, 10, 62, 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3-02-11 00:00:00</text:p>
          </table:table-cell>
          <table:table-cell office:value-type="float" office:value="73416" calcext:value-type="float">
            <text:p>73416</text:p>
          </table:table-cell>
          <table:table-cell office:value-type="float" office:value="71.7" calcext:value-type="float">
            <text:p>71.7</text:p>
          </table:table-cell>
          <table:table-cell office:value-type="float" office:value="15.06" calcext:value-type="float">
            <text:p>15.06</text:p>
          </table:table-cell>
          <table:table-cell office:value-type="float" office:value="86.76" calcext:value-type="float">
            <text:p>86.76</text:p>
          </table:table-cell>
          <table:table-cell office:value-type="float" office:value="14" calcext:value-type="float">
            <text:p>14</text:p>
          </table:table-cell>
          <table:table-cell table:formula="of:=CONCATENATE([.A10];&quot;, '&quot;;TEXT([.B10];&quot;DD/MM/YYYY&quot;);&quot;',&quot;;[.C10];&quot;, &quot;;INT([.D10]);&quot;, &quot;;INT([.E10]);&quot;, &quot;;INT([.F10]);&quot;, &quot;;[.G10])" office:value-type="string" office:string-value="9, '11/02/2023',73416, 71, 15, 86, 14" calcext:value-type="string">
            <text:p>9, '11/02/2023',73416, 71, 15, 86, 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3-02-11 00:00:00</text:p>
          </table:table-cell>
          <table:table-cell office:value-type="float" office:value="73420" calcext:value-type="float">
            <text:p>73420</text:p>
          </table:table-cell>
          <table:table-cell office:value-type="float" office:value="873.59" calcext:value-type="float">
            <text:p>873.59</text:p>
          </table:table-cell>
          <table:table-cell office:value-type="float" office:value="183.45" calcext:value-type="float">
            <text:p>183.45</text:p>
          </table:table-cell>
          <table:table-cell office:value-type="float" office:value="1057.04" calcext:value-type="float">
            <text:p>1057.04</text:p>
          </table:table-cell>
          <table:table-cell office:value-type="float" office:value="13" calcext:value-type="float">
            <text:p>13</text:p>
          </table:table-cell>
          <table:table-cell table:formula="of:=CONCATENATE([.A11];&quot;, '&quot;;TEXT([.B11];&quot;DD/MM/YYYY&quot;);&quot;',&quot;;[.C11];&quot;, &quot;;INT([.D11]);&quot;, &quot;;INT([.E11]);&quot;, &quot;;INT([.F11]);&quot;, &quot;;[.G11])" office:value-type="string" office:string-value="10, '11/02/2023',73420, 873, 183, 1057, 13" calcext:value-type="string">
            <text:p>10, '11/02/2023',73420, 873, 183, 1057, 1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3-02-11 00:00:00</text:p>
          </table:table-cell>
          <table:table-cell office:value-type="float" office:value="73418" calcext:value-type="float">
            <text:p>73418</text:p>
          </table:table-cell>
          <table:table-cell office:value-type="float" office:value="159.74" calcext:value-type="float">
            <text:p>159.74</text:p>
          </table:table-cell>
          <table:table-cell office:value-type="float" office:value="33.54" calcext:value-type="float">
            <text:p>33.54</text:p>
          </table:table-cell>
          <table:table-cell office:value-type="float" office:value="193.28" calcext:value-type="float">
            <text:p>193.28</text:p>
          </table:table-cell>
          <table:table-cell office:value-type="float" office:value="18" calcext:value-type="float">
            <text:p>18</text:p>
          </table:table-cell>
          <table:table-cell table:formula="of:=CONCATENATE([.A12];&quot;, '&quot;;TEXT([.B12];&quot;DD/MM/YYYY&quot;);&quot;',&quot;;[.C12];&quot;, &quot;;INT([.D12]);&quot;, &quot;;INT([.E12]);&quot;, &quot;;INT([.F12]);&quot;, &quot;;[.G12])" office:value-type="string" office:string-value="11, '11/02/2023',73418, 159, 33, 193, 18" calcext:value-type="string">
            <text:p>11, '11/02/2023',73418, 159, 33, 193, 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3-02-11 00:00:00</text:p>
          </table:table-cell>
          <table:table-cell office:value-type="float" office:value="73421" calcext:value-type="float">
            <text:p>73421</text:p>
          </table:table-cell>
          <table:table-cell office:value-type="float" office:value="212.88" calcext:value-type="float">
            <text:p>212.88</text:p>
          </table:table-cell>
          <table:table-cell office:value-type="float" office:value="44.7" calcext:value-type="float">
            <text:p>44.7</text:p>
          </table:table-cell>
          <table:table-cell office:value-type="float" office:value="257.58" calcext:value-type="float">
            <text:p>257.58</text:p>
          </table:table-cell>
          <table:table-cell office:value-type="float" office:value="16" calcext:value-type="float">
            <text:p>16</text:p>
          </table:table-cell>
          <table:table-cell table:formula="of:=CONCATENATE([.A13];&quot;, '&quot;;TEXT([.B13];&quot;DD/MM/YYYY&quot;);&quot;',&quot;;[.C13];&quot;, &quot;;INT([.D13]);&quot;, &quot;;INT([.E13]);&quot;, &quot;;INT([.F13]);&quot;, &quot;;[.G13])" office:value-type="string" office:string-value="12, '11/02/2023',73421, 212, 44, 257, 16" calcext:value-type="string">
            <text:p>12, '11/02/2023',73421, 212, 44, 257, 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3-02-11 00:00:00</text:p>
          </table:table-cell>
          <table:table-cell office:value-type="float" office:value="21936" calcext:value-type="float">
            <text:p>21936</text:p>
          </table:table-cell>
          <table:table-cell office:value-type="float" office:value="678.68" calcext:value-type="float">
            <text:p>678.68</text:p>
          </table:table-cell>
          <table:table-cell office:value-type="float" office:value="142.52" calcext:value-type="float">
            <text:p>142.52</text:p>
          </table:table-cell>
          <table:table-cell office:value-type="float" office:value="821.2" calcext:value-type="float">
            <text:p>821.2</text:p>
          </table:table-cell>
          <table:table-cell office:value-type="float" office:value="10" calcext:value-type="float">
            <text:p>10</text:p>
          </table:table-cell>
          <table:table-cell table:formula="of:=CONCATENATE([.A14];&quot;, '&quot;;TEXT([.B14];&quot;DD/MM/YYYY&quot;);&quot;',&quot;;[.C14];&quot;, &quot;;INT([.D14]);&quot;, &quot;;INT([.E14]);&quot;, &quot;;INT([.F14]);&quot;, &quot;;[.G14])" office:value-type="string" office:string-value="13, '11/02/2023',21936, 678, 142, 821, 10" calcext:value-type="string">
            <text:p>13, '11/02/2023',21936, 678, 142, 821, 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3-02-11 00:00:00</text:p>
          </table:table-cell>
          <table:table-cell office:value-type="float" office:value="73422" calcext:value-type="float">
            <text:p>73422</text:p>
          </table:table-cell>
          <table:table-cell office:value-type="float" office:value="151.64" calcext:value-type="float">
            <text:p>151.64</text:p>
          </table:table-cell>
          <table:table-cell office:value-type="float" office:value="31.84" calcext:value-type="float">
            <text:p>31.84</text:p>
          </table:table-cell>
          <table:table-cell office:value-type="float" office:value="183.48" calcext:value-type="float">
            <text:p>183.48</text:p>
          </table:table-cell>
          <table:table-cell office:value-type="float" office:value="16" calcext:value-type="float">
            <text:p>16</text:p>
          </table:table-cell>
          <table:table-cell table:formula="of:=CONCATENATE([.A15];&quot;, '&quot;;TEXT([.B15];&quot;DD/MM/YYYY&quot;);&quot;',&quot;;[.C15];&quot;, &quot;;INT([.D15]);&quot;, &quot;;INT([.E15]);&quot;, &quot;;INT([.F15]);&quot;, &quot;;[.G15])" office:value-type="string" office:string-value="14, '11/02/2023',73422, 151, 31, 183, 16" calcext:value-type="string">
            <text:p>14, '11/02/2023',73422, 151, 31, 183, 1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3-02-11 00:00:00</text:p>
          </table:table-cell>
          <table:table-cell office:value-type="float" office:value="73423" calcext:value-type="float">
            <text:p>73423</text:p>
          </table:table-cell>
          <table:table-cell office:value-type="float" office:value="71.67" calcext:value-type="float">
            <text:p>71.67</text:p>
          </table:table-cell>
          <table:table-cell office:value-type="float" office:value="15.05" calcext:value-type="float">
            <text:p>15.05</text:p>
          </table:table-cell>
          <table:table-cell office:value-type="float" office:value="86.72" calcext:value-type="float">
            <text:p>86.72</text:p>
          </table:table-cell>
          <table:table-cell office:value-type="float" office:value="16" calcext:value-type="float">
            <text:p>16</text:p>
          </table:table-cell>
          <table:table-cell table:formula="of:=CONCATENATE([.A16];&quot;, '&quot;;TEXT([.B16];&quot;DD/MM/YYYY&quot;);&quot;',&quot;;[.C16];&quot;, &quot;;INT([.D16]);&quot;, &quot;;INT([.E16]);&quot;, &quot;;INT([.F16]);&quot;, &quot;;[.G16])" office:value-type="string" office:string-value="15, '11/02/2023',73423, 71, 15, 86, 16" calcext:value-type="string">
            <text:p>15, '11/02/2023',73423, 71, 15, 86, 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3-02-11 00:00:00</text:p>
          </table:table-cell>
          <table:table-cell office:value-type="float" office:value="73424" calcext:value-type="float">
            <text:p>73424</text:p>
          </table:table-cell>
          <table:table-cell office:value-type="float" office:value="51.14" calcext:value-type="float">
            <text:p>51.14</text:p>
          </table:table-cell>
          <table:table-cell office:value-type="float" office:value="10.74" calcext:value-type="float">
            <text:p>10.74</text:p>
          </table:table-cell>
          <table:table-cell office:value-type="float" office:value="61.88" calcext:value-type="float">
            <text:p>61.88</text:p>
          </table:table-cell>
          <table:table-cell office:value-type="float" office:value="12" calcext:value-type="float">
            <text:p>12</text:p>
          </table:table-cell>
          <table:table-cell table:formula="of:=CONCATENATE([.A17];&quot;, '&quot;;TEXT([.B17];&quot;DD/MM/YYYY&quot;);&quot;',&quot;;[.C17];&quot;, &quot;;INT([.D17]);&quot;, &quot;;INT([.E17]);&quot;, &quot;;INT([.F17]);&quot;, &quot;;[.G17])" office:value-type="string" office:string-value="16, '11/02/2023',73424, 51, 10, 61, 12" calcext:value-type="string">
            <text:p>16, '11/02/2023',73424, 51, 10, 61, 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3-02-11 00:00:00</text:p>
          </table:table-cell>
          <table:table-cell office:value-type="float" office:value="73425" calcext:value-type="float">
            <text:p>73425</text:p>
          </table:table-cell>
          <table:table-cell office:value-type="float" office:value="43.71" calcext:value-type="float">
            <text:p>43.71</text:p>
          </table:table-cell>
          <table:table-cell office:value-type="float" office:value="9.18" calcext:value-type="float">
            <text:p>9.18</text:p>
          </table:table-cell>
          <table:table-cell office:value-type="float" office:value="52.89" calcext:value-type="float">
            <text:p>52.89</text:p>
          </table:table-cell>
          <table:table-cell office:value-type="float" office:value="16" calcext:value-type="float">
            <text:p>16</text:p>
          </table:table-cell>
          <table:table-cell table:formula="of:=CONCATENATE([.A18];&quot;, '&quot;;TEXT([.B18];&quot;DD/MM/YYYY&quot;);&quot;',&quot;;[.C18];&quot;, &quot;;INT([.D18]);&quot;, &quot;;INT([.E18]);&quot;, &quot;;INT([.F18]);&quot;, &quot;;[.G18])" office:value-type="string" office:string-value="17, '11/02/2023',73425, 43, 9, 52, 16" calcext:value-type="string">
            <text:p>17, '11/02/2023',73425, 43, 9, 52, 1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3-02-11 00:00:00</text:p>
          </table:table-cell>
          <table:table-cell office:value-type="float" office:value="21937" calcext:value-type="float">
            <text:p>21937</text:p>
          </table:table-cell>
          <table:table-cell office:value-type="float" office:value="208.63" calcext:value-type="float">
            <text:p>208.63</text:p>
          </table:table-cell>
          <table:table-cell office:value-type="float" office:value="43.81" calcext:value-type="float">
            <text:p>43.81</text:p>
          </table:table-cell>
          <table:table-cell office:value-type="float" office:value="252.44" calcext:value-type="float">
            <text:p>252.44</text:p>
          </table:table-cell>
          <table:table-cell office:value-type="float" office:value="13" calcext:value-type="float">
            <text:p>13</text:p>
          </table:table-cell>
          <table:table-cell table:formula="of:=CONCATENATE([.A19];&quot;, '&quot;;TEXT([.B19];&quot;DD/MM/YYYY&quot;);&quot;',&quot;;[.C19];&quot;, &quot;;INT([.D19]);&quot;, &quot;;INT([.E19]);&quot;, &quot;;INT([.F19]);&quot;, &quot;;[.G19])" office:value-type="string" office:string-value="18, '11/02/2023',21937, 208, 43, 252, 13" calcext:value-type="string">
            <text:p>18, '11/02/2023',21937, 208, 43, 252, 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3-02-11 00:00:00</text:p>
          </table:table-cell>
          <table:table-cell office:value-type="float" office:value="73426" calcext:value-type="float">
            <text:p>73426</text:p>
          </table:table-cell>
          <table:table-cell office:value-type="float" office:value="103.13" calcext:value-type="float">
            <text:p>103.13</text:p>
          </table:table-cell>
          <table:table-cell office:value-type="float" office:value="21.66" calcext:value-type="float">
            <text:p>21.66</text:p>
          </table:table-cell>
          <table:table-cell office:value-type="float" office:value="124.79" calcext:value-type="float">
            <text:p>124.79</text:p>
          </table:table-cell>
          <table:table-cell office:value-type="float" office:value="16" calcext:value-type="float">
            <text:p>16</text:p>
          </table:table-cell>
          <table:table-cell table:formula="of:=CONCATENATE([.A20];&quot;, '&quot;;TEXT([.B20];&quot;DD/MM/YYYY&quot;);&quot;',&quot;;[.C20];&quot;, &quot;;INT([.D20]);&quot;, &quot;;INT([.E20]);&quot;, &quot;;INT([.F20]);&quot;, &quot;;[.G20])" office:value-type="string" office:string-value="19, '11/02/2023',73426, 103, 21, 124, 16" calcext:value-type="string">
            <text:p>19, '11/02/2023',73426, 103, 21, 124, 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3-02-11 00:00:00</text:p>
          </table:table-cell>
          <table:table-cell office:value-type="float" office:value="21938" calcext:value-type="float">
            <text:p>21938</text:p>
          </table:table-cell>
          <table:table-cell office:value-type="float" office:value="394.6" calcext:value-type="float">
            <text:p>394.6</text:p>
          </table:table-cell>
          <table:table-cell office:value-type="float" office:value="82.86" calcext:value-type="float">
            <text:p>82.86</text:p>
          </table:table-cell>
          <table:table-cell office:value-type="float" office:value="477.46" calcext:value-type="float">
            <text:p>477.46</text:p>
          </table:table-cell>
          <table:table-cell office:value-type="float" office:value="10" calcext:value-type="float">
            <text:p>10</text:p>
          </table:table-cell>
          <table:table-cell table:formula="of:=CONCATENATE([.A21];&quot;, '&quot;;TEXT([.B21];&quot;DD/MM/YYYY&quot;);&quot;',&quot;;[.C21];&quot;, &quot;;INT([.D21]);&quot;, &quot;;INT([.E21]);&quot;, &quot;;INT([.F21]);&quot;, &quot;;[.G21])" office:value-type="string" office:string-value="20, '11/02/2023',21938, 394, 82, 477, 10" calcext:value-type="string">
            <text:p>20, '11/02/2023',21938, 394, 82, 477, 1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3-02-11 00:00:00</text:p>
          </table:table-cell>
          <table:table-cell office:value-type="float" office:value="73427" calcext:value-type="float">
            <text:p>73427</text:p>
          </table:table-cell>
          <table:table-cell office:value-type="float" office:value="165.45" calcext:value-type="float">
            <text:p>165.45</text:p>
          </table:table-cell>
          <table:table-cell office:value-type="float" office:value="34.75" calcext:value-type="float">
            <text:p>34.75</text:p>
          </table:table-cell>
          <table:table-cell office:value-type="float" office:value="200.2" calcext:value-type="float">
            <text:p>200.2</text:p>
          </table:table-cell>
          <table:table-cell office:value-type="float" office:value="14" calcext:value-type="float">
            <text:p>14</text:p>
          </table:table-cell>
          <table:table-cell table:formula="of:=CONCATENATE([.A22];&quot;, '&quot;;TEXT([.B22];&quot;DD/MM/YYYY&quot;);&quot;',&quot;;[.C22];&quot;, &quot;;INT([.D22]);&quot;, &quot;;INT([.E22]);&quot;, &quot;;INT([.F22]);&quot;, &quot;;[.G22])" office:value-type="string" office:string-value="21, '11/02/2023',73427, 165, 34, 200, 14" calcext:value-type="string">
            <text:p>21, '11/02/2023',73427, 165, 34, 200, 1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3-02-11 00:00:00</text:p>
          </table:table-cell>
          <table:table-cell office:value-type="float" office:value="9686" calcext:value-type="float">
            <text:p>9686</text:p>
          </table:table-cell>
          <table:table-cell office:value-type="float" office:value="375.64" calcext:value-type="float">
            <text:p>375.64</text:p>
          </table:table-cell>
          <table:table-cell office:value-type="float" office:value="78.88" calcext:value-type="float">
            <text:p>78.88</text:p>
          </table:table-cell>
          <table:table-cell office:value-type="float" office:value="454.52" calcext:value-type="float">
            <text:p>454.52</text:p>
          </table:table-cell>
          <table:table-cell office:value-type="float" office:value="13" calcext:value-type="float">
            <text:p>13</text:p>
          </table:table-cell>
          <table:table-cell table:formula="of:=CONCATENATE([.A23];&quot;, '&quot;;TEXT([.B23];&quot;DD/MM/YYYY&quot;);&quot;',&quot;;[.C23];&quot;, &quot;;INT([.D23]);&quot;, &quot;;INT([.E23]);&quot;, &quot;;INT([.F23]);&quot;, &quot;;[.G23])" office:value-type="string" office:string-value="22, '11/02/2023',9686, 375, 78, 454, 13" calcext:value-type="string">
            <text:p>22, '11/02/2023',9686, 375, 78, 454, 1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3-02-11 00:00:00</text:p>
          </table:table-cell>
          <table:table-cell office:value-type="float" office:value="21939" calcext:value-type="float">
            <text:p>21939</text:p>
          </table:table-cell>
          <table:table-cell office:value-type="float" office:value="454.79" calcext:value-type="float">
            <text:p>454.79</text:p>
          </table:table-cell>
          <table:table-cell office:value-type="float" office:value="95.5" calcext:value-type="float">
            <text:p>95.5</text:p>
          </table:table-cell>
          <table:table-cell office:value-type="float" office:value="550.29" calcext:value-type="float">
            <text:p>550.29</text:p>
          </table:table-cell>
          <table:table-cell office:value-type="float" office:value="16" calcext:value-type="float">
            <text:p>16</text:p>
          </table:table-cell>
          <table:table-cell table:formula="of:=CONCATENATE([.A24];&quot;, '&quot;;TEXT([.B24];&quot;DD/MM/YYYY&quot;);&quot;',&quot;;[.C24];&quot;, &quot;;INT([.D24]);&quot;, &quot;;INT([.E24]);&quot;, &quot;;INT([.F24]);&quot;, &quot;;[.G24])" office:value-type="string" office:string-value="23, '11/02/2023',21939, 454, 95, 550, 16" calcext:value-type="string">
            <text:p>23, '11/02/2023',21939, 454, 95, 550, 1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3-02-11 00:00:00</text:p>
          </table:table-cell>
          <table:table-cell office:value-type="float" office:value="21940" calcext:value-type="float">
            <text:p>21940</text:p>
          </table:table-cell>
          <table:table-cell office:value-type="float" office:value="1128.69" calcext:value-type="float">
            <text:p>1128.69</text:p>
          </table:table-cell>
          <table:table-cell office:value-type="float" office:value="237.02" calcext:value-type="float">
            <text:p>237.02</text:p>
          </table:table-cell>
          <table:table-cell office:value-type="float" office:value="1365.71" calcext:value-type="float">
            <text:p>1365.71</text:p>
          </table:table-cell>
          <table:table-cell office:value-type="float" office:value="10" calcext:value-type="float">
            <text:p>10</text:p>
          </table:table-cell>
          <table:table-cell table:formula="of:=CONCATENATE([.A25];&quot;, '&quot;;TEXT([.B25];&quot;DD/MM/YYYY&quot;);&quot;',&quot;;[.C25];&quot;, &quot;;INT([.D25]);&quot;, &quot;;INT([.E25]);&quot;, &quot;;INT([.F25]);&quot;, &quot;;[.G25])" office:value-type="string" office:string-value="24, '11/02/2023',21940, 1128, 237, 1365, 10" calcext:value-type="string">
            <text:p>24, '11/02/2023',21940, 1128, 237, 1365, 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3-02-11 00:00:00</text:p>
          </table:table-cell>
          <table:table-cell office:value-type="float" office:value="73428" calcext:value-type="float">
            <text:p>73428</text:p>
          </table:table-cell>
          <table:table-cell office:value-type="float" office:value="98.93" calcext:value-type="float">
            <text:p>98.93</text:p>
          </table:table-cell>
          <table:table-cell office:value-type="float" office:value="20.77" calcext:value-type="float">
            <text:p>20.77</text:p>
          </table:table-cell>
          <table:table-cell office:value-type="float" office:value="119.7" calcext:value-type="float">
            <text:p>119.7</text:p>
          </table:table-cell>
          <table:table-cell office:value-type="float" office:value="18" calcext:value-type="float">
            <text:p>18</text:p>
          </table:table-cell>
          <table:table-cell table:formula="of:=CONCATENATE([.A26];&quot;, '&quot;;TEXT([.B26];&quot;DD/MM/YYYY&quot;);&quot;',&quot;;[.C26];&quot;, &quot;;INT([.D26]);&quot;, &quot;;INT([.E26]);&quot;, &quot;;INT([.F26]);&quot;, &quot;;[.G26])" office:value-type="string" office:string-value="25, '11/02/2023',73428, 98, 20, 119, 18" calcext:value-type="string">
            <text:p>25, '11/02/2023',73428, 98, 20, 119, 1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3-02-11 00:00:00</text:p>
          </table:table-cell>
          <table:table-cell office:value-type="float" office:value="21941" calcext:value-type="float">
            <text:p>21941</text:p>
          </table:table-cell>
          <table:table-cell office:value-type="float" office:value="445.12" calcext:value-type="float">
            <text:p>445.12</text:p>
          </table:table-cell>
          <table:table-cell office:value-type="float" office:value="93.48" calcext:value-type="float">
            <text:p>93.48</text:p>
          </table:table-cell>
          <table:table-cell office:value-type="float" office:value="538.6" calcext:value-type="float">
            <text:p>538.6</text:p>
          </table:table-cell>
          <table:table-cell office:value-type="float" office:value="14" calcext:value-type="float">
            <text:p>14</text:p>
          </table:table-cell>
          <table:table-cell table:formula="of:=CONCATENATE([.A27];&quot;, '&quot;;TEXT([.B27];&quot;DD/MM/YYYY&quot;);&quot;',&quot;;[.C27];&quot;, &quot;;INT([.D27]);&quot;, &quot;;INT([.E27]);&quot;, &quot;;INT([.F27]);&quot;, &quot;;[.G27])" office:value-type="string" office:string-value="26, '11/02/2023',21941, 445, 93, 538, 14" calcext:value-type="string">
            <text:p>26, '11/02/2023',21941, 445, 93, 538, 1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3-02-11 00:00:00</text:p>
          </table:table-cell>
          <table:table-cell office:value-type="float" office:value="73429" calcext:value-type="float">
            <text:p>73429</text:p>
          </table:table-cell>
          <table:table-cell office:value-type="float" office:value="37.18" calcext:value-type="float">
            <text:p>37.18</text:p>
          </table:table-cell>
          <table:table-cell office:value-type="float" office:value="7.81" calcext:value-type="float">
            <text:p>7.81</text:p>
          </table:table-cell>
          <table:table-cell office:value-type="float" office:value="44.99" calcext:value-type="float">
            <text:p>44.99</text:p>
          </table:table-cell>
          <table:table-cell office:value-type="float" office:value="16" calcext:value-type="float">
            <text:p>16</text:p>
          </table:table-cell>
          <table:table-cell table:formula="of:=CONCATENATE([.A28];&quot;, '&quot;;TEXT([.B28];&quot;DD/MM/YYYY&quot;);&quot;',&quot;;[.C28];&quot;, &quot;;INT([.D28]);&quot;, &quot;;INT([.E28]);&quot;, &quot;;INT([.F28]);&quot;, &quot;;[.G28])" office:value-type="string" office:string-value="27, '11/02/2023',73429, 37, 7, 44, 16" calcext:value-type="string">
            <text:p>27, '11/02/2023',73429, 37, 7, 44, 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3-02-11 00:00:00</text:p>
          </table:table-cell>
          <table:table-cell office:value-type="float" office:value="21942" calcext:value-type="float">
            <text:p>21942</text:p>
          </table:table-cell>
          <table:table-cell office:value-type="float" office:value="746.2" calcext:value-type="float">
            <text:p>746.2</text:p>
          </table:table-cell>
          <table:table-cell office:value-type="float" office:value="156.7" calcext:value-type="float">
            <text:p>156.7</text:p>
          </table:table-cell>
          <table:table-cell office:value-type="float" office:value="902.9" calcext:value-type="float">
            <text:p>902.9</text:p>
          </table:table-cell>
          <table:table-cell office:value-type="float" office:value="17" calcext:value-type="float">
            <text:p>17</text:p>
          </table:table-cell>
          <table:table-cell table:formula="of:=CONCATENATE([.A29];&quot;, '&quot;;TEXT([.B29];&quot;DD/MM/YYYY&quot;);&quot;',&quot;;[.C29];&quot;, &quot;;INT([.D29]);&quot;, &quot;;INT([.E29]);&quot;, &quot;;INT([.F29]);&quot;, &quot;;[.G29])" office:value-type="string" office:string-value="28, '11/02/2023',21942, 746, 156, 902, 17" calcext:value-type="string">
            <text:p>28, '11/02/2023',21942, 746, 156, 902, 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3-02-11 00:00:00</text:p>
          </table:table-cell>
          <table:table-cell office:value-type="float" office:value="73430" calcext:value-type="float">
            <text:p>73430</text:p>
          </table:table-cell>
          <table:table-cell office:value-type="float" office:value="132.21" calcext:value-type="float">
            <text:p>132.21</text:p>
          </table:table-cell>
          <table:table-cell office:value-type="float" office:value="27.76" calcext:value-type="float">
            <text:p>27.76</text:p>
          </table:table-cell>
          <table:table-cell office:value-type="float" office:value="159.97" calcext:value-type="float">
            <text:p>159.97</text:p>
          </table:table-cell>
          <table:table-cell office:value-type="float" office:value="11" calcext:value-type="float">
            <text:p>11</text:p>
          </table:table-cell>
          <table:table-cell table:formula="of:=CONCATENATE([.A30];&quot;, '&quot;;TEXT([.B30];&quot;DD/MM/YYYY&quot;);&quot;',&quot;;[.C30];&quot;, &quot;;INT([.D30]);&quot;, &quot;;INT([.E30]);&quot;, &quot;;INT([.F30]);&quot;, &quot;;[.G30])" office:value-type="string" office:string-value="29, '11/02/2023',73430, 132, 27, 159, 11" calcext:value-type="string">
            <text:p>29, '11/02/2023',73430, 132, 27, 159, 1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3-02-11 00:00:00</text:p>
          </table:table-cell>
          <table:table-cell office:value-type="float" office:value="73431" calcext:value-type="float">
            <text:p>73431</text:p>
          </table:table-cell>
          <table:table-cell office:value-type="float" office:value="66.1" calcext:value-type="float">
            <text:p>66.1</text:p>
          </table:table-cell>
          <table:table-cell office:value-type="float" office:value="13.88" calcext:value-type="float">
            <text:p>13.88</text:p>
          </table:table-cell>
          <table:table-cell office:value-type="float" office:value="79.98" calcext:value-type="float">
            <text:p>79.98</text:p>
          </table:table-cell>
          <table:table-cell office:value-type="float" office:value="18" calcext:value-type="float">
            <text:p>18</text:p>
          </table:table-cell>
          <table:table-cell table:formula="of:=CONCATENATE([.A31];&quot;, '&quot;;TEXT([.B31];&quot;DD/MM/YYYY&quot;);&quot;',&quot;;[.C31];&quot;, &quot;;INT([.D31]);&quot;, &quot;;INT([.E31]);&quot;, &quot;;INT([.F31]);&quot;, &quot;;[.G31])" office:value-type="string" office:string-value="30, '11/02/2023',73431, 66, 13, 79, 18" calcext:value-type="string">
            <text:p>30, '11/02/2023',73431, 66, 13, 79, 1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3-02-11 00:00:00</text:p>
          </table:table-cell>
          <table:table-cell office:value-type="float" office:value="73432" calcext:value-type="float">
            <text:p>73432</text:p>
          </table:table-cell>
          <table:table-cell office:value-type="float" office:value="1740.1" calcext:value-type="float">
            <text:p>1740.1</text:p>
          </table:table-cell>
          <table:table-cell office:value-type="float" office:value="365.42" calcext:value-type="float">
            <text:p>365.42</text:p>
          </table:table-cell>
          <table:table-cell office:value-type="float" office:value="2105.52" calcext:value-type="float">
            <text:p>2105.52</text:p>
          </table:table-cell>
          <table:table-cell office:value-type="float" office:value="16" calcext:value-type="float">
            <text:p>16</text:p>
          </table:table-cell>
          <table:table-cell table:formula="of:=CONCATENATE([.A32];&quot;, '&quot;;TEXT([.B32];&quot;DD/MM/YYYY&quot;);&quot;',&quot;;[.C32];&quot;, &quot;;INT([.D32]);&quot;, &quot;;INT([.E32]);&quot;, &quot;;INT([.F32]);&quot;, &quot;;[.G32])" office:value-type="string" office:string-value="31, '11/02/2023',73432, 1740, 365, 2105, 16" calcext:value-type="string">
            <text:p>31, '11/02/2023',73432, 1740, 365, 2105, 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3-02-11 00:00:00</text:p>
          </table:table-cell>
          <table:table-cell office:value-type="float" office:value="73434" calcext:value-type="float">
            <text:p>73434</text:p>
          </table:table-cell>
          <table:table-cell office:value-type="float" office:value="61.3" calcext:value-type="float">
            <text:p>61.3</text:p>
          </table:table-cell>
          <table:table-cell office:value-type="float" office:value="12.87" calcext:value-type="float">
            <text:p>12.87</text:p>
          </table:table-cell>
          <table:table-cell office:value-type="float" office:value="74.17" calcext:value-type="float">
            <text:p>74.17</text:p>
          </table:table-cell>
          <table:table-cell office:value-type="float" office:value="10" calcext:value-type="float">
            <text:p>10</text:p>
          </table:table-cell>
          <table:table-cell table:formula="of:=CONCATENATE([.A33];&quot;, '&quot;;TEXT([.B33];&quot;DD/MM/YYYY&quot;);&quot;',&quot;;[.C33];&quot;, &quot;;INT([.D33]);&quot;, &quot;;INT([.E33]);&quot;, &quot;;INT([.F33]);&quot;, &quot;;[.G33])" office:value-type="string" office:string-value="32, '11/02/2023',73434, 61, 12, 74, 10" calcext:value-type="string">
            <text:p>32, '11/02/2023',73434, 61, 12, 74, 1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3-02-11 00:00:00</text:p>
          </table:table-cell>
          <table:table-cell office:value-type="float" office:value="73435" calcext:value-type="float">
            <text:p>73435</text:p>
          </table:table-cell>
          <table:table-cell office:value-type="float" office:value="18.51" calcext:value-type="float">
            <text:p>18.51</text:p>
          </table:table-cell>
          <table:table-cell office:value-type="float" office:value="3.89" calcext:value-type="float">
            <text:p>3.89</text:p>
          </table:table-cell>
          <table:table-cell office:value-type="float" office:value="22.4" calcext:value-type="float">
            <text:p>22.4</text:p>
          </table:table-cell>
          <table:table-cell office:value-type="float" office:value="17" calcext:value-type="float">
            <text:p>17</text:p>
          </table:table-cell>
          <table:table-cell table:formula="of:=CONCATENATE([.A34];&quot;, '&quot;;TEXT([.B34];&quot;DD/MM/YYYY&quot;);&quot;',&quot;;[.C34];&quot;, &quot;;INT([.D34]);&quot;, &quot;;INT([.E34]);&quot;, &quot;;INT([.F34]);&quot;, &quot;;[.G34])" office:value-type="string" office:string-value="33, '11/02/2023',73435, 18, 3, 22, 17" calcext:value-type="string">
            <text:p>33, '11/02/2023',73435, 18, 3, 22, 1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3-02-11 00:00:00</text:p>
          </table:table-cell>
          <table:table-cell office:value-type="float" office:value="73436" calcext:value-type="float">
            <text:p>73436</text:p>
          </table:table-cell>
          <table:table-cell office:value-type="float" office:value="33.05" calcext:value-type="float">
            <text:p>33.05</text:p>
          </table:table-cell>
          <table:table-cell office:value-type="float" office:value="6.94" calcext:value-type="float">
            <text:p>6.94</text:p>
          </table:table-cell>
          <table:table-cell office:value-type="float" office:value="39.99" calcext:value-type="float">
            <text:p>39.99</text:p>
          </table:table-cell>
          <table:table-cell office:value-type="float" office:value="18" calcext:value-type="float">
            <text:p>18</text:p>
          </table:table-cell>
          <table:table-cell table:formula="of:=CONCATENATE([.A35];&quot;, '&quot;;TEXT([.B35];&quot;DD/MM/YYYY&quot;);&quot;',&quot;;[.C35];&quot;, &quot;;INT([.D35]);&quot;, &quot;;INT([.E35]);&quot;, &quot;;INT([.F35]);&quot;, &quot;;[.G35])" office:value-type="string" office:string-value="34, '11/02/2023',73436, 33, 6, 39, 18" calcext:value-type="string">
            <text:p>34, '11/02/2023',73436, 33, 6, 39, 1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3-02-11 00:00:00</text:p>
          </table:table-cell>
          <table:table-cell office:value-type="float" office:value="73437" calcext:value-type="float">
            <text:p>73437</text:p>
          </table:table-cell>
          <table:table-cell office:value-type="float" office:value="25.92" calcext:value-type="float">
            <text:p>25.92</text:p>
          </table:table-cell>
          <table:table-cell office:value-type="float" office:value="5.44" calcext:value-type="float">
            <text:p>5.44</text:p>
          </table:table-cell>
          <table:table-cell office:value-type="float" office:value="31.36" calcext:value-type="float">
            <text:p>31.36</text:p>
          </table:table-cell>
          <table:table-cell office:value-type="float" office:value="18" calcext:value-type="float">
            <text:p>18</text:p>
          </table:table-cell>
          <table:table-cell table:formula="of:=CONCATENATE([.A36];&quot;, '&quot;;TEXT([.B36];&quot;DD/MM/YYYY&quot;);&quot;',&quot;;[.C36];&quot;, &quot;;INT([.D36]);&quot;, &quot;;INT([.E36]);&quot;, &quot;;INT([.F36]);&quot;, &quot;;[.G36])" office:value-type="string" office:string-value="35, '11/02/2023',73437, 25, 5, 31, 18" calcext:value-type="string">
            <text:p>35, '11/02/2023',73437, 25, 5, 31, 1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3-02-11 00:00:00</text:p>
          </table:table-cell>
          <table:table-cell office:value-type="float" office:value="73438" calcext:value-type="float">
            <text:p>73438</text:p>
          </table:table-cell>
          <table:table-cell office:value-type="float" office:value="12.79" calcext:value-type="float">
            <text:p>12.79</text:p>
          </table:table-cell>
          <table:table-cell office:value-type="float" office:value="2.68" calcext:value-type="float">
            <text:p>2.68</text:p>
          </table:table-cell>
          <table:table-cell office:value-type="float" office:value="15.47" calcext:value-type="float">
            <text:p>15.47</text:p>
          </table:table-cell>
          <table:table-cell office:value-type="float" office:value="11" calcext:value-type="float">
            <text:p>11</text:p>
          </table:table-cell>
          <table:table-cell table:formula="of:=CONCATENATE([.A37];&quot;, '&quot;;TEXT([.B37];&quot;DD/MM/YYYY&quot;);&quot;',&quot;;[.C37];&quot;, &quot;;INT([.D37]);&quot;, &quot;;INT([.E37]);&quot;, &quot;;INT([.F37]);&quot;, &quot;;[.G37])" office:value-type="string" office:string-value="36, '11/02/2023',73438, 12, 2, 15, 11" calcext:value-type="string">
            <text:p>36, '11/02/2023',73438, 12, 2, 15, 1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3-02-11 00:00:00</text:p>
          </table:table-cell>
          <table:table-cell office:value-type="float" office:value="73439" calcext:value-type="float">
            <text:p>73439</text:p>
          </table:table-cell>
          <table:table-cell office:value-type="float" office:value="20.66" calcext:value-type="float">
            <text:p>20.66</text:p>
          </table:table-cell>
          <table:table-cell office:value-type="float" office:value="4.34" calcext:value-type="float">
            <text:p>4.3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CONCATENATE([.A38];&quot;, '&quot;;TEXT([.B38];&quot;DD/MM/YYYY&quot;);&quot;',&quot;;[.C38];&quot;, &quot;;INT([.D38]);&quot;, &quot;;INT([.E38]);&quot;, &quot;;INT([.F38]);&quot;, &quot;;[.G38])" office:value-type="string" office:string-value="37, '11/02/2023',73439, 20, 4, 25, 15" calcext:value-type="string">
            <text:p>37, '11/02/2023',73439, 20, 4, 25, 1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3-02-11 00:00:00</text:p>
          </table:table-cell>
          <table:table-cell office:value-type="float" office:value="73440" calcext:value-type="float">
            <text:p>73440</text:p>
          </table:table-cell>
          <table:table-cell office:value-type="float" office:value="202.72" calcext:value-type="float">
            <text:p>202.72</text:p>
          </table:table-cell>
          <table:table-cell office:value-type="float" office:value="42.57" calcext:value-type="float">
            <text:p>42.57</text:p>
          </table:table-cell>
          <table:table-cell office:value-type="float" office:value="245.29" calcext:value-type="float">
            <text:p>245.29</text:p>
          </table:table-cell>
          <table:table-cell office:value-type="float" office:value="11" calcext:value-type="float">
            <text:p>11</text:p>
          </table:table-cell>
          <table:table-cell table:formula="of:=CONCATENATE([.A39];&quot;, '&quot;;TEXT([.B39];&quot;DD/MM/YYYY&quot;);&quot;',&quot;;[.C39];&quot;, &quot;;INT([.D39]);&quot;, &quot;;INT([.E39]);&quot;, &quot;;INT([.F39]);&quot;, &quot;;[.G39])" office:value-type="string" office:string-value="38, '11/02/2023',73440, 202, 42, 245, 11" calcext:value-type="string">
            <text:p>38, '11/02/2023',73440, 202, 42, 245, 1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3-02-11 00:00:00</text:p>
          </table:table-cell>
          <table:table-cell office:value-type="float" office:value="73441" calcext:value-type="float">
            <text:p>73441</text:p>
          </table:table-cell>
          <table:table-cell office:value-type="float" office:value="112.16" calcext:value-type="float">
            <text:p>112.16</text:p>
          </table:table-cell>
          <table:table-cell office:value-type="float" office:value="23.55" calcext:value-type="float">
            <text:p>23.55</text:p>
          </table:table-cell>
          <table:table-cell office:value-type="float" office:value="135.71" calcext:value-type="float">
            <text:p>135.71</text:p>
          </table:table-cell>
          <table:table-cell office:value-type="float" office:value="12" calcext:value-type="float">
            <text:p>12</text:p>
          </table:table-cell>
          <table:table-cell table:formula="of:=CONCATENATE([.A40];&quot;, '&quot;;TEXT([.B40];&quot;DD/MM/YYYY&quot;);&quot;',&quot;;[.C40];&quot;, &quot;;INT([.D40]);&quot;, &quot;;INT([.E40]);&quot;, &quot;;INT([.F40]);&quot;, &quot;;[.G40])" office:value-type="string" office:string-value="39, '11/02/2023',73441, 112, 23, 135, 12" calcext:value-type="string">
            <text:p>39, '11/02/2023',73441, 112, 23, 135, 1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3-02-11 00:00:00</text:p>
          </table:table-cell>
          <table:table-cell office:value-type="float" office:value="9687" calcext:value-type="float">
            <text:p>9687</text:p>
          </table:table-cell>
          <table:table-cell office:value-type="float" office:value="368.62" calcext:value-type="float">
            <text:p>368.62</text:p>
          </table:table-cell>
          <table:table-cell office:value-type="float" office:value="77.41" calcext:value-type="float">
            <text:p>77.41</text:p>
          </table:table-cell>
          <table:table-cell office:value-type="float" office:value="446.03" calcext:value-type="float">
            <text:p>446.03</text:p>
          </table:table-cell>
          <table:table-cell office:value-type="float" office:value="18" calcext:value-type="float">
            <text:p>18</text:p>
          </table:table-cell>
          <table:table-cell table:formula="of:=CONCATENATE([.A41];&quot;, '&quot;;TEXT([.B41];&quot;DD/MM/YYYY&quot;);&quot;',&quot;;[.C41];&quot;, &quot;;INT([.D41]);&quot;, &quot;;INT([.E41]);&quot;, &quot;;INT([.F41]);&quot;, &quot;;[.G41])" office:value-type="string" office:string-value="40, '11/02/2023',9687, 368, 77, 446, 18" calcext:value-type="string">
            <text:p>40, '11/02/2023',9687, 368, 77, 446, 1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3-02-11 00:00:00</text:p>
          </table:table-cell>
          <table:table-cell office:value-type="float" office:value="73442" calcext:value-type="float">
            <text:p>73442</text:p>
          </table:table-cell>
          <table:table-cell office:value-type="float" office:value="134.77" calcext:value-type="float">
            <text:p>134.77</text:p>
          </table:table-cell>
          <table:table-cell office:value-type="float" office:value="28.3" calcext:value-type="float">
            <text:p>28.3</text:p>
          </table:table-cell>
          <table:table-cell office:value-type="float" office:value="163.07" calcext:value-type="float">
            <text:p>163.07</text:p>
          </table:table-cell>
          <table:table-cell office:value-type="float" office:value="17" calcext:value-type="float">
            <text:p>17</text:p>
          </table:table-cell>
          <table:table-cell table:formula="of:=CONCATENATE([.A42];&quot;, '&quot;;TEXT([.B42];&quot;DD/MM/YYYY&quot;);&quot;',&quot;;[.C42];&quot;, &quot;;INT([.D42]);&quot;, &quot;;INT([.E42]);&quot;, &quot;;INT([.F42]);&quot;, &quot;;[.G42])" office:value-type="string" office:string-value="41, '11/02/2023',73442, 134, 28, 163, 17" calcext:value-type="string">
            <text:p>41, '11/02/2023',73442, 134, 28, 163, 1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3-02-11 00:00:00</text:p>
          </table:table-cell>
          <table:table-cell office:value-type="float" office:value="73443" calcext:value-type="float">
            <text:p>73443</text:p>
          </table:table-cell>
          <table:table-cell office:value-type="float" office:value="154.94" calcext:value-type="float">
            <text:p>154.94</text:p>
          </table:table-cell>
          <table:table-cell office:value-type="float" office:value="32.54" calcext:value-type="float">
            <text:p>32.54</text:p>
          </table:table-cell>
          <table:table-cell office:value-type="float" office:value="187.48" calcext:value-type="float">
            <text:p>187.48</text:p>
          </table:table-cell>
          <table:table-cell office:value-type="float" office:value="11" calcext:value-type="float">
            <text:p>11</text:p>
          </table:table-cell>
          <table:table-cell table:formula="of:=CONCATENATE([.A43];&quot;, '&quot;;TEXT([.B43];&quot;DD/MM/YYYY&quot;);&quot;',&quot;;[.C43];&quot;, &quot;;INT([.D43]);&quot;, &quot;;INT([.E43]);&quot;, &quot;;INT([.F43]);&quot;, &quot;;[.G43])" office:value-type="string" office:string-value="42, '11/02/2023',73443, 154, 32, 187, 11" calcext:value-type="string">
            <text:p>42, '11/02/2023',73443, 154, 32, 187, 1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3-02-11 00:00:00</text:p>
          </table:table-cell>
          <table:table-cell office:value-type="float" office:value="73444" calcext:value-type="float">
            <text:p>73444</text:p>
          </table:table-cell>
          <table:table-cell office:value-type="float" office:value="156.34" calcext:value-type="float">
            <text:p>156.34</text:p>
          </table:table-cell>
          <table:table-cell office:value-type="float" office:value="32.83" calcext:value-type="float">
            <text:p>32.83</text:p>
          </table:table-cell>
          <table:table-cell office:value-type="float" office:value="189.17" calcext:value-type="float">
            <text:p>189.17</text:p>
          </table:table-cell>
          <table:table-cell office:value-type="float" office:value="10" calcext:value-type="float">
            <text:p>10</text:p>
          </table:table-cell>
          <table:table-cell table:formula="of:=CONCATENATE([.A44];&quot;, '&quot;;TEXT([.B44];&quot;DD/MM/YYYY&quot;);&quot;',&quot;;[.C44];&quot;, &quot;;INT([.D44]);&quot;, &quot;;INT([.E44]);&quot;, &quot;;INT([.F44]);&quot;, &quot;;[.G44])" office:value-type="string" office:string-value="43, '11/02/2023',73444, 156, 32, 189, 10" calcext:value-type="string">
            <text:p>43, '11/02/2023',73444, 156, 32, 189, 1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3-02-11 00:00:00</text:p>
          </table:table-cell>
          <table:table-cell office:value-type="float" office:value="73445" calcext:value-type="float">
            <text:p>73445</text:p>
          </table:table-cell>
          <table:table-cell office:value-type="float" office:value="237.82" calcext:value-type="float">
            <text:p>237.82</text:p>
          </table:table-cell>
          <table:table-cell office:value-type="float" office:value="49.94" calcext:value-type="float">
            <text:p>49.94</text:p>
          </table:table-cell>
          <table:table-cell office:value-type="float" office:value="287.76" calcext:value-type="float">
            <text:p>287.76</text:p>
          </table:table-cell>
          <table:table-cell office:value-type="float" office:value="12" calcext:value-type="float">
            <text:p>12</text:p>
          </table:table-cell>
          <table:table-cell table:formula="of:=CONCATENATE([.A45];&quot;, '&quot;;TEXT([.B45];&quot;DD/MM/YYYY&quot;);&quot;',&quot;;[.C45];&quot;, &quot;;INT([.D45]);&quot;, &quot;;INT([.E45]);&quot;, &quot;;INT([.F45]);&quot;, &quot;;[.G45])" office:value-type="string" office:string-value="44, '11/02/2023',73445, 237, 49, 287, 12" calcext:value-type="string">
            <text:p>44, '11/02/2023',73445, 237, 49, 287, 1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3-02-11 00:00:00</text:p>
          </table:table-cell>
          <table:table-cell office:value-type="float" office:value="9688" calcext:value-type="float">
            <text:p>9688</text:p>
          </table:table-cell>
          <table:table-cell office:value-type="float" office:value="611.88" calcext:value-type="float">
            <text:p>611.88</text:p>
          </table:table-cell>
          <table:table-cell office:value-type="float" office:value="128.49" calcext:value-type="float">
            <text:p>128.49</text:p>
          </table:table-cell>
          <table:table-cell office:value-type="float" office:value="740.37" calcext:value-type="float">
            <text:p>740.37</text:p>
          </table:table-cell>
          <table:table-cell office:value-type="float" office:value="10" calcext:value-type="float">
            <text:p>10</text:p>
          </table:table-cell>
          <table:table-cell table:formula="of:=CONCATENATE([.A46];&quot;, '&quot;;TEXT([.B46];&quot;DD/MM/YYYY&quot;);&quot;',&quot;;[.C46];&quot;, &quot;;INT([.D46]);&quot;, &quot;;INT([.E46]);&quot;, &quot;;INT([.F46]);&quot;, &quot;;[.G46])" office:value-type="string" office:string-value="45, '11/02/2023',9688, 611, 128, 740, 10" calcext:value-type="string">
            <text:p>45, '11/02/2023',9688, 611, 128, 740, 1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3-02-11 00:00:00</text:p>
          </table:table-cell>
          <table:table-cell office:value-type="float" office:value="73446" calcext:value-type="float">
            <text:p>73446</text:p>
          </table:table-cell>
          <table:table-cell office:value-type="float" office:value="159.01" calcext:value-type="float">
            <text:p>159.01</text:p>
          </table:table-cell>
          <table:table-cell office:value-type="float" office:value="33.39" calcext:value-type="float">
            <text:p>33.39</text:p>
          </table:table-cell>
          <table:table-cell office:value-type="float" office:value="192.4" calcext:value-type="float">
            <text:p>192.4</text:p>
          </table:table-cell>
          <table:table-cell office:value-type="float" office:value="17" calcext:value-type="float">
            <text:p>17</text:p>
          </table:table-cell>
          <table:table-cell table:formula="of:=CONCATENATE([.A47];&quot;, '&quot;;TEXT([.B47];&quot;DD/MM/YYYY&quot;);&quot;',&quot;;[.C47];&quot;, &quot;;INT([.D47]);&quot;, &quot;;INT([.E47]);&quot;, &quot;;INT([.F47]);&quot;, &quot;;[.G47])" office:value-type="string" office:string-value="46, '11/02/2023',73446, 159, 33, 192, 17" calcext:value-type="string">
            <text:p>46, '11/02/2023',73446, 159, 33, 192, 1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3-02-11 00:00:00</text:p>
          </table:table-cell>
          <table:table-cell office:value-type="float" office:value="73447" calcext:value-type="float">
            <text:p>73447</text:p>
          </table:table-cell>
          <table:table-cell office:value-type="float" office:value="27.72" calcext:value-type="float">
            <text:p>27.72</text:p>
          </table:table-cell>
          <table:table-cell office:value-type="float" office:value="5.82" calcext:value-type="float">
            <text:p>5.82</text:p>
          </table:table-cell>
          <table:table-cell office:value-type="float" office:value="33.54" calcext:value-type="float">
            <text:p>33.54</text:p>
          </table:table-cell>
          <table:table-cell office:value-type="float" office:value="18" calcext:value-type="float">
            <text:p>18</text:p>
          </table:table-cell>
          <table:table-cell table:formula="of:=CONCATENATE([.A48];&quot;, '&quot;;TEXT([.B48];&quot;DD/MM/YYYY&quot;);&quot;',&quot;;[.C48];&quot;, &quot;;INT([.D48]);&quot;, &quot;;INT([.E48]);&quot;, &quot;;INT([.F48]);&quot;, &quot;;[.G48])" office:value-type="string" office:string-value="47, '11/02/2023',73447, 27, 5, 33, 18" calcext:value-type="string">
            <text:p>47, '11/02/2023',73447, 27, 5, 33, 1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3-02-11 00:00:00</text:p>
          </table:table-cell>
          <table:table-cell office:value-type="float" office:value="73448" calcext:value-type="float">
            <text:p>73448</text:p>
          </table:table-cell>
          <table:table-cell office:value-type="float" office:value="132.92" calcext:value-type="float">
            <text:p>132.92</text:p>
          </table:table-cell>
          <table:table-cell office:value-type="float" office:value="27.91" calcext:value-type="float">
            <text:p>27.91</text:p>
          </table:table-cell>
          <table:table-cell office:value-type="float" office:value="160.83" calcext:value-type="float">
            <text:p>160.83</text:p>
          </table:table-cell>
          <table:table-cell office:value-type="float" office:value="13" calcext:value-type="float">
            <text:p>13</text:p>
          </table:table-cell>
          <table:table-cell table:formula="of:=CONCATENATE([.A49];&quot;, '&quot;;TEXT([.B49];&quot;DD/MM/YYYY&quot;);&quot;',&quot;;[.C49];&quot;, &quot;;INT([.D49]);&quot;, &quot;;INT([.E49]);&quot;, &quot;;INT([.F49]);&quot;, &quot;;[.G49])" office:value-type="string" office:string-value="48, '11/02/2023',73448, 132, 27, 160, 13" calcext:value-type="string">
            <text:p>48, '11/02/2023',73448, 132, 27, 160, 1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3-02-11 00:00:00</text:p>
          </table:table-cell>
          <table:table-cell office:value-type="float" office:value="73449" calcext:value-type="float">
            <text:p>73449</text:p>
          </table:table-cell>
          <table:table-cell office:value-type="float" office:value="15.98" calcext:value-type="float">
            <text:p>15.98</text:p>
          </table:table-cell>
          <table:table-cell office:value-type="float" office:value="3.36" calcext:value-type="float">
            <text:p>3.36</text:p>
          </table:table-cell>
          <table:table-cell office:value-type="float" office:value="19.34" calcext:value-type="float">
            <text:p>19.34</text:p>
          </table:table-cell>
          <table:table-cell office:value-type="float" office:value="17" calcext:value-type="float">
            <text:p>17</text:p>
          </table:table-cell>
          <table:table-cell table:formula="of:=CONCATENATE([.A50];&quot;, '&quot;;TEXT([.B50];&quot;DD/MM/YYYY&quot;);&quot;',&quot;;[.C50];&quot;, &quot;;INT([.D50]);&quot;, &quot;;INT([.E50]);&quot;, &quot;;INT([.F50]);&quot;, &quot;;[.G50])" office:value-type="string" office:string-value="49, '11/02/2023',73449, 15, 3, 19, 17" calcext:value-type="string">
            <text:p>49, '11/02/2023',73449, 15, 3, 19, 1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3-02-11 00:00:00</text:p>
          </table:table-cell>
          <table:table-cell office:value-type="float" office:value="73450" calcext:value-type="float">
            <text:p>73450</text:p>
          </table:table-cell>
          <table:table-cell office:value-type="float" office:value="66.6" calcext:value-type="float">
            <text:p>66.6</text:p>
          </table:table-cell>
          <table:table-cell office:value-type="float" office:value="13.98" calcext:value-type="float">
            <text:p>13.98</text:p>
          </table:table-cell>
          <table:table-cell office:value-type="float" office:value="80.58" calcext:value-type="float">
            <text:p>80.58</text:p>
          </table:table-cell>
          <table:table-cell office:value-type="float" office:value="12" calcext:value-type="float">
            <text:p>12</text:p>
          </table:table-cell>
          <table:table-cell table:formula="of:=CONCATENATE([.A51];&quot;, '&quot;;TEXT([.B51];&quot;DD/MM/YYYY&quot;);&quot;',&quot;;[.C51];&quot;, &quot;;INT([.D51]);&quot;, &quot;;INT([.E51]);&quot;, &quot;;INT([.F51]);&quot;, &quot;;[.G51])" office:value-type="string" office:string-value="50, '11/02/2023',73450, 66, 13, 80, 12" calcext:value-type="string">
            <text:p>50, '11/02/2023',73450, 66, 13, 80, 1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3-02-11 00:00:00</text:p>
          </table:table-cell>
          <table:table-cell office:value-type="float" office:value="73451" calcext:value-type="float">
            <text:p>73451</text:p>
          </table:table-cell>
          <table:table-cell office:value-type="float" office:value="125.26" calcext:value-type="float">
            <text:p>125.26</text:p>
          </table:table-cell>
          <table:table-cell office:value-type="float" office:value="26.31" calcext:value-type="float">
            <text:p>26.31</text:p>
          </table:table-cell>
          <table:table-cell office:value-type="float" office:value="151.57" calcext:value-type="float">
            <text:p>151.57</text:p>
          </table:table-cell>
          <table:table-cell office:value-type="float" office:value="10" calcext:value-type="float">
            <text:p>10</text:p>
          </table:table-cell>
          <table:table-cell table:formula="of:=CONCATENATE([.A52];&quot;, '&quot;;TEXT([.B52];&quot;DD/MM/YYYY&quot;);&quot;',&quot;;[.C52];&quot;, &quot;;INT([.D52]);&quot;, &quot;;INT([.E52]);&quot;, &quot;;INT([.F52]);&quot;, &quot;;[.G52])" office:value-type="string" office:string-value="51, '11/02/2023',73451, 125, 26, 151, 10" calcext:value-type="string">
            <text:p>51, '11/02/2023',73451, 125, 26, 151, 1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3-02-11 00:00:00</text:p>
          </table:table-cell>
          <table:table-cell office:value-type="float" office:value="73453" calcext:value-type="float">
            <text:p>73453</text:p>
          </table:table-cell>
          <table:table-cell office:value-type="float" office:value="945.57" calcext:value-type="float">
            <text:p>945.57</text:p>
          </table:table-cell>
          <table:table-cell office:value-type="float" office:value="198.57" calcext:value-type="float">
            <text:p>198.57</text:p>
          </table:table-cell>
          <table:table-cell office:value-type="float" office:value="1144.14" calcext:value-type="float">
            <text:p>1144.14</text:p>
          </table:table-cell>
          <table:table-cell office:value-type="float" office:value="10" calcext:value-type="float">
            <text:p>10</text:p>
          </table:table-cell>
          <table:table-cell table:formula="of:=CONCATENATE([.A53];&quot;, '&quot;;TEXT([.B53];&quot;DD/MM/YYYY&quot;);&quot;',&quot;;[.C53];&quot;, &quot;;INT([.D53]);&quot;, &quot;;INT([.E53]);&quot;, &quot;;INT([.F53]);&quot;, &quot;;[.G53])" office:value-type="string" office:string-value="52, '11/02/2023',73453, 945, 198, 1144, 10" calcext:value-type="string">
            <text:p>52, '11/02/2023',73453, 945, 198, 1144, 1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3-02-11 00:00:00</text:p>
          </table:table-cell>
          <table:table-cell office:value-type="float" office:value="73456" calcext:value-type="float">
            <text:p>73456</text:p>
          </table:table-cell>
          <table:table-cell office:value-type="float" office:value="793.19" calcext:value-type="float">
            <text:p>793.19</text:p>
          </table:table-cell>
          <table:table-cell office:value-type="float" office:value="166.57" calcext:value-type="float">
            <text:p>166.57</text:p>
          </table:table-cell>
          <table:table-cell office:value-type="float" office:value="959.76" calcext:value-type="float">
            <text:p>959.76</text:p>
          </table:table-cell>
          <table:table-cell office:value-type="float" office:value="15" calcext:value-type="float">
            <text:p>15</text:p>
          </table:table-cell>
          <table:table-cell table:formula="of:=CONCATENATE([.A54];&quot;, '&quot;;TEXT([.B54];&quot;DD/MM/YYYY&quot;);&quot;',&quot;;[.C54];&quot;, &quot;;INT([.D54]);&quot;, &quot;;INT([.E54]);&quot;, &quot;;INT([.F54]);&quot;, &quot;;[.G54])" office:value-type="string" office:string-value="53, '11/02/2023',73456, 793, 166, 959, 15" calcext:value-type="string">
            <text:p>53, '11/02/2023',73456, 793, 166, 959, 1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3-02-11 00:00:00</text:p>
          </table:table-cell>
          <table:table-cell office:value-type="float" office:value="73454" calcext:value-type="float">
            <text:p>73454</text:p>
          </table:table-cell>
          <table:table-cell office:value-type="float" office:value="66.11" calcext:value-type="float">
            <text:p>66.11</text:p>
          </table:table-cell>
          <table:table-cell office:value-type="float" office:value="13.88" calcext:value-type="float">
            <text:p>13.88</text:p>
          </table:table-cell>
          <table:table-cell office:value-type="float" office:value="79.99" calcext:value-type="float">
            <text:p>79.99</text:p>
          </table:table-cell>
          <table:table-cell office:value-type="float" office:value="18" calcext:value-type="float">
            <text:p>18</text:p>
          </table:table-cell>
          <table:table-cell table:formula="of:=CONCATENATE([.A55];&quot;, '&quot;;TEXT([.B55];&quot;DD/MM/YYYY&quot;);&quot;',&quot;;[.C55];&quot;, &quot;;INT([.D55]);&quot;, &quot;;INT([.E55]);&quot;, &quot;;INT([.F55]);&quot;, &quot;;[.G55])" office:value-type="string" office:string-value="54, '11/02/2023',73454, 66, 13, 79, 18" calcext:value-type="string">
            <text:p>54, '11/02/2023',73454, 66, 13, 79, 1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3-02-11 00:00:00</text:p>
          </table:table-cell>
          <table:table-cell office:value-type="float" office:value="73455" calcext:value-type="float">
            <text:p>73455</text:p>
          </table:table-cell>
          <table:table-cell office:value-type="float" office:value="16.52" calcext:value-type="float">
            <text:p>16.52</text:p>
          </table:table-cell>
          <table:table-cell office:value-type="float" office:value="3.47" calcext:value-type="float">
            <text:p>3.47</text:p>
          </table:table-cell>
          <table:table-cell office:value-type="float" office:value="19.99" calcext:value-type="float">
            <text:p>19.99</text:p>
          </table:table-cell>
          <table:table-cell office:value-type="float" office:value="14" calcext:value-type="float">
            <text:p>14</text:p>
          </table:table-cell>
          <table:table-cell table:formula="of:=CONCATENATE([.A56];&quot;, '&quot;;TEXT([.B56];&quot;DD/MM/YYYY&quot;);&quot;',&quot;;[.C56];&quot;, &quot;;INT([.D56]);&quot;, &quot;;INT([.E56]);&quot;, &quot;;INT([.F56]);&quot;, &quot;;[.G56])" office:value-type="string" office:string-value="55, '11/02/2023',73455, 16, 3, 19, 14" calcext:value-type="string">
            <text:p>55, '11/02/2023',73455, 16, 3, 19, 1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3-02-11 00:00:00</text:p>
          </table:table-cell>
          <table:table-cell office:value-type="float" office:value="73457" calcext:value-type="float">
            <text:p>73457</text:p>
          </table:table-cell>
          <table:table-cell office:value-type="float" office:value="593.89" calcext:value-type="float">
            <text:p>593.89</text:p>
          </table:table-cell>
          <table:table-cell office:value-type="float" office:value="124.72" calcext:value-type="float">
            <text:p>124.72</text:p>
          </table:table-cell>
          <table:table-cell office:value-type="float" office:value="718.61" calcext:value-type="float">
            <text:p>718.61</text:p>
          </table:table-cell>
          <table:table-cell office:value-type="float" office:value="16" calcext:value-type="float">
            <text:p>16</text:p>
          </table:table-cell>
          <table:table-cell table:formula="of:=CONCATENATE([.A57];&quot;, '&quot;;TEXT([.B57];&quot;DD/MM/YYYY&quot;);&quot;',&quot;;[.C57];&quot;, &quot;;INT([.D57]);&quot;, &quot;;INT([.E57]);&quot;, &quot;;INT([.F57]);&quot;, &quot;;[.G57])" office:value-type="string" office:string-value="56, '11/02/2023',73457, 593, 124, 718, 16" calcext:value-type="string">
            <text:p>56, '11/02/2023',73457, 593, 124, 718, 1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3-02-11 00:00:00</text:p>
          </table:table-cell>
          <table:table-cell office:value-type="float" office:value="73458" calcext:value-type="float">
            <text:p>73458</text:p>
          </table:table-cell>
          <table:table-cell office:value-type="float" office:value="1210.74" calcext:value-type="float">
            <text:p>1210.74</text:p>
          </table:table-cell>
          <table:table-cell office:value-type="float" office:value="254.26" calcext:value-type="float">
            <text:p>254.26</text:p>
          </table:table-cell>
          <table:table-cell office:value-type="float" office:value="1465" calcext:value-type="float">
            <text:p>1465</text:p>
          </table:table-cell>
          <table:table-cell office:value-type="float" office:value="14" calcext:value-type="float">
            <text:p>14</text:p>
          </table:table-cell>
          <table:table-cell table:formula="of:=CONCATENATE([.A58];&quot;, '&quot;;TEXT([.B58];&quot;DD/MM/YYYY&quot;);&quot;',&quot;;[.C58];&quot;, &quot;;INT([.D58]);&quot;, &quot;;INT([.E58]);&quot;, &quot;;INT([.F58]);&quot;, &quot;;[.G58])" office:value-type="string" office:string-value="57, '11/02/2023',73458, 1210, 254, 1465, 14" calcext:value-type="string">
            <text:p>57, '11/02/2023',73458, 1210, 254, 1465, 1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3-02-11 00:00:00</text:p>
          </table:table-cell>
          <table:table-cell office:value-type="float" office:value="73459" calcext:value-type="float">
            <text:p>73459</text:p>
          </table:table-cell>
          <table:table-cell office:value-type="float" office:value="362.57" calcext:value-type="float">
            <text:p>362.57</text:p>
          </table:table-cell>
          <table:table-cell office:value-type="float" office:value="76.14" calcext:value-type="float">
            <text:p>76.14</text:p>
          </table:table-cell>
          <table:table-cell office:value-type="float" office:value="438.71" calcext:value-type="float">
            <text:p>438.71</text:p>
          </table:table-cell>
          <table:table-cell office:value-type="float" office:value="17" calcext:value-type="float">
            <text:p>17</text:p>
          </table:table-cell>
          <table:table-cell table:formula="of:=CONCATENATE([.A59];&quot;, '&quot;;TEXT([.B59];&quot;DD/MM/YYYY&quot;);&quot;',&quot;;[.C59];&quot;, &quot;;INT([.D59]);&quot;, &quot;;INT([.E59]);&quot;, &quot;;INT([.F59]);&quot;, &quot;;[.G59])" office:value-type="string" office:string-value="58, '11/02/2023',73459, 362, 76, 438, 17" calcext:value-type="string">
            <text:p>58, '11/02/2023',73459, 362, 76, 438, 1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3-02-11 00:00:00</text:p>
          </table:table-cell>
          <table:table-cell office:value-type="float" office:value="21943" calcext:value-type="float">
            <text:p>21943</text:p>
          </table:table-cell>
          <table:table-cell office:value-type="float" office:value="97.51" calcext:value-type="float">
            <text:p>97.51</text:p>
          </table:table-cell>
          <table:table-cell office:value-type="float" office:value="20.48" calcext:value-type="float">
            <text:p>20.48</text:p>
          </table:table-cell>
          <table:table-cell office:value-type="float" office:value="117.99" calcext:value-type="float">
            <text:p>117.99</text:p>
          </table:table-cell>
          <table:table-cell office:value-type="float" office:value="11" calcext:value-type="float">
            <text:p>11</text:p>
          </table:table-cell>
          <table:table-cell table:formula="of:=CONCATENATE([.A60];&quot;, '&quot;;TEXT([.B60];&quot;DD/MM/YYYY&quot;);&quot;',&quot;;[.C60];&quot;, &quot;;INT([.D60]);&quot;, &quot;;INT([.E60]);&quot;, &quot;;INT([.F60]);&quot;, &quot;;[.G60])" office:value-type="string" office:string-value="59, '11/02/2023',21943, 97, 20, 117, 11" calcext:value-type="string">
            <text:p>59, '11/02/2023',21943, 97, 20, 117, 1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3-02-11 00:00:00</text:p>
          </table:table-cell>
          <table:table-cell office:value-type="float" office:value="21944" calcext:value-type="float">
            <text:p>21944</text:p>
          </table:table-cell>
          <table:table-cell office:value-type="float" office:value="348.03" calcext:value-type="float">
            <text:p>348.03</text:p>
          </table:table-cell>
          <table:table-cell office:value-type="float" office:value="73.09" calcext:value-type="float">
            <text:p>73.09</text:p>
          </table:table-cell>
          <table:table-cell office:value-type="float" office:value="421.12" calcext:value-type="float">
            <text:p>421.12</text:p>
          </table:table-cell>
          <table:table-cell office:value-type="float" office:value="14" calcext:value-type="float">
            <text:p>14</text:p>
          </table:table-cell>
          <table:table-cell table:formula="of:=CONCATENATE([.A61];&quot;, '&quot;;TEXT([.B61];&quot;DD/MM/YYYY&quot;);&quot;',&quot;;[.C61];&quot;, &quot;;INT([.D61]);&quot;, &quot;;INT([.E61]);&quot;, &quot;;INT([.F61]);&quot;, &quot;;[.G61])" office:value-type="string" office:string-value="60, '11/02/2023',21944, 348, 73, 421, 14" calcext:value-type="string">
            <text:p>60, '11/02/2023',21944, 348, 73, 421, 1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3-02-11 00:00:00</text:p>
          </table:table-cell>
          <table:table-cell office:value-type="float" office:value="73460" calcext:value-type="float">
            <text:p>73460</text:p>
          </table:table-cell>
          <table:table-cell office:value-type="float" office:value="44.85" calcext:value-type="float">
            <text:p>44.85</text:p>
          </table:table-cell>
          <table:table-cell office:value-type="float" office:value="9.42" calcext:value-type="float">
            <text:p>9.42</text:p>
          </table:table-cell>
          <table:table-cell office:value-type="float" office:value="54.27" calcext:value-type="float">
            <text:p>54.27</text:p>
          </table:table-cell>
          <table:table-cell office:value-type="float" office:value="15" calcext:value-type="float">
            <text:p>15</text:p>
          </table:table-cell>
          <table:table-cell table:formula="of:=CONCATENATE([.A62];&quot;, '&quot;;TEXT([.B62];&quot;DD/MM/YYYY&quot;);&quot;',&quot;;[.C62];&quot;, &quot;;INT([.D62]);&quot;, &quot;;INT([.E62]);&quot;, &quot;;INT([.F62]);&quot;, &quot;;[.G62])" office:value-type="string" office:string-value="61, '11/02/2023',73460, 44, 9, 54, 15" calcext:value-type="string">
            <text:p>61, '11/02/2023',73460, 44, 9, 54, 1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3-02-11 00:00:00</text:p>
          </table:table-cell>
          <table:table-cell office:value-type="float" office:value="73461" calcext:value-type="float">
            <text:p>73461</text:p>
          </table:table-cell>
          <table:table-cell office:value-type="float" office:value="150.58" calcext:value-type="float">
            <text:p>150.58</text:p>
          </table:table-cell>
          <table:table-cell office:value-type="float" office:value="31.62" calcext:value-type="float">
            <text:p>31.62</text:p>
          </table:table-cell>
          <table:table-cell office:value-type="float" office:value="182.2" calcext:value-type="float">
            <text:p>182.2</text:p>
          </table:table-cell>
          <table:table-cell office:value-type="float" office:value="15" calcext:value-type="float">
            <text:p>15</text:p>
          </table:table-cell>
          <table:table-cell table:formula="of:=CONCATENATE([.A63];&quot;, '&quot;;TEXT([.B63];&quot;DD/MM/YYYY&quot;);&quot;',&quot;;[.C63];&quot;, &quot;;INT([.D63]);&quot;, &quot;;INT([.E63]);&quot;, &quot;;INT([.F63]);&quot;, &quot;;[.G63])" office:value-type="string" office:string-value="62, '11/02/2023',73461, 150, 31, 182, 15" calcext:value-type="string">
            <text:p>62, '11/02/2023',73461, 150, 31, 182, 1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3-02-11 00:00:00</text:p>
          </table:table-cell>
          <table:table-cell office:value-type="float" office:value="73463" calcext:value-type="float">
            <text:p>73463</text:p>
          </table:table-cell>
          <table:table-cell office:value-type="float" office:value="515.2" calcext:value-type="float">
            <text:p>515.2</text:p>
          </table:table-cell>
          <table:table-cell office:value-type="float" office:value="108.19" calcext:value-type="float">
            <text:p>108.19</text:p>
          </table:table-cell>
          <table:table-cell office:value-type="float" office:value="623.39" calcext:value-type="float">
            <text:p>623.39</text:p>
          </table:table-cell>
          <table:table-cell office:value-type="float" office:value="13" calcext:value-type="float">
            <text:p>13</text:p>
          </table:table-cell>
          <table:table-cell table:formula="of:=CONCATENATE([.A64];&quot;, '&quot;;TEXT([.B64];&quot;DD/MM/YYYY&quot;);&quot;',&quot;;[.C64];&quot;, &quot;;INT([.D64]);&quot;, &quot;;INT([.E64]);&quot;, &quot;;INT([.F64]);&quot;, &quot;;[.G64])" office:value-type="string" office:string-value="63, '11/02/2023',73463, 515, 108, 623, 13" calcext:value-type="string">
            <text:p>63, '11/02/2023',73463, 515, 108, 623, 1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3-02-11 00:00:00</text:p>
          </table:table-cell>
          <table:table-cell office:value-type="float" office:value="73465" calcext:value-type="float">
            <text:p>73465</text:p>
          </table:table-cell>
          <table:table-cell office:value-type="float" office:value="515.18" calcext:value-type="float">
            <text:p>515.18</text:p>
          </table:table-cell>
          <table:table-cell office:value-type="float" office:value="108.19" calcext:value-type="float">
            <text:p>108.19</text:p>
          </table:table-cell>
          <table:table-cell office:value-type="float" office:value="623.37" calcext:value-type="float">
            <text:p>623.37</text:p>
          </table:table-cell>
          <table:table-cell office:value-type="float" office:value="14" calcext:value-type="float">
            <text:p>14</text:p>
          </table:table-cell>
          <table:table-cell table:formula="of:=CONCATENATE([.A65];&quot;, '&quot;;TEXT([.B65];&quot;DD/MM/YYYY&quot;);&quot;',&quot;;[.C65];&quot;, &quot;;INT([.D65]);&quot;, &quot;;INT([.E65]);&quot;, &quot;;INT([.F65]);&quot;, &quot;;[.G65])" office:value-type="string" office:string-value="64, '11/02/2023',73465, 515, 108, 623, 14" calcext:value-type="string">
            <text:p>64, '11/02/2023',73465, 515, 108, 623, 1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3-02-11 00:00:00</text:p>
          </table:table-cell>
          <table:table-cell office:value-type="float" office:value="73466" calcext:value-type="float">
            <text:p>73466</text:p>
          </table:table-cell>
          <table:table-cell office:value-type="float" office:value="896.59" calcext:value-type="float">
            <text:p>896.59</text:p>
          </table:table-cell>
          <table:table-cell office:value-type="float" office:value="188.28" calcext:value-type="float">
            <text:p>188.28</text:p>
          </table:table-cell>
          <table:table-cell office:value-type="float" office:value="1084.87" calcext:value-type="float">
            <text:p>1084.87</text:p>
          </table:table-cell>
          <table:table-cell office:value-type="float" office:value="15" calcext:value-type="float">
            <text:p>15</text:p>
          </table:table-cell>
          <table:table-cell table:formula="of:=CONCATENATE([.A66];&quot;, '&quot;;TEXT([.B66];&quot;DD/MM/YYYY&quot;);&quot;',&quot;;[.C66];&quot;, &quot;;INT([.D66]);&quot;, &quot;;INT([.E66]);&quot;, &quot;;INT([.F66]);&quot;, &quot;;[.G66])" office:value-type="string" office:string-value="65, '11/02/2023',73466, 896, 188, 1084, 15" calcext:value-type="string">
            <text:p>65, '11/02/2023',73466, 896, 188, 1084, 1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3-02-11 00:00:00</text:p>
          </table:table-cell>
          <table:table-cell office:value-type="float" office:value="73467" calcext:value-type="float">
            <text:p>73467</text:p>
          </table:table-cell>
          <table:table-cell office:value-type="float" office:value="106.58" calcext:value-type="float">
            <text:p>106.58</text:p>
          </table:table-cell>
          <table:table-cell office:value-type="float" office:value="22.38" calcext:value-type="float">
            <text:p>22.38</text:p>
          </table:table-cell>
          <table:table-cell office:value-type="float" office:value="128.96" calcext:value-type="float">
            <text:p>128.96</text:p>
          </table:table-cell>
          <table:table-cell office:value-type="float" office:value="16" calcext:value-type="float">
            <text:p>16</text:p>
          </table:table-cell>
          <table:table-cell table:formula="of:=CONCATENATE([.A67];&quot;, '&quot;;TEXT([.B67];&quot;DD/MM/YYYY&quot;);&quot;',&quot;;[.C67];&quot;, &quot;;INT([.D67]);&quot;, &quot;;INT([.E67]);&quot;, &quot;;INT([.F67]);&quot;, &quot;;[.G67])" office:value-type="string" office:string-value="66, '11/02/2023',73467, 106, 22, 128, 16" calcext:value-type="string">
            <text:p>66, '11/02/2023',73467, 106, 22, 128, 1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3-02-11 00:00:00</text:p>
          </table:table-cell>
          <table:table-cell office:value-type="float" office:value="73468" calcext:value-type="float">
            <text:p>73468</text:p>
          </table:table-cell>
          <table:table-cell office:value-type="float" office:value="795.58" calcext:value-type="float">
            <text:p>795.58</text:p>
          </table:table-cell>
          <table:table-cell office:value-type="float" office:value="167.07" calcext:value-type="float">
            <text:p>167.07</text:p>
          </table:table-cell>
          <table:table-cell office:value-type="float" office:value="962.65" calcext:value-type="float">
            <text:p>962.65</text:p>
          </table:table-cell>
          <table:table-cell office:value-type="float" office:value="16" calcext:value-type="float">
            <text:p>16</text:p>
          </table:table-cell>
          <table:table-cell table:formula="of:=CONCATENATE([.A68];&quot;, '&quot;;TEXT([.B68];&quot;DD/MM/YYYY&quot;);&quot;',&quot;;[.C68];&quot;, &quot;;INT([.D68]);&quot;, &quot;;INT([.E68]);&quot;, &quot;;INT([.F68]);&quot;, &quot;;[.G68])" office:value-type="string" office:string-value="67, '11/02/2023',73468, 795, 167, 962, 16" calcext:value-type="string">
            <text:p>67, '11/02/2023',73468, 795, 167, 962, 1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3-02-11 00:00:00</text:p>
          </table:table-cell>
          <table:table-cell office:value-type="float" office:value="73469" calcext:value-type="float">
            <text:p>73469</text:p>
          </table:table-cell>
          <table:table-cell office:value-type="float" office:value="166.69" calcext:value-type="float">
            <text:p>166.69</text:p>
          </table:table-cell>
          <table:table-cell office:value-type="float" office:value="35.01" calcext:value-type="float">
            <text:p>35.01</text:p>
          </table:table-cell>
          <table:table-cell office:value-type="float" office:value="201.7" calcext:value-type="float">
            <text:p>201.7</text:p>
          </table:table-cell>
          <table:table-cell office:value-type="float" office:value="17" calcext:value-type="float">
            <text:p>17</text:p>
          </table:table-cell>
          <table:table-cell table:formula="of:=CONCATENATE([.A69];&quot;, '&quot;;TEXT([.B69];&quot;DD/MM/YYYY&quot;);&quot;',&quot;;[.C69];&quot;, &quot;;INT([.D69]);&quot;, &quot;;INT([.E69]);&quot;, &quot;;INT([.F69]);&quot;, &quot;;[.G69])" office:value-type="string" office:string-value="68, '11/02/2023',73469, 166, 35, 201, 17" calcext:value-type="string">
            <text:p>68, '11/02/2023',73469, 166, 35, 201, 1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3-02-11 00:00:00</text:p>
          </table:table-cell>
          <table:table-cell office:value-type="float" office:value="73471" calcext:value-type="float">
            <text:p>73471</text:p>
          </table:table-cell>
          <table:table-cell office:value-type="float" office:value="62.56" calcext:value-type="float">
            <text:p>62.56</text:p>
          </table:table-cell>
          <table:table-cell office:value-type="float" office:value="13.14" calcext:value-type="float">
            <text:p>13.14</text:p>
          </table:table-cell>
          <table:table-cell office:value-type="float" office:value="75.7" calcext:value-type="float">
            <text:p>75.7</text:p>
          </table:table-cell>
          <table:table-cell office:value-type="float" office:value="18" calcext:value-type="float">
            <text:p>18</text:p>
          </table:table-cell>
          <table:table-cell table:formula="of:=CONCATENATE([.A70];&quot;, '&quot;;TEXT([.B70];&quot;DD/MM/YYYY&quot;);&quot;',&quot;;[.C70];&quot;, &quot;;INT([.D70]);&quot;, &quot;;INT([.E70]);&quot;, &quot;;INT([.F70]);&quot;, &quot;;[.G70])" office:value-type="string" office:string-value="69, '11/02/2023',73471, 62, 13, 75, 18" calcext:value-type="string">
            <text:p>69, '11/02/2023',73471, 62, 13, 75, 1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3-02-11 00:00:00</text:p>
          </table:table-cell>
          <table:table-cell office:value-type="float" office:value="21945" calcext:value-type="float">
            <text:p>21945</text:p>
          </table:table-cell>
          <table:table-cell office:value-type="float" office:value="2698.44" calcext:value-type="float">
            <text:p>2698.44</text:p>
          </table:table-cell>
          <table:table-cell office:value-type="float" office:value="566.67" calcext:value-type="float">
            <text:p>566.67</text:p>
          </table:table-cell>
          <table:table-cell office:value-type="float" office:value="3265.11" calcext:value-type="float">
            <text:p>3265.11</text:p>
          </table:table-cell>
          <table:table-cell office:value-type="float" office:value="10" calcext:value-type="float">
            <text:p>10</text:p>
          </table:table-cell>
          <table:table-cell table:formula="of:=CONCATENATE([.A71];&quot;, '&quot;;TEXT([.B71];&quot;DD/MM/YYYY&quot;);&quot;',&quot;;[.C71];&quot;, &quot;;INT([.D71]);&quot;, &quot;;INT([.E71]);&quot;, &quot;;INT([.F71]);&quot;, &quot;;[.G71])" office:value-type="string" office:string-value="70, '11/02/2023',21945, 2698, 566, 3265, 10" calcext:value-type="string">
            <text:p>70, '11/02/2023',21945, 2698, 566, 3265, 1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3-02-11 00:00:00</text:p>
          </table:table-cell>
          <table:table-cell office:value-type="float" office:value="73472" calcext:value-type="float">
            <text:p>73472</text:p>
          </table:table-cell>
          <table:table-cell office:value-type="float" office:value="33.05" calcext:value-type="float">
            <text:p>33.05</text:p>
          </table:table-cell>
          <table:table-cell office:value-type="float" office:value="6.94" calcext:value-type="float">
            <text:p>6.94</text:p>
          </table:table-cell>
          <table:table-cell office:value-type="float" office:value="39.99" calcext:value-type="float">
            <text:p>39.99</text:p>
          </table:table-cell>
          <table:table-cell office:value-type="float" office:value="13" calcext:value-type="float">
            <text:p>13</text:p>
          </table:table-cell>
          <table:table-cell table:formula="of:=CONCATENATE([.A72];&quot;, '&quot;;TEXT([.B72];&quot;DD/MM/YYYY&quot;);&quot;',&quot;;[.C72];&quot;, &quot;;INT([.D72]);&quot;, &quot;;INT([.E72]);&quot;, &quot;;INT([.F72]);&quot;, &quot;;[.G72])" office:value-type="string" office:string-value="71, '11/02/2023',73472, 33, 6, 39, 13" calcext:value-type="string">
            <text:p>71, '11/02/2023',73472, 33, 6, 39, 1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3-02-11 00:00:00</text:p>
          </table:table-cell>
          <table:table-cell office:value-type="float" office:value="73473" calcext:value-type="float">
            <text:p>73473</text:p>
          </table:table-cell>
          <table:table-cell office:value-type="float" office:value="2071.71" calcext:value-type="float">
            <text:p>2071.71</text:p>
          </table:table-cell>
          <table:table-cell office:value-type="float" office:value="435.06" calcext:value-type="float">
            <text:p>435.06</text:p>
          </table:table-cell>
          <table:table-cell office:value-type="float" office:value="2506.77" calcext:value-type="float">
            <text:p>2506.77</text:p>
          </table:table-cell>
          <table:table-cell office:value-type="float" office:value="18" calcext:value-type="float">
            <text:p>18</text:p>
          </table:table-cell>
          <table:table-cell table:formula="of:=CONCATENATE([.A73];&quot;, '&quot;;TEXT([.B73];&quot;DD/MM/YYYY&quot;);&quot;',&quot;;[.C73];&quot;, &quot;;INT([.D73]);&quot;, &quot;;INT([.E73]);&quot;, &quot;;INT([.F73]);&quot;, &quot;;[.G73])" office:value-type="string" office:string-value="72, '11/02/2023',73473, 2071, 435, 2506, 18" calcext:value-type="string">
            <text:p>72, '11/02/2023',73473, 2071, 435, 2506, 1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3-02-11 00:00:00</text:p>
          </table:table-cell>
          <table:table-cell office:value-type="float" office:value="73474" calcext:value-type="float">
            <text:p>73474</text:p>
          </table:table-cell>
          <table:table-cell office:value-type="float" office:value="251.75" calcext:value-type="float">
            <text:p>251.75</text:p>
          </table:table-cell>
          <table:table-cell office:value-type="float" office:value="52.87" calcext:value-type="float">
            <text:p>52.87</text:p>
          </table:table-cell>
          <table:table-cell office:value-type="float" office:value="304.62" calcext:value-type="float">
            <text:p>304.62</text:p>
          </table:table-cell>
          <table:table-cell office:value-type="float" office:value="10" calcext:value-type="float">
            <text:p>10</text:p>
          </table:table-cell>
          <table:table-cell table:formula="of:=CONCATENATE([.A74];&quot;, '&quot;;TEXT([.B74];&quot;DD/MM/YYYY&quot;);&quot;',&quot;;[.C74];&quot;, &quot;;INT([.D74]);&quot;, &quot;;INT([.E74]);&quot;, &quot;;INT([.F74]);&quot;, &quot;;[.G74])" office:value-type="string" office:string-value="73, '11/02/2023',73474, 251, 52, 304, 10" calcext:value-type="string">
            <text:p>73, '11/02/2023',73474, 251, 52, 304, 1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3-02-11 00:00:00</text:p>
          </table:table-cell>
          <table:table-cell office:value-type="float" office:value="73475" calcext:value-type="float">
            <text:p>73475</text:p>
          </table:table-cell>
          <table:table-cell office:value-type="float" office:value="1531.42" calcext:value-type="float">
            <text:p>1531.42</text:p>
          </table:table-cell>
          <table:table-cell office:value-type="float" office:value="321.6" calcext:value-type="float">
            <text:p>321.6</text:p>
          </table:table-cell>
          <table:table-cell office:value-type="float" office:value="1853.02" calcext:value-type="float">
            <text:p>1853.02</text:p>
          </table:table-cell>
          <table:table-cell office:value-type="float" office:value="16" calcext:value-type="float">
            <text:p>16</text:p>
          </table:table-cell>
          <table:table-cell table:formula="of:=CONCATENATE([.A75];&quot;, '&quot;;TEXT([.B75];&quot;DD/MM/YYYY&quot;);&quot;',&quot;;[.C75];&quot;, &quot;;INT([.D75]);&quot;, &quot;;INT([.E75]);&quot;, &quot;;INT([.F75]);&quot;, &quot;;[.G75])" office:value-type="string" office:string-value="74, '11/02/2023',73475, 1531, 321, 1853, 16" calcext:value-type="string">
            <text:p>74, '11/02/2023',73475, 1531, 321, 1853, 1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3-02-11 00:00:00</text:p>
          </table:table-cell>
          <table:table-cell office:value-type="float" office:value="73476" calcext:value-type="float">
            <text:p>73476</text:p>
          </table:table-cell>
          <table:table-cell office:value-type="float" office:value="229.8" calcext:value-type="float">
            <text:p>229.8</text:p>
          </table:table-cell>
          <table:table-cell office:value-type="float" office:value="48.26" calcext:value-type="float">
            <text:p>48.26</text:p>
          </table:table-cell>
          <table:table-cell office:value-type="float" office:value="278.06" calcext:value-type="float">
            <text:p>278.06</text:p>
          </table:table-cell>
          <table:table-cell office:value-type="float" office:value="13" calcext:value-type="float">
            <text:p>13</text:p>
          </table:table-cell>
          <table:table-cell table:formula="of:=CONCATENATE([.A76];&quot;, '&quot;;TEXT([.B76];&quot;DD/MM/YYYY&quot;);&quot;',&quot;;[.C76];&quot;, &quot;;INT([.D76]);&quot;, &quot;;INT([.E76]);&quot;, &quot;;INT([.F76]);&quot;, &quot;;[.G76])" office:value-type="string" office:string-value="75, '11/02/2023',73476, 229, 48, 278, 13" calcext:value-type="string">
            <text:p>75, '11/02/2023',73476, 229, 48, 278, 1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3-02-11 00:00:00</text:p>
          </table:table-cell>
          <table:table-cell office:value-type="float" office:value="73478" calcext:value-type="float">
            <text:p>73478</text:p>
          </table:table-cell>
          <table:table-cell office:value-type="float" office:value="199.79" calcext:value-type="float">
            <text:p>199.79</text:p>
          </table:table-cell>
          <table:table-cell office:value-type="float" office:value="41.96" calcext:value-type="float">
            <text:p>41.96</text:p>
          </table:table-cell>
          <table:table-cell office:value-type="float" office:value="241.75" calcext:value-type="float">
            <text:p>241.75</text:p>
          </table:table-cell>
          <table:table-cell office:value-type="float" office:value="12" calcext:value-type="float">
            <text:p>12</text:p>
          </table:table-cell>
          <table:table-cell table:formula="of:=CONCATENATE([.A77];&quot;, '&quot;;TEXT([.B77];&quot;DD/MM/YYYY&quot;);&quot;',&quot;;[.C77];&quot;, &quot;;INT([.D77]);&quot;, &quot;;INT([.E77]);&quot;, &quot;;INT([.F77]);&quot;, &quot;;[.G77])" office:value-type="string" office:string-value="76, '11/02/2023',73478, 199, 41, 241, 12" calcext:value-type="string">
            <text:p>76, '11/02/2023',73478, 199, 41, 241, 1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3-02-11 00:00:00</text:p>
          </table:table-cell>
          <table:table-cell office:value-type="float" office:value="73479" calcext:value-type="float">
            <text:p>73479</text:p>
          </table:table-cell>
          <table:table-cell office:value-type="float" office:value="41.63" calcext:value-type="float">
            <text:p>41.63</text:p>
          </table:table-cell>
          <table:table-cell office:value-type="float" office:value="8.74" calcext:value-type="float">
            <text:p>8.74</text:p>
          </table:table-cell>
          <table:table-cell office:value-type="float" office:value="50.37" calcext:value-type="float">
            <text:p>50.37</text:p>
          </table:table-cell>
          <table:table-cell office:value-type="float" office:value="17" calcext:value-type="float">
            <text:p>17</text:p>
          </table:table-cell>
          <table:table-cell table:formula="of:=CONCATENATE([.A78];&quot;, '&quot;;TEXT([.B78];&quot;DD/MM/YYYY&quot;);&quot;',&quot;;[.C78];&quot;, &quot;;INT([.D78]);&quot;, &quot;;INT([.E78]);&quot;, &quot;;INT([.F78]);&quot;, &quot;;[.G78])" office:value-type="string" office:string-value="77, '11/02/2023',73479, 41, 8, 50, 17" calcext:value-type="string">
            <text:p>77, '11/02/2023',73479, 41, 8, 50, 1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3-02-11 00:00:00</text:p>
          </table:table-cell>
          <table:table-cell office:value-type="float" office:value="73480" calcext:value-type="float">
            <text:p>73480</text:p>
          </table:table-cell>
          <table:table-cell office:value-type="float" office:value="33.72" calcext:value-type="float">
            <text:p>33.72</text:p>
          </table:table-cell>
          <table:table-cell office:value-type="float" office:value="7.08" calcext:value-type="float">
            <text:p>7.08</text:p>
          </table:table-cell>
          <table:table-cell office:value-type="float" office:value="40.8" calcext:value-type="float">
            <text:p>40.8</text:p>
          </table:table-cell>
          <table:table-cell office:value-type="float" office:value="10" calcext:value-type="float">
            <text:p>10</text:p>
          </table:table-cell>
          <table:table-cell table:formula="of:=CONCATENATE([.A79];&quot;, '&quot;;TEXT([.B79];&quot;DD/MM/YYYY&quot;);&quot;',&quot;;[.C79];&quot;, &quot;;INT([.D79]);&quot;, &quot;;INT([.E79]);&quot;, &quot;;INT([.F79]);&quot;, &quot;;[.G79])" office:value-type="string" office:string-value="78, '11/02/2023',73480, 33, 7, 40, 10" calcext:value-type="string">
            <text:p>78, '11/02/2023',73480, 33, 7, 40, 1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3-02-11 00:00:00</text:p>
          </table:table-cell>
          <table:table-cell office:value-type="float" office:value="73481" calcext:value-type="float">
            <text:p>73481</text:p>
          </table:table-cell>
          <table:table-cell office:value-type="float" office:value="27.05" calcext:value-type="float">
            <text:p>27.05</text:p>
          </table:table-cell>
          <table:table-cell office:value-type="float" office:value="5.68" calcext:value-type="float">
            <text:p>5.68</text:p>
          </table:table-cell>
          <table:table-cell office:value-type="float" office:value="32.73" calcext:value-type="float">
            <text:p>32.73</text:p>
          </table:table-cell>
          <table:table-cell office:value-type="float" office:value="11" calcext:value-type="float">
            <text:p>11</text:p>
          </table:table-cell>
          <table:table-cell table:formula="of:=CONCATENATE([.A80];&quot;, '&quot;;TEXT([.B80];&quot;DD/MM/YYYY&quot;);&quot;',&quot;;[.C80];&quot;, &quot;;INT([.D80]);&quot;, &quot;;INT([.E80]);&quot;, &quot;;INT([.F80]);&quot;, &quot;;[.G80])" office:value-type="string" office:string-value="79, '11/02/2023',73481, 27, 5, 32, 11" calcext:value-type="string">
            <text:p>79, '11/02/2023',73481, 27, 5, 32, 1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3-02-11 00:00:00</text:p>
          </table:table-cell>
          <table:table-cell office:value-type="float" office:value="21946" calcext:value-type="float">
            <text:p>21946</text:p>
          </table:table-cell>
          <table:table-cell office:value-type="float" office:value="1137.74" calcext:value-type="float">
            <text:p>1137.74</text:p>
          </table:table-cell>
          <table:table-cell office:value-type="float" office:value="238.93" calcext:value-type="float">
            <text:p>238.93</text:p>
          </table:table-cell>
          <table:table-cell office:value-type="float" office:value="1376.67" calcext:value-type="float">
            <text:p>1376.67</text:p>
          </table:table-cell>
          <table:table-cell office:value-type="float" office:value="18" calcext:value-type="float">
            <text:p>18</text:p>
          </table:table-cell>
          <table:table-cell table:formula="of:=CONCATENATE([.A81];&quot;, '&quot;;TEXT([.B81];&quot;DD/MM/YYYY&quot;);&quot;',&quot;;[.C81];&quot;, &quot;;INT([.D81]);&quot;, &quot;;INT([.E81]);&quot;, &quot;;INT([.F81]);&quot;, &quot;;[.G81])" office:value-type="string" office:string-value="80, '11/02/2023',21946, 1137, 238, 1376, 18" calcext:value-type="string">
            <text:p>80, '11/02/2023',21946, 1137, 238, 1376, 1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3-02-11 00:00:00</text:p>
          </table:table-cell>
          <table:table-cell office:value-type="float" office:value="9689" calcext:value-type="float">
            <text:p>9689</text:p>
          </table:table-cell>
          <table:table-cell office:value-type="float" office:value="3486.45" calcext:value-type="float">
            <text:p>3486.45</text:p>
          </table:table-cell>
          <table:table-cell office:value-type="float" office:value="732.15" calcext:value-type="float">
            <text:p>732.15</text:p>
          </table:table-cell>
          <table:table-cell office:value-type="float" office:value="4218.6" calcext:value-type="float">
            <text:p>4218.6</text:p>
          </table:table-cell>
          <table:table-cell office:value-type="float" office:value="16" calcext:value-type="float">
            <text:p>16</text:p>
          </table:table-cell>
          <table:table-cell table:formula="of:=CONCATENATE([.A82];&quot;, '&quot;;TEXT([.B82];&quot;DD/MM/YYYY&quot;);&quot;',&quot;;[.C82];&quot;, &quot;;INT([.D82]);&quot;, &quot;;INT([.E82]);&quot;, &quot;;INT([.F82]);&quot;, &quot;;[.G82])" office:value-type="string" office:string-value="81, '11/02/2023',9689, 3486, 732, 4218, 16" calcext:value-type="string">
            <text:p>81, '11/02/2023',9689, 3486, 732, 4218, 1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3-02-11 00:00:00</text:p>
          </table:table-cell>
          <table:table-cell office:value-type="float" office:value="73482" calcext:value-type="float">
            <text:p>73482</text:p>
          </table:table-cell>
          <table:table-cell office:value-type="float" office:value="66.1" calcext:value-type="float">
            <text:p>66.1</text:p>
          </table:table-cell>
          <table:table-cell office:value-type="float" office:value="13.88" calcext:value-type="float">
            <text:p>13.88</text:p>
          </table:table-cell>
          <table:table-cell office:value-type="float" office:value="79.98" calcext:value-type="float">
            <text:p>79.98</text:p>
          </table:table-cell>
          <table:table-cell office:value-type="float" office:value="11" calcext:value-type="float">
            <text:p>11</text:p>
          </table:table-cell>
          <table:table-cell table:formula="of:=CONCATENATE([.A83];&quot;, '&quot;;TEXT([.B83];&quot;DD/MM/YYYY&quot;);&quot;',&quot;;[.C83];&quot;, &quot;;INT([.D83]);&quot;, &quot;;INT([.E83]);&quot;, &quot;;INT([.F83]);&quot;, &quot;;[.G83])" office:value-type="string" office:string-value="82, '11/02/2023',73482, 66, 13, 79, 11" calcext:value-type="string">
            <text:p>82, '11/02/2023',73482, 66, 13, 79, 1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3-02-11 00:00:00</text:p>
          </table:table-cell>
          <table:table-cell office:value-type="float" office:value="73483" calcext:value-type="float">
            <text:p>73483</text:p>
          </table:table-cell>
          <table:table-cell office:value-type="float" office:value="807.38" calcext:value-type="float">
            <text:p>807.38</text:p>
          </table:table-cell>
          <table:table-cell office:value-type="float" office:value="169.55" calcext:value-type="float">
            <text:p>169.55</text:p>
          </table:table-cell>
          <table:table-cell office:value-type="float" office:value="976.93" calcext:value-type="float">
            <text:p>976.93</text:p>
          </table:table-cell>
          <table:table-cell office:value-type="float" office:value="11" calcext:value-type="float">
            <text:p>11</text:p>
          </table:table-cell>
          <table:table-cell table:formula="of:=CONCATENATE([.A84];&quot;, '&quot;;TEXT([.B84];&quot;DD/MM/YYYY&quot;);&quot;',&quot;;[.C84];&quot;, &quot;;INT([.D84]);&quot;, &quot;;INT([.E84]);&quot;, &quot;;INT([.F84]);&quot;, &quot;;[.G84])" office:value-type="string" office:string-value="83, '11/02/2023',73483, 807, 169, 976, 11" calcext:value-type="string">
            <text:p>83, '11/02/2023',73483, 807, 169, 976, 1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3-02-11 00:00:00</text:p>
          </table:table-cell>
          <table:table-cell office:value-type="float" office:value="73484" calcext:value-type="float">
            <text:p>73484</text:p>
          </table:table-cell>
          <table:table-cell office:value-type="float" office:value="119.29" calcext:value-type="float">
            <text:p>119.29</text:p>
          </table:table-cell>
          <table:table-cell office:value-type="float" office:value="25.05" calcext:value-type="float">
            <text:p>25.05</text:p>
          </table:table-cell>
          <table:table-cell office:value-type="float" office:value="144.34" calcext:value-type="float">
            <text:p>144.34</text:p>
          </table:table-cell>
          <table:table-cell office:value-type="float" office:value="13" calcext:value-type="float">
            <text:p>13</text:p>
          </table:table-cell>
          <table:table-cell table:formula="of:=CONCATENATE([.A85];&quot;, '&quot;;TEXT([.B85];&quot;DD/MM/YYYY&quot;);&quot;',&quot;;[.C85];&quot;, &quot;;INT([.D85]);&quot;, &quot;;INT([.E85]);&quot;, &quot;;INT([.F85]);&quot;, &quot;;[.G85])" office:value-type="string" office:string-value="84, '11/02/2023',73484, 119, 25, 144, 13" calcext:value-type="string">
            <text:p>84, '11/02/2023',73484, 119, 25, 144, 1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3-02-11 00:00:00</text:p>
          </table:table-cell>
          <table:table-cell office:value-type="float" office:value="73486" calcext:value-type="float">
            <text:p>73486</text:p>
          </table:table-cell>
          <table:table-cell office:value-type="float" office:value="67.64" calcext:value-type="float">
            <text:p>67.64</text:p>
          </table:table-cell>
          <table:table-cell office:value-type="float" office:value="14.2" calcext:value-type="float">
            <text:p>14.2</text:p>
          </table:table-cell>
          <table:table-cell office:value-type="float" office:value="81.84" calcext:value-type="float">
            <text:p>81.84</text:p>
          </table:table-cell>
          <table:table-cell office:value-type="float" office:value="10" calcext:value-type="float">
            <text:p>10</text:p>
          </table:table-cell>
          <table:table-cell table:formula="of:=CONCATENATE([.A86];&quot;, '&quot;;TEXT([.B86];&quot;DD/MM/YYYY&quot;);&quot;',&quot;;[.C86];&quot;, &quot;;INT([.D86]);&quot;, &quot;;INT([.E86]);&quot;, &quot;;INT([.F86]);&quot;, &quot;;[.G86])" office:value-type="string" office:string-value="85, '11/02/2023',73486, 67, 14, 81, 10" calcext:value-type="string">
            <text:p>85, '11/02/2023',73486, 67, 14, 81, 1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3-02-11 00:00:00</text:p>
          </table:table-cell>
          <table:table-cell office:value-type="float" office:value="73488" calcext:value-type="float">
            <text:p>73488</text:p>
          </table:table-cell>
          <table:table-cell office:value-type="float" office:value="9.17" calcext:value-type="float">
            <text:p>9.17</text:p>
          </table:table-cell>
          <table:table-cell office:value-type="float" office:value="1.93" calcext:value-type="float">
            <text:p>1.93</text:p>
          </table:table-cell>
          <table:table-cell office:value-type="float" office:value="11.1" calcext:value-type="float">
            <text:p>11.1</text:p>
          </table:table-cell>
          <table:table-cell office:value-type="float" office:value="14" calcext:value-type="float">
            <text:p>14</text:p>
          </table:table-cell>
          <table:table-cell table:formula="of:=CONCATENATE([.A87];&quot;, '&quot;;TEXT([.B87];&quot;DD/MM/YYYY&quot;);&quot;',&quot;;[.C87];&quot;, &quot;;INT([.D87]);&quot;, &quot;;INT([.E87]);&quot;, &quot;;INT([.F87]);&quot;, &quot;;[.G87])" office:value-type="string" office:string-value="86, '11/02/2023',73488, 9, 1, 11, 14" calcext:value-type="string">
            <text:p>86, '11/02/2023',73488, 9, 1, 11, 1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3-02-11 00:00:00</text:p>
          </table:table-cell>
          <table:table-cell office:value-type="float" office:value="73489" calcext:value-type="float">
            <text:p>73489</text:p>
          </table:table-cell>
          <table:table-cell office:value-type="float" office:value="192.94" calcext:value-type="float">
            <text:p>192.94</text:p>
          </table:table-cell>
          <table:table-cell office:value-type="float" office:value="40.52" calcext:value-type="float">
            <text:p>40.52</text:p>
          </table:table-cell>
          <table:table-cell office:value-type="float" office:value="233.46" calcext:value-type="float">
            <text:p>233.46</text:p>
          </table:table-cell>
          <table:table-cell office:value-type="float" office:value="16" calcext:value-type="float">
            <text:p>16</text:p>
          </table:table-cell>
          <table:table-cell table:formula="of:=CONCATENATE([.A88];&quot;, '&quot;;TEXT([.B88];&quot;DD/MM/YYYY&quot;);&quot;',&quot;;[.C88];&quot;, &quot;;INT([.D88]);&quot;, &quot;;INT([.E88]);&quot;, &quot;;INT([.F88]);&quot;, &quot;;[.G88])" office:value-type="string" office:string-value="87, '11/02/2023',73489, 192, 40, 233, 16" calcext:value-type="string">
            <text:p>87, '11/02/2023',73489, 192, 40, 233, 1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3-02-11 00:00:00</text:p>
          </table:table-cell>
          <table:table-cell office:value-type="float" office:value="73492" calcext:value-type="float">
            <text:p>73492</text:p>
          </table:table-cell>
          <table:table-cell office:value-type="float" office:value="120.5" calcext:value-type="float">
            <text:p>120.5</text:p>
          </table:table-cell>
          <table:table-cell office:value-type="float" office:value="25.3" calcext:value-type="float">
            <text:p>25.3</text:p>
          </table:table-cell>
          <table:table-cell office:value-type="float" office:value="145.8" calcext:value-type="float">
            <text:p>145.8</text:p>
          </table:table-cell>
          <table:table-cell office:value-type="float" office:value="17" calcext:value-type="float">
            <text:p>17</text:p>
          </table:table-cell>
          <table:table-cell table:formula="of:=CONCATENATE([.A89];&quot;, '&quot;;TEXT([.B89];&quot;DD/MM/YYYY&quot;);&quot;',&quot;;[.C89];&quot;, &quot;;INT([.D89]);&quot;, &quot;;INT([.E89]);&quot;, &quot;;INT([.F89]);&quot;, &quot;;[.G89])" office:value-type="string" office:string-value="88, '11/02/2023',73492, 120, 25, 145, 17" calcext:value-type="string">
            <text:p>88, '11/02/2023',73492, 120, 25, 145, 1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3-02-11 00:00:00</text:p>
          </table:table-cell>
          <table:table-cell office:value-type="float" office:value="73491" calcext:value-type="float">
            <text:p>73491</text:p>
          </table:table-cell>
          <table:table-cell office:value-type="float" office:value="108.79" calcext:value-type="float">
            <text:p>108.79</text:p>
          </table:table-cell>
          <table:table-cell office:value-type="float" office:value="22.85" calcext:value-type="float">
            <text:p>22.85</text:p>
          </table:table-cell>
          <table:table-cell office:value-type="float" office:value="131.64" calcext:value-type="float">
            <text:p>131.64</text:p>
          </table:table-cell>
          <table:table-cell office:value-type="float" office:value="16" calcext:value-type="float">
            <text:p>16</text:p>
          </table:table-cell>
          <table:table-cell table:formula="of:=CONCATENATE([.A90];&quot;, '&quot;;TEXT([.B90];&quot;DD/MM/YYYY&quot;);&quot;',&quot;;[.C90];&quot;, &quot;;INT([.D90]);&quot;, &quot;;INT([.E90]);&quot;, &quot;;INT([.F90]);&quot;, &quot;;[.G90])" office:value-type="string" office:string-value="89, '11/02/2023',73491, 108, 22, 131, 16" calcext:value-type="string">
            <text:p>89, '11/02/2023',73491, 108, 22, 131, 1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3-02-11 00:00:00</text:p>
          </table:table-cell>
          <table:table-cell office:value-type="float" office:value="9690" calcext:value-type="float">
            <text:p>9690</text:p>
          </table:table-cell>
          <table:table-cell office:value-type="float" office:value="1104.74" calcext:value-type="float">
            <text:p>1104.74</text:p>
          </table:table-cell>
          <table:table-cell office:value-type="float" office:value="231.99" calcext:value-type="float">
            <text:p>231.99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16" calcext:value-type="float">
            <text:p>16</text:p>
          </table:table-cell>
          <table:table-cell table:formula="of:=CONCATENATE([.A91];&quot;, '&quot;;TEXT([.B91];&quot;DD/MM/YYYY&quot;);&quot;',&quot;;[.C91];&quot;, &quot;;INT([.D91]);&quot;, &quot;;INT([.E91]);&quot;, &quot;;INT([.F91]);&quot;, &quot;;[.G91])" office:value-type="string" office:string-value="90, '11/02/2023',9690, 1104, 231, 1336, 16" calcext:value-type="string">
            <text:p>90, '11/02/2023',9690, 1104, 231, 1336, 1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3-02-11 00:00:00</text:p>
          </table:table-cell>
          <table:table-cell office:value-type="float" office:value="9691" calcext:value-type="float">
            <text:p>9691</text:p>
          </table:table-cell>
          <table:table-cell office:value-type="float" office:value="25032.98" calcext:value-type="float">
            <text:p>25032.98</text:p>
          </table:table-cell>
          <table:table-cell office:value-type="float" office:value="5256.92" calcext:value-type="float">
            <text:p>5256.92</text:p>
          </table:table-cell>
          <table:table-cell office:value-type="float" office:value="30289.9" calcext:value-type="float">
            <text:p>30289.9</text:p>
          </table:table-cell>
          <table:table-cell office:value-type="float" office:value="15" calcext:value-type="float">
            <text:p>15</text:p>
          </table:table-cell>
          <table:table-cell table:formula="of:=CONCATENATE([.A92];&quot;, '&quot;;TEXT([.B92];&quot;DD/MM/YYYY&quot;);&quot;',&quot;;[.C92];&quot;, &quot;;INT([.D92]);&quot;, &quot;;INT([.E92]);&quot;, &quot;;INT([.F92]);&quot;, &quot;;[.G92])" office:value-type="string" office:string-value="91, '11/02/2023',9691, 25032, 5256, 30289, 15" calcext:value-type="string">
            <text:p>91, '11/02/2023',9691, 25032, 5256, 30289, 1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3-02-11 00:00:00</text:p>
          </table:table-cell>
          <table:table-cell office:value-type="float" office:value="21947" calcext:value-type="float">
            <text:p>21947</text:p>
          </table:table-cell>
          <table:table-cell office:value-type="float" office:value="311.44" calcext:value-type="float">
            <text:p>311.44</text:p>
          </table:table-cell>
          <table:table-cell office:value-type="float" office:value="65.4" calcext:value-type="float">
            <text:p>65.4</text:p>
          </table:table-cell>
          <table:table-cell office:value-type="float" office:value="376.84" calcext:value-type="float">
            <text:p>376.84</text:p>
          </table:table-cell>
          <table:table-cell office:value-type="float" office:value="11" calcext:value-type="float">
            <text:p>11</text:p>
          </table:table-cell>
          <table:table-cell table:formula="of:=CONCATENATE([.A93];&quot;, '&quot;;TEXT([.B93];&quot;DD/MM/YYYY&quot;);&quot;',&quot;;[.C93];&quot;, &quot;;INT([.D93]);&quot;, &quot;;INT([.E93]);&quot;, &quot;;INT([.F93]);&quot;, &quot;;[.G93])" office:value-type="string" office:string-value="92, '11/02/2023',21947, 311, 65, 376, 11" calcext:value-type="string">
            <text:p>92, '11/02/2023',21947, 311, 65, 376, 1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3-02-11 00:00:00</text:p>
          </table:table-cell>
          <table:table-cell office:value-type="float" office:value="73493" calcext:value-type="float">
            <text:p>73493</text:p>
          </table:table-cell>
          <table:table-cell office:value-type="float" office:value="253.82" calcext:value-type="float">
            <text:p>253.82</text:p>
          </table:table-cell>
          <table:table-cell office:value-type="float" office:value="53.3" calcext:value-type="float">
            <text:p>53.3</text:p>
          </table:table-cell>
          <table:table-cell office:value-type="float" office:value="307.12" calcext:value-type="float">
            <text:p>307.12</text:p>
          </table:table-cell>
          <table:table-cell office:value-type="float" office:value="16" calcext:value-type="float">
            <text:p>16</text:p>
          </table:table-cell>
          <table:table-cell table:formula="of:=CONCATENATE([.A94];&quot;, '&quot;;TEXT([.B94];&quot;DD/MM/YYYY&quot;);&quot;',&quot;;[.C94];&quot;, &quot;;INT([.D94]);&quot;, &quot;;INT([.E94]);&quot;, &quot;;INT([.F94]);&quot;, &quot;;[.G94])" office:value-type="string" office:string-value="93, '11/02/2023',73493, 253, 53, 307, 16" calcext:value-type="string">
            <text:p>93, '11/02/2023',73493, 253, 53, 307, 1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3-02-11 00:00:00</text:p>
          </table:table-cell>
          <table:table-cell office:value-type="float" office:value="73494" calcext:value-type="float">
            <text:p>73494</text:p>
          </table:table-cell>
          <table:table-cell office:value-type="float" office:value="40.93" calcext:value-type="float">
            <text:p>40.93</text:p>
          </table:table-cell>
          <table:table-cell office:value-type="float" office:value="8.6" calcext:value-type="float">
            <text:p>8.6</text:p>
          </table:table-cell>
          <table:table-cell office:value-type="float" office:value="49.53" calcext:value-type="float">
            <text:p>49.53</text:p>
          </table:table-cell>
          <table:table-cell office:value-type="float" office:value="15" calcext:value-type="float">
            <text:p>15</text:p>
          </table:table-cell>
          <table:table-cell table:formula="of:=CONCATENATE([.A95];&quot;, '&quot;;TEXT([.B95];&quot;DD/MM/YYYY&quot;);&quot;',&quot;;[.C95];&quot;, &quot;;INT([.D95]);&quot;, &quot;;INT([.E95]);&quot;, &quot;;INT([.F95]);&quot;, &quot;;[.G95])" office:value-type="string" office:string-value="94, '11/02/2023',73494, 40, 8, 49, 15" calcext:value-type="string">
            <text:p>94, '11/02/2023',73494, 40, 8, 49, 1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3-02-11 00:00:00</text:p>
          </table:table-cell>
          <table:table-cell office:value-type="float" office:value="73499" calcext:value-type="float">
            <text:p>73499</text:p>
          </table:table-cell>
          <table:table-cell office:value-type="float" office:value="45.43" calcext:value-type="float">
            <text:p>45.43</text:p>
          </table:table-cell>
          <table:table-cell office:value-type="float" office:value="9.54" calcext:value-type="float">
            <text:p>9.54</text:p>
          </table:table-cell>
          <table:table-cell office:value-type="float" office:value="54.97" calcext:value-type="float">
            <text:p>54.97</text:p>
          </table:table-cell>
          <table:table-cell office:value-type="float" office:value="11" calcext:value-type="float">
            <text:p>11</text:p>
          </table:table-cell>
          <table:table-cell table:formula="of:=CONCATENATE([.A96];&quot;, '&quot;;TEXT([.B96];&quot;DD/MM/YYYY&quot;);&quot;',&quot;;[.C96];&quot;, &quot;;INT([.D96]);&quot;, &quot;;INT([.E96]);&quot;, &quot;;INT([.F96]);&quot;, &quot;;[.G96])" office:value-type="string" office:string-value="95, '11/02/2023',73499, 45, 9, 54, 11" calcext:value-type="string">
            <text:p>95, '11/02/2023',73499, 45, 9, 54, 1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3-02-11 00:00:00</text:p>
          </table:table-cell>
          <table:table-cell office:value-type="float" office:value="73496" calcext:value-type="float">
            <text:p>73496</text:p>
          </table:table-cell>
          <table:table-cell office:value-type="float" office:value="12.17" calcext:value-type="float">
            <text:p>12.17</text:p>
          </table:table-cell>
          <table:table-cell office:value-type="float" office:value="2.55" calcext:value-type="float">
            <text:p>2.55</text:p>
          </table:table-cell>
          <table:table-cell office:value-type="float" office:value="14.72" calcext:value-type="float">
            <text:p>14.72</text:p>
          </table:table-cell>
          <table:table-cell office:value-type="float" office:value="10" calcext:value-type="float">
            <text:p>10</text:p>
          </table:table-cell>
          <table:table-cell table:formula="of:=CONCATENATE([.A97];&quot;, '&quot;;TEXT([.B97];&quot;DD/MM/YYYY&quot;);&quot;',&quot;;[.C97];&quot;, &quot;;INT([.D97]);&quot;, &quot;;INT([.E97]);&quot;, &quot;;INT([.F97]);&quot;, &quot;;[.G97])" office:value-type="string" office:string-value="96, '11/02/2023',73496, 12, 2, 14, 10" calcext:value-type="string">
            <text:p>96, '11/02/2023',73496, 12, 2, 14, 1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3-02-11 00:00:00</text:p>
          </table:table-cell>
          <table:table-cell office:value-type="float" office:value="73495" calcext:value-type="float">
            <text:p>73495</text:p>
          </table:table-cell>
          <table:table-cell office:value-type="float" office:value="100.54" calcext:value-type="float">
            <text:p>100.54</text:p>
          </table:table-cell>
          <table:table-cell office:value-type="float" office:value="21.11" calcext:value-type="float">
            <text:p>21.11</text:p>
          </table:table-cell>
          <table:table-cell office:value-type="float" office:value="121.65" calcext:value-type="float">
            <text:p>121.65</text:p>
          </table:table-cell>
          <table:table-cell office:value-type="float" office:value="16" calcext:value-type="float">
            <text:p>16</text:p>
          </table:table-cell>
          <table:table-cell table:formula="of:=CONCATENATE([.A98];&quot;, '&quot;;TEXT([.B98];&quot;DD/MM/YYYY&quot;);&quot;',&quot;;[.C98];&quot;, &quot;;INT([.D98]);&quot;, &quot;;INT([.E98]);&quot;, &quot;;INT([.F98]);&quot;, &quot;;[.G98])" office:value-type="string" office:string-value="97, '11/02/2023',73495, 100, 21, 121, 16" calcext:value-type="string">
            <text:p>97, '11/02/2023',73495, 100, 21, 121, 1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3-02-11 00:00:00</text:p>
          </table:table-cell>
          <table:table-cell office:value-type="float" office:value="73497" calcext:value-type="float">
            <text:p>73497</text:p>
          </table:table-cell>
          <table:table-cell office:value-type="float" office:value="1167.1" calcext:value-type="float">
            <text:p>1167.1</text:p>
          </table:table-cell>
          <table:table-cell office:value-type="float" office:value="245.09" calcext:value-type="float">
            <text:p>245.09</text:p>
          </table:table-cell>
          <table:table-cell office:value-type="float" office:value="1412.19" calcext:value-type="float">
            <text:p>1412.19</text:p>
          </table:table-cell>
          <table:table-cell office:value-type="float" office:value="14" calcext:value-type="float">
            <text:p>14</text:p>
          </table:table-cell>
          <table:table-cell table:formula="of:=CONCATENATE([.A99];&quot;, '&quot;;TEXT([.B99];&quot;DD/MM/YYYY&quot;);&quot;',&quot;;[.C99];&quot;, &quot;;INT([.D99]);&quot;, &quot;;INT([.E99]);&quot;, &quot;;INT([.F99]);&quot;, &quot;;[.G99])" office:value-type="string" office:string-value="98, '11/02/2023',73497, 1167, 245, 1412, 14" calcext:value-type="string">
            <text:p>98, '11/02/2023',73497, 1167, 245, 1412, 1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3-02-11 00:00:00</text:p>
          </table:table-cell>
          <table:table-cell office:value-type="float" office:value="73500" calcext:value-type="float">
            <text:p>73500</text:p>
          </table:table-cell>
          <table:table-cell office:value-type="float" office:value="2094.25" calcext:value-type="float">
            <text:p>2094.25</text:p>
          </table:table-cell>
          <table:table-cell office:value-type="float" office:value="439.79" calcext:value-type="float">
            <text:p>439.79</text:p>
          </table:table-cell>
          <table:table-cell office:value-type="float" office:value="2534.04" calcext:value-type="float">
            <text:p>2534.04</text:p>
          </table:table-cell>
          <table:table-cell office:value-type="float" office:value="17" calcext:value-type="float">
            <text:p>17</text:p>
          </table:table-cell>
          <table:table-cell table:formula="of:=CONCATENATE([.A100];&quot;, '&quot;;TEXT([.B100];&quot;DD/MM/YYYY&quot;);&quot;',&quot;;[.C100];&quot;, &quot;;INT([.D100]);&quot;, &quot;;INT([.E100]);&quot;, &quot;;INT([.F100]);&quot;, &quot;;[.G100])" office:value-type="string" office:string-value="99, '11/02/2023',73500, 2094, 439, 2534, 17" calcext:value-type="string">
            <text:p>99, '11/02/2023',73500, 2094, 439, 2534, 1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3-02-11 00:00:00</text:p>
          </table:table-cell>
          <table:table-cell office:value-type="float" office:value="73501" calcext:value-type="float">
            <text:p>73501</text:p>
          </table:table-cell>
          <table:table-cell office:value-type="float" office:value="87.92" calcext:value-type="float">
            <text:p>87.92</text:p>
          </table:table-cell>
          <table:table-cell office:value-type="float" office:value="18.46" calcext:value-type="float">
            <text:p>18.46</text:p>
          </table:table-cell>
          <table:table-cell office:value-type="float" office:value="106.38" calcext:value-type="float">
            <text:p>106.38</text:p>
          </table:table-cell>
          <table:table-cell office:value-type="float" office:value="11" calcext:value-type="float">
            <text:p>11</text:p>
          </table:table-cell>
          <table:table-cell table:formula="of:=CONCATENATE([.A101];&quot;, '&quot;;TEXT([.B101];&quot;DD/MM/YYYY&quot;);&quot;',&quot;;[.C101];&quot;, &quot;;INT([.D101]);&quot;, &quot;;INT([.E101]);&quot;, &quot;;INT([.F101]);&quot;, &quot;;[.G101])" office:value-type="string" office:string-value="100, '11/02/2023',73501, 87, 18, 106, 11" calcext:value-type="string">
            <text:p>100, '11/02/2023',73501, 87, 18, 106, 11</text:p>
          </table:table-cell>
          <table:table-cell table:number-columns-repeated="4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entasDetalle" table:style-name="ta1">
        <table:table-column table:style-name="co6" table:number-columns-repeated="6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idventasdetalle</text:p>
          </table:table-cell>
          <table:table-cell table:style-name="ce1" office:value-type="string" calcext:value-type="string">
            <text:p>fk_idventasmaestro</text:p>
          </table:table-cell>
          <table:table-cell table:style-name="ce1" office:value-type="string" calcext:value-type="string">
            <text:p>fk_idarticul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articulo</text:p>
          </table:table-cell>
          <table:table-cell table:style-name="ce1" office:value-type="string" calcext:value-type="string">
            <text:p>costoarticulo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2];&quot;, &quot;;[.B2];&quot;, &quot;;[.C2];&quot;, &quot;;[.D2];&quot;, &quot;;INT([.E2]);&quot;, &quot;;INT([.F2]))" office:value-type="string" office:string-value="1, 1, 11, 1, 39, 19" calcext:value-type="string">
            <text:p>1, 1, 11, 1, 39, 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3];&quot;, &quot;;[.B3];&quot;, &quot;;[.C3];&quot;, &quot;;[.D3];&quot;, &quot;;INT([.E3]);&quot;, &quot;;INT([.F3]))" office:value-type="string" office:string-value="2, 1, 16, 1, 39, 19" calcext:value-type="string">
            <text:p>2, 1, 16, 1, 39, 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6.16" calcext:value-type="float">
            <text:p>186.16</text:p>
          </table:table-cell>
          <table:table-cell office:value-type="float" office:value="103.42" calcext:value-type="float">
            <text:p>103.42</text:p>
          </table:table-cell>
          <table:table-cell table:formula="of:=CONCATENATE([.A4];&quot;, &quot;;[.B4];&quot;, &quot;;[.C4];&quot;, &quot;;[.D4];&quot;, &quot;;INT([.E4]);&quot;, &quot;;INT([.F4]))" office:value-type="string" office:string-value="3, 1, 13, 1, 186, 103" calcext:value-type="string">
            <text:p>3, 1, 13, 1, 186, 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4.81" calcext:value-type="float">
            <text:p>274.81</text:p>
          </table:table-cell>
          <table:table-cell office:value-type="float" office:value="152.67" calcext:value-type="float">
            <text:p>152.67</text:p>
          </table:table-cell>
          <table:table-cell table:formula="of:=CONCATENATE([.A5];&quot;, &quot;;[.B5];&quot;, &quot;;[.C5];&quot;, &quot;;[.D5];&quot;, &quot;;INT([.E5]);&quot;, &quot;;INT([.F5]))" office:value-type="string" office:string-value="4, 1, 12, 1, 274, 152" calcext:value-type="string">
            <text:p>4, 1, 12, 1, 274, 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8" calcext:value-type="float">
            <text:p>0.38</text:p>
          </table:table-cell>
          <table:table-cell table:formula="of:=CONCATENATE([.A6];&quot;, &quot;;[.B6];&quot;, &quot;;[.C6];&quot;, &quot;;[.D6];&quot;, &quot;;INT([.E6]);&quot;, &quot;;INT([.F6]))" office:value-type="string" office:string-value="5, 1, 10, 10, 0, 0" calcext:value-type="string">
            <text:p>5, 1, 10, 10, 0, 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formula="of:=CONCATENATE([.A7];&quot;, &quot;;[.B7];&quot;, &quot;;[.C7];&quot;, &quot;;[.D7];&quot;, &quot;;INT([.E7]);&quot;, &quot;;INT([.F7]))" office:value-type="string" office:string-value="6, 1, 13, 10, 0, 0" calcext:value-type="string">
            <text:p>6, 1, 13, 10, 0, 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.68" calcext:value-type="float">
            <text:p>16.68</text:p>
          </table:table-cell>
          <table:table-cell office:value-type="float" office:value="9.53" calcext:value-type="float">
            <text:p>9.53</text:p>
          </table:table-cell>
          <table:table-cell table:formula="of:=CONCATENATE([.A8];&quot;, &quot;;[.B8];&quot;, &quot;;[.C8];&quot;, &quot;;[.D8];&quot;, &quot;;INT([.E8]);&quot;, &quot;;INT([.F8]))" office:value-type="string" office:string-value="7, 2, 13, 2, 16, 9" calcext:value-type="string">
            <text:p>7, 2, 13, 2, 16, 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0.62" calcext:value-type="float">
            <text:p>70.62</text:p>
          </table:table-cell>
          <table:table-cell office:value-type="float" office:value="40.35" calcext:value-type="float">
            <text:p>40.35</text:p>
          </table:table-cell>
          <table:table-cell table:formula="of:=CONCATENATE([.A9];&quot;, &quot;;[.B9];&quot;, &quot;;[.C9];&quot;, &quot;;[.D9];&quot;, &quot;;INT([.E9]);&quot;, &quot;;INT([.F9]))" office:value-type="string" office:string-value="8, 2, 12, 1, 70, 40" calcext:value-type="string">
            <text:p>8, 2, 12, 1, 70, 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9.27" calcext:value-type="float">
            <text:p>159.27</text:p>
          </table:table-cell>
          <table:table-cell office:value-type="float" office:value="91.01" calcext:value-type="float">
            <text:p>91.01</text:p>
          </table:table-cell>
          <table:table-cell table:formula="of:=CONCATENATE([.A10];&quot;, &quot;;[.B10];&quot;, &quot;;[.C10];&quot;, &quot;;[.D10];&quot;, &quot;;INT([.E10]);&quot;, &quot;;INT([.F10]))" office:value-type="string" office:string-value="9, 2, 18, 1, 159, 91" calcext:value-type="string">
            <text:p>9, 2, 18, 1, 159, 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.52" calcext:value-type="float">
            <text:p>200.52</text:p>
          </table:table-cell>
          <table:table-cell office:value-type="float" office:value="100.26" calcext:value-type="float">
            <text:p>100.26</text:p>
          </table:table-cell>
          <table:table-cell table:formula="of:=CONCATENATE([.A11];&quot;, &quot;;[.B11];&quot;, &quot;;[.C11];&quot;, &quot;;[.D11];&quot;, &quot;;INT([.E11]);&quot;, &quot;;INT([.F11]))" office:value-type="string" office:string-value="10, 3, 18, 1, 200, 100" calcext:value-type="string">
            <text:p>10, 3, 18, 1, 200, 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86" calcext:value-type="float">
            <text:p>6.86</text:p>
          </table:table-cell>
          <table:table-cell office:value-type="float" office:value="4.16" calcext:value-type="float">
            <text:p>4.16</text:p>
          </table:table-cell>
          <table:table-cell table:formula="of:=CONCATENATE([.A12];&quot;, &quot;;[.B12];&quot;, &quot;;[.C12];&quot;, &quot;;[.D12];&quot;, &quot;;INT([.E12]);&quot;, &quot;;INT([.F12]))" office:value-type="string" office:string-value="11, 3, 13, 3, 6, 4" calcext:value-type="string">
            <text:p>11, 3, 13, 3, 6, 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3.02" calcext:value-type="float">
            <text:p>33.02</text:p>
          </table:table-cell>
          <table:table-cell office:value-type="float" office:value="20.01" calcext:value-type="float">
            <text:p>20.01</text:p>
          </table:table-cell>
          <table:table-cell table:formula="of:=CONCATENATE([.A13];&quot;, &quot;;[.B13];&quot;, &quot;;[.C13];&quot;, &quot;;[.D13];&quot;, &quot;;INT([.E13]);&quot;, &quot;;INT([.F13]))" office:value-type="string" office:string-value="12, 4, 13, 60, 33, 20" calcext:value-type="string">
            <text:p>12, 4, 13, 60, 33, 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 office:value-type="float" office:value="41.47" calcext:value-type="float">
            <text:p>41.47</text:p>
          </table:table-cell>
          <table:table-cell table:formula="of:=CONCATENATE([.A14];&quot;, &quot;;[.B14];&quot;, &quot;;[.C14];&quot;, &quot;;[.D14];&quot;, &quot;;INT([.E14]);&quot;, &quot;;INT([.F14]))" office:value-type="string" office:string-value="13, 4, 11, 3, 70, 41" calcext:value-type="string">
            <text:p>13, 4, 11, 3, 70, 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9.27" calcext:value-type="float">
            <text:p>159.27</text:p>
          </table:table-cell>
          <table:table-cell office:value-type="float" office:value="91.01" calcext:value-type="float">
            <text:p>91.01</text:p>
          </table:table-cell>
          <table:table-cell table:formula="of:=CONCATENATE([.A15];&quot;, &quot;;[.B15];&quot;, &quot;;[.C15];&quot;, &quot;;[.D15];&quot;, &quot;;INT([.E15]);&quot;, &quot;;INT([.F15]))" office:value-type="string" office:string-value="14, 4, 12, 1, 159, 91" calcext:value-type="string">
            <text:p>14, 4, 12, 1, 159, 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9.27" calcext:value-type="float">
            <text:p>159.27</text:p>
          </table:table-cell>
          <table:table-cell office:value-type="float" office:value="91.01" calcext:value-type="float">
            <text:p>91.01</text:p>
          </table:table-cell>
          <table:table-cell table:formula="of:=CONCATENATE([.A16];&quot;, &quot;;[.B16];&quot;, &quot;;[.C16];&quot;, &quot;;[.D16];&quot;, &quot;;INT([.E16]);&quot;, &quot;;INT([.F16]))" office:value-type="string" office:string-value="15, 4, 13, 3, 159, 91" calcext:value-type="string">
            <text:p>15, 4, 13, 3, 159, 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9.27" calcext:value-type="float">
            <text:p>159.27</text:p>
          </table:table-cell>
          <table:table-cell office:value-type="float" office:value="91.01" calcext:value-type="float">
            <text:p>91.01</text:p>
          </table:table-cell>
          <table:table-cell table:formula="of:=CONCATENATE([.A17];&quot;, &quot;;[.B17];&quot;, &quot;;[.C17];&quot;, &quot;;[.D17];&quot;, &quot;;INT([.E17]);&quot;, &quot;;INT([.F17]))" office:value-type="string" office:string-value="16, 4, 12, 1, 159, 91" calcext:value-type="string">
            <text:p>16, 4, 12, 1, 159, 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23.39" calcext:value-type="float">
            <text:p>623.39</text:p>
          </table:table-cell>
          <table:table-cell office:value-type="float" office:value="356.22" calcext:value-type="float">
            <text:p>356.22</text:p>
          </table:table-cell>
          <table:table-cell table:formula="of:=CONCATENATE([.A18];&quot;, &quot;;[.B18];&quot;, &quot;;[.C18];&quot;, &quot;;[.D18];&quot;, &quot;;INT([.E18]);&quot;, &quot;;INT([.F18]))" office:value-type="string" office:string-value="17, 4, 14, 1, 623, 356" calcext:value-type="string">
            <text:p>17, 4, 14, 1, 623, 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25.09" calcext:value-type="float">
            <text:p>1325.09</text:p>
          </table:table-cell>
          <table:table-cell office:value-type="float" office:value="736.16" calcext:value-type="float">
            <text:p>736.16</text:p>
          </table:table-cell>
          <table:table-cell table:formula="of:=CONCATENATE([.A19];&quot;, &quot;;[.B19];&quot;, &quot;;[.C19];&quot;, &quot;;[.D19];&quot;, &quot;;INT([.E19]);&quot;, &quot;;INT([.F19]))" office:value-type="string" office:string-value="18, 4, 17, 1, 1325, 736" calcext:value-type="string">
            <text:p>18, 4, 17, 1, 1325, 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87.48" calcext:value-type="float">
            <text:p>587.48</text:p>
          </table:table-cell>
          <table:table-cell office:value-type="float" office:value="345.58" calcext:value-type="float">
            <text:p>345.58</text:p>
          </table:table-cell>
          <table:table-cell table:formula="of:=CONCATENATE([.A20];&quot;, &quot;;[.B20];&quot;, &quot;;[.C20];&quot;, &quot;;[.D20];&quot;, &quot;;INT([.E20]);&quot;, &quot;;INT([.F20]))" office:value-type="string" office:string-value="19, 4, 16, 1, 587, 345" calcext:value-type="string">
            <text:p>19, 4, 16, 1, 587, 3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78" calcext:value-type="float">
            <text:p>0.78</text:p>
          </table:table-cell>
          <table:table-cell office:value-type="float" office:value="0.39" calcext:value-type="float">
            <text:p>0.39</text:p>
          </table:table-cell>
          <table:table-cell table:formula="of:=CONCATENATE([.A21];&quot;, &quot;;[.B21];&quot;, &quot;;[.C21];&quot;, &quot;;[.D21];&quot;, &quot;;INT([.E21]);&quot;, &quot;;INT([.F21]))" office:value-type="string" office:string-value="20, 4, 11, 50, 0, 0" calcext:value-type="string">
            <text:p>20, 4, 11, 50, 0, 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formula="of:=CONCATENATE([.A22];&quot;, &quot;;[.B22];&quot;, &quot;;[.C22];&quot;, &quot;;[.D22];&quot;, &quot;;INT([.E22]);&quot;, &quot;;INT([.F22]))" office:value-type="string" office:string-value="21, 4, 14, 50, 0, 0" calcext:value-type="string">
            <text:p>21, 4, 14, 50, 0, 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.04" calcext:value-type="float">
            <text:p>21.04</text:p>
          </table:table-cell>
          <table:table-cell office:value-type="float" office:value="10.52" calcext:value-type="float">
            <text:p>10.52</text:p>
          </table:table-cell>
          <table:table-cell table:formula="of:=CONCATENATE([.A23];&quot;, &quot;;[.B23];&quot;, &quot;;[.C23];&quot;, &quot;;[.D23];&quot;, &quot;;INT([.E23]);&quot;, &quot;;INT([.F23]))" office:value-type="string" office:string-value="22, 4, 12, 2, 21, 10" calcext:value-type="string">
            <text:p>22, 4, 12, 2, 21, 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6.66" calcext:value-type="float">
            <text:p>226.66</text:p>
          </table:table-cell>
          <table:table-cell office:value-type="float" office:value="133.95" calcext:value-type="float">
            <text:p>133.95</text:p>
          </table:table-cell>
          <table:table-cell table:formula="of:=CONCATENATE([.A24];&quot;, &quot;;[.B24];&quot;, &quot;;[.C24];&quot;, &quot;;[.D24];&quot;, &quot;;INT([.E24]);&quot;, &quot;;INT([.F24]))" office:value-type="string" office:string-value="23, 4, 13, 1, 226, 133" calcext:value-type="string">
            <text:p>23, 4, 13, 1, 226, 1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99" calcext:value-type="float">
            <text:p>11.99</text:p>
          </table:table-cell>
          <table:table-cell office:value-type="float" office:value="6.85" calcext:value-type="float">
            <text:p>6.85</text:p>
          </table:table-cell>
          <table:table-cell table:formula="of:=CONCATENATE([.A25];&quot;, &quot;;[.B25];&quot;, &quot;;[.C25];&quot;, &quot;;[.D25];&quot;, &quot;;INT([.E25]);&quot;, &quot;;INT([.F25]))" office:value-type="string" office:string-value="24, 4, 11, 2, 11, 6" calcext:value-type="string">
            <text:p>24, 4, 11, 2, 11, 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.01" calcext:value-type="float">
            <text:p>17.01</text:p>
          </table:table-cell>
          <table:table-cell office:value-type="float" office:value="9.72" calcext:value-type="float">
            <text:p>9.72</text:p>
          </table:table-cell>
          <table:table-cell table:formula="of:=CONCATENATE([.A26];&quot;, &quot;;[.B26];&quot;, &quot;;[.C26];&quot;, &quot;;[.D26];&quot;, &quot;;INT([.E26]);&quot;, &quot;;INT([.F26]))" office:value-type="string" office:string-value="25, 4, 11, 3, 17, 9" calcext:value-type="string">
            <text:p>25, 4, 11, 3, 17, 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.27</text:p>
          </table:table-cell>
          <table:table-cell office:value-type="float" office:value="1.3" calcext:value-type="float">
            <text:p>1.3</text:p>
          </table:table-cell>
          <table:table-cell table:formula="of:=CONCATENATE([.A27];&quot;, &quot;;[.B27];&quot;, &quot;;[.C27];&quot;, &quot;;[.D27];&quot;, &quot;;INT([.E27]);&quot;, &quot;;INT([.F27]))" office:value-type="string" office:string-value="26, 4, 11, 2, 2, 1" calcext:value-type="string">
            <text:p>26, 4, 11, 2, 2, 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.68" calcext:value-type="float">
            <text:p>16.68</text:p>
          </table:table-cell>
          <table:table-cell office:value-type="float" office:value="9.53" calcext:value-type="float">
            <text:p>9.53</text:p>
          </table:table-cell>
          <table:table-cell table:formula="of:=CONCATENATE([.A28];&quot;, &quot;;[.B28];&quot;, &quot;;[.C28];&quot;, &quot;;[.D28];&quot;, &quot;;INT([.E28]);&quot;, &quot;;INT([.F28]))" office:value-type="string" office:string-value="27, 4, 17, 1, 16, 9" calcext:value-type="string">
            <text:p>27, 4, 17, 1, 16, 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6.13" calcext:value-type="float">
            <text:p>36.13</text:p>
          </table:table-cell>
          <table:table-cell office:value-type="float" office:value="21.25" calcext:value-type="float">
            <text:p>21.25</text:p>
          </table:table-cell>
          <table:table-cell table:formula="of:=CONCATENATE([.A29];&quot;, &quot;;[.B29];&quot;, &quot;;[.C29];&quot;, &quot;;[.D29];&quot;, &quot;;INT([.E29]);&quot;, &quot;;INT([.F29]))" office:value-type="string" office:string-value="28, 4, 14, 1, 36, 21" calcext:value-type="string">
            <text:p>28, 4, 14, 1, 36, 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30];&quot;, &quot;;[.B30];&quot;, &quot;;[.C30];&quot;, &quot;;[.D30];&quot;, &quot;;INT([.E30]);&quot;, &quot;;INT([.F30]))" office:value-type="string" office:string-value="29, 4, 15, 1, 39, 19" calcext:value-type="string">
            <text:p>29, 4, 15, 1, 39, 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1.88" calcext:value-type="float">
            <text:p>61.88</text:p>
          </table:table-cell>
          <table:table-cell office:value-type="float" office:value="36.4" calcext:value-type="float">
            <text:p>36.4</text:p>
          </table:table-cell>
          <table:table-cell table:formula="of:=CONCATENATE([.A31];&quot;, &quot;;[.B31];&quot;, &quot;;[.C31];&quot;, &quot;;[.D31];&quot;, &quot;;INT([.E31]);&quot;, &quot;;INT([.F31]))" office:value-type="string" office:string-value="30, 4, 16, 1, 61, 36" calcext:value-type="string">
            <text:p>30, 4, 16, 1, 61, 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.08" calcext:value-type="float">
            <text:p>22.08</text:p>
          </table:table-cell>
          <table:table-cell office:value-type="float" office:value="11.56" calcext:value-type="float">
            <text:p>11.56</text:p>
          </table:table-cell>
          <table:table-cell table:formula="of:=CONCATENATE([.A32];&quot;, &quot;;[.B32];&quot;, &quot;;[.C32];&quot;, &quot;;[.D32];&quot;, &quot;;INT([.E32]);&quot;, &quot;;INT([.F32]))" office:value-type="string" office:string-value="31, 5, 10, 2, 22, 11" calcext:value-type="string">
            <text:p>31, 5, 10, 2, 22, 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table:formula="of:=CONCATENATE([.A33];&quot;, &quot;;[.B33];&quot;, &quot;;[.C33];&quot;, &quot;;[.D33];&quot;, &quot;;INT([.E33]);&quot;, &quot;;INT([.F33]))" office:value-type="string" office:string-value="32, 6, 13, 1, 9, 5" calcext:value-type="string">
            <text:p>32, 6, 13, 1, 9, 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74" calcext:value-type="float">
            <text:p>10.74</text:p>
          </table:table-cell>
          <table:table-cell office:value-type="float" office:value="6.14" calcext:value-type="float">
            <text:p>6.14</text:p>
          </table:table-cell>
          <table:table-cell table:formula="of:=CONCATENATE([.A34];&quot;, &quot;;[.B34];&quot;, &quot;;[.C34];&quot;, &quot;;[.D34];&quot;, &quot;;INT([.E34]);&quot;, &quot;;INT([.F34]))" office:value-type="string" office:string-value="33, 6, 12, 1, 10, 6" calcext:value-type="string">
            <text:p>33, 6, 12, 1, 10, 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.27</text:p>
          </table:table-cell>
          <table:table-cell office:value-type="float" office:value="1.3" calcext:value-type="float">
            <text:p>1.3</text:p>
          </table:table-cell>
          <table:table-cell table:formula="of:=CONCATENATE([.A35];&quot;, &quot;;[.B35];&quot;, &quot;;[.C35];&quot;, &quot;;[.D35];&quot;, &quot;;INT([.E35]);&quot;, &quot;;INT([.F35]))" office:value-type="string" office:string-value="34, 6, 12, 2, 2, 1" calcext:value-type="string">
            <text:p>34, 6, 12, 2, 2, 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.01" calcext:value-type="float">
            <text:p>17.01</text:p>
          </table:table-cell>
          <table:table-cell office:value-type="float" office:value="9.72" calcext:value-type="float">
            <text:p>9.72</text:p>
          </table:table-cell>
          <table:table-cell table:formula="of:=CONCATENATE([.A36];&quot;, &quot;;[.B36];&quot;, &quot;;[.C36];&quot;, &quot;;[.D36];&quot;, &quot;;INT([.E36]);&quot;, &quot;;INT([.F36]))" office:value-type="string" office:string-value="35, 6, 15, 1, 17, 9" calcext:value-type="string">
            <text:p>35, 6, 15, 1, 17, 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.36" calcext:value-type="float">
            <text:p>4.36</text:p>
          </table:table-cell>
          <table:table-cell office:value-type="float" office:value="2.18" calcext:value-type="float">
            <text:p>2.18</text:p>
          </table:table-cell>
          <table:table-cell table:formula="of:=CONCATENATE([.A37];&quot;, &quot;;[.B37];&quot;, &quot;;[.C37];&quot;, &quot;;[.D37];&quot;, &quot;;INT([.E37]);&quot;, &quot;;INT([.F37]))" office:value-type="string" office:string-value="36, 6, 17, 1, 4, 2" calcext:value-type="string">
            <text:p>36, 6, 17, 1, 4, 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.43" calcext:value-type="float">
            <text:p>15.43</text:p>
          </table:table-cell>
          <table:table-cell office:value-type="float" office:value="9.35" calcext:value-type="float">
            <text:p>9.35</text:p>
          </table:table-cell>
          <table:table-cell table:formula="of:=CONCATENATE([.A38];&quot;, &quot;;[.B38];&quot;, &quot;;[.C38];&quot;, &quot;;[.D38];&quot;, &quot;;INT([.E38]);&quot;, &quot;;INT([.F38]))" office:value-type="string" office:string-value="37, 7, 10, 6, 15, 9" calcext:value-type="string">
            <text:p>37, 7, 10, 6, 15, 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.02" calcext:value-type="float">
            <text:p>45.02</text:p>
          </table:table-cell>
          <table:table-cell office:value-type="float" office:value="22.51" calcext:value-type="float">
            <text:p>22.51</text:p>
          </table:table-cell>
          <table:table-cell table:formula="of:=CONCATENATE([.A39];&quot;, &quot;;[.B39];&quot;, &quot;;[.C39];&quot;, &quot;;[.D39];&quot;, &quot;;INT([.E39]);&quot;, &quot;;INT([.F39]))" office:value-type="string" office:string-value="38, 7, 16, 1, 45, 22" calcext:value-type="string">
            <text:p>38, 7, 16, 1, 45, 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.68" calcext:value-type="float">
            <text:p>30.68</text:p>
          </table:table-cell>
          <table:table-cell office:value-type="float" office:value="15.34" calcext:value-type="float">
            <text:p>15.34</text:p>
          </table:table-cell>
          <table:table-cell table:formula="of:=CONCATENATE([.A40];&quot;, &quot;;[.B40];&quot;, &quot;;[.C40];&quot;, &quot;;[.D40];&quot;, &quot;;INT([.E40]);&quot;, &quot;;INT([.F40]))" office:value-type="string" office:string-value="39, 7, 11, 1, 30, 15" calcext:value-type="string">
            <text:p>39, 7, 11, 1, 30, 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.04" calcext:value-type="float">
            <text:p>31.04</text:p>
          </table:table-cell>
          <table:table-cell office:value-type="float" office:value="17.74" calcext:value-type="float">
            <text:p>17.74</text:p>
          </table:table-cell>
          <table:table-cell table:formula="of:=CONCATENATE([.A41];&quot;, &quot;;[.B41];&quot;, &quot;;[.C41];&quot;, &quot;;[.D41];&quot;, &quot;;INT([.E41]);&quot;, &quot;;INT([.F41]))" office:value-type="string" office:string-value="40, 8, 13, 2, 31, 17" calcext:value-type="string">
            <text:p>40, 8, 13, 2, 31, 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7.48" calcext:value-type="float">
            <text:p>67.48</text:p>
          </table:table-cell>
          <table:table-cell office:value-type="float" office:value="38.56" calcext:value-type="float">
            <text:p>38.56</text:p>
          </table:table-cell>
          <table:table-cell table:formula="of:=CONCATENATE([.A42];&quot;, &quot;;[.B42];&quot;, &quot;;[.C42];&quot;, &quot;;[.D42];&quot;, &quot;;INT([.E42]);&quot;, &quot;;INT([.F42]))" office:value-type="string" office:string-value="41, 9, 18, 1, 67, 38" calcext:value-type="string">
            <text:p>41, 9, 18, 1, 67, 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.01" calcext:value-type="float">
            <text:p>17.01</text:p>
          </table:table-cell>
          <table:table-cell office:value-type="float" office:value="9.72" calcext:value-type="float">
            <text:p>9.72</text:p>
          </table:table-cell>
          <table:table-cell table:formula="of:=CONCATENATE([.A43];&quot;, &quot;;[.B43];&quot;, &quot;;[.C43];&quot;, &quot;;[.D43];&quot;, &quot;;INT([.E43]);&quot;, &quot;;INT([.F43]))" office:value-type="string" office:string-value="42, 9, 13, 1, 17, 9" calcext:value-type="string">
            <text:p>42, 9, 13, 1, 17, 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  <table:table-cell office:value-type="float" office:value="1.3" calcext:value-type="float">
            <text:p>1.3</text:p>
          </table:table-cell>
          <table:table-cell table:formula="of:=CONCATENATE([.A44];&quot;, &quot;;[.B44];&quot;, &quot;;[.C44];&quot;, &quot;;[.D44];&quot;, &quot;;INT([.E44]);&quot;, &quot;;INT([.F44]))" office:value-type="string" office:string-value="43, 9, 14, 1, 2, 1" calcext:value-type="string">
            <text:p>43, 9, 14, 1, 2, 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0.69" calcext:value-type="float">
            <text:p>300.69</text:p>
          </table:table-cell>
          <table:table-cell office:value-type="float" office:value="137.3" calcext:value-type="float">
            <text:p>137.3</text:p>
          </table:table-cell>
          <table:table-cell table:formula="of:=CONCATENATE([.A45];&quot;, &quot;;[.B45];&quot;, &quot;;[.C45];&quot;, &quot;;[.D45];&quot;, &quot;;INT([.E45]);&quot;, &quot;;INT([.F45]))" office:value-type="string" office:string-value="44, 10, 13, 1, 300, 137" calcext:value-type="string">
            <text:p>44, 10, 13, 1, 300, 1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56.35" calcext:value-type="float">
            <text:p>756.35</text:p>
          </table:table-cell>
          <table:table-cell office:value-type="float" office:value="420.2" calcext:value-type="float">
            <text:p>420.2</text:p>
          </table:table-cell>
          <table:table-cell table:formula="of:=CONCATENATE([.A46];&quot;, &quot;;[.B46];&quot;, &quot;;[.C46];&quot;, &quot;;[.D46];&quot;, &quot;;INT([.E46]);&quot;, &quot;;INT([.F46]))" office:value-type="string" office:string-value="45, 10, 16, 1, 756, 420" calcext:value-type="string">
            <text:p>45, 10, 16, 1, 756, 4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3.28" calcext:value-type="float">
            <text:p>193.28</text:p>
          </table:table-cell>
          <table:table-cell office:value-type="float" office:value="107.38" calcext:value-type="float">
            <text:p>107.38</text:p>
          </table:table-cell>
          <table:table-cell table:formula="of:=CONCATENATE([.A47];&quot;, &quot;;[.B47];&quot;, &quot;;[.C47];&quot;, &quot;;[.D47];&quot;, &quot;;INT([.E47]);&quot;, &quot;;INT([.F47]))" office:value-type="string" office:string-value="46, 11, 11, 1, 193, 107" calcext:value-type="string">
            <text:p>46, 11, 11, 1, 193, 1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.68" calcext:value-type="float">
            <text:p>15.68</text:p>
          </table:table-cell>
          <table:table-cell office:value-type="float" office:value="7.84" calcext:value-type="float">
            <text:p>7.84</text:p>
          </table:table-cell>
          <table:table-cell table:formula="of:=CONCATENATE([.A48];&quot;, &quot;;[.B48];&quot;, &quot;;[.C48];&quot;, &quot;;[.D48];&quot;, &quot;;INT([.E48]);&quot;, &quot;;INT([.F48]))" office:value-type="string" office:string-value="47, 12, 14, 3, 15, 7" calcext:value-type="string">
            <text:p>47, 12, 14, 3, 15, 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36" calcext:value-type="float">
            <text:p>4.36</text:p>
          </table:table-cell>
          <table:table-cell office:value-type="float" office:value="2.18" calcext:value-type="float">
            <text:p>2.18</text:p>
          </table:table-cell>
          <table:table-cell table:formula="of:=CONCATENATE([.A49];&quot;, &quot;;[.B49];&quot;, &quot;;[.C49];&quot;, &quot;;[.D49];&quot;, &quot;;INT([.E49]);&quot;, &quot;;INT([.F49]))" office:value-type="string" office:string-value="48, 12, 15, 1, 4, 2" calcext:value-type="string">
            <text:p>48, 12, 15, 1, 4, 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.15</text:p>
          </table:table-cell>
          <table:table-cell office:value-type="float" office:value="3.62" calcext:value-type="float">
            <text:p>3.62</text:p>
          </table:table-cell>
          <table:table-cell table:formula="of:=CONCATENATE([.A50];&quot;, &quot;;[.B50];&quot;, &quot;;[.C50];&quot;, &quot;;[.D50];&quot;, &quot;;INT([.E50]);&quot;, &quot;;INT([.F50]))" office:value-type="string" office:string-value="49, 12, 14, 1, 6, 3" calcext:value-type="string">
            <text:p>49, 12, 14, 1, 6, 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0.03" calcext:value-type="float">
            <text:p>200.03</text:p>
          </table:table-cell>
          <table:table-cell office:value-type="float" office:value="111.13" calcext:value-type="float">
            <text:p>111.13</text:p>
          </table:table-cell>
          <table:table-cell table:formula="of:=CONCATENATE([.A51];&quot;, &quot;;[.B51];&quot;, &quot;;[.C51];&quot;, &quot;;[.D51];&quot;, &quot;;INT([.E51]);&quot;, &quot;;INT([.F51]))" office:value-type="string" office:string-value="50, 12, 14, 1, 200, 111" calcext:value-type="string">
            <text:p>50, 12, 14, 1, 200, 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0.66" calcext:value-type="float">
            <text:p>230.66</text:p>
          </table:table-cell>
          <table:table-cell office:value-type="float" office:value="115.33" calcext:value-type="float">
            <text:p>115.33</text:p>
          </table:table-cell>
          <table:table-cell table:formula="of:=CONCATENATE([.A52];&quot;, &quot;;[.B52];&quot;, &quot;;[.C52];&quot;, &quot;;[.D52];&quot;, &quot;;INT([.E52]);&quot;, &quot;;INT([.F52]))" office:value-type="string" office:string-value="51, 13, 15, 1, 230, 115" calcext:value-type="string">
            <text:p>51, 13, 15, 1, 230, 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1.29" calcext:value-type="float">
            <text:p>81.29</text:p>
          </table:table-cell>
          <table:table-cell office:value-type="float" office:value="47.81" calcext:value-type="float">
            <text:p>47.81</text:p>
          </table:table-cell>
          <table:table-cell table:formula="of:=CONCATENATE([.A53];&quot;, &quot;;[.B53];&quot;, &quot;;[.C53];&quot;, &quot;;[.D53];&quot;, &quot;;INT([.E53]);&quot;, &quot;;INT([.F53]))" office:value-type="string" office:string-value="52, 13, 16, 1, 81, 47" calcext:value-type="string">
            <text:p>52, 13, 16, 1, 81, 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89.27" calcext:value-type="float">
            <text:p>389.27</text:p>
          </table:table-cell>
          <table:table-cell office:value-type="float" office:value="228.98" calcext:value-type="float">
            <text:p>228.98</text:p>
          </table:table-cell>
          <table:table-cell table:formula="of:=CONCATENATE([.A54];&quot;, &quot;;[.B54];&quot;, &quot;;[.C54];&quot;, &quot;;[.D54];&quot;, &quot;;INT([.E54]);&quot;, &quot;;INT([.F54]))" office:value-type="string" office:string-value="53, 13, 13, 1, 389, 228" calcext:value-type="string">
            <text:p>53, 13, 13, 1, 389, 2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office:value-type="float" office:value="33.82" calcext:value-type="float">
            <text:p>33.82</text:p>
          </table:table-cell>
          <table:table-cell table:formula="of:=CONCATENATE([.A55];&quot;, &quot;;[.B55];&quot;, &quot;;[.C55];&quot;, &quot;;[.D55];&quot;, &quot;;INT([.E55]);&quot;, &quot;;INT([.F55]))" office:value-type="string" office:string-value="54, 13, 15, 1, 79, 33" calcext:value-type="string">
            <text:p>54, 13, 15, 1, 79, 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56];&quot;, &quot;;[.B56];&quot;, &quot;;[.C56];&quot;, &quot;;[.D56];&quot;, &quot;;INT([.E56]);&quot;, &quot;;INT([.F56]))" office:value-type="string" office:string-value="55, 13, 14, 1, 39, 19" calcext:value-type="string">
            <text:p>55, 13, 14, 1, 39, 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3.48" calcext:value-type="float">
            <text:p>183.48</text:p>
          </table:table-cell>
          <table:table-cell office:value-type="float" office:value="91.74" calcext:value-type="float">
            <text:p>91.74</text:p>
          </table:table-cell>
          <table:table-cell table:formula="of:=CONCATENATE([.A57];&quot;, &quot;;[.B57];&quot;, &quot;;[.C57];&quot;, &quot;;[.D57];&quot;, &quot;;INT([.E57]);&quot;, &quot;;INT([.F57]))" office:value-type="string" office:string-value="56, 14, 14, 1, 183, 91" calcext:value-type="string">
            <text:p>56, 14, 14, 1, 183, 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.68" calcext:value-type="float">
            <text:p>21.68</text:p>
          </table:table-cell>
          <table:table-cell office:value-type="float" office:value="7.08" calcext:value-type="float">
            <text:p>7.08</text:p>
          </table:table-cell>
          <table:table-cell table:formula="of:=CONCATENATE([.A58];&quot;, &quot;;[.B58];&quot;, &quot;;[.C58];&quot;, &quot;;[.D58];&quot;, &quot;;INT([.E58]);&quot;, &quot;;INT([.F58]))" office:value-type="string" office:string-value="57, 15, 17, 4, 21, 7" calcext:value-type="string">
            <text:p>57, 15, 17, 4, 21, 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1.88" calcext:value-type="float">
            <text:p>61.88</text:p>
          </table:table-cell>
          <table:table-cell office:value-type="float" office:value="36.4" calcext:value-type="float">
            <text:p>36.4</text:p>
          </table:table-cell>
          <table:table-cell table:formula="of:=CONCATENATE([.A59];&quot;, &quot;;[.B59];&quot;, &quot;;[.C59];&quot;, &quot;;[.D59];&quot;, &quot;;INT([.E59]);&quot;, &quot;;INT([.F59]))" office:value-type="string" office:string-value="58, 16, 12, 1, 61, 36" calcext:value-type="string">
            <text:p>58, 16, 12, 1, 61, 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2.89" calcext:value-type="float">
            <text:p>52.89</text:p>
          </table:table-cell>
          <table:table-cell office:value-type="float" office:value="27.78" calcext:value-type="float">
            <text:p>27.78</text:p>
          </table:table-cell>
          <table:table-cell table:formula="of:=CONCATENATE([.A60];&quot;, &quot;;[.B60];&quot;, &quot;;[.C60];&quot;, &quot;;[.D60];&quot;, &quot;;INT([.E60]);&quot;, &quot;;INT([.F60]))" office:value-type="string" office:string-value="59, 17, 17, 1, 52, 27" calcext:value-type="string">
            <text:p>59, 17, 17, 1, 52, 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.43" calcext:value-type="float">
            <text:p>15.43</text:p>
          </table:table-cell>
          <table:table-cell office:value-type="float" office:value="9.35" calcext:value-type="float">
            <text:p>9.35</text:p>
          </table:table-cell>
          <table:table-cell table:formula="of:=CONCATENATE([.A61];&quot;, &quot;;[.B61];&quot;, &quot;;[.C61];&quot;, &quot;;[.D61];&quot;, &quot;;INT([.E61]);&quot;, &quot;;INT([.F61]))" office:value-type="string" office:string-value="60, 18, 18, 10, 15, 9" calcext:value-type="string">
            <text:p>60, 18, 18, 10, 15, 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.02" calcext:value-type="float">
            <text:p>45.02</text:p>
          </table:table-cell>
          <table:table-cell office:value-type="float" office:value="22.51" calcext:value-type="float">
            <text:p>22.51</text:p>
          </table:table-cell>
          <table:table-cell table:formula="of:=CONCATENATE([.A62];&quot;, &quot;;[.B62];&quot;, &quot;;[.C62];&quot;, &quot;;[.D62];&quot;, &quot;;INT([.E62]);&quot;, &quot;;INT([.F62]))" office:value-type="string" office:string-value="61, 18, 16, 1, 45, 22" calcext:value-type="string">
            <text:p>61, 18, 16, 1, 45, 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.68" calcext:value-type="float">
            <text:p>30.68</text:p>
          </table:table-cell>
          <table:table-cell office:value-type="float" office:value="15.34" calcext:value-type="float">
            <text:p>15.34</text:p>
          </table:table-cell>
          <table:table-cell table:formula="of:=CONCATENATE([.A63];&quot;, &quot;;[.B63];&quot;, &quot;;[.C63];&quot;, &quot;;[.D63];&quot;, &quot;;INT([.E63]);&quot;, &quot;;INT([.F63]))" office:value-type="string" office:string-value="62, 18, 14, 1, 30, 15" calcext:value-type="string">
            <text:p>62, 18, 14, 1, 30, 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.48" calcext:value-type="float">
            <text:p>7.48</text:p>
          </table:table-cell>
          <table:table-cell office:value-type="float" office:value="3.74" calcext:value-type="float">
            <text:p>3.74</text:p>
          </table:table-cell>
          <table:table-cell table:formula="of:=CONCATENATE([.A64];&quot;, &quot;;[.B64];&quot;, &quot;;[.C64];&quot;, &quot;;[.D64];&quot;, &quot;;INT([.E64]);&quot;, &quot;;INT([.F64]))" office:value-type="string" office:string-value="63, 18, 14, 3, 7, 3" calcext:value-type="string">
            <text:p>63, 18, 14, 3, 7, 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.4" calcext:value-type="float">
            <text:p>22.4</text:p>
          </table:table-cell>
          <table:table-cell office:value-type="float" office:value="11.09" calcext:value-type="float">
            <text:p>11.09</text:p>
          </table:table-cell>
          <table:table-cell table:formula="of:=CONCATENATE([.A65];&quot;, &quot;;[.B65];&quot;, &quot;;[.C65];&quot;, &quot;;[.D65];&quot;, &quot;;INT([.E65]);&quot;, &quot;;INT([.F65]))" office:value-type="string" office:string-value="64, 19, 10, 2, 22, 11" calcext:value-type="string">
            <text:p>64, 19, 10, 2, 22, 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office:value-type="float" office:value="33.82" calcext:value-type="float">
            <text:p>33.82</text:p>
          </table:table-cell>
          <table:table-cell table:formula="of:=CONCATENATE([.A66];&quot;, &quot;;[.B66];&quot;, &quot;;[.C66];&quot;, &quot;;[.D66];&quot;, &quot;;INT([.E66]);&quot;, &quot;;INT([.F66]))" office:value-type="string" office:string-value="65, 19, 17, 1, 79, 33" calcext:value-type="string">
            <text:p>65, 19, 17, 1, 79, 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77.46" calcext:value-type="float">
            <text:p>477.46</text:p>
          </table:table-cell>
          <table:table-cell office:value-type="float" office:value="280.86" calcext:value-type="float">
            <text:p>280.86</text:p>
          </table:table-cell>
          <table:table-cell table:formula="of:=CONCATENATE([.A67];&quot;, &quot;;[.B67];&quot;, &quot;;[.C67];&quot;, &quot;;[.D67];&quot;, &quot;;INT([.E67]);&quot;, &quot;;INT([.F67]))" office:value-type="string" office:string-value="66, 20, 13, 1, 477, 280" calcext:value-type="string">
            <text:p>66, 20, 13, 1, 477, 2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5.02" calcext:value-type="float">
            <text:p>45.02</text:p>
          </table:table-cell>
          <table:table-cell office:value-type="float" office:value="22.51" calcext:value-type="float">
            <text:p>22.51</text:p>
          </table:table-cell>
          <table:table-cell table:formula="of:=CONCATENATE([.A68];&quot;, &quot;;[.B68];&quot;, &quot;;[.C68];&quot;, &quot;;[.D68];&quot;, &quot;;INT([.E68]);&quot;, &quot;;INT([.F68]))" office:value-type="string" office:string-value="67, 21, 18, 1, 45, 22" calcext:value-type="string">
            <text:p>67, 21, 18, 1, 45, 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.68" calcext:value-type="float">
            <text:p>30.68</text:p>
          </table:table-cell>
          <table:table-cell office:value-type="float" office:value="15.34" calcext:value-type="float">
            <text:p>15.34</text:p>
          </table:table-cell>
          <table:table-cell table:formula="of:=CONCATENATE([.A69];&quot;, &quot;;[.B69];&quot;, &quot;;[.C69];&quot;, &quot;;[.D69];&quot;, &quot;;INT([.E69]);&quot;, &quot;;INT([.F69]))" office:value-type="string" office:string-value="68, 21, 16, 1, 30, 15" calcext:value-type="string">
            <text:p>68, 21, 16, 1, 30, 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.9" calcext:value-type="float">
            <text:p>24.9</text:p>
          </table:table-cell>
          <table:table-cell office:value-type="float" office:value="15.09" calcext:value-type="float">
            <text:p>15.09</text:p>
          </table:table-cell>
          <table:table-cell table:formula="of:=CONCATENATE([.A70];&quot;, &quot;;[.B70];&quot;, &quot;;[.C70];&quot;, &quot;;[.D70];&quot;, &quot;;INT([.E70]);&quot;, &quot;;INT([.F70]))" office:value-type="string" office:string-value="69, 21, 15, 5, 24, 15" calcext:value-type="string">
            <text:p>69, 21, 15, 5, 24, 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68" calcext:value-type="float">
            <text:p>16.68</text:p>
          </table:table-cell>
          <table:table-cell office:value-type="float" office:value="9.53" calcext:value-type="float">
            <text:p>9.53</text:p>
          </table:table-cell>
          <table:table-cell table:formula="of:=CONCATENATE([.A71];&quot;, &quot;;[.B71];&quot;, &quot;;[.C71];&quot;, &quot;;[.D71];&quot;, &quot;;INT([.E71]);&quot;, &quot;;INT([.F71]))" office:value-type="string" office:string-value="70, 22, 18, 4, 16, 9" calcext:value-type="string">
            <text:p>70, 22, 18, 4, 16, 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7.8" calcext:value-type="float">
            <text:p>387.8</text:p>
          </table:table-cell>
          <table:table-cell office:value-type="float" office:value="221.6" calcext:value-type="float">
            <text:p>221.6</text:p>
          </table:table-cell>
          <table:table-cell table:formula="of:=CONCATENATE([.A72];&quot;, &quot;;[.B72];&quot;, &quot;;[.C72];&quot;, &quot;;[.D72];&quot;, &quot;;INT([.E72]);&quot;, &quot;;INT([.F72]))" office:value-type="string" office:string-value="71, 22, 11, 1, 387, 221" calcext:value-type="string">
            <text:p>71, 22, 11, 1, 387, 2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70.3" calcext:value-type="float">
            <text:p>470.3</text:p>
          </table:table-cell>
          <table:table-cell office:value-type="float" office:value="261.28" calcext:value-type="float">
            <text:p>261.28</text:p>
          </table:table-cell>
          <table:table-cell table:formula="of:=CONCATENATE([.A73];&quot;, &quot;;[.B73];&quot;, &quot;;[.C73];&quot;, &quot;;[.D73];&quot;, &quot;;INT([.E73]);&quot;, &quot;;INT([.F73]))" office:value-type="string" office:string-value="72, 23, 16, 1, 470, 261" calcext:value-type="string">
            <text:p>72, 23, 16, 1, 470, 2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office:value-type="float" office:value="33.82" calcext:value-type="float">
            <text:p>33.82</text:p>
          </table:table-cell>
          <table:table-cell table:formula="of:=CONCATENATE([.A74];&quot;, &quot;;[.B74];&quot;, &quot;;[.C74];&quot;, &quot;;[.D74];&quot;, &quot;;INT([.E74]);&quot;, &quot;;INT([.F74]))" office:value-type="string" office:string-value="73, 23, 12, 1, 79, 33" calcext:value-type="string">
            <text:p>73, 23, 12, 1, 79, 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3.97" calcext:value-type="float">
            <text:p>523.97</text:p>
          </table:table-cell>
          <table:table-cell office:value-type="float" office:value="279.45" calcext:value-type="float">
            <text:p>279.45</text:p>
          </table:table-cell>
          <table:table-cell table:formula="of:=CONCATENATE([.A75];&quot;, &quot;;[.B75];&quot;, &quot;;[.C75];&quot;, &quot;;[.D75];&quot;, &quot;;INT([.E75]);&quot;, &quot;;INT([.F75]))" office:value-type="string" office:string-value="74, 24, 15, 1, 523, 279" calcext:value-type="string">
            <text:p>74, 24, 15, 1, 523, 2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4.98" calcext:value-type="float">
            <text:p>394.98</text:p>
          </table:table-cell>
          <table:table-cell office:value-type="float" office:value="201.16" calcext:value-type="float">
            <text:p>201.16</text:p>
          </table:table-cell>
          <table:table-cell table:formula="of:=CONCATENATE([.A76];&quot;, &quot;;[.B76];&quot;, &quot;;[.C76];&quot;, &quot;;[.D76];&quot;, &quot;;INT([.E76]);&quot;, &quot;;INT([.F76]))" office:value-type="string" office:string-value="75, 24, 16, 1, 394, 201" calcext:value-type="string">
            <text:p>75, 24, 16, 1, 394, 2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.88" calcext:value-type="float">
            <text:p>9.88</text:p>
          </table:table-cell>
          <table:table-cell office:value-type="float" office:value="5.99" calcext:value-type="float">
            <text:p>5.99</text:p>
          </table:table-cell>
          <table:table-cell table:formula="of:=CONCATENATE([.A77];&quot;, &quot;;[.B77];&quot;, &quot;;[.C77];&quot;, &quot;;[.D77];&quot;, &quot;;INT([.E77]);&quot;, &quot;;INT([.F77]))" office:value-type="string" office:string-value="76, 24, 11, 10, 9, 5" calcext:value-type="string">
            <text:p>76, 24, 11, 10, 9, 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1.04" calcext:value-type="float">
            <text:p>31.04</text:p>
          </table:table-cell>
          <table:table-cell office:value-type="float" office:value="17.74" calcext:value-type="float">
            <text:p>17.74</text:p>
          </table:table-cell>
          <table:table-cell table:formula="of:=CONCATENATE([.A78];&quot;, &quot;;[.B78];&quot;, &quot;;[.C78];&quot;, &quot;;[.D78];&quot;, &quot;;INT([.E78]);&quot;, &quot;;INT([.F78]))" office:value-type="string" office:string-value="77, 24, 15, 3, 31, 17" calcext:value-type="string">
            <text:p>77, 24, 15, 3, 31, 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0.68" calcext:value-type="float">
            <text:p>130.68</text:p>
          </table:table-cell>
          <table:table-cell office:value-type="float" office:value="72.6" calcext:value-type="float">
            <text:p>72.6</text:p>
          </table:table-cell>
          <table:table-cell table:formula="of:=CONCATENATE([.A79];&quot;, &quot;;[.B79];&quot;, &quot;;[.C79];&quot;, &quot;;[.D79];&quot;, &quot;;INT([.E79]);&quot;, &quot;;INT([.F79]))" office:value-type="string" office:string-value="78, 24, 10, 1, 130, 72" calcext:value-type="string">
            <text:p>78, 24, 10, 1, 130, 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.98" calcext:value-type="float">
            <text:p>7.98</text:p>
          </table:table-cell>
          <table:table-cell office:value-type="float" office:value="3.96" calcext:value-type="float">
            <text:p>3.96</text:p>
          </table:table-cell>
          <table:table-cell table:formula="of:=CONCATENATE([.A80];&quot;, &quot;;[.B80];&quot;, &quot;;[.C80];&quot;, &quot;;[.D80];&quot;, &quot;;INT([.E80]);&quot;, &quot;;INT([.F80]))" office:value-type="string" office:string-value="79, 25, 16, 15, 7, 3" calcext:value-type="string">
            <text:p>79, 25, 16, 15, 7, 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.43" calcext:value-type="float">
            <text:p>15.43</text:p>
          </table:table-cell>
          <table:table-cell office:value-type="float" office:value="9.35" calcext:value-type="float">
            <text:p>9.35</text:p>
          </table:table-cell>
          <table:table-cell table:formula="of:=CONCATENATE([.A81];&quot;, &quot;;[.B81];&quot;, &quot;;[.C81];&quot;, &quot;;[.D81];&quot;, &quot;;INT([.E81]);&quot;, &quot;;INT([.F81]))" office:value-type="string" office:string-value="80, 26, 18, 30, 15, 9" calcext:value-type="string">
            <text:p>80, 26, 18, 30, 15, 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.02" calcext:value-type="float">
            <text:p>45.02</text:p>
          </table:table-cell>
          <table:table-cell office:value-type="float" office:value="22.51" calcext:value-type="float">
            <text:p>22.51</text:p>
          </table:table-cell>
          <table:table-cell table:formula="of:=CONCATENATE([.A82];&quot;, &quot;;[.B82];&quot;, &quot;;[.C82];&quot;, &quot;;[.D82];&quot;, &quot;;INT([.E82]);&quot;, &quot;;INT([.F82]))" office:value-type="string" office:string-value="81, 26, 16, 1, 45, 22" calcext:value-type="string">
            <text:p>81, 26, 16, 1, 45, 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68" calcext:value-type="float">
            <text:p>30.68</text:p>
          </table:table-cell>
          <table:table-cell office:value-type="float" office:value="15.34" calcext:value-type="float">
            <text:p>15.34</text:p>
          </table:table-cell>
          <table:table-cell table:formula="of:=CONCATENATE([.A83];&quot;, &quot;;[.B83];&quot;, &quot;;[.C83];&quot;, &quot;;[.D83];&quot;, &quot;;INT([.E83]);&quot;, &quot;;INT([.F83]))" office:value-type="string" office:string-value="82, 26, 15, 1, 30, 15" calcext:value-type="string">
            <text:p>82, 26, 15, 1, 30, 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.99" calcext:value-type="float">
            <text:p>44.99</text:p>
          </table:table-cell>
          <table:table-cell office:value-type="float" office:value="25.58" calcext:value-type="float">
            <text:p>25.58</text:p>
          </table:table-cell>
          <table:table-cell table:formula="of:=CONCATENATE([.A84];&quot;, &quot;;[.B84];&quot;, &quot;;[.C84];&quot;, &quot;;[.D84];&quot;, &quot;;INT([.E84]);&quot;, &quot;;INT([.F84]))" office:value-type="string" office:string-value="83, 27, 11, 1, 44, 25" calcext:value-type="string">
            <text:p>83, 27, 11, 1, 44, 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.51" calcext:value-type="float">
            <text:p>14.51</text:p>
          </table:table-cell>
          <table:table-cell office:value-type="float" office:value="8.79" calcext:value-type="float">
            <text:p>8.79</text:p>
          </table:table-cell>
          <table:table-cell table:formula="of:=CONCATENATE([.A85];&quot;, &quot;;[.B85];&quot;, &quot;;[.C85];&quot;, &quot;;[.D85];&quot;, &quot;;INT([.E85]);&quot;, &quot;;INT([.F85]))" office:value-type="string" office:string-value="84, 28, 16, 10, 14, 8" calcext:value-type="string">
            <text:p>84, 28, 16, 10, 14, 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.51" calcext:value-type="float">
            <text:p>14.51</text:p>
          </table:table-cell>
          <table:table-cell office:value-type="float" office:value="8.79" calcext:value-type="float">
            <text:p>8.79</text:p>
          </table:table-cell>
          <table:table-cell table:formula="of:=CONCATENATE([.A86];&quot;, &quot;;[.B86];&quot;, &quot;;[.C86];&quot;, &quot;;[.D86];&quot;, &quot;;INT([.E86]);&quot;, &quot;;INT([.F86]))" office:value-type="string" office:string-value="85, 28, 14, 10, 14, 8" calcext:value-type="string">
            <text:p>85, 28, 14, 10, 14, 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3.03" calcext:value-type="float">
            <text:p>23.03</text:p>
          </table:table-cell>
          <table:table-cell table:formula="of:=CONCATENATE([.A87];&quot;, &quot;;[.B87];&quot;, &quot;;[.C87];&quot;, &quot;;[.D87];&quot;, &quot;;INT([.E87]);&quot;, &quot;;INT([.F87]))" office:value-type="string" office:string-value="86, 28, 10, 10, 38, 23" calcext:value-type="string">
            <text:p>86, 28, 10, 10, 38, 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9.27" calcext:value-type="float">
            <text:p>159.27</text:p>
          </table:table-cell>
          <table:table-cell office:value-type="float" office:value="91.01" calcext:value-type="float">
            <text:p>91.01</text:p>
          </table:table-cell>
          <table:table-cell table:formula="of:=CONCATENATE([.A88];&quot;, &quot;;[.B88];&quot;, &quot;;[.C88];&quot;, &quot;;[.D88];&quot;, &quot;;INT([.E88]);&quot;, &quot;;INT([.F88]))" office:value-type="string" office:string-value="87, 28, 10, 1, 159, 91" calcext:value-type="string">
            <text:p>87, 28, 10, 1, 159, 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3.43" calcext:value-type="float">
            <text:p>73.43</text:p>
          </table:table-cell>
          <table:table-cell office:value-type="float" office:value="43.2" calcext:value-type="float">
            <text:p>43.2</text:p>
          </table:table-cell>
          <table:table-cell table:formula="of:=CONCATENATE([.A89];&quot;, &quot;;[.B89];&quot;, &quot;;[.C89];&quot;, &quot;;[.D89];&quot;, &quot;;INT([.E89]);&quot;, &quot;;INT([.F89]))" office:value-type="string" office:string-value="88, 28, 17, 1, 73, 43" calcext:value-type="string">
            <text:p>88, 28, 17, 1, 73, 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90];&quot;, &quot;;[.B90];&quot;, &quot;;[.C90];&quot;, &quot;;[.D90];&quot;, &quot;;INT([.E90]);&quot;, &quot;;INT([.F90]))" office:value-type="string" office:string-value="89, 29, 13, 2, 39, 19" calcext:value-type="string">
            <text:p>89, 29, 13, 2, 39, 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office:value-type="float" office:value="33.82" calcext:value-type="float">
            <text:p>33.82</text:p>
          </table:table-cell>
          <table:table-cell table:formula="of:=CONCATENATE([.A91];&quot;, &quot;;[.B91];&quot;, &quot;;[.C91];&quot;, &quot;;[.D91];&quot;, &quot;;INT([.E91]);&quot;, &quot;;INT([.F91]))" office:value-type="string" office:string-value="90, 29, 12, 1, 79, 33" calcext:value-type="string">
            <text:p>90, 29, 12, 1, 79, 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92];&quot;, &quot;;[.B92];&quot;, &quot;;[.C92];&quot;, &quot;;[.D92];&quot;, &quot;;INT([.E92]);&quot;, &quot;;INT([.F92]))" office:value-type="string" office:string-value="91, 30, 14, 2, 39, 19" calcext:value-type="string">
            <text:p>91, 30, 14, 2, 39, 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2.77" calcext:value-type="float">
            <text:p>1012.77</text:p>
          </table:table-cell>
          <table:table-cell office:value-type="float" office:value="562.65" calcext:value-type="float">
            <text:p>562.65</text:p>
          </table:table-cell>
          <table:table-cell table:formula="of:=CONCATENATE([.A93];&quot;, &quot;;[.B93];&quot;, &quot;;[.C93];&quot;, &quot;;[.D93];&quot;, &quot;;INT([.E93]);&quot;, &quot;;INT([.F93]))" office:value-type="string" office:string-value="92, 31, 10, 2, 1012, 562" calcext:value-type="string">
            <text:p>92, 31, 10, 2, 1012, 5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94];&quot;, &quot;;[.B94];&quot;, &quot;;[.C94];&quot;, &quot;;[.D94];&quot;, &quot;;INT([.E94]);&quot;, &quot;;INT([.F94]))" office:value-type="string" office:string-value="93, 31, 14, 2, 39, 19" calcext:value-type="string">
            <text:p>93, 31, 14, 2, 39, 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.59" calcext:value-type="float">
            <text:p>14.59</text:p>
          </table:table-cell>
          <table:table-cell office:value-type="float" office:value="6.77" calcext:value-type="float">
            <text:p>6.77</text:p>
          </table:table-cell>
          <table:table-cell table:formula="of:=CONCATENATE([.A95];&quot;, &quot;;[.B95];&quot;, &quot;;[.C95];&quot;, &quot;;[.D95];&quot;, &quot;;INT([.E95]);&quot;, &quot;;INT([.F95]))" office:value-type="string" office:string-value="94, 32, 10, 2, 14, 6" calcext:value-type="string">
            <text:p>94, 32, 10, 2, 14, 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.99" calcext:value-type="float">
            <text:p>44.99</text:p>
          </table:table-cell>
          <table:table-cell office:value-type="float" office:value="25.58" calcext:value-type="float">
            <text:p>25.58</text:p>
          </table:table-cell>
          <table:table-cell table:formula="of:=CONCATENATE([.A96];&quot;, &quot;;[.B96];&quot;, &quot;;[.C96];&quot;, &quot;;[.D96];&quot;, &quot;;INT([.E96]);&quot;, &quot;;INT([.F96]))" office:value-type="string" office:string-value="95, 32, 17, 1, 44, 25" calcext:value-type="string">
            <text:p>95, 32, 17, 1, 44, 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.4</text:p>
          </table:table-cell>
          <table:table-cell office:value-type="float" office:value="11.09" calcext:value-type="float">
            <text:p>11.09</text:p>
          </table:table-cell>
          <table:table-cell table:formula="of:=CONCATENATE([.A97];&quot;, &quot;;[.B97];&quot;, &quot;;[.C97];&quot;, &quot;;[.D97];&quot;, &quot;;INT([.E97]);&quot;, &quot;;INT([.F97]))" office:value-type="string" office:string-value="96, 33, 16, 1, 22, 11" calcext:value-type="string">
            <text:p>96, 33, 16, 1, 22, 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98];&quot;, &quot;;[.B98];&quot;, &quot;;[.C98];&quot;, &quot;;[.D98];&quot;, &quot;;INT([.E98]);&quot;, &quot;;INT([.F98]))" office:value-type="string" office:string-value="97, 34, 11, 1, 39, 19" calcext:value-type="string">
            <text:p>97, 34, 11, 1, 39, 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.36" calcext:value-type="float">
            <text:p>31.36</text:p>
          </table:table-cell>
          <table:table-cell office:value-type="float" office:value="17.42" calcext:value-type="float">
            <text:p>17.42</text:p>
          </table:table-cell>
          <table:table-cell table:formula="of:=CONCATENATE([.A99];&quot;, &quot;;[.B99];&quot;, &quot;;[.C99];&quot;, &quot;;[.D99];&quot;, &quot;;INT([.E99]);&quot;, &quot;;INT([.F99]))" office:value-type="string" office:string-value="98, 35, 11, 1, 31, 17" calcext:value-type="string">
            <text:p>98, 35, 11, 1, 31, 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47" calcext:value-type="float">
            <text:p>15.47</text:p>
          </table:table-cell>
          <table:table-cell office:value-type="float" office:value="7.03" calcext:value-type="float">
            <text:p>7.03</text:p>
          </table:table-cell>
          <table:table-cell table:formula="of:=CONCATENATE([.A100];&quot;, &quot;;[.B100];&quot;, &quot;;[.C100];&quot;, &quot;;[.D100];&quot;, &quot;;INT([.E100]);&quot;, &quot;;INT([.F100]))" office:value-type="string" office:string-value="99, 36, 15, 1, 15, 7" calcext:value-type="string">
            <text:p>99, 36, 15, 1, 15, 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.09" calcext:value-type="float">
            <text:p>11.09</text:p>
          </table:table-cell>
          <table:table-cell table:formula="of:=CONCATENATE([.A101];&quot;, &quot;;[.B101];&quot;, &quot;;[.C101];&quot;, &quot;;[.D101];&quot;, &quot;;INT([.E101]);&quot;, &quot;;INT([.F101]))" office:value-type="string" office:string-value="100, 37, 16, 1, 25, 11" calcext:value-type="string">
            <text:p>100, 37, 16, 1, 25, 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102];&quot;, &quot;;[.B102];&quot;, &quot;;[.C102];&quot;, &quot;;[.D102];&quot;, &quot;;INT([.E102]);&quot;, &quot;;INT([.F102]))" office:value-type="string" office:string-value="101, 38, 11, 3, 39, 19" calcext:value-type="string">
            <text:p>101, 38, 11, 3, 39, 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1.43" calcext:value-type="float">
            <text:p>31.43</text:p>
          </table:table-cell>
          <table:table-cell office:value-type="float" office:value="17.96" calcext:value-type="float">
            <text:p>17.96</text:p>
          </table:table-cell>
          <table:table-cell table:formula="of:=CONCATENATE([.A103];&quot;, &quot;;[.B103];&quot;, &quot;;[.C103];&quot;, &quot;;[.D103];&quot;, &quot;;INT([.E103]);&quot;, &quot;;INT([.F103]))" office:value-type="string" office:string-value="102, 38, 15, 1, 31, 17" calcext:value-type="string">
            <text:p>102, 38, 15, 1, 31, 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6.13" calcext:value-type="float">
            <text:p>36.13</text:p>
          </table:table-cell>
          <table:table-cell office:value-type="float" office:value="21.25" calcext:value-type="float">
            <text:p>21.25</text:p>
          </table:table-cell>
          <table:table-cell table:formula="of:=CONCATENATE([.A104];&quot;, &quot;;[.B104];&quot;, &quot;;[.C104];&quot;, &quot;;[.D104];&quot;, &quot;;INT([.E104]);&quot;, &quot;;INT([.F104]))" office:value-type="string" office:string-value="103, 38, 13, 1, 36, 21" calcext:value-type="string">
            <text:p>103, 38, 13, 1, 36, 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8.88" calcext:value-type="float">
            <text:p>28.88</text:p>
          </table:table-cell>
          <table:table-cell office:value-type="float" office:value="16.99" calcext:value-type="float">
            <text:p>16.99</text:p>
          </table:table-cell>
          <table:table-cell table:formula="of:=CONCATENATE([.A105];&quot;, &quot;;[.B105];&quot;, &quot;;[.C105];&quot;, &quot;;[.D105];&quot;, &quot;;INT([.E105]);&quot;, &quot;;INT([.F105]))" office:value-type="string" office:string-value="104, 38, 17, 2, 28, 16" calcext:value-type="string">
            <text:p>104, 38, 17, 2, 28, 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74" calcext:value-type="float">
            <text:p>5.74</text:p>
          </table:table-cell>
          <table:table-cell office:value-type="float" office:value="3.48" calcext:value-type="float">
            <text:p>3.48</text:p>
          </table:table-cell>
          <table:table-cell table:formula="of:=CONCATENATE([.A106];&quot;, &quot;;[.B106];&quot;, &quot;;[.C106];&quot;, &quot;;[.D106];&quot;, &quot;;INT([.E106]);&quot;, &quot;;INT([.F106]))" office:value-type="string" office:string-value="105, 39, 10, 10, 5, 3" calcext:value-type="string">
            <text:p>105, 39, 10, 10, 5, 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2.36" calcext:value-type="float">
            <text:p>22.36</text:p>
          </table:table-cell>
          <table:table-cell office:value-type="float" office:value="11.18" calcext:value-type="float">
            <text:p>11.18</text:p>
          </table:table-cell>
          <table:table-cell table:formula="of:=CONCATENATE([.A107];&quot;, &quot;;[.B107];&quot;, &quot;;[.C107];&quot;, &quot;;[.D107];&quot;, &quot;;INT([.E107]);&quot;, &quot;;INT([.F107]))" office:value-type="string" office:string-value="106, 39, 17, 1, 22, 11" calcext:value-type="string">
            <text:p>106, 39, 17, 1, 22, 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.96" calcext:value-type="float">
            <text:p>15.96</text:p>
          </table:table-cell>
          <table:table-cell office:value-type="float" office:value="7.98" calcext:value-type="float">
            <text:p>7.98</text:p>
          </table:table-cell>
          <table:table-cell table:formula="of:=CONCATENATE([.A108];&quot;, &quot;;[.B108];&quot;, &quot;;[.C108];&quot;, &quot;;[.D108];&quot;, &quot;;INT([.E108]);&quot;, &quot;;INT([.F108]))" office:value-type="string" office:string-value="107, 39, 18, 1, 15, 7" calcext:value-type="string">
            <text:p>107, 39, 18, 1, 15, 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109];&quot;, &quot;;[.B109];&quot;, &quot;;[.C109];&quot;, &quot;;[.D109];&quot;, &quot;;INT([.E109]);&quot;, &quot;;INT([.F109]))" office:value-type="string" office:string-value="108, 39, 15, 1, 39, 19" calcext:value-type="string">
            <text:p>108, 39, 15, 1, 39, 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6.04" calcext:value-type="float">
            <text:p>386.04</text:p>
          </table:table-cell>
          <table:table-cell office:value-type="float" office:value="193.02" calcext:value-type="float">
            <text:p>193.02</text:p>
          </table:table-cell>
          <table:table-cell table:formula="of:=CONCATENATE([.A110];&quot;, &quot;;[.B110];&quot;, &quot;;[.C110];&quot;, &quot;;[.D110];&quot;, &quot;;INT([.E110]);&quot;, &quot;;INT([.F110]))" office:value-type="string" office:string-value="109, 40, 10, 1, 386, 193" calcext:value-type="string">
            <text:p>109, 40, 10, 1, 386, 1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9.99" calcext:value-type="float">
            <text:p>59.99</text:p>
          </table:table-cell>
          <table:table-cell office:value-type="float" office:value="24.13" calcext:value-type="float">
            <text:p>24.13</text:p>
          </table:table-cell>
          <table:table-cell table:formula="of:=CONCATENATE([.A111];&quot;, &quot;;[.B111];&quot;, &quot;;[.C111];&quot;, &quot;;[.D111];&quot;, &quot;;INT([.E111]);&quot;, &quot;;INT([.F111]))" office:value-type="string" office:string-value="110, 40, 14, 1, 59, 24" calcext:value-type="string">
            <text:p>110, 40, 14, 1, 59, 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5.02" calcext:value-type="float">
            <text:p>45.02</text:p>
          </table:table-cell>
          <table:table-cell office:value-type="float" office:value="22.51" calcext:value-type="float">
            <text:p>22.51</text:p>
          </table:table-cell>
          <table:table-cell table:formula="of:=CONCATENATE([.A112];&quot;, &quot;;[.B112];&quot;, &quot;;[.C112];&quot;, &quot;;[.D112];&quot;, &quot;;INT([.E112]);&quot;, &quot;;INT([.F112]))" office:value-type="string" office:string-value="111, 41, 12, 2, 45, 22" calcext:value-type="string">
            <text:p>111, 41, 12, 2, 45, 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2.73" calcext:value-type="float">
            <text:p>32.73</text:p>
          </table:table-cell>
          <table:table-cell office:value-type="float" office:value="18.39" calcext:value-type="float">
            <text:p>18.39</text:p>
          </table:table-cell>
          <table:table-cell table:formula="of:=CONCATENATE([.A113];&quot;, &quot;;[.B113];&quot;, &quot;;[.C113];&quot;, &quot;;[.D113];&quot;, &quot;;INT([.E113]);&quot;, &quot;;INT([.F113]))" office:value-type="string" office:string-value="112, 41, 18, 1, 32, 18" calcext:value-type="string">
            <text:p>112, 41, 18, 1, 32, 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.15" calcext:value-type="float">
            <text:p>20.15</text:p>
          </table:table-cell>
          <table:table-cell office:value-type="float" office:value="11.09" calcext:value-type="float">
            <text:p>11.09</text:p>
          </table:table-cell>
          <table:table-cell table:formula="of:=CONCATENATE([.A114];&quot;, &quot;;[.B114];&quot;, &quot;;[.C114];&quot;, &quot;;[.D114];&quot;, &quot;;INT([.E114]);&quot;, &quot;;INT([.F114]))" office:value-type="string" office:string-value="113, 41, 13, 2, 20, 11" calcext:value-type="string">
            <text:p>113, 41, 13, 2, 20, 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7.48" calcext:value-type="float">
            <text:p>187.48</text:p>
          </table:table-cell>
          <table:table-cell office:value-type="float" office:value="93.74" calcext:value-type="float">
            <text:p>93.74</text:p>
          </table:table-cell>
          <table:table-cell table:formula="of:=CONCATENATE([.A115];&quot;, &quot;;[.B115];&quot;, &quot;;[.C115];&quot;, &quot;;[.D115];&quot;, &quot;;INT([.E115]);&quot;, &quot;;INT([.F115]))" office:value-type="string" office:string-value="114, 42, 15, 1, 187, 93" calcext:value-type="string">
            <text:p>114, 42, 15, 1, 187, 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9.18" calcext:value-type="float">
            <text:p>149.18</text:p>
          </table:table-cell>
          <table:table-cell office:value-type="float" office:value="90.41" calcext:value-type="float">
            <text:p>90.41</text:p>
          </table:table-cell>
          <table:table-cell table:formula="of:=CONCATENATE([.A116];&quot;, &quot;;[.B116];&quot;, &quot;;[.C116];&quot;, &quot;;[.D116];&quot;, &quot;;INT([.E116]);&quot;, &quot;;INT([.F116]))" office:value-type="string" office:string-value="115, 43, 17, 1, 149, 90" calcext:value-type="string">
            <text:p>115, 43, 17, 1, 149, 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117];&quot;, &quot;;[.B117];&quot;, &quot;;[.C117];&quot;, &quot;;[.D117];&quot;, &quot;;INT([.E117]);&quot;, &quot;;INT([.F117]))" office:value-type="string" office:string-value="116, 43, 18, 1, 39, 19" calcext:value-type="string">
            <text:p>116, 43, 18, 1, 39, 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7.99" calcext:value-type="float">
            <text:p>117.99</text:p>
          </table:table-cell>
          <table:table-cell office:value-type="float" office:value="63.57" calcext:value-type="float">
            <text:p>63.57</text:p>
          </table:table-cell>
          <table:table-cell table:formula="of:=CONCATENATE([.A118];&quot;, &quot;;[.B118];&quot;, &quot;;[.C118];&quot;, &quot;;[.D118];&quot;, &quot;;INT([.E118]);&quot;, &quot;;INT([.F118]))" office:value-type="string" office:string-value="117, 44, 12, 1, 117, 63" calcext:value-type="string">
            <text:p>117, 44, 12, 1, 117, 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8.9" calcext:value-type="float">
            <text:p>108.9</text:p>
          </table:table-cell>
          <table:table-cell office:value-type="float" office:value="60.5" calcext:value-type="float">
            <text:p>60.5</text:p>
          </table:table-cell>
          <table:table-cell table:formula="of:=CONCATENATE([.A119];&quot;, &quot;;[.B119];&quot;, &quot;;[.C119];&quot;, &quot;;[.D119];&quot;, &quot;;INT([.E119]);&quot;, &quot;;INT([.F119]))" office:value-type="string" office:string-value="118, 44, 17, 1, 108, 60" calcext:value-type="string">
            <text:p>118, 44, 17, 1, 108, 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0.87" calcext:value-type="float">
            <text:p>60.87</text:p>
          </table:table-cell>
          <table:table-cell office:value-type="float" office:value="36.89" calcext:value-type="float">
            <text:p>36.89</text:p>
          </table:table-cell>
          <table:table-cell table:formula="of:=CONCATENATE([.A120];&quot;, &quot;;[.B120];&quot;, &quot;;[.C120];&quot;, &quot;;[.D120];&quot;, &quot;;INT([.E120]);&quot;, &quot;;INT([.F120]))" office:value-type="string" office:string-value="119, 44, 13, 1, 60, 36" calcext:value-type="string">
            <text:p>119, 44, 13, 1, 60, 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.17" calcext:value-type="float">
            <text:p>14.17</text:p>
          </table:table-cell>
          <table:table-cell office:value-type="float" office:value="7.87" calcext:value-type="float">
            <text:p>7.87</text:p>
          </table:table-cell>
          <table:table-cell table:formula="of:=CONCATENATE([.A121];&quot;, &quot;;[.B121];&quot;, &quot;;[.C121];&quot;, &quot;;[.D121];&quot;, &quot;;INT([.E121]);&quot;, &quot;;INT([.F121]))" office:value-type="string" office:string-value="120, 45, 18, 20, 14, 7" calcext:value-type="string">
            <text:p>120, 45, 18, 20, 14, 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96" calcext:value-type="float">
            <text:p>30.96</text:p>
          </table:table-cell>
          <table:table-cell office:value-type="float" office:value="15.48" calcext:value-type="float">
            <text:p>15.48</text:p>
          </table:table-cell>
          <table:table-cell table:formula="of:=CONCATENATE([.A122];&quot;, &quot;;[.B122];&quot;, &quot;;[.C122];&quot;, &quot;;[.D122];&quot;, &quot;;INT([.E122]);&quot;, &quot;;INT([.F122]))" office:value-type="string" office:string-value="121, 45, 15, 1, 30, 15" calcext:value-type="string">
            <text:p>121, 45, 15, 1, 30, 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.42" calcext:value-type="float">
            <text:p>59.42</text:p>
          </table:table-cell>
          <table:table-cell office:value-type="float" office:value="33.95" calcext:value-type="float">
            <text:p>33.95</text:p>
          </table:table-cell>
          <table:table-cell table:formula="of:=CONCATENATE([.A123];&quot;, &quot;;[.B123];&quot;, &quot;;[.C123];&quot;, &quot;;[.D123];&quot;, &quot;;INT([.E123]);&quot;, &quot;;INT([.F123]))" office:value-type="string" office:string-value="122, 45, 10, 1, 59, 33" calcext:value-type="string">
            <text:p>122, 45, 10, 1, 59, 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.84" calcext:value-type="float">
            <text:p>42.84</text:p>
          </table:table-cell>
          <table:table-cell office:value-type="float" office:value="21.42" calcext:value-type="float">
            <text:p>21.42</text:p>
          </table:table-cell>
          <table:table-cell table:formula="of:=CONCATENATE([.A124];&quot;, &quot;;[.B124];&quot;, &quot;;[.C124];&quot;, &quot;;[.D124];&quot;, &quot;;INT([.E124]);&quot;, &quot;;INT([.F124]))" office:value-type="string" office:string-value="123, 45, 14, 1, 42, 21" calcext:value-type="string">
            <text:p>123, 45, 14, 1, 42, 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.35" calcext:value-type="float">
            <text:p>21.35</text:p>
          </table:table-cell>
          <table:table-cell office:value-type="float" office:value="12.94" calcext:value-type="float">
            <text:p>12.94</text:p>
          </table:table-cell>
          <table:table-cell table:formula="of:=CONCATENATE([.A125];&quot;, &quot;;[.B125];&quot;, &quot;;[.C125];&quot;, &quot;;[.D125];&quot;, &quot;;INT([.E125]);&quot;, &quot;;INT([.F125]))" office:value-type="string" office:string-value="124, 45, 15, 1, 21, 12" calcext:value-type="string">
            <text:p>124, 45, 15, 1, 21, 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6.07" calcext:value-type="float">
            <text:p>46.07</text:p>
          </table:table-cell>
          <table:table-cell office:value-type="float" office:value="27.1" calcext:value-type="float">
            <text:p>27.1</text:p>
          </table:table-cell>
          <table:table-cell table:formula="of:=CONCATENATE([.A126];&quot;, &quot;;[.B126];&quot;, &quot;;[.C126];&quot;, &quot;;[.D126];&quot;, &quot;;INT([.E126]);&quot;, &quot;;INT([.F126]))" office:value-type="string" office:string-value="125, 45, 15, 1, 46, 27" calcext:value-type="string">
            <text:p>125, 45, 15, 1, 46, 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2.69" calcext:value-type="float">
            <text:p>62.69</text:p>
          </table:table-cell>
          <table:table-cell office:value-type="float" office:value="39.18" calcext:value-type="float">
            <text:p>39.18</text:p>
          </table:table-cell>
          <table:table-cell table:formula="of:=CONCATENATE([.A127];&quot;, &quot;;[.B127];&quot;, &quot;;[.C127];&quot;, &quot;;[.D127];&quot;, &quot;;INT([.E127]);&quot;, &quot;;INT([.F127]))" office:value-type="string" office:string-value="126, 45, 16, 1, 62, 39" calcext:value-type="string">
            <text:p>126, 45, 16, 1, 62, 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.51" calcext:value-type="float">
            <text:p>14.51</text:p>
          </table:table-cell>
          <table:table-cell office:value-type="float" office:value="8.06" calcext:value-type="float">
            <text:p>8.06</text:p>
          </table:table-cell>
          <table:table-cell table:formula="of:=CONCATENATE([.A128];&quot;, &quot;;[.B128];&quot;, &quot;;[.C128];&quot;, &quot;;[.D128];&quot;, &quot;;INT([.E128]);&quot;, &quot;;INT([.F128]))" office:value-type="string" office:string-value="127, 45, 11, 15, 14, 8" calcext:value-type="string">
            <text:p>127, 45, 11, 15, 14, 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.77" calcext:value-type="float">
            <text:p>2.77</text:p>
          </table:table-cell>
          <table:table-cell office:value-type="float" office:value="1.54" calcext:value-type="float">
            <text:p>1.54</text:p>
          </table:table-cell>
          <table:table-cell table:formula="of:=CONCATENATE([.A129];&quot;, &quot;;[.B129];&quot;, &quot;;[.C129];&quot;, &quot;;[.D129];&quot;, &quot;;INT([.E129]);&quot;, &quot;;INT([.F129]))" office:value-type="string" office:string-value="128, 45, 12, 50, 2, 1" calcext:value-type="string">
            <text:p>128, 45, 12, 50, 2, 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.24" calcext:value-type="float">
            <text:p>19.24</text:p>
          </table:table-cell>
          <table:table-cell office:value-type="float" office:value="11.66" calcext:value-type="float">
            <text:p>11.66</text:p>
          </table:table-cell>
          <table:table-cell table:formula="of:=CONCATENATE([.A130];&quot;, &quot;;[.B130];&quot;, &quot;;[.C130];&quot;, &quot;;[.D130];&quot;, &quot;;INT([.E130]);&quot;, &quot;;INT([.F130]))" office:value-type="string" office:string-value="129, 46, 16, 10, 19, 11" calcext:value-type="string">
            <text:p>129, 46, 16, 10, 19, 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3.54" calcext:value-type="float">
            <text:p>33.54</text:p>
          </table:table-cell>
          <table:table-cell office:value-type="float" office:value="16.77" calcext:value-type="float">
            <text:p>16.77</text:p>
          </table:table-cell>
          <table:table-cell table:formula="of:=CONCATENATE([.A131];&quot;, &quot;;[.B131];&quot;, &quot;;[.C131];&quot;, &quot;;[.D131];&quot;, &quot;;INT([.E131]);&quot;, &quot;;INT([.F131]))" office:value-type="string" office:string-value="130, 47, 17, 1, 33, 16" calcext:value-type="string">
            <text:p>130, 47, 17, 1, 33, 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1.82" calcext:value-type="float">
            <text:p>111.82</text:p>
          </table:table-cell>
          <table:table-cell office:value-type="float" office:value="62.12" calcext:value-type="float">
            <text:p>62.12</text:p>
          </table:table-cell>
          <table:table-cell table:formula="of:=CONCATENATE([.A132];&quot;, &quot;;[.B132];&quot;, &quot;;[.C132];&quot;, &quot;;[.D132];&quot;, &quot;;INT([.E132]);&quot;, &quot;;INT([.F132]))" office:value-type="string" office:string-value="131, 48, 10, 1, 111, 62" calcext:value-type="string">
            <text:p>131, 48, 10, 1, 111, 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133];&quot;, &quot;;[.B133];&quot;, &quot;;[.C133];&quot;, &quot;;[.D133];&quot;, &quot;;INT([.E133]);&quot;, &quot;;INT([.F133]))" office:value-type="string" office:string-value="132, 48, 15, 1, 39, 19" calcext:value-type="string">
            <text:p>132, 48, 15, 1, 39, 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.51" calcext:value-type="float">
            <text:p>4.51</text:p>
          </table:table-cell>
          <table:table-cell office:value-type="float" office:value="2.73" calcext:value-type="float">
            <text:p>2.73</text:p>
          </table:table-cell>
          <table:table-cell table:formula="of:=CONCATENATE([.A134];&quot;, &quot;;[.B134];&quot;, &quot;;[.C134];&quot;, &quot;;[.D134];&quot;, &quot;;INT([.E134]);&quot;, &quot;;INT([.F134]))" office:value-type="string" office:string-value="133, 48, 11, 2, 4, 2" calcext:value-type="string">
            <text:p>133, 48, 11, 2, 4, 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.83" calcext:value-type="float">
            <text:p>7.83</text:p>
          </table:table-cell>
          <table:table-cell office:value-type="float" office:value="4.61" calcext:value-type="float">
            <text:p>4.61</text:p>
          </table:table-cell>
          <table:table-cell table:formula="of:=CONCATENATE([.A135];&quot;, &quot;;[.B135];&quot;, &quot;;[.C135];&quot;, &quot;;[.D135];&quot;, &quot;;INT([.E135]);&quot;, &quot;;INT([.F135]))" office:value-type="string" office:string-value="134, 49, 11, 2, 7, 4" calcext:value-type="string">
            <text:p>134, 49, 11, 2, 7, 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office:value-type="float" office:value="0.54" calcext:value-type="float">
            <text:p>0.54</text:p>
          </table:table-cell>
          <table:table-cell table:formula="of:=CONCATENATE([.A136];&quot;, &quot;;[.B136];&quot;, &quot;;[.C136];&quot;, &quot;;[.D136];&quot;, &quot;;INT([.E136]);&quot;, &quot;;INT([.F136]))" office:value-type="string" office:string-value="135, 49, 13, 4, 0, 0" calcext:value-type="string">
            <text:p>135, 49, 13, 4, 0, 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.74" calcext:value-type="float">
            <text:p>10.74</text:p>
          </table:table-cell>
          <table:table-cell office:value-type="float" office:value="6.14" calcext:value-type="float">
            <text:p>6.14</text:p>
          </table:table-cell>
          <table:table-cell table:formula="of:=CONCATENATE([.A137];&quot;, &quot;;[.B137];&quot;, &quot;;[.C137];&quot;, &quot;;[.D137];&quot;, &quot;;INT([.E137]);&quot;, &quot;;INT([.F137]))" office:value-type="string" office:string-value="136, 50, 14, 2, 10, 6" calcext:value-type="string">
            <text:p>136, 50, 14, 2, 10, 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.5</text:p>
          </table:table-cell>
          <table:table-cell office:value-type="float" office:value="27.14" calcext:value-type="float">
            <text:p>27.14</text:p>
          </table:table-cell>
          <table:table-cell table:formula="of:=CONCATENATE([.A138];&quot;, &quot;;[.B138];&quot;, &quot;;[.C138];&quot;, &quot;;[.D138];&quot;, &quot;;INT([.E138]);&quot;, &quot;;INT([.F138]))" office:value-type="string" office:string-value="137, 50, 12, 1, 47, 27" calcext:value-type="string">
            <text:p>137, 50, 12, 1, 47, 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9" calcext:value-type="float">
            <text:p>0.29</text:p>
          </table:table-cell>
          <table:table-cell table:formula="of:=CONCATENATE([.A139];&quot;, &quot;;[.B139];&quot;, &quot;;[.C139];&quot;, &quot;;[.D139];&quot;, &quot;;INT([.E139]);&quot;, &quot;;INT([.F139]))" office:value-type="string" office:string-value="138, 50, 14, 20, 0, 0" calcext:value-type="string">
            <text:p>138, 50, 14, 20, 0, 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.11" calcext:value-type="float">
            <text:p>16.11</text:p>
          </table:table-cell>
          <table:table-cell office:value-type="float" office:value="9.31" calcext:value-type="float">
            <text:p>9.31</text:p>
          </table:table-cell>
          <table:table-cell table:formula="of:=CONCATENATE([.A140];&quot;, &quot;;[.B140];&quot;, &quot;;[.C140];&quot;, &quot;;[.D140];&quot;, &quot;;INT([.E140]);&quot;, &quot;;INT([.F140]))" office:value-type="string" office:string-value="139, 51, 12, 1, 16, 9" calcext:value-type="string">
            <text:p>139, 51, 12, 1, 16, 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.59" calcext:value-type="float">
            <text:p>14.59</text:p>
          </table:table-cell>
          <table:table-cell office:value-type="float" office:value="6.77" calcext:value-type="float">
            <text:p>6.77</text:p>
          </table:table-cell>
          <table:table-cell table:formula="of:=CONCATENATE([.A141];&quot;, &quot;;[.B141];&quot;, &quot;;[.C141];&quot;, &quot;;[.D141];&quot;, &quot;;INT([.E141]);&quot;, &quot;;INT([.F141]))" office:value-type="string" office:string-value="140, 51, 12, 2, 14, 6" calcext:value-type="string">
            <text:p>140, 51, 12, 2, 14, 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86" calcext:value-type="float">
            <text:p>6.86</text:p>
          </table:table-cell>
          <table:table-cell office:value-type="float" office:value="4.16" calcext:value-type="float">
            <text:p>4.16</text:p>
          </table:table-cell>
          <table:table-cell table:formula="of:=CONCATENATE([.A142];&quot;, &quot;;[.B142];&quot;, &quot;;[.C142];&quot;, &quot;;[.D142];&quot;, &quot;;INT([.E142]);&quot;, &quot;;INT([.F142]))" office:value-type="string" office:string-value="141, 51, 15, 2, 6, 4" calcext:value-type="string">
            <text:p>141, 51, 15, 2, 6, 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.14" calcext:value-type="float">
            <text:p>23.14</text:p>
          </table:table-cell>
          <table:table-cell office:value-type="float" office:value="11.57" calcext:value-type="float">
            <text:p>11.57</text:p>
          </table:table-cell>
          <table:table-cell table:formula="of:=CONCATENATE([.A143];&quot;, &quot;;[.B143];&quot;, &quot;;[.C143];&quot;, &quot;;[.D143];&quot;, &quot;;INT([.E143]);&quot;, &quot;;INT([.F143]))" office:value-type="string" office:string-value="142, 51, 10, 4, 23, 11" calcext:value-type="string">
            <text:p>142, 51, 10, 4, 23, 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.06" calcext:value-type="float">
            <text:p>9.06</text:p>
          </table:table-cell>
          <table:table-cell office:value-type="float" office:value="5.49" calcext:value-type="float">
            <text:p>5.49</text:p>
          </table:table-cell>
          <table:table-cell table:formula="of:=CONCATENATE([.A144];&quot;, &quot;;[.B144];&quot;, &quot;;[.C144];&quot;, &quot;;[.D144];&quot;, &quot;;INT([.E144]);&quot;, &quot;;INT([.F144]))" office:value-type="string" office:string-value="143, 52, 12, 20, 9, 5" calcext:value-type="string">
            <text:p>143, 52, 12, 20, 9, 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.06" calcext:value-type="float">
            <text:p>9.06</text:p>
          </table:table-cell>
          <table:table-cell office:value-type="float" office:value="5.49" calcext:value-type="float">
            <text:p>5.49</text:p>
          </table:table-cell>
          <table:table-cell table:formula="of:=CONCATENATE([.A145];&quot;, &quot;;[.B145];&quot;, &quot;;[.C145];&quot;, &quot;;[.D145];&quot;, &quot;;INT([.E145]);&quot;, &quot;;INT([.F145]))" office:value-type="string" office:string-value="144, 52, 14, 32, 9, 5" calcext:value-type="string">
            <text:p>144, 52, 14, 32, 9, 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.23" calcext:value-type="float">
            <text:p>26.23</text:p>
          </table:table-cell>
          <table:table-cell office:value-type="float" office:value="20.18" calcext:value-type="float">
            <text:p>20.18</text:p>
          </table:table-cell>
          <table:table-cell table:formula="of:=CONCATENATE([.A146];&quot;, &quot;;[.B146];&quot;, &quot;;[.C146];&quot;, &quot;;[.D146];&quot;, &quot;;INT([.E146]);&quot;, &quot;;INT([.F146]))" office:value-type="string" office:string-value="145, 52, 13, 1, 26, 20" calcext:value-type="string">
            <text:p>145, 52, 13, 1, 26, 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.36" calcext:value-type="float">
            <text:p>56.36</text:p>
          </table:table-cell>
          <table:table-cell office:value-type="float" office:value="28.18" calcext:value-type="float">
            <text:p>28.18</text:p>
          </table:table-cell>
          <table:table-cell table:formula="of:=CONCATENATE([.A147];&quot;, &quot;;[.B147];&quot;, &quot;;[.C147];&quot;, &quot;;[.D147];&quot;, &quot;;INT([.E147]);&quot;, &quot;;INT([.F147]))" office:value-type="string" office:string-value="146, 52, 10, 1, 56, 28" calcext:value-type="string">
            <text:p>146, 52, 10, 1, 56, 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.37" calcext:value-type="float">
            <text:p>21.37</text:p>
          </table:table-cell>
          <table:table-cell office:value-type="float" office:value="13.36" calcext:value-type="float">
            <text:p>13.36</text:p>
          </table:table-cell>
          <table:table-cell table:formula="of:=CONCATENATE([.A148];&quot;, &quot;;[.B148];&quot;, &quot;;[.C148];&quot;, &quot;;[.D148];&quot;, &quot;;INT([.E148]);&quot;, &quot;;INT([.F148]))" office:value-type="string" office:string-value="147, 52, 12, 2, 21, 13" calcext:value-type="string">
            <text:p>147, 52, 12, 2, 21, 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.11" calcext:value-type="float">
            <text:p>16.11</text:p>
          </table:table-cell>
          <table:table-cell office:value-type="float" office:value="9.31" calcext:value-type="float">
            <text:p>9.31</text:p>
          </table:table-cell>
          <table:table-cell table:formula="of:=CONCATENATE([.A149];&quot;, &quot;;[.B149];&quot;, &quot;;[.C149];&quot;, &quot;;[.D149];&quot;, &quot;;INT([.E149]);&quot;, &quot;;INT([.F149]))" office:value-type="string" office:string-value="148, 52, 15, 2, 16, 9" calcext:value-type="string">
            <text:p>148, 52, 15, 2, 16, 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2.73" calcext:value-type="float">
            <text:p>32.73</text:p>
          </table:table-cell>
          <table:table-cell office:value-type="float" office:value="18.39" calcext:value-type="float">
            <text:p>18.39</text:p>
          </table:table-cell>
          <table:table-cell table:formula="of:=CONCATENATE([.A150];&quot;, &quot;;[.B150];&quot;, &quot;;[.C150];&quot;, &quot;;[.D150];&quot;, &quot;;INT([.E150]);&quot;, &quot;;INT([.F150]))" office:value-type="string" office:string-value="149, 52, 11, 1, 32, 18" calcext:value-type="string">
            <text:p>149, 52, 11, 1, 32, 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7.72" calcext:value-type="float">
            <text:p>47.72</text:p>
          </table:table-cell>
          <table:table-cell office:value-type="float" office:value="22.51" calcext:value-type="float">
            <text:p>22.51</text:p>
          </table:table-cell>
          <table:table-cell table:formula="of:=CONCATENATE([.A151];&quot;, &quot;;[.B151];&quot;, &quot;;[.C151];&quot;, &quot;;[.D151];&quot;, &quot;;INT([.E151]);&quot;, &quot;;INT([.F151]))" office:value-type="string" office:string-value="150, 52, 12, 1, 47, 22" calcext:value-type="string">
            <text:p>150, 52, 12, 1, 47, 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.08" calcext:value-type="float">
            <text:p>18.08</text:p>
          </table:table-cell>
          <table:table-cell office:value-type="float" office:value="9.04" calcext:value-type="float">
            <text:p>9.04</text:p>
          </table:table-cell>
          <table:table-cell table:formula="of:=CONCATENATE([.A152];&quot;, &quot;;[.B152];&quot;, &quot;;[.C152];&quot;, &quot;;[.D152];&quot;, &quot;;INT([.E152]);&quot;, &quot;;INT([.F152]))" office:value-type="string" office:string-value="151, 52, 10, 1, 18, 9" calcext:value-type="string">
            <text:p>151, 52, 10, 1, 18, 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.27" calcext:value-type="float">
            <text:p>22.27</text:p>
          </table:table-cell>
          <table:table-cell office:value-type="float" office:value="13.5" calcext:value-type="float">
            <text:p>13.5</text:p>
          </table:table-cell>
          <table:table-cell table:formula="of:=CONCATENATE([.A153];&quot;, &quot;;[.B153];&quot;, &quot;;[.C153];&quot;, &quot;;[.D153];&quot;, &quot;;INT([.E153]);&quot;, &quot;;INT([.F153]))" office:value-type="string" office:string-value="152, 52, 10, 15, 22, 13" calcext:value-type="string">
            <text:p>152, 52, 10, 15, 22, 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2.89" calcext:value-type="float">
            <text:p>82.89</text:p>
          </table:table-cell>
          <table:table-cell office:value-type="float" office:value="46.05" calcext:value-type="float">
            <text:p>46.05</text:p>
          </table:table-cell>
          <table:table-cell table:formula="of:=CONCATENATE([.A154];&quot;, &quot;;[.B154];&quot;, &quot;;[.C154];&quot;, &quot;;[.D154];&quot;, &quot;;INT([.E154]);&quot;, &quot;;INT([.F154]))" office:value-type="string" office:string-value="153, 52, 18, 1, 82, 46" calcext:value-type="string">
            <text:p>153, 52, 18, 1, 82, 4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155];&quot;, &quot;;[.B155];&quot;, &quot;;[.C155];&quot;, &quot;;[.D155];&quot;, &quot;;INT([.E155]);&quot;, &quot;;INT([.F155]))" office:value-type="string" office:string-value="154, 53, 15, 24, 39, 19" calcext:value-type="string">
            <text:p>154, 53, 15, 24, 39, 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office:value-type="float" office:value="33.82" calcext:value-type="float">
            <text:p>33.82</text:p>
          </table:table-cell>
          <table:table-cell table:formula="of:=CONCATENATE([.A156];&quot;, &quot;;[.B156];&quot;, &quot;;[.C156];&quot;, &quot;;[.D156];&quot;, &quot;;INT([.E156]);&quot;, &quot;;INT([.F156]))" office:value-type="string" office:string-value="155, 54, 18, 1, 79, 33" calcext:value-type="string">
            <text:p>155, 54, 18, 1, 79, 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office:value-type="float" office:value="12.51" calcext:value-type="float">
            <text:p>12.51</text:p>
          </table:table-cell>
          <table:table-cell table:formula="of:=CONCATENATE([.A157];&quot;, &quot;;[.B157];&quot;, &quot;;[.C157];&quot;, &quot;;[.D157];&quot;, &quot;;INT([.E157]);&quot;, &quot;;INT([.F157]))" office:value-type="string" office:string-value="156, 55, 10, 1, 19, 12" calcext:value-type="string">
            <text:p>156, 55, 10, 1, 19, 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99" calcext:value-type="float">
            <text:p>11.99</text:p>
          </table:table-cell>
          <table:table-cell office:value-type="float" office:value="6.85" calcext:value-type="float">
            <text:p>6.85</text:p>
          </table:table-cell>
          <table:table-cell table:formula="of:=CONCATENATE([.A158];&quot;, &quot;;[.B158];&quot;, &quot;;[.C158];&quot;, &quot;;[.D158];&quot;, &quot;;INT([.E158]);&quot;, &quot;;INT([.F158]))" office:value-type="string" office:string-value="157, 56, 13, 2, 11, 6" calcext:value-type="string">
            <text:p>157, 56, 13, 2, 11, 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68" calcext:value-type="float">
            <text:p>16.68</text:p>
          </table:table-cell>
          <table:table-cell office:value-type="float" office:value="9.53" calcext:value-type="float">
            <text:p>9.53</text:p>
          </table:table-cell>
          <table:table-cell table:formula="of:=CONCATENATE([.A159];&quot;, &quot;;[.B159];&quot;, &quot;;[.C159];&quot;, &quot;;[.D159];&quot;, &quot;;INT([.E159]);&quot;, &quot;;INT([.F159]))" office:value-type="string" office:string-value="158, 56, 18, 4, 16, 9" calcext:value-type="string">
            <text:p>158, 56, 18, 4, 16, 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.27</text:p>
          </table:table-cell>
          <table:table-cell office:value-type="float" office:value="1.3" calcext:value-type="float">
            <text:p>1.3</text:p>
          </table:table-cell>
          <table:table-cell table:formula="of:=CONCATENATE([.A160];&quot;, &quot;;[.B160];&quot;, &quot;;[.C160];&quot;, &quot;;[.D160];&quot;, &quot;;INT([.E160]);&quot;, &quot;;INT([.F160]))" office:value-type="string" office:string-value="159, 56, 15, 2, 2, 1" calcext:value-type="string">
            <text:p>159, 56, 15, 2, 2, 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.22" calcext:value-type="float">
            <text:p>14.22</text:p>
          </table:table-cell>
          <table:table-cell table:formula="of:=CONCATENATE([.A161];&quot;, &quot;;[.B161];&quot;, &quot;;[.C161];&quot;, &quot;;[.D161];&quot;, &quot;;INT([.E161]);&quot;, &quot;;INT([.F161]))" office:value-type="string" office:string-value="160, 56, 10, 2, 25, 14" calcext:value-type="string">
            <text:p>160, 56, 10, 2, 25, 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.28" calcext:value-type="float">
            <text:p>31.28</text:p>
          </table:table-cell>
          <table:table-cell office:value-type="float" office:value="18.96" calcext:value-type="float">
            <text:p>18.96</text:p>
          </table:table-cell>
          <table:table-cell table:formula="of:=CONCATENATE([.A162];&quot;, &quot;;[.B162];&quot;, &quot;;[.C162];&quot;, &quot;;[.D162];&quot;, &quot;;INT([.E162]);&quot;, &quot;;INT([.F162]))" office:value-type="string" office:string-value="161, 56, 13, 2, 31, 18" calcext:value-type="string">
            <text:p>161, 56, 13, 2, 31, 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0.27" calcext:value-type="float">
            <text:p>170.27</text:p>
          </table:table-cell>
          <table:table-cell office:value-type="float" office:value="50.73" calcext:value-type="float">
            <text:p>50.73</text:p>
          </table:table-cell>
          <table:table-cell table:formula="of:=CONCATENATE([.A163];&quot;, &quot;;[.B163];&quot;, &quot;;[.C163];&quot;, &quot;;[.D163];&quot;, &quot;;INT([.E163]);&quot;, &quot;;INT([.F163]))" office:value-type="string" office:string-value="162, 56, 14, 3, 170, 50" calcext:value-type="string">
            <text:p>162, 56, 14, 3, 170, 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4.98" calcext:value-type="float">
            <text:p>394.98</text:p>
          </table:table-cell>
          <table:table-cell office:value-type="float" office:value="201.16" calcext:value-type="float">
            <text:p>201.16</text:p>
          </table:table-cell>
          <table:table-cell table:formula="of:=CONCATENATE([.A164];&quot;, &quot;;[.B164];&quot;, &quot;;[.C164];&quot;, &quot;;[.D164];&quot;, &quot;;INT([.E164]);&quot;, &quot;;INT([.F164]))" office:value-type="string" office:string-value="163, 57, 12, 3, 394, 201" calcext:value-type="string">
            <text:p>163, 57, 12, 3, 394, 2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30.66" calcext:value-type="float">
            <text:p>230.66</text:p>
          </table:table-cell>
          <table:table-cell office:value-type="float" office:value="115.33" calcext:value-type="float">
            <text:p>115.33</text:p>
          </table:table-cell>
          <table:table-cell table:formula="of:=CONCATENATE([.A165];&quot;, &quot;;[.B165];&quot;, &quot;;[.C165];&quot;, &quot;;[.D165];&quot;, &quot;;INT([.E165]);&quot;, &quot;;INT([.F165]))" office:value-type="string" office:string-value="164, 57, 11, 1, 230, 115" calcext:value-type="string">
            <text:p>164, 57, 11, 1, 230, 1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.88" calcext:value-type="float">
            <text:p>9.88</text:p>
          </table:table-cell>
          <table:table-cell office:value-type="float" office:value="5.99" calcext:value-type="float">
            <text:p>5.99</text:p>
          </table:table-cell>
          <table:table-cell table:formula="of:=CONCATENATE([.A166];&quot;, &quot;;[.B166];&quot;, &quot;;[.C166];&quot;, &quot;;[.D166];&quot;, &quot;;INT([.E166]);&quot;, &quot;;INT([.F166]))" office:value-type="string" office:string-value="165, 57, 14, 5, 9, 5" calcext:value-type="string">
            <text:p>165, 57, 14, 5, 9, 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7.99" calcext:value-type="float">
            <text:p>117.99</text:p>
          </table:table-cell>
          <table:table-cell office:value-type="float" office:value="63.57" calcext:value-type="float">
            <text:p>63.57</text:p>
          </table:table-cell>
          <table:table-cell table:formula="of:=CONCATENATE([.A167];&quot;, &quot;;[.B167];&quot;, &quot;;[.C167];&quot;, &quot;;[.D167];&quot;, &quot;;INT([.E167]);&quot;, &quot;;INT([.F167]))" office:value-type="string" office:string-value="166, 58, 11, 3, 117, 63" calcext:value-type="string">
            <text:p>166, 58, 11, 3, 117, 6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.55" calcext:value-type="float">
            <text:p>9.55</text:p>
          </table:table-cell>
          <table:table-cell office:value-type="float" office:value="4.35" calcext:value-type="float">
            <text:p>4.35</text:p>
          </table:table-cell>
          <table:table-cell table:formula="of:=CONCATENATE([.A168];&quot;, &quot;;[.B168];&quot;, &quot;;[.C168];&quot;, &quot;;[.D168];&quot;, &quot;;INT([.E168]);&quot;, &quot;;INT([.F168]))" office:value-type="string" office:string-value="167, 58, 17, 6, 9, 4" calcext:value-type="string">
            <text:p>167, 58, 17, 6, 9, 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.86" calcext:value-type="float">
            <text:p>6.86</text:p>
          </table:table-cell>
          <table:table-cell office:value-type="float" office:value="4.16" calcext:value-type="float">
            <text:p>4.16</text:p>
          </table:table-cell>
          <table:table-cell table:formula="of:=CONCATENATE([.A169];&quot;, &quot;;[.B169];&quot;, &quot;;[.C169];&quot;, &quot;;[.D169];&quot;, &quot;;INT([.E169]);&quot;, &quot;;INT([.F169]))" office:value-type="string" office:string-value="168, 58, 17, 4, 6, 4" calcext:value-type="string">
            <text:p>168, 58, 17, 4, 6, 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7.99" calcext:value-type="float">
            <text:p>117.99</text:p>
          </table:table-cell>
          <table:table-cell office:value-type="float" office:value="63.57" calcext:value-type="float">
            <text:p>63.57</text:p>
          </table:table-cell>
          <table:table-cell table:formula="of:=CONCATENATE([.A170];&quot;, &quot;;[.B170];&quot;, &quot;;[.C170];&quot;, &quot;;[.D170];&quot;, &quot;;INT([.E170]);&quot;, &quot;;INT([.F170]))" office:value-type="string" office:string-value="169, 59, 12, 1, 117, 63" calcext:value-type="string">
            <text:p>169, 59, 12, 1, 117, 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.56" calcext:value-type="float">
            <text:p>210.56</text:p>
          </table:table-cell>
          <table:table-cell office:value-type="float" office:value="95.71" calcext:value-type="float">
            <text:p>95.71</text:p>
          </table:table-cell>
          <table:table-cell table:formula="of:=CONCATENATE([.A171];&quot;, &quot;;[.B171];&quot;, &quot;;[.C171];&quot;, &quot;;[.D171];&quot;, &quot;;INT([.E171]);&quot;, &quot;;INT([.F171]))" office:value-type="string" office:string-value="170, 60, 15, 2, 210, 95" calcext:value-type="string">
            <text:p>170, 60, 15, 2, 210, 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.48" calcext:value-type="float">
            <text:p>10.48</text:p>
          </table:table-cell>
          <table:table-cell office:value-type="float" office:value="5.24" calcext:value-type="float">
            <text:p>5.24</text:p>
          </table:table-cell>
          <table:table-cell table:formula="of:=CONCATENATE([.A172];&quot;, &quot;;[.B172];&quot;, &quot;;[.C172];&quot;, &quot;;[.D172];&quot;, &quot;;INT([.E172]);&quot;, &quot;;INT([.F172]))" office:value-type="string" office:string-value="171, 61, 18, 1, 10, 5" calcext:value-type="string">
            <text:p>171, 61, 18, 1, 10, 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1.57" calcext:value-type="float">
            <text:p>1.57</text:p>
          </table:table-cell>
          <table:table-cell table:formula="of:=CONCATENATE([.A173];&quot;, &quot;;[.B173];&quot;, &quot;;[.C173];&quot;, &quot;;[.D173];&quot;, &quot;;INT([.E173]);&quot;, &quot;;INT([.F173]))" office:value-type="string" office:string-value="172, 61, 13, 1, 2, 1" calcext:value-type="string">
            <text:p>172, 61, 13, 1, 2, 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.4" calcext:value-type="float">
            <text:p>20.4</text:p>
          </table:table-cell>
          <table:table-cell office:value-type="float" office:value="11.66" calcext:value-type="float">
            <text:p>11.66</text:p>
          </table:table-cell>
          <table:table-cell table:formula="of:=CONCATENATE([.A174];&quot;, &quot;;[.B174];&quot;, &quot;;[.C174];&quot;, &quot;;[.D174];&quot;, &quot;;INT([.E174]);&quot;, &quot;;INT([.F174]))" office:value-type="string" office:string-value="173, 61, 14, 2, 20, 11" calcext:value-type="string">
            <text:p>173, 61, 14, 2, 20, 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.28" calcext:value-type="float">
            <text:p>2.28</text:p>
          </table:table-cell>
          <table:table-cell office:value-type="float" office:value="1.38" calcext:value-type="float">
            <text:p>1.38</text:p>
          </table:table-cell>
          <table:table-cell table:formula="of:=CONCATENATE([.A175];&quot;, &quot;;[.B175];&quot;, &quot;;[.C175];&quot;, &quot;;[.D175];&quot;, &quot;;INT([.E175]);&quot;, &quot;;INT([.F175]))" office:value-type="string" office:string-value="174, 62, 18, 10, 2, 1" calcext:value-type="string">
            <text:p>174, 62, 18, 10, 2, 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97" calcext:value-type="float">
            <text:p>7.97</text:p>
          </table:table-cell>
          <table:table-cell office:value-type="float" office:value="4.43" calcext:value-type="float">
            <text:p>4.43</text:p>
          </table:table-cell>
          <table:table-cell table:formula="of:=CONCATENATE([.A176];&quot;, &quot;;[.B176];&quot;, &quot;;[.C176];&quot;, &quot;;[.D176];&quot;, &quot;;INT([.E176]);&quot;, &quot;;INT([.F176]))" office:value-type="string" office:string-value="175, 62, 16, 20, 7, 4" calcext:value-type="string">
            <text:p>175, 62, 16, 20, 7, 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3.39" calcext:value-type="float">
            <text:p>623.39</text:p>
          </table:table-cell>
          <table:table-cell office:value-type="float" office:value="356.22" calcext:value-type="float">
            <text:p>356.22</text:p>
          </table:table-cell>
          <table:table-cell table:formula="of:=CONCATENATE([.A177];&quot;, &quot;;[.B177];&quot;, &quot;;[.C177];&quot;, &quot;;[.D177];&quot;, &quot;;INT([.E177]);&quot;, &quot;;INT([.F177]))" office:value-type="string" office:string-value="176, 63, 13, 1, 623, 356" calcext:value-type="string">
            <text:p>176, 63, 13, 1, 623, 35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9.67" calcext:value-type="float">
            <text:p>89.67</text:p>
          </table:table-cell>
          <table:table-cell office:value-type="float" office:value="40.76" calcext:value-type="float">
            <text:p>40.76</text:p>
          </table:table-cell>
          <table:table-cell table:formula="of:=CONCATENATE([.A178];&quot;, &quot;;[.B178];&quot;, &quot;;[.C178];&quot;, &quot;;[.D178];&quot;, &quot;;INT([.E178]);&quot;, &quot;;INT([.F178]))" office:value-type="string" office:string-value="177, 64, 15, 1, 89, 40" calcext:value-type="string">
            <text:p>177, 64, 15, 1, 89, 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3.02" calcext:value-type="float">
            <text:p>33.02</text:p>
          </table:table-cell>
          <table:table-cell office:value-type="float" office:value="20.01" calcext:value-type="float">
            <text:p>20.01</text:p>
          </table:table-cell>
          <table:table-cell table:formula="of:=CONCATENATE([.A179];&quot;, &quot;;[.B179];&quot;, &quot;;[.C179];&quot;, &quot;;[.D179];&quot;, &quot;;INT([.E179]);&quot;, &quot;;INT([.F179]))" office:value-type="string" office:string-value="178, 64, 13, 12, 33, 20" calcext:value-type="string">
            <text:p>178, 64, 13, 12, 33, 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7.81" calcext:value-type="float">
            <text:p>107.81</text:p>
          </table:table-cell>
          <table:table-cell office:value-type="float" office:value="65.34" calcext:value-type="float">
            <text:p>65.34</text:p>
          </table:table-cell>
          <table:table-cell table:formula="of:=CONCATENATE([.A180];&quot;, &quot;;[.B180];&quot;, &quot;;[.C180];&quot;, &quot;;[.D180];&quot;, &quot;;INT([.E180]);&quot;, &quot;;INT([.F180]))" office:value-type="string" office:string-value="179, 64, 11, 1, 107, 65" calcext:value-type="string">
            <text:p>179, 64, 11, 1, 107, 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9.65" calcext:value-type="float">
            <text:p>29.65</text:p>
          </table:table-cell>
          <table:table-cell office:value-type="float" office:value="17.97" calcext:value-type="float">
            <text:p>17.97</text:p>
          </table:table-cell>
          <table:table-cell table:formula="of:=CONCATENATE([.A181];&quot;, &quot;;[.B181];&quot;, &quot;;[.C181];&quot;, &quot;;[.D181];&quot;, &quot;;INT([.E181]);&quot;, &quot;;INT([.F181]))" office:value-type="string" office:string-value="180, 64, 18, 1, 29, 17" calcext:value-type="string">
            <text:p>180, 64, 18, 1, 29, 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4.39" calcext:value-type="float">
            <text:p>34.39</text:p>
          </table:table-cell>
          <table:table-cell office:value-type="float" office:value="14.33" calcext:value-type="float">
            <text:p>14.33</text:p>
          </table:table-cell>
          <table:table-cell table:formula="of:=CONCATENATE([.A182];&quot;, &quot;;[.B182];&quot;, &quot;;[.C182];&quot;, &quot;;[.D182];&quot;, &quot;;INT([.E182]);&quot;, &quot;;INT([.F182]))" office:value-type="string" office:string-value="181, 65, 10, 2, 34, 14" calcext:value-type="string">
            <text:p>181, 65, 10, 2, 34, 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table:formula="of:=CONCATENATE([.A183];&quot;, &quot;;[.B183];&quot;, &quot;;[.C183];&quot;, &quot;;[.D183];&quot;, &quot;;INT([.E183]);&quot;, &quot;;INT([.F183]))" office:value-type="string" office:string-value="182, 65, 15, 2, 9, 5" calcext:value-type="string">
            <text:p>182, 65, 15, 2, 9, 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.74" calcext:value-type="float">
            <text:p>10.74</text:p>
          </table:table-cell>
          <table:table-cell office:value-type="float" office:value="6.14" calcext:value-type="float">
            <text:p>6.14</text:p>
          </table:table-cell>
          <table:table-cell table:formula="of:=CONCATENATE([.A184];&quot;, &quot;;[.B184];&quot;, &quot;;[.C184];&quot;, &quot;;[.D184];&quot;, &quot;;INT([.E184]);&quot;, &quot;;INT([.F184]))" office:value-type="string" office:string-value="183, 65, 18, 2, 10, 6" calcext:value-type="string">
            <text:p>183, 65, 18, 2, 10, 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27" calcext:value-type="float">
            <text:p>2.27</text:p>
          </table:table-cell>
          <table:table-cell office:value-type="float" office:value="1.3" calcext:value-type="float">
            <text:p>1.3</text:p>
          </table:table-cell>
          <table:table-cell table:formula="of:=CONCATENATE([.A185];&quot;, &quot;;[.B185];&quot;, &quot;;[.C185];&quot;, &quot;;[.D185];&quot;, &quot;;INT([.E185]);&quot;, &quot;;INT([.F185]))" office:value-type="string" office:string-value="184, 65, 16, 4, 2, 1" calcext:value-type="string">
            <text:p>184, 65, 16, 4, 2, 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.25" calcext:value-type="float">
            <text:p>34.25</text:p>
          </table:table-cell>
          <table:table-cell office:value-type="float" office:value="19.57" calcext:value-type="float">
            <text:p>19.57</text:p>
          </table:table-cell>
          <table:table-cell table:formula="of:=CONCATENATE([.A186];&quot;, &quot;;[.B186];&quot;, &quot;;[.C186];&quot;, &quot;;[.D186];&quot;, &quot;;INT([.E186]);&quot;, &quot;;INT([.F186]))" office:value-type="string" office:string-value="185, 65, 17, 2, 34, 19" calcext:value-type="string">
            <text:p>185, 65, 17, 2, 34, 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4.9" calcext:value-type="float">
            <text:p>24.9</text:p>
          </table:table-cell>
          <table:table-cell office:value-type="float" office:value="15.09" calcext:value-type="float">
            <text:p>15.09</text:p>
          </table:table-cell>
          <table:table-cell table:formula="of:=CONCATENATE([.A187];&quot;, &quot;;[.B187];&quot;, &quot;;[.C187];&quot;, &quot;;[.D187];&quot;, &quot;;INT([.E187]);&quot;, &quot;;INT([.F187]))" office:value-type="string" office:string-value="186, 65, 14, 6, 24, 15" calcext:value-type="string">
            <text:p>186, 65, 14, 6, 24, 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0.86" calcext:value-type="float">
            <text:p>60.86</text:p>
          </table:table-cell>
          <table:table-cell office:value-type="float" office:value="35.8" calcext:value-type="float">
            <text:p>35.8</text:p>
          </table:table-cell>
          <table:table-cell table:formula="of:=CONCATENATE([.A188];&quot;, &quot;;[.B188];&quot;, &quot;;[.C188];&quot;, &quot;;[.D188];&quot;, &quot;;INT([.E188]);&quot;, &quot;;INT([.F188]))" office:value-type="string" office:string-value="187, 65, 13, 3, 60, 35" calcext:value-type="string">
            <text:p>187, 65, 13, 3, 60, 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office:value-type="float" office:value="0.29" calcext:value-type="float">
            <text:p>0.29</text:p>
          </table:table-cell>
          <table:table-cell table:formula="of:=CONCATENATE([.A189];&quot;, &quot;;[.B189];&quot;, &quot;;[.C189];&quot;, &quot;;[.D189];&quot;, &quot;;INT([.E189]);&quot;, &quot;;INT([.F189]))" office:value-type="string" office:string-value="188, 65, 13, 4, 0, 0" calcext:value-type="string">
            <text:p>188, 65, 13, 4, 0, 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formula="of:=CONCATENATE([.A190];&quot;, &quot;;[.B190];&quot;, &quot;;[.C190];&quot;, &quot;;[.D190];&quot;, &quot;;INT([.E190]);&quot;, &quot;;INT([.F190]))" office:value-type="string" office:string-value="189, 65, 15, 4, 0, 0" calcext:value-type="string">
            <text:p>189, 65, 15, 4, 0, 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4.06" calcext:value-type="float">
            <text:p>484.06</text:p>
          </table:table-cell>
          <table:table-cell office:value-type="float" office:value="284.74" calcext:value-type="float">
            <text:p>284.74</text:p>
          </table:table-cell>
          <table:table-cell table:formula="of:=CONCATENATE([.A191];&quot;, &quot;;[.B191];&quot;, &quot;;[.C191];&quot;, &quot;;[.D191];&quot;, &quot;;INT([.E191]);&quot;, &quot;;INT([.F191]))" office:value-type="string" office:string-value="190, 65, 16, 1, 484, 284" calcext:value-type="string">
            <text:p>190, 65, 16, 1, 484, 2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86" calcext:value-type="float">
            <text:p>6.86</text:p>
          </table:table-cell>
          <table:table-cell office:value-type="float" office:value="4.16" calcext:value-type="float">
            <text:p>4.16</text:p>
          </table:table-cell>
          <table:table-cell table:formula="of:=CONCATENATE([.A192];&quot;, &quot;;[.B192];&quot;, &quot;;[.C192];&quot;, &quot;;[.D192];&quot;, &quot;;INT([.E192]);&quot;, &quot;;INT([.F192]))" office:value-type="string" office:string-value="191, 65, 15, 6, 6, 4" calcext:value-type="string">
            <text:p>191, 65, 15, 6, 6, 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.99" calcext:value-type="float">
            <text:p>34.99</text:p>
          </table:table-cell>
          <table:table-cell office:value-type="float" office:value="17.35" calcext:value-type="float">
            <text:p>17.35</text:p>
          </table:table-cell>
          <table:table-cell table:formula="of:=CONCATENATE([.A193];&quot;, &quot;;[.B193];&quot;, &quot;;[.C193];&quot;, &quot;;[.D193];&quot;, &quot;;INT([.E193]);&quot;, &quot;;INT([.F193]))" office:value-type="string" office:string-value="192, 65, 10, 1, 34, 17" calcext:value-type="string">
            <text:p>192, 65, 10, 1, 34, 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56" calcext:value-type="float">
            <text:p>0.56</text:p>
          </table:table-cell>
          <table:table-cell table:formula="of:=CONCATENATE([.A194];&quot;, &quot;;[.B194];&quot;, &quot;;[.C194];&quot;, &quot;;[.D194];&quot;, &quot;;INT([.E194]);&quot;, &quot;;INT([.F194]))" office:value-type="string" office:string-value="193, 65, 15, 1, 1, 0" calcext:value-type="string">
            <text:p>193, 65, 15, 1, 1, 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formula="of:=CONCATENATE([.A195];&quot;, &quot;;[.B195];&quot;, &quot;;[.C195];&quot;, &quot;;[.D195];&quot;, &quot;;INT([.E195]);&quot;, &quot;;INT([.F195]))" office:value-type="string" office:string-value="194, 65, 18, 1, 0, 0" calcext:value-type="string">
            <text:p>194, 65, 18, 1, 0, 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.12" calcext:value-type="float">
            <text:p>16.12</text:p>
          </table:table-cell>
          <table:table-cell office:value-type="float" office:value="8.06" calcext:value-type="float">
            <text:p>8.06</text:p>
          </table:table-cell>
          <table:table-cell table:formula="of:=CONCATENATE([.A196];&quot;, &quot;;[.B196];&quot;, &quot;;[.C196];&quot;, &quot;;[.D196];&quot;, &quot;;INT([.E196]);&quot;, &quot;;INT([.F196]))" office:value-type="string" office:string-value="195, 66, 16, 8, 16, 8" calcext:value-type="string">
            <text:p>195, 66, 16, 8, 16, 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2.47" calcext:value-type="float">
            <text:p>22.47</text:p>
          </table:table-cell>
          <table:table-cell office:value-type="float" office:value="12.84" calcext:value-type="float">
            <text:p>12.84</text:p>
          </table:table-cell>
          <table:table-cell table:formula="of:=CONCATENATE([.A197];&quot;, &quot;;[.B197];&quot;, &quot;;[.C197];&quot;, &quot;;[.D197];&quot;, &quot;;INT([.E197]);&quot;, &quot;;INT([.F197]))" office:value-type="string" office:string-value="196, 67, 14, 2, 22, 12" calcext:value-type="string">
            <text:p>196, 67, 14, 2, 22, 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17.71" calcext:value-type="float">
            <text:p>917.71</text:p>
          </table:table-cell>
          <table:table-cell office:value-type="float" office:value="556.19" calcext:value-type="float">
            <text:p>556.19</text:p>
          </table:table-cell>
          <table:table-cell table:formula="of:=CONCATENATE([.A198];&quot;, &quot;;[.B198];&quot;, &quot;;[.C198];&quot;, &quot;;[.D198];&quot;, &quot;;INT([.E198]);&quot;, &quot;;INT([.F198]))" office:value-type="string" office:string-value="197, 67, 14, 1, 917, 556" calcext:value-type="string">
            <text:p>197, 67, 14, 1, 917, 5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.85" calcext:value-type="float">
            <text:p>100.85</text:p>
          </table:table-cell>
          <table:table-cell office:value-type="float" office:value="59.32" calcext:value-type="float">
            <text:p>59.32</text:p>
          </table:table-cell>
          <table:table-cell table:formula="of:=CONCATENATE([.A199];&quot;, &quot;;[.B199];&quot;, &quot;;[.C199];&quot;, &quot;;[.D199];&quot;, &quot;;INT([.E199]);&quot;, &quot;;INT([.F199]))" office:value-type="string" office:string-value="198, 68, 14, 2, 100, 59" calcext:value-type="string">
            <text:p>198, 68, 14, 2, 100, 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5.02" calcext:value-type="float">
            <text:p>45.02</text:p>
          </table:table-cell>
          <table:table-cell office:value-type="float" office:value="22.51" calcext:value-type="float">
            <text:p>22.51</text:p>
          </table:table-cell>
          <table:table-cell table:formula="of:=CONCATENATE([.A200];&quot;, &quot;;[.B200];&quot;, &quot;;[.C200];&quot;, &quot;;[.D200];&quot;, &quot;;INT([.E200]);&quot;, &quot;;INT([.F200]))" office:value-type="string" office:string-value="199, 69, 13, 1, 45, 22" calcext:value-type="string">
            <text:p>199, 69, 13, 1, 45, 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.68" calcext:value-type="float">
            <text:p>30.68</text:p>
          </table:table-cell>
          <table:table-cell office:value-type="float" office:value="15.34" calcext:value-type="float">
            <text:p>15.34</text:p>
          </table:table-cell>
          <table:table-cell table:formula="of:=CONCATENATE([.A201];&quot;, &quot;;[.B201];&quot;, &quot;;[.C201];&quot;, &quot;;[.D201];&quot;, &quot;;INT([.E201]);&quot;, &quot;;INT([.F201]))" office:value-type="string" office:string-value="200, 69, 13, 1, 30, 15" calcext:value-type="string">
            <text:p>200, 69, 13, 1, 30, 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9.7" calcext:value-type="float">
            <text:p>189.7</text:p>
          </table:table-cell>
          <table:table-cell office:value-type="float" office:value="94.85" calcext:value-type="float">
            <text:p>94.85</text:p>
          </table:table-cell>
          <table:table-cell table:formula="of:=CONCATENATE([.A202];&quot;, &quot;;[.B202];&quot;, &quot;;[.C202];&quot;, &quot;;[.D202];&quot;, &quot;;INT([.E202]);&quot;, &quot;;INT([.F202]))" office:value-type="string" office:string-value="201, 70, 17, 6, 189, 94" calcext:value-type="string">
            <text:p>201, 70, 17, 6, 189, 9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48" calcext:value-type="float">
            <text:p>10.48</text:p>
          </table:table-cell>
          <table:table-cell office:value-type="float" office:value="5.24" calcext:value-type="float">
            <text:p>5.24</text:p>
          </table:table-cell>
          <table:table-cell table:formula="of:=CONCATENATE([.A203];&quot;, &quot;;[.B203];&quot;, &quot;;[.C203];&quot;, &quot;;[.D203];&quot;, &quot;;INT([.E203]);&quot;, &quot;;INT([.F203]))" office:value-type="string" office:string-value="202, 70, 12, 2, 10, 5" calcext:value-type="string">
            <text:p>202, 70, 12, 2, 10, 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.68" calcext:value-type="float">
            <text:p>21.68</text:p>
          </table:table-cell>
          <table:table-cell office:value-type="float" office:value="7.08" calcext:value-type="float">
            <text:p>7.08</text:p>
          </table:table-cell>
          <table:table-cell table:formula="of:=CONCATENATE([.A204];&quot;, &quot;;[.B204];&quot;, &quot;;[.C204];&quot;, &quot;;[.D204];&quot;, &quot;;INT([.E204]);&quot;, &quot;;INT([.F204]))" office:value-type="string" office:string-value="203, 70, 12, 2, 21, 7" calcext:value-type="string">
            <text:p>203, 70, 12, 2, 21, 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2.7" calcext:value-type="float">
            <text:p>212.7</text:p>
          </table:table-cell>
          <table:table-cell office:value-type="float" office:value="193.36" calcext:value-type="float">
            <text:p>193.36</text:p>
          </table:table-cell>
          <table:table-cell table:formula="of:=CONCATENATE([.A205];&quot;, &quot;;[.B205];&quot;, &quot;;[.C205];&quot;, &quot;;[.D205];&quot;, &quot;;INT([.E205]);&quot;, &quot;;INT([.F205]))" office:value-type="string" office:string-value="204, 70, 15, 2, 212, 193" calcext:value-type="string">
            <text:p>204, 70, 15, 2, 212, 19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22.55" calcext:value-type="float">
            <text:p>1222.55</text:p>
          </table:table-cell>
          <table:table-cell office:value-type="float" office:value="698.6" calcext:value-type="float">
            <text:p>698.6</text:p>
          </table:table-cell>
          <table:table-cell table:formula="of:=CONCATENATE([.A206];&quot;, &quot;;[.B206];&quot;, &quot;;[.C206];&quot;, &quot;;[.D206];&quot;, &quot;;INT([.E206]);&quot;, &quot;;INT([.F206]))" office:value-type="string" office:string-value="205, 70, 13, 1, 1222, 698" calcext:value-type="string">
            <text:p>205, 70, 13, 1, 1222, 6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1.88" calcext:value-type="float">
            <text:p>61.88</text:p>
          </table:table-cell>
          <table:table-cell office:value-type="float" office:value="36.4" calcext:value-type="float">
            <text:p>36.4</text:p>
          </table:table-cell>
          <table:table-cell table:formula="of:=CONCATENATE([.A207];&quot;, &quot;;[.B207];&quot;, &quot;;[.C207];&quot;, &quot;;[.D207];&quot;, &quot;;INT([.E207]);&quot;, &quot;;INT([.F207]))" office:value-type="string" office:string-value="206, 70, 12, 4, 61, 36" calcext:value-type="string">
            <text:p>206, 70, 12, 4, 61, 3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.77" calcext:value-type="float">
            <text:p>21.77</text:p>
          </table:table-cell>
          <table:table-cell office:value-type="float" office:value="10.88" calcext:value-type="float">
            <text:p>10.88</text:p>
          </table:table-cell>
          <table:table-cell table:formula="of:=CONCATENATE([.A208];&quot;, &quot;;[.B208];&quot;, &quot;;[.C208];&quot;, &quot;;[.D208];&quot;, &quot;;INT([.E208]);&quot;, &quot;;INT([.F208]))" office:value-type="string" office:string-value="207, 70, 10, 20, 21, 10" calcext:value-type="string">
            <text:p>207, 70, 10, 20, 21, 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7.24" calcext:value-type="float">
            <text:p>47.24</text:p>
          </table:table-cell>
          <table:table-cell office:value-type="float" office:value="23.62" calcext:value-type="float">
            <text:p>23.62</text:p>
          </table:table-cell>
          <table:table-cell table:formula="of:=CONCATENATE([.A209];&quot;, &quot;;[.B209];&quot;, &quot;;[.C209];&quot;, &quot;;[.D209];&quot;, &quot;;INT([.E209]);&quot;, &quot;;INT([.F209]))" office:value-type="string" office:string-value="208, 70, 17, 1, 47, 23" calcext:value-type="string">
            <text:p>208, 70, 17, 1, 47, 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210];&quot;, &quot;;[.B210];&quot;, &quot;;[.C210];&quot;, &quot;;[.D210];&quot;, &quot;;INT([.E210]);&quot;, &quot;;INT([.F210]))" office:value-type="string" office:string-value="209, 71, 10, 1, 39, 19" calcext:value-type="string">
            <text:p>209, 71, 10, 1, 39, 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76.47" calcext:value-type="float">
            <text:p>2176.47</text:p>
          </table:table-cell>
          <table:table-cell office:value-type="float" office:value="1209.15" calcext:value-type="float">
            <text:p>1209.15</text:p>
          </table:table-cell>
          <table:table-cell table:formula="of:=CONCATENATE([.A211];&quot;, &quot;;[.B211];&quot;, &quot;;[.C211];&quot;, &quot;;[.D211];&quot;, &quot;;INT([.E211]);&quot;, &quot;;INT([.F211]))" office:value-type="string" office:string-value="210, 72, 12, 1, 2176, 1209" calcext:value-type="string">
            <text:p>210, 72, 12, 1, 2176, 12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4.99" calcext:value-type="float">
            <text:p>34.99</text:p>
          </table:table-cell>
          <table:table-cell office:value-type="float" office:value="17.35" calcext:value-type="float">
            <text:p>17.35</text:p>
          </table:table-cell>
          <table:table-cell table:formula="of:=CONCATENATE([.A212];&quot;, &quot;;[.B212];&quot;, &quot;;[.C212];&quot;, &quot;;[.D212];&quot;, &quot;;INT([.E212]);&quot;, &quot;;INT([.F212]))" office:value-type="string" office:string-value="211, 72, 17, 4, 34, 17" calcext:value-type="string">
            <text:p>211, 72, 17, 4, 34, 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.68" calcext:value-type="float">
            <text:p>15.68</text:p>
          </table:table-cell>
          <table:table-cell office:value-type="float" office:value="7.84" calcext:value-type="float">
            <text:p>7.84</text:p>
          </table:table-cell>
          <table:table-cell table:formula="of:=CONCATENATE([.A213];&quot;, &quot;;[.B213];&quot;, &quot;;[.C213];&quot;, &quot;;[.D213];&quot;, &quot;;INT([.E213]);&quot;, &quot;;INT([.F213]))" office:value-type="string" office:string-value="212, 72, 15, 10, 15, 7" calcext:value-type="string">
            <text:p>212, 72, 15, 10, 15, 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.54" calcext:value-type="float">
            <text:p>33.54</text:p>
          </table:table-cell>
          <table:table-cell office:value-type="float" office:value="16.77" calcext:value-type="float">
            <text:p>16.77</text:p>
          </table:table-cell>
          <table:table-cell table:formula="of:=CONCATENATE([.A214];&quot;, &quot;;[.B214];&quot;, &quot;;[.C214];&quot;, &quot;;[.D214];&quot;, &quot;;INT([.E214]);&quot;, &quot;;INT([.F214]))" office:value-type="string" office:string-value="213, 72, 10, 1, 33, 16" calcext:value-type="string">
            <text:p>213, 72, 10, 1, 33, 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91" calcext:value-type="float">
            <text:p>4.91</text:p>
          </table:table-cell>
          <table:table-cell office:value-type="float" office:value="2.89" calcext:value-type="float">
            <text:p>2.89</text:p>
          </table:table-cell>
          <table:table-cell table:formula="of:=CONCATENATE([.A215];&quot;, &quot;;[.B215];&quot;, &quot;;[.C215];&quot;, &quot;;[.D215];&quot;, &quot;;INT([.E215]);&quot;, &quot;;INT([.F215]))" office:value-type="string" office:string-value="214, 73, 10, 2, 4, 2" calcext:value-type="string">
            <text:p>214, 73, 10, 2, 4, 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6.86" calcext:value-type="float">
            <text:p>36.86</text:p>
          </table:table-cell>
          <table:table-cell office:value-type="float" office:value="21.68" calcext:value-type="float">
            <text:p>21.68</text:p>
          </table:table-cell>
          <table:table-cell table:formula="of:=CONCATENATE([.A216];&quot;, &quot;;[.B216];&quot;, &quot;;[.C216];&quot;, &quot;;[.D216];&quot;, &quot;;INT([.E216]);&quot;, &quot;;INT([.F216]))" office:value-type="string" office:string-value="215, 73, 15, 2, 36, 21" calcext:value-type="string">
            <text:p>215, 73, 15, 2, 36, 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.74" calcext:value-type="float">
            <text:p>5.74</text:p>
          </table:table-cell>
          <table:table-cell office:value-type="float" office:value="3.48" calcext:value-type="float">
            <text:p>3.48</text:p>
          </table:table-cell>
          <table:table-cell table:formula="of:=CONCATENATE([.A217];&quot;, &quot;;[.B217];&quot;, &quot;;[.C217];&quot;, &quot;;[.D217];&quot;, &quot;;INT([.E217]);&quot;, &quot;;INT([.F217]))" office:value-type="string" office:string-value="216, 73, 12, 20, 5, 3" calcext:value-type="string">
            <text:p>216, 73, 12, 20, 5, 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3.14" calcext:value-type="float">
            <text:p>23.14</text:p>
          </table:table-cell>
          <table:table-cell office:value-type="float" office:value="11.57" calcext:value-type="float">
            <text:p>11.57</text:p>
          </table:table-cell>
          <table:table-cell table:formula="of:=CONCATENATE([.A218];&quot;, &quot;;[.B218];&quot;, &quot;;[.C218];&quot;, &quot;;[.D218];&quot;, &quot;;INT([.E218]);&quot;, &quot;;INT([.F218]))" office:value-type="string" office:string-value="217, 73, 16, 2, 23, 11" calcext:value-type="string">
            <text:p>217, 73, 16, 2, 23, 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.1" calcext:value-type="float">
            <text:p>12.1</text:p>
          </table:table-cell>
          <table:table-cell table:formula="of:=CONCATENATE([.A219];&quot;, &quot;;[.B219];&quot;, &quot;;[.C219];&quot;, &quot;;[.D219];&quot;, &quot;;INT([.E219]);&quot;, &quot;;INT([.F219]))" office:value-type="string" office:string-value="218, 73, 12, 2, 30, 12" calcext:value-type="string">
            <text:p>218, 73, 12, 2, 30, 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78.06" calcext:value-type="float">
            <text:p>278.06</text:p>
          </table:table-cell>
          <table:table-cell office:value-type="float" office:value="154.48" calcext:value-type="float">
            <text:p>154.48</text:p>
          </table:table-cell>
          <table:table-cell table:formula="of:=CONCATENATE([.A220];&quot;, &quot;;[.B220];&quot;, &quot;;[.C220];&quot;, &quot;;[.D220];&quot;, &quot;;INT([.E220]);&quot;, &quot;;INT([.F220]))" office:value-type="string" office:string-value="219, 74, 14, 1, 278, 154" calcext:value-type="string">
            <text:p>219, 74, 14, 1, 278, 1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45.4" calcext:value-type="float">
            <text:p>1445.4</text:p>
          </table:table-cell>
          <table:table-cell office:value-type="float" office:value="803" calcext:value-type="float">
            <text:p>803</text:p>
          </table:table-cell>
          <table:table-cell table:formula="of:=CONCATENATE([.A221];&quot;, &quot;;[.B221];&quot;, &quot;;[.C221];&quot;, &quot;;[.D221];&quot;, &quot;;INT([.E221]);&quot;, &quot;;INT([.F221]))" office:value-type="string" office:string-value="220, 74, 15, 1, 1445, 803" calcext:value-type="string">
            <text:p>220, 74, 15, 1, 1445, 8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4.78" calcext:value-type="float">
            <text:p>64.78</text:p>
          </table:table-cell>
          <table:table-cell office:value-type="float" office:value="29.63" calcext:value-type="float">
            <text:p>29.63</text:p>
          </table:table-cell>
          <table:table-cell table:formula="of:=CONCATENATE([.A222];&quot;, &quot;;[.B222];&quot;, &quot;;[.C222];&quot;, &quot;;[.D222];&quot;, &quot;;INT([.E222]);&quot;, &quot;;INT([.F222]))" office:value-type="string" office:string-value="221, 74, 13, 2, 64, 29" calcext:value-type="string">
            <text:p>221, 74, 13, 2, 64, 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78.06" calcext:value-type="float">
            <text:p>278.06</text:p>
          </table:table-cell>
          <table:table-cell office:value-type="float" office:value="154.48" calcext:value-type="float">
            <text:p>154.48</text:p>
          </table:table-cell>
          <table:table-cell table:formula="of:=CONCATENATE([.A223];&quot;, &quot;;[.B223];&quot;, &quot;;[.C223];&quot;, &quot;;[.D223];&quot;, &quot;;INT([.E223]);&quot;, &quot;;INT([.F223]))" office:value-type="string" office:string-value="222, 75, 13, 1, 278, 154" calcext:value-type="string">
            <text:p>222, 75, 13, 1, 278, 1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.67" calcext:value-type="float">
            <text:p>9.67</text:p>
          </table:table-cell>
          <table:table-cell office:value-type="float" office:value="5.37" calcext:value-type="float">
            <text:p>5.37</text:p>
          </table:table-cell>
          <table:table-cell table:formula="of:=CONCATENATE([.A224];&quot;, &quot;;[.B224];&quot;, &quot;;[.C224];&quot;, &quot;;[.D224];&quot;, &quot;;INT([.E224]);&quot;, &quot;;INT([.F224]))" office:value-type="string" office:string-value="223, 76, 16, 25, 9, 5" calcext:value-type="string">
            <text:p>223, 76, 16, 25, 9, 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.68" calcext:value-type="float">
            <text:p>16.68</text:p>
          </table:table-cell>
          <table:table-cell office:value-type="float" office:value="9.53" calcext:value-type="float">
            <text:p>9.53</text:p>
          </table:table-cell>
          <table:table-cell table:formula="of:=CONCATENATE([.A225];&quot;, &quot;;[.B225];&quot;, &quot;;[.C225];&quot;, &quot;;[.D225];&quot;, &quot;;INT([.E225]);&quot;, &quot;;INT([.F225]))" office:value-type="string" office:string-value="224, 77, 11, 2, 16, 9" calcext:value-type="string">
            <text:p>224, 77, 11, 2, 16, 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.01" calcext:value-type="float">
            <text:p>17.01</text:p>
          </table:table-cell>
          <table:table-cell office:value-type="float" office:value="9.72" calcext:value-type="float">
            <text:p>9.72</text:p>
          </table:table-cell>
          <table:table-cell table:formula="of:=CONCATENATE([.A226];&quot;, &quot;;[.B226];&quot;, &quot;;[.C226];&quot;, &quot;;[.D226];&quot;, &quot;;INT([.E226]);&quot;, &quot;;INT([.F226]))" office:value-type="string" office:string-value="225, 77, 10, 1, 17, 9" calcext:value-type="string">
            <text:p>225, 77, 10, 1, 17, 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.4" calcext:value-type="float">
            <text:p>20.4</text:p>
          </table:table-cell>
          <table:table-cell office:value-type="float" office:value="11.66" calcext:value-type="float">
            <text:p>11.66</text:p>
          </table:table-cell>
          <table:table-cell table:formula="of:=CONCATENATE([.A227];&quot;, &quot;;[.B227];&quot;, &quot;;[.C227];&quot;, &quot;;[.D227];&quot;, &quot;;INT([.E227]);&quot;, &quot;;INT([.F227]))" office:value-type="string" office:string-value="226, 78, 12, 2, 20, 11" calcext:value-type="string">
            <text:p>226, 78, 12, 2, 20, 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.73" calcext:value-type="float">
            <text:p>32.73</text:p>
          </table:table-cell>
          <table:table-cell office:value-type="float" office:value="18.39" calcext:value-type="float">
            <text:p>18.39</text:p>
          </table:table-cell>
          <table:table-cell table:formula="of:=CONCATENATE([.A228];&quot;, &quot;;[.B228];&quot;, &quot;;[.C228];&quot;, &quot;;[.D228];&quot;, &quot;;INT([.E228]);&quot;, &quot;;INT([.F228]))" office:value-type="string" office:string-value="227, 79, 10, 1, 32, 18" calcext:value-type="string">
            <text:p>227, 79, 10, 1, 32, 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3.39" calcext:value-type="float">
            <text:p>623.39</text:p>
          </table:table-cell>
          <table:table-cell office:value-type="float" office:value="356.22" calcext:value-type="float">
            <text:p>356.22</text:p>
          </table:table-cell>
          <table:table-cell table:formula="of:=CONCATENATE([.A229];&quot;, &quot;;[.B229];&quot;, &quot;;[.C229];&quot;, &quot;;[.D229];&quot;, &quot;;INT([.E229]);&quot;, &quot;;INT([.F229]))" office:value-type="string" office:string-value="228, 80, 11, 1, 623, 356" calcext:value-type="string">
            <text:p>228, 80, 11, 1, 623, 3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9.27" calcext:value-type="float">
            <text:p>159.27</text:p>
          </table:table-cell>
          <table:table-cell office:value-type="float" office:value="91.01" calcext:value-type="float">
            <text:p>91.01</text:p>
          </table:table-cell>
          <table:table-cell table:formula="of:=CONCATENATE([.A230];&quot;, &quot;;[.B230];&quot;, &quot;;[.C230];&quot;, &quot;;[.D230];&quot;, &quot;;INT([.E230]);&quot;, &quot;;INT([.F230]))" office:value-type="string" office:string-value="229, 80, 18, 1, 159, 91" calcext:value-type="string">
            <text:p>229, 80, 18, 1, 159, 9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4.02" calcext:value-type="float">
            <text:p>294.02</text:p>
          </table:table-cell>
          <table:table-cell office:value-type="float" office:value="172.95" calcext:value-type="float">
            <text:p>172.95</text:p>
          </table:table-cell>
          <table:table-cell table:formula="of:=CONCATENATE([.A231];&quot;, &quot;;[.B231];&quot;, &quot;;[.C231];&quot;, &quot;;[.D231];&quot;, &quot;;INT([.E231]);&quot;, &quot;;INT([.F231]))" office:value-type="string" office:string-value="230, 80, 10, 1, 294, 172" calcext:value-type="string">
            <text:p>230, 80, 10, 1, 294, 1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7.4" calcext:value-type="float">
            <text:p>57.4</text:p>
          </table:table-cell>
          <table:table-cell office:value-type="float" office:value="26.09" calcext:value-type="float">
            <text:p>26.09</text:p>
          </table:table-cell>
          <table:table-cell table:formula="of:=CONCATENATE([.A232];&quot;, &quot;;[.B232];&quot;, &quot;;[.C232];&quot;, &quot;;[.D232];&quot;, &quot;;INT([.E232]);&quot;, &quot;;INT([.F232]))" office:value-type="string" office:string-value="231, 80, 14, 1, 57, 26" calcext:value-type="string">
            <text:p>231, 80, 14, 1, 57, 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9.67" calcext:value-type="float">
            <text:p>89.67</text:p>
          </table:table-cell>
          <table:table-cell office:value-type="float" office:value="40.76" calcext:value-type="float">
            <text:p>40.76</text:p>
          </table:table-cell>
          <table:table-cell table:formula="of:=CONCATENATE([.A233];&quot;, &quot;;[.B233];&quot;, &quot;;[.C233];&quot;, &quot;;[.D233];&quot;, &quot;;INT([.E233]);&quot;, &quot;;INT([.F233]))" office:value-type="string" office:string-value="232, 80, 18, 1, 89, 40" calcext:value-type="string">
            <text:p>232, 80, 18, 1, 89, 4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3.9" calcext:value-type="float">
            <text:p>43.9</text:p>
          </table:table-cell>
          <table:table-cell office:value-type="float" office:value="21.95" calcext:value-type="float">
            <text:p>21.95</text:p>
          </table:table-cell>
          <table:table-cell table:formula="of:=CONCATENATE([.A234];&quot;, &quot;;[.B234];&quot;, &quot;;[.C234];&quot;, &quot;;[.D234];&quot;, &quot;;INT([.E234]);&quot;, &quot;;INT([.F234]))" office:value-type="string" office:string-value="233, 80, 18, 1, 43, 21" calcext:value-type="string">
            <text:p>233, 80, 18, 1, 43, 2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.68" calcext:value-type="float">
            <text:p>30.68</text:p>
          </table:table-cell>
          <table:table-cell office:value-type="float" office:value="15.34" calcext:value-type="float">
            <text:p>15.34</text:p>
          </table:table-cell>
          <table:table-cell table:formula="of:=CONCATENATE([.A235];&quot;, &quot;;[.B235];&quot;, &quot;;[.C235];&quot;, &quot;;[.D235];&quot;, &quot;;INT([.E235]);&quot;, &quot;;INT([.F235]))" office:value-type="string" office:string-value="234, 80, 14, 1, 30, 15" calcext:value-type="string">
            <text:p>234, 80, 14, 1, 30, 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3.54" calcext:value-type="float">
            <text:p>33.54</text:p>
          </table:table-cell>
          <table:table-cell office:value-type="float" office:value="16.77" calcext:value-type="float">
            <text:p>16.77</text:p>
          </table:table-cell>
          <table:table-cell table:formula="of:=CONCATENATE([.A236];&quot;, &quot;;[.B236];&quot;, &quot;;[.C236];&quot;, &quot;;[.D236];&quot;, &quot;;INT([.E236]);&quot;, &quot;;INT([.F236]))" office:value-type="string" office:string-value="235, 80, 18, 1, 33, 16" calcext:value-type="string">
            <text:p>235, 80, 18, 1, 33, 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.8" calcext:value-type="float">
            <text:p>44.8</text:p>
          </table:table-cell>
          <table:table-cell office:value-type="float" office:value="27.15" calcext:value-type="float">
            <text:p>27.15</text:p>
          </table:table-cell>
          <table:table-cell table:formula="of:=CONCATENATE([.A237];&quot;, &quot;;[.B237];&quot;, &quot;;[.C237];&quot;, &quot;;[.D237];&quot;, &quot;;INT([.E237]);&quot;, &quot;;INT([.F237]))" office:value-type="string" office:string-value="236, 80, 16, 1, 44, 27" calcext:value-type="string">
            <text:p>236, 80, 16, 1, 44, 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05.16" calcext:value-type="float">
            <text:p>905.16</text:p>
          </table:table-cell>
          <table:table-cell office:value-type="float" office:value="548.58" calcext:value-type="float">
            <text:p>548.58</text:p>
          </table:table-cell>
          <table:table-cell table:formula="of:=CONCATENATE([.A238];&quot;, &quot;;[.B238];&quot;, &quot;;[.C238];&quot;, &quot;;[.D238];&quot;, &quot;;INT([.E238]);&quot;, &quot;;INT([.F238]))" office:value-type="string" office:string-value="237, 81, 13, 1, 905, 548" calcext:value-type="string">
            <text:p>237, 81, 13, 1, 905, 5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552.12" calcext:value-type="float">
            <text:p>552.12</text:p>
          </table:table-cell>
          <table:table-cell table:formula="of:=CONCATENATE([.A239];&quot;, &quot;;[.B239];&quot;, &quot;;[.C239];&quot;, &quot;;[.D239];&quot;, &quot;;INT([.E239]);&quot;, &quot;;INT([.F239]))" office:value-type="string" office:string-value="238, 81, 17, 1, 911, 552" calcext:value-type="string">
            <text:p>238, 81, 17, 1, 911, 5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53.48" calcext:value-type="float">
            <text:p>1453.48</text:p>
          </table:table-cell>
          <table:table-cell office:value-type="float" office:value="764.99" calcext:value-type="float">
            <text:p>764.99</text:p>
          </table:table-cell>
          <table:table-cell table:formula="of:=CONCATENATE([.A240];&quot;, &quot;;[.B240];&quot;, &quot;;[.C240];&quot;, &quot;;[.D240];&quot;, &quot;;INT([.E240]);&quot;, &quot;;INT([.F240]))" office:value-type="string" office:string-value="239, 81, 15, 1, 1453, 764" calcext:value-type="string">
            <text:p>239, 81, 15, 1, 1453, 7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06" calcext:value-type="float">
            <text:p>9.06</text:p>
          </table:table-cell>
          <table:table-cell office:value-type="float" office:value="5.49" calcext:value-type="float">
            <text:p>5.49</text:p>
          </table:table-cell>
          <table:table-cell table:formula="of:=CONCATENATE([.A241];&quot;, &quot;;[.B241];&quot;, &quot;;[.C241];&quot;, &quot;;[.D241];&quot;, &quot;;INT([.E241]);&quot;, &quot;;INT([.F241]))" office:value-type="string" office:string-value="240, 81, 10, 10, 9, 5" calcext:value-type="string">
            <text:p>240, 81, 10, 10, 9, 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2.41" calcext:value-type="float">
            <text:p>22.41</text:p>
          </table:table-cell>
          <table:table-cell office:value-type="float" office:value="12.45" calcext:value-type="float">
            <text:p>12.45</text:p>
          </table:table-cell>
          <table:table-cell table:formula="of:=CONCATENATE([.A242];&quot;, &quot;;[.B242];&quot;, &quot;;[.C242];&quot;, &quot;;[.D242];&quot;, &quot;;INT([.E242]);&quot;, &quot;;INT([.F242]))" office:value-type="string" office:string-value="241, 81, 14, 5, 22, 12" calcext:value-type="string">
            <text:p>241, 81, 14, 5, 22, 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.67" calcext:value-type="float">
            <text:p>1.67</text:p>
          </table:table-cell>
          <table:table-cell office:value-type="float" office:value="0.93" calcext:value-type="float">
            <text:p>0.93</text:p>
          </table:table-cell>
          <table:table-cell table:formula="of:=CONCATENATE([.A243];&quot;, &quot;;[.B243];&quot;, &quot;;[.C243];&quot;, &quot;;[.D243];&quot;, &quot;;INT([.E243]);&quot;, &quot;;INT([.F243]))" office:value-type="string" office:string-value="242, 81, 11, 22, 1, 0" calcext:value-type="string">
            <text:p>242, 81, 11, 22, 1, 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.15" calcext:value-type="float">
            <text:p>3.15</text:p>
          </table:table-cell>
          <table:table-cell office:value-type="float" office:value="1.75" calcext:value-type="float">
            <text:p>1.75</text:p>
          </table:table-cell>
          <table:table-cell table:formula="of:=CONCATENATE([.A244];&quot;, &quot;;[.B244];&quot;, &quot;;[.C244];&quot;, &quot;;[.D244];&quot;, &quot;;INT([.E244]);&quot;, &quot;;INT([.F244]))" office:value-type="string" office:string-value="243, 81, 12, 7, 3, 1" calcext:value-type="string">
            <text:p>243, 81, 12, 7, 3, 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7.16" calcext:value-type="float">
            <text:p>397.16</text:p>
          </table:table-cell>
          <table:table-cell office:value-type="float" office:value="226.95" calcext:value-type="float">
            <text:p>226.95</text:p>
          </table:table-cell>
          <table:table-cell table:formula="of:=CONCATENATE([.A245];&quot;, &quot;;[.B245];&quot;, &quot;;[.C245];&quot;, &quot;;[.D245];&quot;, &quot;;INT([.E245]);&quot;, &quot;;INT([.F245]))" office:value-type="string" office:string-value="244, 81, 10, 1, 397, 226" calcext:value-type="string">
            <text:p>244, 81, 10, 1, 397, 2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1.59" calcext:value-type="float">
            <text:p>21.59</text:p>
          </table:table-cell>
          <table:table-cell office:value-type="float" office:value="13.08" calcext:value-type="float">
            <text:p>13.08</text:p>
          </table:table-cell>
          <table:table-cell table:formula="of:=CONCATENATE([.A246];&quot;, &quot;;[.B246];&quot;, &quot;;[.C246];&quot;, &quot;;[.D246];&quot;, &quot;;INT([.E246]);&quot;, &quot;;INT([.F246]))" office:value-type="string" office:string-value="245, 81, 18, 5, 21, 13" calcext:value-type="string">
            <text:p>245, 81, 18, 5, 21, 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.8" calcext:value-type="float">
            <text:p>44.8</text:p>
          </table:table-cell>
          <table:table-cell office:value-type="float" office:value="27.15" calcext:value-type="float">
            <text:p>27.15</text:p>
          </table:table-cell>
          <table:table-cell table:formula="of:=CONCATENATE([.A247];&quot;, &quot;;[.B247];&quot;, &quot;;[.C247];&quot;, &quot;;[.D247];&quot;, &quot;;INT([.E247]);&quot;, &quot;;INT([.F247]))" office:value-type="string" office:string-value="246, 81, 11, 1, 44, 27" calcext:value-type="string">
            <text:p>246, 81, 11, 1, 44, 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.48" calcext:value-type="float">
            <text:p>17.48</text:p>
          </table:table-cell>
          <table:table-cell office:value-type="float" office:value="9.71" calcext:value-type="float">
            <text:p>9.71</text:p>
          </table:table-cell>
          <table:table-cell table:formula="of:=CONCATENATE([.A248];&quot;, &quot;;[.B248];&quot;, &quot;;[.C248];&quot;, &quot;;[.D248];&quot;, &quot;;INT([.E248]);&quot;, &quot;;INT([.F248]))" office:value-type="string" office:string-value="247, 81, 12, 6, 17, 9" calcext:value-type="string">
            <text:p>247, 81, 12, 6, 17, 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.73" calcext:value-type="float">
            <text:p>32.73</text:p>
          </table:table-cell>
          <table:table-cell office:value-type="float" office:value="18.39" calcext:value-type="float">
            <text:p>18.39</text:p>
          </table:table-cell>
          <table:table-cell table:formula="of:=CONCATENATE([.A249];&quot;, &quot;;[.B249];&quot;, &quot;;[.C249];&quot;, &quot;;[.D249];&quot;, &quot;;INT([.E249]);&quot;, &quot;;INT([.F249]))" office:value-type="string" office:string-value="248, 81, 14, 1, 32, 18" calcext:value-type="string">
            <text:p>248, 81, 14, 1, 32, 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250];&quot;, &quot;;[.B250];&quot;, &quot;;[.C250];&quot;, &quot;;[.D250];&quot;, &quot;;INT([.E250]);&quot;, &quot;;INT([.F250]))" office:value-type="string" office:string-value="249, 82, 12, 2, 39, 19" calcext:value-type="string">
            <text:p>249, 82, 12, 2, 39, 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1.36" calcext:value-type="float">
            <text:p>31.36</text:p>
          </table:table-cell>
          <table:table-cell office:value-type="float" office:value="17.42" calcext:value-type="float">
            <text:p>17.42</text:p>
          </table:table-cell>
          <table:table-cell table:formula="of:=CONCATENATE([.A251];&quot;, &quot;;[.B251];&quot;, &quot;;[.C251];&quot;, &quot;;[.D251];&quot;, &quot;;INT([.E251]);&quot;, &quot;;INT([.F251]))" office:value-type="string" office:string-value="250, 83, 17, 1, 31, 17" calcext:value-type="string">
            <text:p>250, 83, 17, 1, 31, 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4.11" calcext:value-type="float">
            <text:p>54.11</text:p>
          </table:table-cell>
          <table:table-cell office:value-type="float" office:value="30.06" calcext:value-type="float">
            <text:p>30.06</text:p>
          </table:table-cell>
          <table:table-cell table:formula="of:=CONCATENATE([.A252];&quot;, &quot;;[.B252];&quot;, &quot;;[.C252];&quot;, &quot;;[.D252];&quot;, &quot;;INT([.E252]);&quot;, &quot;;INT([.F252]))" office:value-type="string" office:string-value="251, 83, 16, 1, 54, 30" calcext:value-type="string">
            <text:p>251, 83, 16, 1, 54, 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.43" calcext:value-type="float">
            <text:p>25.43</text:p>
          </table:table-cell>
          <table:table-cell office:value-type="float" office:value="14.13" calcext:value-type="float">
            <text:p>14.13</text:p>
          </table:table-cell>
          <table:table-cell table:formula="of:=CONCATENATE([.A253];&quot;, &quot;;[.B253];&quot;, &quot;;[.C253];&quot;, &quot;;[.D253];&quot;, &quot;;INT([.E253]);&quot;, &quot;;INT([.F253]))" office:value-type="string" office:string-value="252, 83, 16, 1, 25, 14" calcext:value-type="string">
            <text:p>252, 83, 16, 1, 25, 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06.76" calcext:value-type="float">
            <text:p>706.76</text:p>
          </table:table-cell>
          <table:table-cell office:value-type="float" office:value="428.34" calcext:value-type="float">
            <text:p>428.34</text:p>
          </table:table-cell>
          <table:table-cell table:formula="of:=CONCATENATE([.A254];&quot;, &quot;;[.B254];&quot;, &quot;;[.C254];&quot;, &quot;;[.D254];&quot;, &quot;;INT([.E254]);&quot;, &quot;;INT([.F254]))" office:value-type="string" office:string-value="253, 83, 10, 1, 706, 428" calcext:value-type="string">
            <text:p>253, 83, 10, 1, 706, 4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9.27" calcext:value-type="float">
            <text:p>159.27</text:p>
          </table:table-cell>
          <table:table-cell office:value-type="float" office:value="91.01" calcext:value-type="float">
            <text:p>91.01</text:p>
          </table:table-cell>
          <table:table-cell table:formula="of:=CONCATENATE([.A255];&quot;, &quot;;[.B255];&quot;, &quot;;[.C255];&quot;, &quot;;[.D255];&quot;, &quot;;INT([.E255]);&quot;, &quot;;INT([.F255]))" office:value-type="string" office:string-value="254, 83, 15, 1, 159, 91" calcext:value-type="string">
            <text:p>254, 83, 15, 1, 159, 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5.14" calcext:value-type="float">
            <text:p>125.14</text:p>
          </table:table-cell>
          <table:table-cell office:value-type="float" office:value="54.41" calcext:value-type="float">
            <text:p>54.41</text:p>
          </table:table-cell>
          <table:table-cell table:formula="of:=CONCATENATE([.A256];&quot;, &quot;;[.B256];&quot;, &quot;;[.C256];&quot;, &quot;;[.D256];&quot;, &quot;;INT([.E256]);&quot;, &quot;;INT([.F256]))" office:value-type="string" office:string-value="255, 84, 13, 1, 125, 54" calcext:value-type="string">
            <text:p>255, 84, 13, 1, 125, 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CONCATENATE([.A257];&quot;, &quot;;[.B257];&quot;, &quot;;[.C257];&quot;, &quot;;[.D257];&quot;, &quot;;INT([.E257]);&quot;, &quot;;INT([.F257]))" office:value-type="string" office:string-value="256, 84, 17, 10, 0, 0" calcext:value-type="string">
            <text:p>256, 84, 17, 10, 0, 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12" calcext:value-type="float">
            <text:p>1.12</text:p>
          </table:table-cell>
          <table:table-cell office:value-type="float" office:value="0.56" calcext:value-type="float">
            <text:p>0.56</text:p>
          </table:table-cell>
          <table:table-cell table:formula="of:=CONCATENATE([.A258];&quot;, &quot;;[.B258];&quot;, &quot;;[.C258];&quot;, &quot;;[.D258];&quot;, &quot;;INT([.E258]);&quot;, &quot;;INT([.F258]))" office:value-type="string" office:string-value="257, 84, 18, 10, 1, 0" calcext:value-type="string">
            <text:p>257, 84, 18, 10, 1, 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1.84" calcext:value-type="float">
            <text:p>81.84</text:p>
          </table:table-cell>
          <table:table-cell office:value-type="float" office:value="37.2" calcext:value-type="float">
            <text:p>37.2</text:p>
          </table:table-cell>
          <table:table-cell table:formula="of:=CONCATENATE([.A259];&quot;, &quot;;[.B259];&quot;, &quot;;[.C259];&quot;, &quot;;[.D259];&quot;, &quot;;INT([.E259]);&quot;, &quot;;INT([.F259]))" office:value-type="string" office:string-value="258, 85, 14, 1, 81, 37" calcext:value-type="string">
            <text:p>258, 85, 14, 1, 81, 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3.82" calcext:value-type="float">
            <text:p>3.82</text:p>
          </table:table-cell>
          <table:table-cell table:formula="of:=CONCATENATE([.A260];&quot;, &quot;;[.B260];&quot;, &quot;;[.C260];&quot;, &quot;;[.D260];&quot;, &quot;;INT([.E260]);&quot;, &quot;;INT([.F260]))" office:value-type="string" office:string-value="259, 86, 17, 1, 11, 3" calcext:value-type="string">
            <text:p>259, 86, 17, 1, 11, 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6.73" calcext:value-type="float">
            <text:p>116.73</text:p>
          </table:table-cell>
          <table:table-cell office:value-type="float" office:value="66.7" calcext:value-type="float">
            <text:p>66.7</text:p>
          </table:table-cell>
          <table:table-cell table:formula="of:=CONCATENATE([.A261];&quot;, &quot;;[.B261];&quot;, &quot;;[.C261];&quot;, &quot;;[.D261];&quot;, &quot;;INT([.E261]);&quot;, &quot;;INT([.F261]))" office:value-type="string" office:string-value="260, 87, 10, 2, 116, 66" calcext:value-type="string">
            <text:p>260, 87, 10, 2, 116, 6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8" calcext:value-type="float">
            <text:p>14.58</text:p>
          </table:table-cell>
          <table:table-cell office:value-type="float" office:value="8.1" calcext:value-type="float">
            <text:p>8.1</text:p>
          </table:table-cell>
          <table:table-cell table:formula="of:=CONCATENATE([.A262];&quot;, &quot;;[.B262];&quot;, &quot;;[.C262];&quot;, &quot;;[.D262];&quot;, &quot;;INT([.E262]);&quot;, &quot;;INT([.F262]))" office:value-type="string" office:string-value="261, 88, 15, 10, 14, 8" calcext:value-type="string">
            <text:p>261, 88, 15, 10, 14, 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.09" calcext:value-type="float">
            <text:p>11.09</text:p>
          </table:table-cell>
          <table:table-cell table:formula="of:=CONCATENATE([.A263];&quot;, &quot;;[.B263];&quot;, &quot;;[.C263];&quot;, &quot;;[.D263];&quot;, &quot;;INT([.E263]);&quot;, &quot;;INT([.F263]))" office:value-type="string" office:string-value="262, 89, 12, 1, 25, 11" calcext:value-type="string">
            <text:p>262, 89, 12, 1, 25, 1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.65" calcext:value-type="float">
            <text:p>26.65</text:p>
          </table:table-cell>
          <table:table-cell office:value-type="float" office:value="12.12" calcext:value-type="float">
            <text:p>12.12</text:p>
          </table:table-cell>
          <table:table-cell table:formula="of:=CONCATENATE([.A264];&quot;, &quot;;[.B264];&quot;, &quot;;[.C264];&quot;, &quot;;[.D264];&quot;, &quot;;INT([.E264]);&quot;, &quot;;INT([.F264]))" office:value-type="string" office:string-value="263, 89, 16, 1, 26, 12" calcext:value-type="string">
            <text:p>263, 89, 16, 1, 26, 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office:value-type="float" office:value="33.82" calcext:value-type="float">
            <text:p>33.82</text:p>
          </table:table-cell>
          <table:table-cell table:formula="of:=CONCATENATE([.A265];&quot;, &quot;;[.B265];&quot;, &quot;;[.C265];&quot;, &quot;;[.D265];&quot;, &quot;;INT([.E265]);&quot;, &quot;;INT([.F265]))" office:value-type="string" office:string-value="264, 89, 16, 1, 79, 33" calcext:value-type="string">
            <text:p>264, 89, 16, 1, 79, 3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3.12" calcext:value-type="float">
            <text:p>33.12</text:p>
          </table:table-cell>
          <table:table-cell office:value-type="float" office:value="16.56" calcext:value-type="float">
            <text:p>16.56</text:p>
          </table:table-cell>
          <table:table-cell table:formula="of:=CONCATENATE([.A266];&quot;, &quot;;[.B266];&quot;, &quot;;[.C266];&quot;, &quot;;[.D266];&quot;, &quot;;INT([.E266]);&quot;, &quot;;INT([.F266]))" office:value-type="string" office:string-value="265, 90, 16, 1, 33, 16" calcext:value-type="string">
            <text:p>265, 90, 16, 1, 33, 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7.8" calcext:value-type="float">
            <text:p>367.8</text:p>
          </table:table-cell>
          <table:table-cell office:value-type="float" office:value="183.9" calcext:value-type="float">
            <text:p>183.9</text:p>
          </table:table-cell>
          <table:table-cell table:formula="of:=CONCATENATE([.A267];&quot;, &quot;;[.B267];&quot;, &quot;;[.C267];&quot;, &quot;;[.D267];&quot;, &quot;;INT([.E267]);&quot;, &quot;;INT([.F267]))" office:value-type="string" office:string-value="266, 90, 16, 1, 367, 183" calcext:value-type="string">
            <text:p>266, 90, 16, 1, 367, 1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7.8" calcext:value-type="float">
            <text:p>367.8</text:p>
          </table:table-cell>
          <table:table-cell office:value-type="float" office:value="183.9" calcext:value-type="float">
            <text:p>183.9</text:p>
          </table:table-cell>
          <table:table-cell table:formula="of:=CONCATENATE([.A268];&quot;, &quot;;[.B268];&quot;, &quot;;[.C268];&quot;, &quot;;[.D268];&quot;, &quot;;INT([.E268]);&quot;, &quot;;INT([.F268]))" office:value-type="string" office:string-value="267, 90, 12, 1, 367, 183" calcext:value-type="string">
            <text:p>267, 90, 12, 1, 367, 1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.16" calcext:value-type="float">
            <text:p>5.16</text:p>
          </table:table-cell>
          <table:table-cell office:value-type="float" office:value="3.03" calcext:value-type="float">
            <text:p>3.03</text:p>
          </table:table-cell>
          <table:table-cell table:formula="of:=CONCATENATE([.A269];&quot;, &quot;;[.B269];&quot;, &quot;;[.C269];&quot;, &quot;;[.D269];&quot;, &quot;;INT([.E269]);&quot;, &quot;;INT([.F269]))" office:value-type="string" office:string-value="268, 90, 17, 10, 5, 3" calcext:value-type="string">
            <text:p>268, 90, 17, 10, 5, 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2.35" calcext:value-type="float">
            <text:p>2.35</text:p>
          </table:table-cell>
          <table:table-cell table:formula="of:=CONCATENATE([.A270];&quot;, &quot;;[.B270];&quot;, &quot;;[.C270];&quot;, &quot;;[.D270];&quot;, &quot;;INT([.E270]);&quot;, &quot;;INT([.F270]))" office:value-type="string" office:string-value="269, 90, 10, 10, 4, 2" calcext:value-type="string">
            <text:p>269, 90, 10, 10, 4, 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7.02" calcext:value-type="float">
            <text:p>237.02</text:p>
          </table:table-cell>
          <table:table-cell office:value-type="float" office:value="143.65" calcext:value-type="float">
            <text:p>143.65</text:p>
          </table:table-cell>
          <table:table-cell table:formula="of:=CONCATENATE([.A271];&quot;, &quot;;[.B271];&quot;, &quot;;[.C271];&quot;, &quot;;[.D271];&quot;, &quot;;INT([.E271]);&quot;, &quot;;INT([.F271]))" office:value-type="string" office:string-value="270, 90, 17, 1, 237, 143" calcext:value-type="string">
            <text:p>270, 90, 17, 1, 237, 1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272];&quot;, &quot;;[.B272];&quot;, &quot;;[.C272];&quot;, &quot;;[.D272];&quot;, &quot;;INT([.E272]);&quot;, &quot;;INT([.F272]))" office:value-type="string" office:string-value="271, 90, 15, 3, 5, 3" calcext:value-type="string">
            <text:p>271, 90, 15, 3, 5, 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273];&quot;, &quot;;[.B273];&quot;, &quot;;[.C273];&quot;, &quot;;[.D273];&quot;, &quot;;INT([.E273]);&quot;, &quot;;INT([.F273]))" office:value-type="string" office:string-value="272, 90, 14, 3, 5, 3" calcext:value-type="string">
            <text:p>272, 90, 14, 3, 5, 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274];&quot;, &quot;;[.B274];&quot;, &quot;;[.C274];&quot;, &quot;;[.D274];&quot;, &quot;;INT([.E274]);&quot;, &quot;;INT([.F274]))" office:value-type="string" office:string-value="273, 90, 15, 3, 5, 3" calcext:value-type="string">
            <text:p>273, 90, 15, 3, 5, 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275];&quot;, &quot;;[.B275];&quot;, &quot;;[.C275];&quot;, &quot;;[.D275];&quot;, &quot;;INT([.E275]);&quot;, &quot;;INT([.F275]))" office:value-type="string" office:string-value="274, 90, 16, 3, 5, 3" calcext:value-type="string">
            <text:p>274, 90, 16, 3, 5, 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276];&quot;, &quot;;[.B276];&quot;, &quot;;[.C276];&quot;, &quot;;[.D276];&quot;, &quot;;INT([.E276]);&quot;, &quot;;INT([.F276]))" office:value-type="string" office:string-value="275, 90, 13, 3, 5, 3" calcext:value-type="string">
            <text:p>275, 90, 13, 3, 5, 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277];&quot;, &quot;;[.B277];&quot;, &quot;;[.C277];&quot;, &quot;;[.D277];&quot;, &quot;;INT([.E277]);&quot;, &quot;;INT([.F277]))" office:value-type="string" office:string-value="276, 90, 10, 3, 5, 3" calcext:value-type="string">
            <text:p>276, 90, 10, 3, 5, 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.68" calcext:value-type="float">
            <text:p>20.68</text:p>
          </table:table-cell>
          <table:table-cell office:value-type="float" office:value="11.49" calcext:value-type="float">
            <text:p>11.49</text:p>
          </table:table-cell>
          <table:table-cell table:formula="of:=CONCATENATE([.A278];&quot;, &quot;;[.B278];&quot;, &quot;;[.C278];&quot;, &quot;;[.D278];&quot;, &quot;;INT([.E278]);&quot;, &quot;;INT([.F278]))" office:value-type="string" office:string-value="277, 90, 15, 15, 20, 11" calcext:value-type="string">
            <text:p>277, 90, 15, 15, 20, 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.74" calcext:value-type="float">
            <text:p>15.74</text:p>
          </table:table-cell>
          <table:table-cell office:value-type="float" office:value="7.87" calcext:value-type="float">
            <text:p>7.87</text:p>
          </table:table-cell>
          <table:table-cell table:formula="of:=CONCATENATE([.A279];&quot;, &quot;;[.B279];&quot;, &quot;;[.C279];&quot;, &quot;;[.D279];&quot;, &quot;;INT([.E279]);&quot;, &quot;;INT([.F279]))" office:value-type="string" office:string-value="278, 90, 14, 5, 15, 7" calcext:value-type="string">
            <text:p>278, 90, 14, 5, 15, 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.34" calcext:value-type="float">
            <text:p>14.34</text:p>
          </table:table-cell>
          <table:table-cell office:value-type="float" office:value="7.17" calcext:value-type="float">
            <text:p>7.17</text:p>
          </table:table-cell>
          <table:table-cell table:formula="of:=CONCATENATE([.A280];&quot;, &quot;;[.B280];&quot;, &quot;;[.C280];&quot;, &quot;;[.D280];&quot;, &quot;;INT([.E280]);&quot;, &quot;;INT([.F280]))" office:value-type="string" office:string-value="279, 91, 17, 1, 14, 7" calcext:value-type="string">
            <text:p>279, 91, 17, 1, 14, 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  <table:table-cell office:value-type="float" office:value="13.12" calcext:value-type="float">
            <text:p>13.12</text:p>
          </table:table-cell>
          <table:table-cell table:formula="of:=CONCATENATE([.A281];&quot;, &quot;;[.B281];&quot;, &quot;;[.C281];&quot;, &quot;;[.D281];&quot;, &quot;;INT([.E281]);&quot;, &quot;;INT([.F281]))" office:value-type="string" office:string-value="280, 91, 17, 1, 22, 13" calcext:value-type="string">
            <text:p>280, 91, 17, 1, 22, 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float" office:value="3.82" calcext:value-type="float">
            <text:p>3.82</text:p>
          </table:table-cell>
          <table:table-cell table:formula="of:=CONCATENATE([.A282];&quot;, &quot;;[.B282];&quot;, &quot;;[.C282];&quot;, &quot;;[.D282];&quot;, &quot;;INT([.E282]);&quot;, &quot;;INT([.F282]))" office:value-type="string" office:string-value="281, 91, 16, 1, 6, 3" calcext:value-type="string">
            <text:p>281, 91, 16, 1, 6, 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table:formula="of:=CONCATENATE([.A283];&quot;, &quot;;[.B283];&quot;, &quot;;[.C283];&quot;, &quot;;[.D283];&quot;, &quot;;INT([.E283]);&quot;, &quot;;INT([.F283]))" office:value-type="string" office:string-value="282, 91, 16, 2, 4, 2" calcext:value-type="string">
            <text:p>282, 91, 16, 2, 4, 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7.62" calcext:value-type="float">
            <text:p>67.62</text:p>
          </table:table-cell>
          <table:table-cell office:value-type="float" office:value="33.14" calcext:value-type="float">
            <text:p>33.14</text:p>
          </table:table-cell>
          <table:table-cell table:formula="of:=CONCATENATE([.A284];&quot;, &quot;;[.B284];&quot;, &quot;;[.C284];&quot;, &quot;;[.D284];&quot;, &quot;;INT([.E284]);&quot;, &quot;;INT([.F284]))" office:value-type="string" office:string-value="283, 91, 17, 1, 67, 33" calcext:value-type="string">
            <text:p>283, 91, 17, 1, 67, 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1.77" calcext:value-type="float">
            <text:p>851.77</text:p>
          </table:table-cell>
          <table:table-cell office:value-type="float" office:value="501.04" calcext:value-type="float">
            <text:p>501.04</text:p>
          </table:table-cell>
          <table:table-cell table:formula="of:=CONCATENATE([.A285];&quot;, &quot;;[.B285];&quot;, &quot;;[.C285];&quot;, &quot;;[.D285];&quot;, &quot;;INT([.E285]);&quot;, &quot;;INT([.F285]))" office:value-type="string" office:string-value="284, 91, 11, 1, 851, 501" calcext:value-type="string">
            <text:p>284, 91, 11, 1, 851, 5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9.99" calcext:value-type="float">
            <text:p>69.99</text:p>
          </table:table-cell>
          <table:table-cell office:value-type="float" office:value="34.7" calcext:value-type="float">
            <text:p>34.7</text:p>
          </table:table-cell>
          <table:table-cell table:formula="of:=CONCATENATE([.A286];&quot;, &quot;;[.B286];&quot;, &quot;;[.C286];&quot;, &quot;;[.D286];&quot;, &quot;;INT([.E286]);&quot;, &quot;;INT([.F286]))" office:value-type="string" office:string-value="285, 91, 10, 2, 69, 34" calcext:value-type="string">
            <text:p>285, 91, 10, 2, 69, 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85.1" calcext:value-type="float">
            <text:p>285.1</text:p>
          </table:table-cell>
          <table:table-cell office:value-type="float" office:value="167.71" calcext:value-type="float">
            <text:p>167.71</text:p>
          </table:table-cell>
          <table:table-cell table:formula="of:=CONCATENATE([.A287];&quot;, &quot;;[.B287];&quot;, &quot;;[.C287];&quot;, &quot;;[.D287];&quot;, &quot;;INT([.E287]);&quot;, &quot;;INT([.F287]))" office:value-type="string" office:string-value="286, 91, 16, 11, 285, 167" calcext:value-type="string">
            <text:p>286, 91, 16, 11, 285, 1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1.24" calcext:value-type="float">
            <text:p>131.24</text:p>
          </table:table-cell>
          <table:table-cell office:value-type="float" office:value="79.54" calcext:value-type="float">
            <text:p>79.54</text:p>
          </table:table-cell>
          <table:table-cell table:formula="of:=CONCATENATE([.A288];&quot;, &quot;;[.B288];&quot;, &quot;;[.C288];&quot;, &quot;;[.D288];&quot;, &quot;;INT([.E288]);&quot;, &quot;;INT([.F288]))" office:value-type="string" office:string-value="287, 91, 17, 1, 131, 79" calcext:value-type="string">
            <text:p>287, 91, 17, 1, 131, 7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2.07" calcext:value-type="float">
            <text:p>142.07</text:p>
          </table:table-cell>
          <table:table-cell office:value-type="float" office:value="86.11" calcext:value-type="float">
            <text:p>86.11</text:p>
          </table:table-cell>
          <table:table-cell table:formula="of:=CONCATENATE([.A289];&quot;, &quot;;[.B289];&quot;, &quot;;[.C289];&quot;, &quot;;[.D289];&quot;, &quot;;INT([.E289]);&quot;, &quot;;INT([.F289]))" office:value-type="string" office:string-value="288, 91, 17, 2, 142, 86" calcext:value-type="string">
            <text:p>288, 91, 17, 2, 142, 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.8" calcext:value-type="float">
            <text:p>44.8</text:p>
          </table:table-cell>
          <table:table-cell office:value-type="float" office:value="27.15" calcext:value-type="float">
            <text:p>27.15</text:p>
          </table:table-cell>
          <table:table-cell table:formula="of:=CONCATENATE([.A290];&quot;, &quot;;[.B290];&quot;, &quot;;[.C290];&quot;, &quot;;[.D290];&quot;, &quot;;INT([.E290]);&quot;, &quot;;INT([.F290]))" office:value-type="string" office:string-value="289, 91, 13, 1, 44, 27" calcext:value-type="string">
            <text:p>289, 91, 13, 1, 44, 2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.22" calcext:value-type="float">
            <text:p>30.22</text:p>
          </table:table-cell>
          <table:table-cell office:value-type="float" office:value="16.98" calcext:value-type="float">
            <text:p>16.98</text:p>
          </table:table-cell>
          <table:table-cell table:formula="of:=CONCATENATE([.A291];&quot;, &quot;;[.B291];&quot;, &quot;;[.C291];&quot;, &quot;;[.D291];&quot;, &quot;;INT([.E291]);&quot;, &quot;;INT([.F291]))" office:value-type="string" office:string-value="290, 91, 18, 1, 30, 16" calcext:value-type="string">
            <text:p>290, 91, 18, 1, 30, 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9.05" calcext:value-type="float">
            <text:p>69.05</text:p>
          </table:table-cell>
          <table:table-cell office:value-type="float" office:value="38.36" calcext:value-type="float">
            <text:p>38.36</text:p>
          </table:table-cell>
          <table:table-cell table:formula="of:=CONCATENATE([.A292];&quot;, &quot;;[.B292];&quot;, &quot;;[.C292];&quot;, &quot;;[.D292];&quot;, &quot;;INT([.E292]);&quot;, &quot;;INT([.F292]))" office:value-type="string" office:string-value="291, 91, 17, 1, 69, 38" calcext:value-type="string">
            <text:p>291, 91, 17, 1, 69, 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.85" calcext:value-type="float">
            <text:p>13.85</text:p>
          </table:table-cell>
          <table:table-cell office:value-type="float" office:value="8.15" calcext:value-type="float">
            <text:p>8.15</text:p>
          </table:table-cell>
          <table:table-cell table:formula="of:=CONCATENATE([.A293];&quot;, &quot;;[.B293];&quot;, &quot;;[.C293];&quot;, &quot;;[.D293];&quot;, &quot;;INT([.E293]);&quot;, &quot;;INT([.F293]))" office:value-type="string" office:string-value="292, 91, 12, 10, 13, 8" calcext:value-type="string">
            <text:p>292, 91, 12, 10, 13, 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.34" calcext:value-type="float">
            <text:p>14.34</text:p>
          </table:table-cell>
          <table:table-cell office:value-type="float" office:value="7.17" calcext:value-type="float">
            <text:p>7.17</text:p>
          </table:table-cell>
          <table:table-cell table:formula="of:=CONCATENATE([.A294];&quot;, &quot;;[.B294];&quot;, &quot;;[.C294];&quot;, &quot;;[.D294];&quot;, &quot;;INT([.E294]);&quot;, &quot;;INT([.F294]))" office:value-type="string" office:string-value="293, 91, 11, 1, 14, 7" calcext:value-type="string">
            <text:p>293, 91, 11, 1, 14, 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  <table:table-cell office:value-type="float" office:value="13.12" calcext:value-type="float">
            <text:p>13.12</text:p>
          </table:table-cell>
          <table:table-cell table:formula="of:=CONCATENATE([.A295];&quot;, &quot;;[.B295];&quot;, &quot;;[.C295];&quot;, &quot;;[.D295];&quot;, &quot;;INT([.E295]);&quot;, &quot;;INT([.F295]))" office:value-type="string" office:string-value="294, 91, 11, 1, 22, 13" calcext:value-type="string">
            <text:p>294, 91, 11, 1, 22, 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float" office:value="3.82" calcext:value-type="float">
            <text:p>3.82</text:p>
          </table:table-cell>
          <table:table-cell table:formula="of:=CONCATENATE([.A296];&quot;, &quot;;[.B296];&quot;, &quot;;[.C296];&quot;, &quot;;[.D296];&quot;, &quot;;INT([.E296]);&quot;, &quot;;INT([.F296]))" office:value-type="string" office:string-value="295, 91, 11, 1, 6, 3" calcext:value-type="string">
            <text:p>295, 91, 11, 1, 6, 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8.88" calcext:value-type="float">
            <text:p>28.88</text:p>
          </table:table-cell>
          <table:table-cell office:value-type="float" office:value="16.99" calcext:value-type="float">
            <text:p>16.99</text:p>
          </table:table-cell>
          <table:table-cell table:formula="of:=CONCATENATE([.A297];&quot;, &quot;;[.B297];&quot;, &quot;;[.C297];&quot;, &quot;;[.D297];&quot;, &quot;;INT([.E297]);&quot;, &quot;;INT([.F297]))" office:value-type="string" office:string-value="296, 91, 13, 2, 28, 16" calcext:value-type="string">
            <text:p>296, 91, 13, 2, 28, 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table:formula="of:=CONCATENATE([.A298];&quot;, &quot;;[.B298];&quot;, &quot;;[.C298];&quot;, &quot;;[.D298];&quot;, &quot;;INT([.E298]);&quot;, &quot;;INT([.F298]))" office:value-type="string" office:string-value="297, 91, 14, 1, 4, 2" calcext:value-type="string">
            <text:p>297, 91, 14, 1, 4, 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2.36" calcext:value-type="float">
            <text:p>172.36</text:p>
          </table:table-cell>
          <table:table-cell office:value-type="float" office:value="93.17" calcext:value-type="float">
            <text:p>93.17</text:p>
          </table:table-cell>
          <table:table-cell table:formula="of:=CONCATENATE([.A299];&quot;, &quot;;[.B299];&quot;, &quot;;[.C299];&quot;, &quot;;[.D299];&quot;, &quot;;INT([.E299]);&quot;, &quot;;INT([.F299]))" office:value-type="string" office:string-value="298, 91, 12, 1, 172, 93" calcext:value-type="string">
            <text:p>298, 91, 12, 1, 172, 9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9.99" calcext:value-type="float">
            <text:p>69.99</text:p>
          </table:table-cell>
          <table:table-cell office:value-type="float" office:value="34.7" calcext:value-type="float">
            <text:p>34.7</text:p>
          </table:table-cell>
          <table:table-cell table:formula="of:=CONCATENATE([.A300];&quot;, &quot;;[.B300];&quot;, &quot;;[.C300];&quot;, &quot;;[.D300];&quot;, &quot;;INT([.E300]);&quot;, &quot;;INT([.F300]))" office:value-type="string" office:string-value="299, 91, 10, 2, 69, 34" calcext:value-type="string">
            <text:p>299, 91, 10, 2, 69, 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5.84" calcext:value-type="float">
            <text:p>145.84</text:p>
          </table:table-cell>
          <table:table-cell office:value-type="float" office:value="81.02" calcext:value-type="float">
            <text:p>81.02</text:p>
          </table:table-cell>
          <table:table-cell table:formula="of:=CONCATENATE([.A301];&quot;, &quot;;[.B301];&quot;, &quot;;[.C301];&quot;, &quot;;[.D301];&quot;, &quot;;INT([.E301]);&quot;, &quot;;INT([.F301]))" office:value-type="string" office:string-value="300, 91, 14, 2, 145, 81" calcext:value-type="string">
            <text:p>300, 91, 14, 2, 145, 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94" calcext:value-type="float">
            <text:p>16.94</text:p>
          </table:table-cell>
          <table:table-cell office:value-type="float" office:value="4.84" calcext:value-type="float">
            <text:p>4.84</text:p>
          </table:table-cell>
          <table:table-cell table:formula="of:=CONCATENATE([.A302];&quot;, &quot;;[.B302];&quot;, &quot;;[.C302];&quot;, &quot;;[.D302];&quot;, &quot;;INT([.E302]);&quot;, &quot;;INT([.F302]))" office:value-type="string" office:string-value="301, 91, 16, 2, 16, 4" calcext:value-type="string">
            <text:p>301, 91, 16, 2, 16, 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4.88" calcext:value-type="float">
            <text:p>94.88</text:p>
          </table:table-cell>
          <table:table-cell office:value-type="float" office:value="52.71" calcext:value-type="float">
            <text:p>52.71</text:p>
          </table:table-cell>
          <table:table-cell table:formula="of:=CONCATENATE([.A303];&quot;, &quot;;[.B303];&quot;, &quot;;[.C303];&quot;, &quot;;[.D303];&quot;, &quot;;INT([.E303]);&quot;, &quot;;INT([.F303]))" office:value-type="string" office:string-value="302, 91, 15, 2, 94, 52" calcext:value-type="string">
            <text:p>302, 91, 15, 2, 94, 5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9.99" calcext:value-type="float">
            <text:p>139.99</text:p>
          </table:table-cell>
          <table:table-cell office:value-type="float" office:value="78.65" calcext:value-type="float">
            <text:p>78.65</text:p>
          </table:table-cell>
          <table:table-cell table:formula="of:=CONCATENATE([.A304];&quot;, &quot;;[.B304];&quot;, &quot;;[.C304];&quot;, &quot;;[.D304];&quot;, &quot;;INT([.E304]);&quot;, &quot;;INT([.F304]))" office:value-type="string" office:string-value="303, 91, 12, 14, 139, 78" calcext:value-type="string">
            <text:p>303, 91, 12, 14, 139, 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22.63</text:p>
          </table:table-cell>
          <table:table-cell office:value-type="float" office:value="14.14" calcext:value-type="float">
            <text:p>14.14</text:p>
          </table:table-cell>
          <table:table-cell table:formula="of:=CONCATENATE([.A305];&quot;, &quot;;[.B305];&quot;, &quot;;[.C305];&quot;, &quot;;[.D305];&quot;, &quot;;INT([.E305]);&quot;, &quot;;INT([.F305]))" office:value-type="string" office:string-value="304, 91, 18, 1, 22, 14" calcext:value-type="string">
            <text:p>304, 91, 18, 1, 22, 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8.34" calcext:value-type="float">
            <text:p>278.34</text:p>
          </table:table-cell>
          <table:table-cell office:value-type="float" office:value="127.1" calcext:value-type="float">
            <text:p>127.1</text:p>
          </table:table-cell>
          <table:table-cell table:formula="of:=CONCATENATE([.A306];&quot;, &quot;;[.B306];&quot;, &quot;;[.C306];&quot;, &quot;;[.D306];&quot;, &quot;;INT([.E306]);&quot;, &quot;;INT([.F306]))" office:value-type="string" office:string-value="305, 91, 11, 1, 278, 127" calcext:value-type="string">
            <text:p>305, 91, 11, 1, 278, 1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2.39" calcext:value-type="float">
            <text:p>192.39</text:p>
          </table:table-cell>
          <table:table-cell office:value-type="float" office:value="96.2" calcext:value-type="float">
            <text:p>96.2</text:p>
          </table:table-cell>
          <table:table-cell table:formula="of:=CONCATENATE([.A307];&quot;, &quot;;[.B307];&quot;, &quot;;[.C307];&quot;, &quot;;[.D307];&quot;, &quot;;INT([.E307]);&quot;, &quot;;INT([.F307]))" office:value-type="string" office:string-value="306, 91, 16, 1, 192, 96" calcext:value-type="string">
            <text:p>306, 91, 16, 1, 192, 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56.35" calcext:value-type="float">
            <text:p>756.35</text:p>
          </table:table-cell>
          <table:table-cell office:value-type="float" office:value="420.2" calcext:value-type="float">
            <text:p>420.2</text:p>
          </table:table-cell>
          <table:table-cell table:formula="of:=CONCATENATE([.A308];&quot;, &quot;;[.B308];&quot;, &quot;;[.C308];&quot;, &quot;;[.D308];&quot;, &quot;;INT([.E308]);&quot;, &quot;;INT([.F308]))" office:value-type="string" office:string-value="307, 91, 14, 1, 756, 420" calcext:value-type="string">
            <text:p>307, 91, 14, 1, 756, 4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9.99" calcext:value-type="float">
            <text:p>69.99</text:p>
          </table:table-cell>
          <table:table-cell office:value-type="float" office:value="34.7" calcext:value-type="float">
            <text:p>34.7</text:p>
          </table:table-cell>
          <table:table-cell table:formula="of:=CONCATENATE([.A309];&quot;, &quot;;[.B309];&quot;, &quot;;[.C309];&quot;, &quot;;[.D309];&quot;, &quot;;INT([.E309]);&quot;, &quot;;INT([.F309]))" office:value-type="string" office:string-value="308, 91, 11, 2, 69, 34" calcext:value-type="string">
            <text:p>308, 91, 11, 2, 69, 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.76" calcext:value-type="float">
            <text:p>31.76</text:p>
          </table:table-cell>
          <table:table-cell office:value-type="float" office:value="16.37" calcext:value-type="float">
            <text:p>16.37</text:p>
          </table:table-cell>
          <table:table-cell table:formula="of:=CONCATENATE([.A310];&quot;, &quot;;[.B310];&quot;, &quot;;[.C310];&quot;, &quot;;[.D310];&quot;, &quot;;INT([.E310]);&quot;, &quot;;INT([.F310]))" office:value-type="string" office:string-value="309, 91, 11, 1, 31, 16" calcext:value-type="string">
            <text:p>309, 91, 11, 1, 31, 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9.59" calcext:value-type="float">
            <text:p>139.59</text:p>
          </table:table-cell>
          <table:table-cell office:value-type="float" office:value="77.55" calcext:value-type="float">
            <text:p>77.55</text:p>
          </table:table-cell>
          <table:table-cell table:formula="of:=CONCATENATE([.A311];&quot;, &quot;;[.B311];&quot;, &quot;;[.C311];&quot;, &quot;;[.D311];&quot;, &quot;;INT([.E311]);&quot;, &quot;;INT([.F311]))" office:value-type="string" office:string-value="310, 91, 17, 1, 139, 77" calcext:value-type="string">
            <text:p>310, 91, 17, 1, 139, 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53.48" calcext:value-type="float">
            <text:p>1453.48</text:p>
          </table:table-cell>
          <table:table-cell office:value-type="float" office:value="764.99" calcext:value-type="float">
            <text:p>764.99</text:p>
          </table:table-cell>
          <table:table-cell table:formula="of:=CONCATENATE([.A312];&quot;, &quot;;[.B312];&quot;, &quot;;[.C312];&quot;, &quot;;[.D312];&quot;, &quot;;INT([.E312]);&quot;, &quot;;INT([.F312]))" office:value-type="string" office:string-value="311, 91, 17, 1, 1453, 764" calcext:value-type="string">
            <text:p>311, 91, 17, 1, 1453, 76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.61" calcext:value-type="float">
            <text:p>7.61</text:p>
          </table:table-cell>
          <table:table-cell office:value-type="float" office:value="4.35" calcext:value-type="float">
            <text:p>4.35</text:p>
          </table:table-cell>
          <table:table-cell table:formula="of:=CONCATENATE([.A313];&quot;, &quot;;[.B313];&quot;, &quot;;[.C313];&quot;, &quot;;[.D313];&quot;, &quot;;INT([.E313]);&quot;, &quot;;INT([.F313]))" office:value-type="string" office:string-value="312, 91, 13, 4, 7, 4" calcext:value-type="string">
            <text:p>312, 91, 13, 4, 7, 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7.4" calcext:value-type="float">
            <text:p>57.4</text:p>
          </table:table-cell>
          <table:table-cell office:value-type="float" office:value="26.09" calcext:value-type="float">
            <text:p>26.09</text:p>
          </table:table-cell>
          <table:table-cell table:formula="of:=CONCATENATE([.A314];&quot;, &quot;;[.B314];&quot;, &quot;;[.C314];&quot;, &quot;;[.D314];&quot;, &quot;;INT([.E314]);&quot;, &quot;;INT([.F314]))" office:value-type="string" office:string-value="313, 91, 12, 1, 57, 26" calcext:value-type="string">
            <text:p>313, 91, 12, 1, 57, 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4.15" calcext:value-type="float">
            <text:p>4.15</text:p>
          </table:table-cell>
          <table:table-cell table:formula="of:=CONCATENATE([.A315];&quot;, &quot;;[.B315];&quot;, &quot;;[.C315];&quot;, &quot;;[.D315];&quot;, &quot;;INT([.E315]);&quot;, &quot;;INT([.F315]))" office:value-type="string" office:string-value="314, 91, 10, 2, 8, 4" calcext:value-type="string">
            <text:p>314, 91, 10, 2, 8, 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2.34" calcext:value-type="float">
            <text:p>22.34</text:p>
          </table:table-cell>
          <table:table-cell office:value-type="float" office:value="11.17" calcext:value-type="float">
            <text:p>11.17</text:p>
          </table:table-cell>
          <table:table-cell table:formula="of:=CONCATENATE([.A316];&quot;, &quot;;[.B316];&quot;, &quot;;[.C316];&quot;, &quot;;[.D316];&quot;, &quot;;INT([.E316]);&quot;, &quot;;INT([.F316]))" office:value-type="string" office:string-value="315, 91, 11, 4, 22, 11" calcext:value-type="string">
            <text:p>315, 91, 11, 4, 22, 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5.99" calcext:value-type="float">
            <text:p>45.99</text:p>
          </table:table-cell>
          <table:table-cell office:value-type="float" office:value="25.47" calcext:value-type="float">
            <text:p>25.47</text:p>
          </table:table-cell>
          <table:table-cell table:formula="of:=CONCATENATE([.A317];&quot;, &quot;;[.B317];&quot;, &quot;;[.C317];&quot;, &quot;;[.D317];&quot;, &quot;;INT([.E317]);&quot;, &quot;;INT([.F317]))" office:value-type="string" office:string-value="316, 91, 13, 5, 45, 25" calcext:value-type="string">
            <text:p>316, 91, 13, 5, 45, 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.11" calcext:value-type="float">
            <text:p>19.11</text:p>
          </table:table-cell>
          <table:table-cell office:value-type="float" office:value="10.92" calcext:value-type="float">
            <text:p>10.92</text:p>
          </table:table-cell>
          <table:table-cell table:formula="of:=CONCATENATE([.A318];&quot;, &quot;;[.B318];&quot;, &quot;;[.C318];&quot;, &quot;;[.D318];&quot;, &quot;;INT([.E318]);&quot;, &quot;;INT([.F318]))" office:value-type="string" office:string-value="317, 91, 14, 4, 19, 10" calcext:value-type="string">
            <text:p>317, 91, 14, 4, 19, 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319];&quot;, &quot;;[.B319];&quot;, &quot;;[.C319];&quot;, &quot;;[.D319];&quot;, &quot;;INT([.E319]);&quot;, &quot;;INT([.F319]))" office:value-type="string" office:string-value="318, 91, 10, 4, 8, 5" calcext:value-type="string">
            <text:p>318, 91, 10, 4, 8, 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320];&quot;, &quot;;[.B320];&quot;, &quot;;[.C320];&quot;, &quot;;[.D320];&quot;, &quot;;INT([.E320]);&quot;, &quot;;INT([.F320]))" office:value-type="string" office:string-value="319, 91, 17, 4, 8, 5" calcext:value-type="string">
            <text:p>319, 91, 17, 4, 8, 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321];&quot;, &quot;;[.B321];&quot;, &quot;;[.C321];&quot;, &quot;;[.D321];&quot;, &quot;;INT([.E321]);&quot;, &quot;;INT([.F321]))" office:value-type="string" office:string-value="320, 91, 12, 4, 8, 5" calcext:value-type="string">
            <text:p>320, 91, 12, 4, 8, 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322];&quot;, &quot;;[.B322];&quot;, &quot;;[.C322];&quot;, &quot;;[.D322];&quot;, &quot;;INT([.E322]);&quot;, &quot;;INT([.F322]))" office:value-type="string" office:string-value="321, 91, 14, 4, 8, 5" calcext:value-type="string">
            <text:p>321, 91, 14, 4, 8, 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323];&quot;, &quot;;[.B323];&quot;, &quot;;[.C323];&quot;, &quot;;[.D323];&quot;, &quot;;INT([.E323]);&quot;, &quot;;INT([.F323]))" office:value-type="string" office:string-value="322, 91, 11, 4, 8, 5" calcext:value-type="string">
            <text:p>322, 91, 11, 4, 8, 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.35" calcext:value-type="float">
            <text:p>21.35</text:p>
          </table:table-cell>
          <table:table-cell office:value-type="float" office:value="12.94" calcext:value-type="float">
            <text:p>12.94</text:p>
          </table:table-cell>
          <table:table-cell table:formula="of:=CONCATENATE([.A324];&quot;, &quot;;[.B324];&quot;, &quot;;[.C324];&quot;, &quot;;[.D324];&quot;, &quot;;INT([.E324]);&quot;, &quot;;INT([.F324]))" office:value-type="string" office:string-value="323, 91, 14, 4, 21, 12" calcext:value-type="string">
            <text:p>323, 91, 14, 4, 21, 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A325];&quot;, &quot;;[.B325];&quot;, &quot;;[.C325];&quot;, &quot;;[.D325];&quot;, &quot;;INT([.E325]);&quot;, &quot;;INT([.F325]))" office:value-type="string" office:string-value="324, 91, 13, 6, 2, 1" calcext:value-type="string">
            <text:p>324, 91, 13, 6, 2, 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.12" calcext:value-type="float">
            <text:p>87.12</text:p>
          </table:table-cell>
          <table:table-cell office:value-type="float" office:value="43.56" calcext:value-type="float">
            <text:p>43.56</text:p>
          </table:table-cell>
          <table:table-cell table:formula="of:=CONCATENATE([.A326];&quot;, &quot;;[.B326];&quot;, &quot;;[.C326];&quot;, &quot;;[.D326];&quot;, &quot;;INT([.E326]);&quot;, &quot;;INT([.F326]))" office:value-type="string" office:string-value="325, 91, 10, 1, 87, 43" calcext:value-type="string">
            <text:p>325, 91, 10, 1, 87, 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1.18" calcext:value-type="float">
            <text:p>191.18</text:p>
          </table:table-cell>
          <table:table-cell office:value-type="float" office:value="95.59" calcext:value-type="float">
            <text:p>95.59</text:p>
          </table:table-cell>
          <table:table-cell table:formula="of:=CONCATENATE([.A327];&quot;, &quot;;[.B327];&quot;, &quot;;[.C327];&quot;, &quot;;[.D327];&quot;, &quot;;INT([.E327]);&quot;, &quot;;INT([.F327]))" office:value-type="string" office:string-value="326, 91, 10, 1, 191, 95" calcext:value-type="string">
            <text:p>326, 91, 10, 1, 191, 9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9.99" calcext:value-type="float">
            <text:p>69.99</text:p>
          </table:table-cell>
          <table:table-cell office:value-type="float" office:value="34.7" calcext:value-type="float">
            <text:p>34.7</text:p>
          </table:table-cell>
          <table:table-cell table:formula="of:=CONCATENATE([.A328];&quot;, &quot;;[.B328];&quot;, &quot;;[.C328];&quot;, &quot;;[.D328];&quot;, &quot;;INT([.E328]);&quot;, &quot;;INT([.F328]))" office:value-type="string" office:string-value="327, 91, 13, 3, 69, 34" calcext:value-type="string">
            <text:p>327, 91, 13, 3, 69, 3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329];&quot;, &quot;;[.B329];&quot;, &quot;;[.C329];&quot;, &quot;;[.D329];&quot;, &quot;;INT([.E329]);&quot;, &quot;;INT([.F329]))" office:value-type="string" office:string-value="328, 91, 18, 20, 5, 3" calcext:value-type="string">
            <text:p>328, 91, 18, 20, 5, 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.62" calcext:value-type="float">
            <text:p>21.62</text:p>
          </table:table-cell>
          <table:table-cell office:value-type="float" office:value="10.81" calcext:value-type="float">
            <text:p>10.81</text:p>
          </table:table-cell>
          <table:table-cell table:formula="of:=CONCATENATE([.A330];&quot;, &quot;;[.B330];&quot;, &quot;;[.C330];&quot;, &quot;;[.D330];&quot;, &quot;;INT([.E330]);&quot;, &quot;;INT([.F330]))" office:value-type="string" office:string-value="329, 91, 15, 1, 21, 10" calcext:value-type="string">
            <text:p>329, 91, 15, 1, 21, 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4.05" calcext:value-type="float">
            <text:p>144.05</text:p>
          </table:table-cell>
          <table:table-cell office:value-type="float" office:value="42.92" calcext:value-type="float">
            <text:p>42.92</text:p>
          </table:table-cell>
          <table:table-cell table:formula="of:=CONCATENATE([.A331];&quot;, &quot;;[.B331];&quot;, &quot;;[.C331];&quot;, &quot;;[.D331];&quot;, &quot;;INT([.E331]);&quot;, &quot;;INT([.F331]))" office:value-type="string" office:string-value="330, 91, 12, 1, 144, 42" calcext:value-type="string">
            <text:p>330, 91, 12, 1, 144, 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.48" calcext:value-type="float">
            <text:p>7.48</text:p>
          </table:table-cell>
          <table:table-cell office:value-type="float" office:value="2.99" calcext:value-type="float">
            <text:p>2.99</text:p>
          </table:table-cell>
          <table:table-cell table:formula="of:=CONCATENATE([.A332];&quot;, &quot;;[.B332];&quot;, &quot;;[.C332];&quot;, &quot;;[.D332];&quot;, &quot;;INT([.E332]);&quot;, &quot;;INT([.F332]))" office:value-type="string" office:string-value="331, 91, 18, 1, 7, 2" calcext:value-type="string">
            <text:p>331, 91, 18, 1, 7, 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.15" calcext:value-type="float">
            <text:p>56.15</text:p>
          </table:table-cell>
          <table:table-cell office:value-type="float" office:value="34.03" calcext:value-type="float">
            <text:p>34.03</text:p>
          </table:table-cell>
          <table:table-cell table:formula="of:=CONCATENATE([.A333];&quot;, &quot;;[.B333];&quot;, &quot;;[.C333];&quot;, &quot;;[.D333];&quot;, &quot;;INT([.E333]);&quot;, &quot;;INT([.F333]))" office:value-type="string" office:string-value="332, 91, 12, 2, 56, 34" calcext:value-type="string">
            <text:p>332, 91, 12, 2, 56, 3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.34" calcext:value-type="float">
            <text:p>7.34</text:p>
          </table:table-cell>
          <table:table-cell office:value-type="float" office:value="3.67" calcext:value-type="float">
            <text:p>3.67</text:p>
          </table:table-cell>
          <table:table-cell table:formula="of:=CONCATENATE([.A334];&quot;, &quot;;[.B334];&quot;, &quot;;[.C334];&quot;, &quot;;[.D334];&quot;, &quot;;INT([.E334]);&quot;, &quot;;INT([.F334]))" office:value-type="string" office:string-value="333, 91, 18, 2, 7, 3" calcext:value-type="string">
            <text:p>333, 91, 18, 2, 7, 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.66" calcext:value-type="float">
            <text:p>14.66</text:p>
          </table:table-cell>
          <table:table-cell office:value-type="float" office:value="8.88" calcext:value-type="float">
            <text:p>8.88</text:p>
          </table:table-cell>
          <table:table-cell table:formula="of:=CONCATENATE([.A335];&quot;, &quot;;[.B335];&quot;, &quot;;[.C335];&quot;, &quot;;[.D335];&quot;, &quot;;INT([.E335]);&quot;, &quot;;INT([.F335]))" office:value-type="string" office:string-value="334, 91, 15, 15, 14, 8" calcext:value-type="string">
            <text:p>334, 91, 15, 15, 14, 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5.23" calcext:value-type="float">
            <text:p>85.23</text:p>
          </table:table-cell>
          <table:table-cell office:value-type="float" office:value="34.63" calcext:value-type="float">
            <text:p>34.63</text:p>
          </table:table-cell>
          <table:table-cell table:formula="of:=CONCATENATE([.A336];&quot;, &quot;;[.B336];&quot;, &quot;;[.C336];&quot;, &quot;;[.D336];&quot;, &quot;;INT([.E336]);&quot;, &quot;;INT([.F336]))" office:value-type="string" office:string-value="335, 91, 18, 4, 85, 34" calcext:value-type="string">
            <text:p>335, 91, 18, 4, 85, 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0.6" calcext:value-type="float">
            <text:p>190.6</text:p>
          </table:table-cell>
          <table:table-cell office:value-type="float" office:value="95.3" calcext:value-type="float">
            <text:p>95.3</text:p>
          </table:table-cell>
          <table:table-cell table:formula="of:=CONCATENATE([.A337];&quot;, &quot;;[.B337];&quot;, &quot;;[.C337];&quot;, &quot;;[.D337];&quot;, &quot;;INT([.E337]);&quot;, &quot;;INT([.F337]))" office:value-type="string" office:string-value="336, 91, 13, 1, 190, 95" calcext:value-type="string">
            <text:p>336, 91, 13, 1, 190, 9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.51" calcext:value-type="float">
            <text:p>11.51</text:p>
          </table:table-cell>
          <table:table-cell office:value-type="float" office:value="6.97" calcext:value-type="float">
            <text:p>6.97</text:p>
          </table:table-cell>
          <table:table-cell table:formula="of:=CONCATENATE([.A338];&quot;, &quot;;[.B338];&quot;, &quot;;[.C338];&quot;, &quot;;[.D338];&quot;, &quot;;INT([.E338]);&quot;, &quot;;INT([.F338]))" office:value-type="string" office:string-value="337, 91, 17, 3, 11, 6" calcext:value-type="string">
            <text:p>337, 91, 17, 3, 11, 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339];&quot;, &quot;;[.B339];&quot;, &quot;;[.C339];&quot;, &quot;;[.D339];&quot;, &quot;;INT([.E339]);&quot;, &quot;;INT([.F339]))" office:value-type="string" office:string-value="338, 91, 11, 2, 39, 19" calcext:value-type="string">
            <text:p>338, 91, 11, 2, 39, 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3.11" calcext:value-type="float">
            <text:p>93.11</text:p>
          </table:table-cell>
          <table:table-cell office:value-type="float" office:value="46.56" calcext:value-type="float">
            <text:p>46.56</text:p>
          </table:table-cell>
          <table:table-cell table:formula="of:=CONCATENATE([.A340];&quot;, &quot;;[.B340];&quot;, &quot;;[.C340];&quot;, &quot;;[.D340];&quot;, &quot;;INT([.E340]);&quot;, &quot;;INT([.F340]))" office:value-type="string" office:string-value="339, 91, 18, 2, 93, 46" calcext:value-type="string">
            <text:p>339, 91, 18, 2, 93, 4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.06" calcext:value-type="float">
            <text:p>21.06</text:p>
          </table:table-cell>
          <table:table-cell office:value-type="float" office:value="12.77" calcext:value-type="float">
            <text:p>12.77</text:p>
          </table:table-cell>
          <table:table-cell table:formula="of:=CONCATENATE([.A341];&quot;, &quot;;[.B341];&quot;, &quot;;[.C341];&quot;, &quot;;[.D341];&quot;, &quot;;INT([.E341]);&quot;, &quot;;INT([.F341]))" office:value-type="string" office:string-value="340, 91, 11, 5, 21, 12" calcext:value-type="string">
            <text:p>340, 91, 11, 5, 21, 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.22" calcext:value-type="float">
            <text:p>30.22</text:p>
          </table:table-cell>
          <table:table-cell office:value-type="float" office:value="16.98" calcext:value-type="float">
            <text:p>16.98</text:p>
          </table:table-cell>
          <table:table-cell table:formula="of:=CONCATENATE([.A342];&quot;, &quot;;[.B342];&quot;, &quot;;[.C342];&quot;, &quot;;[.D342];&quot;, &quot;;INT([.E342]);&quot;, &quot;;INT([.F342]))" office:value-type="string" office:string-value="341, 91, 17, 1, 30, 16" calcext:value-type="string">
            <text:p>341, 91, 17, 1, 30, 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.23" calcext:value-type="float">
            <text:p>85.23</text:p>
          </table:table-cell>
          <table:table-cell office:value-type="float" office:value="34.63" calcext:value-type="float">
            <text:p>34.63</text:p>
          </table:table-cell>
          <table:table-cell table:formula="of:=CONCATENATE([.A343];&quot;, &quot;;[.B343];&quot;, &quot;;[.C343];&quot;, &quot;;[.D343];&quot;, &quot;;INT([.E343]);&quot;, &quot;;INT([.F343]))" office:value-type="string" office:string-value="342, 91, 11, 1, 85, 34" calcext:value-type="string">
            <text:p>342, 91, 11, 1, 85, 3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.8" calcext:value-type="float">
            <text:p>5.8</text:p>
          </table:table-cell>
          <table:table-cell office:value-type="float" office:value="3.22" calcext:value-type="float">
            <text:p>3.22</text:p>
          </table:table-cell>
          <table:table-cell table:formula="of:=CONCATENATE([.A344];&quot;, &quot;;[.B344];&quot;, &quot;;[.C344];&quot;, &quot;;[.D344];&quot;, &quot;;INT([.E344]);&quot;, &quot;;INT([.F344]))" office:value-type="string" office:string-value="343, 91, 17, 25, 5, 3" calcext:value-type="string">
            <text:p>343, 91, 17, 25, 5, 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75" calcext:value-type="float">
            <text:p>10.75</text:p>
          </table:table-cell>
          <table:table-cell office:value-type="float" office:value="5.97" calcext:value-type="float">
            <text:p>5.97</text:p>
          </table:table-cell>
          <table:table-cell table:formula="of:=CONCATENATE([.A345];&quot;, &quot;;[.B345];&quot;, &quot;;[.C345];&quot;, &quot;;[.D345];&quot;, &quot;;INT([.E345]);&quot;, &quot;;INT([.F345]))" office:value-type="string" office:string-value="344, 91, 18, 8, 10, 5" calcext:value-type="string">
            <text:p>344, 91, 18, 8, 10, 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.2</text:p>
          </table:table-cell>
          <table:table-cell office:value-type="float" office:value="9" calcext:value-type="float">
            <text:p>9</text:p>
          </table:table-cell>
          <table:table-cell table:formula="of:=CONCATENATE([.A346];&quot;, &quot;;[.B346];&quot;, &quot;;[.C346];&quot;, &quot;;[.D346];&quot;, &quot;;INT([.E346]);&quot;, &quot;;INT([.F346]))" office:value-type="string" office:string-value="345, 91, 11, 18, 16, 9" calcext:value-type="string">
            <text:p>345, 91, 11, 18, 16, 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.87" calcext:value-type="float">
            <text:p>1.87</text:p>
          </table:table-cell>
          <table:table-cell office:value-type="float" office:value="1.04" calcext:value-type="float">
            <text:p>1.04</text:p>
          </table:table-cell>
          <table:table-cell table:formula="of:=CONCATENATE([.A347];&quot;, &quot;;[.B347];&quot;, &quot;;[.C347];&quot;, &quot;;[.D347];&quot;, &quot;;INT([.E347]);&quot;, &quot;;INT([.F347]))" office:value-type="string" office:string-value="346, 91, 17, 100, 1, 1" calcext:value-type="string">
            <text:p>346, 91, 17, 100, 1, 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5.89" calcext:value-type="float">
            <text:p>5.89</text:p>
          </table:table-cell>
          <table:table-cell table:formula="of:=CONCATENATE([.A348];&quot;, &quot;;[.B348];&quot;, &quot;;[.C348];&quot;, &quot;;[.D348];&quot;, &quot;;INT([.E348]);&quot;, &quot;;INT([.F348]))" office:value-type="string" office:string-value="347, 91, 18, 1, 10, 5" calcext:value-type="string">
            <text:p>347, 91, 18, 1, 10, 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table:formula="of:=CONCATENATE([.A349];&quot;, &quot;;[.B349];&quot;, &quot;;[.C349];&quot;, &quot;;[.D349];&quot;, &quot;;INT([.E349]);&quot;, &quot;;INT([.F349]))" office:value-type="string" office:string-value="348, 91, 13, 100, 0, 0" calcext:value-type="string">
            <text:p>348, 91, 13, 100, 0, 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5.42" calcext:value-type="float">
            <text:p>135.42</text:p>
          </table:table-cell>
          <table:table-cell office:value-type="float" office:value="59.11" calcext:value-type="float">
            <text:p>59.11</text:p>
          </table:table-cell>
          <table:table-cell table:formula="of:=CONCATENATE([.A350];&quot;, &quot;;[.B350];&quot;, &quot;;[.C350];&quot;, &quot;;[.D350];&quot;, &quot;;INT([.E350]);&quot;, &quot;;INT([.F350]))" office:value-type="string" office:string-value="349, 91, 12, 1, 135, 59" calcext:value-type="string">
            <text:p>349, 91, 12, 1, 135, 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9.99" calcext:value-type="float">
            <text:p>59.99</text:p>
          </table:table-cell>
          <table:table-cell office:value-type="float" office:value="27.44" calcext:value-type="float">
            <text:p>27.44</text:p>
          </table:table-cell>
          <table:table-cell table:formula="of:=CONCATENATE([.A351];&quot;, &quot;;[.B351];&quot;, &quot;;[.C351];&quot;, &quot;;[.D351];&quot;, &quot;;INT([.E351]);&quot;, &quot;;INT([.F351]))" office:value-type="string" office:string-value="350, 91, 15, 2, 59, 27" calcext:value-type="string">
            <text:p>350, 91, 15, 2, 59, 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.28" calcext:value-type="float">
            <text:p>33.28</text:p>
          </table:table-cell>
          <table:table-cell office:value-type="float" office:value="19.02" calcext:value-type="float">
            <text:p>19.02</text:p>
          </table:table-cell>
          <table:table-cell table:formula="of:=CONCATENATE([.A352];&quot;, &quot;;[.B352];&quot;, &quot;;[.C352];&quot;, &quot;;[.D352];&quot;, &quot;;INT([.E352]);&quot;, &quot;;INT([.F352]))" office:value-type="string" office:string-value="351, 91, 10, 2, 33, 19" calcext:value-type="string">
            <text:p>351, 91, 10, 2, 33, 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37.02" calcext:value-type="float">
            <text:p>237.02</text:p>
          </table:table-cell>
          <table:table-cell office:value-type="float" office:value="143.65" calcext:value-type="float">
            <text:p>143.65</text:p>
          </table:table-cell>
          <table:table-cell table:formula="of:=CONCATENATE([.A353];&quot;, &quot;;[.B353];&quot;, &quot;;[.C353];&quot;, &quot;;[.D353];&quot;, &quot;;INT([.E353]);&quot;, &quot;;INT([.F353]))" office:value-type="string" office:string-value="352, 91, 11, 1, 237, 143" calcext:value-type="string">
            <text:p>352, 91, 11, 1, 237, 14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table:formula="of:=CONCATENATE([.A354];&quot;, &quot;;[.B354];&quot;, &quot;;[.C354];&quot;, &quot;;[.D354];&quot;, &quot;;INT([.E354]);&quot;, &quot;;INT([.F354]))" office:value-type="string" office:string-value="353, 91, 12, 8, 0, 0" calcext:value-type="string">
            <text:p>353, 91, 12, 8, 0, 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.09" calcext:value-type="float">
            <text:p>11.09</text:p>
          </table:table-cell>
          <table:table-cell office:value-type="float" office:value="6.72" calcext:value-type="float">
            <text:p>6.72</text:p>
          </table:table-cell>
          <table:table-cell table:formula="of:=CONCATENATE([.A355];&quot;, &quot;;[.B355];&quot;, &quot;;[.C355];&quot;, &quot;;[.D355];&quot;, &quot;;INT([.E355]);&quot;, &quot;;INT([.F355]))" office:value-type="string" office:string-value="354, 91, 16, 4, 11, 6" calcext:value-type="string">
            <text:p>354, 91, 16, 4, 11, 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.03" calcext:value-type="float">
            <text:p>13.03</text:p>
          </table:table-cell>
          <table:table-cell office:value-type="float" office:value="7.67" calcext:value-type="float">
            <text:p>7.67</text:p>
          </table:table-cell>
          <table:table-cell table:formula="of:=CONCATENATE([.A356];&quot;, &quot;;[.B356];&quot;, &quot;;[.C356];&quot;, &quot;;[.D356];&quot;, &quot;;INT([.E356]);&quot;, &quot;;INT([.F356]))" office:value-type="string" office:string-value="355, 91, 17, 1, 13, 7" calcext:value-type="string">
            <text:p>355, 91, 17, 1, 13, 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2.96" calcext:value-type="float">
            <text:p>212.96</text:p>
          </table:table-cell>
          <table:table-cell office:value-type="float" office:value="106.48" calcext:value-type="float">
            <text:p>106.48</text:p>
          </table:table-cell>
          <table:table-cell table:formula="of:=CONCATENATE([.A357];&quot;, &quot;;[.B357];&quot;, &quot;;[.C357];&quot;, &quot;;[.D357];&quot;, &quot;;INT([.E357]);&quot;, &quot;;INT([.F357]))" office:value-type="string" office:string-value="356, 91, 16, 1, 212, 106" calcext:value-type="string">
            <text:p>356, 91, 16, 1, 212, 1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.01" calcext:value-type="float">
            <text:p>8.01</text:p>
          </table:table-cell>
          <table:table-cell office:value-type="float" office:value="4.45" calcext:value-type="float">
            <text:p>4.45</text:p>
          </table:table-cell>
          <table:table-cell table:formula="of:=CONCATENATE([.A358];&quot;, &quot;;[.B358];&quot;, &quot;;[.C358];&quot;, &quot;;[.D358];&quot;, &quot;;INT([.E358]);&quot;, &quot;;INT([.F358]))" office:value-type="string" office:string-value="357, 91, 11, 4, 8, 4" calcext:value-type="string">
            <text:p>357, 91, 11, 4, 8, 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11" calcext:value-type="float">
            <text:p>2.11</text:p>
          </table:table-cell>
          <table:table-cell office:value-type="float" office:value="1.54" calcext:value-type="float">
            <text:p>1.54</text:p>
          </table:table-cell>
          <table:table-cell table:formula="of:=CONCATENATE([.A359];&quot;, &quot;;[.B359];&quot;, &quot;;[.C359];&quot;, &quot;;[.D359];&quot;, &quot;;INT([.E359]);&quot;, &quot;;INT([.F359]))" office:value-type="string" office:string-value="358, 91, 10, 6, 2, 1" calcext:value-type="string">
            <text:p>358, 91, 10, 6, 2, 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17.56" calcext:value-type="float">
            <text:p>2217.56</text:p>
          </table:table-cell>
          <table:table-cell office:value-type="float" office:value="1304.45" calcext:value-type="float">
            <text:p>1304.45</text:p>
          </table:table-cell>
          <table:table-cell table:formula="of:=CONCATENATE([.A360];&quot;, &quot;;[.B360];&quot;, &quot;;[.C360];&quot;, &quot;;[.D360];&quot;, &quot;;INT([.E360]);&quot;, &quot;;INT([.F360]))" office:value-type="string" office:string-value="359, 91, 13, 1, 2217, 1304" calcext:value-type="string">
            <text:p>359, 91, 13, 1, 2217, 13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7.8" calcext:value-type="float">
            <text:p>367.8</text:p>
          </table:table-cell>
          <table:table-cell office:value-type="float" office:value="183.9" calcext:value-type="float">
            <text:p>183.9</text:p>
          </table:table-cell>
          <table:table-cell table:formula="of:=CONCATENATE([.A361];&quot;, &quot;;[.B361];&quot;, &quot;;[.C361];&quot;, &quot;;[.D361];&quot;, &quot;;INT([.E361]);&quot;, &quot;;INT([.F361]))" office:value-type="string" office:string-value="360, 91, 16, 4, 367, 183" calcext:value-type="string">
            <text:p>360, 91, 16, 4, 367, 1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67.8" calcext:value-type="float">
            <text:p>367.8</text:p>
          </table:table-cell>
          <table:table-cell office:value-type="float" office:value="183.9" calcext:value-type="float">
            <text:p>183.9</text:p>
          </table:table-cell>
          <table:table-cell table:formula="of:=CONCATENATE([.A362];&quot;, &quot;;[.B362];&quot;, &quot;;[.C362];&quot;, &quot;;[.D362];&quot;, &quot;;INT([.E362]);&quot;, &quot;;INT([.F362]))" office:value-type="string" office:string-value="361, 91, 17, 3, 367, 183" calcext:value-type="string">
            <text:p>361, 91, 17, 3, 367, 18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7.8" calcext:value-type="float">
            <text:p>367.8</text:p>
          </table:table-cell>
          <table:table-cell office:value-type="float" office:value="183.9" calcext:value-type="float">
            <text:p>183.9</text:p>
          </table:table-cell>
          <table:table-cell table:formula="of:=CONCATENATE([.A363];&quot;, &quot;;[.B363];&quot;, &quot;;[.C363];&quot;, &quot;;[.D363];&quot;, &quot;;INT([.E363]);&quot;, &quot;;INT([.F363]))" office:value-type="string" office:string-value="362, 91, 18, 2, 367, 183" calcext:value-type="string">
            <text:p>362, 91, 18, 2, 367, 18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3.78" calcext:value-type="float">
            <text:p>13.78</text:p>
          </table:table-cell>
          <table:table-cell office:value-type="float" office:value="8.35" calcext:value-type="float">
            <text:p>8.35</text:p>
          </table:table-cell>
          <table:table-cell table:formula="of:=CONCATENATE([.A364];&quot;, &quot;;[.B364];&quot;, &quot;;[.C364];&quot;, &quot;;[.D364];&quot;, &quot;;INT([.E364]);&quot;, &quot;;INT([.F364]))" office:value-type="string" office:string-value="363, 91, 14, 50, 13, 8" calcext:value-type="string">
            <text:p>363, 91, 14, 50, 13, 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3.78" calcext:value-type="float">
            <text:p>13.78</text:p>
          </table:table-cell>
          <table:table-cell office:value-type="float" office:value="8.35" calcext:value-type="float">
            <text:p>8.35</text:p>
          </table:table-cell>
          <table:table-cell table:formula="of:=CONCATENATE([.A365];&quot;, &quot;;[.B365];&quot;, &quot;;[.C365];&quot;, &quot;;[.D365];&quot;, &quot;;INT([.E365]);&quot;, &quot;;INT([.F365]))" office:value-type="string" office:string-value="364, 91, 14, 50, 13, 8" calcext:value-type="string">
            <text:p>364, 91, 14, 50, 13, 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366];&quot;, &quot;;[.B366];&quot;, &quot;;[.C366];&quot;, &quot;;[.D366];&quot;, &quot;;INT([.E366]);&quot;, &quot;;INT([.F366]))" office:value-type="string" office:string-value="365, 91, 10, 100, 8, 5" calcext:value-type="string">
            <text:p>365, 91, 10, 100, 8, 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367];&quot;, &quot;;[.B367];&quot;, &quot;;[.C367];&quot;, &quot;;[.D367];&quot;, &quot;;INT([.E367]);&quot;, &quot;;INT([.F367]))" office:value-type="string" office:string-value="366, 91, 11, 100, 8, 5" calcext:value-type="string">
            <text:p>366, 91, 11, 100, 8, 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368];&quot;, &quot;;[.B368];&quot;, &quot;;[.C368];&quot;, &quot;;[.D368];&quot;, &quot;;INT([.E368]);&quot;, &quot;;INT([.F368]))" office:value-type="string" office:string-value="367, 91, 11, 100, 8, 5" calcext:value-type="string">
            <text:p>367, 91, 11, 100, 8, 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369];&quot;, &quot;;[.B369];&quot;, &quot;;[.C369];&quot;, &quot;;[.D369];&quot;, &quot;;INT([.E369]);&quot;, &quot;;INT([.F369]))" office:value-type="string" office:string-value="368, 91, 17, 140, 5, 3" calcext:value-type="string">
            <text:p>368, 91, 17, 140, 5, 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370];&quot;, &quot;;[.B370];&quot;, &quot;;[.C370];&quot;, &quot;;[.D370];&quot;, &quot;;INT([.E370]);&quot;, &quot;;INT([.F370]))" office:value-type="string" office:string-value="369, 91, 18, 100, 5, 3" calcext:value-type="string">
            <text:p>369, 91, 18, 100, 5, 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371];&quot;, &quot;;[.B371];&quot;, &quot;;[.C371];&quot;, &quot;;[.D371];&quot;, &quot;;INT([.E371]);&quot;, &quot;;INT([.F371]))" office:value-type="string" office:string-value="370, 91, 13, 40, 5, 3" calcext:value-type="string">
            <text:p>370, 91, 13, 40, 5, 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372];&quot;, &quot;;[.B372];&quot;, &quot;;[.C372];&quot;, &quot;;[.D372];&quot;, &quot;;INT([.E372]);&quot;, &quot;;INT([.F372]))" office:value-type="string" office:string-value="371, 91, 14, 40, 5, 3" calcext:value-type="string">
            <text:p>371, 91, 14, 40, 5, 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7.12" calcext:value-type="float">
            <text:p>57.12</text:p>
          </table:table-cell>
          <table:table-cell office:value-type="float" office:value="33.6" calcext:value-type="float">
            <text:p>33.6</text:p>
          </table:table-cell>
          <table:table-cell table:formula="of:=CONCATENATE([.A373];&quot;, &quot;;[.B373];&quot;, &quot;;[.C373];&quot;, &quot;;[.D373];&quot;, &quot;;INT([.E373]);&quot;, &quot;;INT([.F373]))" office:value-type="string" office:string-value="372, 91, 17, 2, 57, 33" calcext:value-type="string">
            <text:p>372, 91, 17, 2, 57, 3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4.34" calcext:value-type="float">
            <text:p>14.34</text:p>
          </table:table-cell>
          <table:table-cell office:value-type="float" office:value="7.17" calcext:value-type="float">
            <text:p>7.17</text:p>
          </table:table-cell>
          <table:table-cell table:formula="of:=CONCATENATE([.A374];&quot;, &quot;;[.B374];&quot;, &quot;;[.C374];&quot;, &quot;;[.D374];&quot;, &quot;;INT([.E374]);&quot;, &quot;;INT([.F374]))" office:value-type="string" office:string-value="373, 91, 18, 45, 14, 7" calcext:value-type="string">
            <text:p>373, 91, 18, 45, 14, 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2.3" calcext:value-type="float">
            <text:p>22.3</text:p>
          </table:table-cell>
          <table:table-cell office:value-type="float" office:value="13.12" calcext:value-type="float">
            <text:p>13.12</text:p>
          </table:table-cell>
          <table:table-cell table:formula="of:=CONCATENATE([.A375];&quot;, &quot;;[.B375];&quot;, &quot;;[.C375];&quot;, &quot;;[.D375];&quot;, &quot;;INT([.E375]);&quot;, &quot;;INT([.F375]))" office:value-type="string" office:string-value="374, 91, 17, 45, 22, 13" calcext:value-type="string">
            <text:p>374, 91, 17, 45, 22, 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.49" calcext:value-type="float">
            <text:p>6.49</text:p>
          </table:table-cell>
          <table:table-cell office:value-type="float" office:value="3.82" calcext:value-type="float">
            <text:p>3.82</text:p>
          </table:table-cell>
          <table:table-cell table:formula="of:=CONCATENATE([.A376];&quot;, &quot;;[.B376];&quot;, &quot;;[.C376];&quot;, &quot;;[.D376];&quot;, &quot;;INT([.E376]);&quot;, &quot;;INT([.F376]))" office:value-type="string" office:string-value="375, 91, 18, 45, 6, 3" calcext:value-type="string">
            <text:p>375, 91, 18, 45, 6, 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table:formula="of:=CONCATENATE([.A377];&quot;, &quot;;[.B377];&quot;, &quot;;[.C377];&quot;, &quot;;[.D377];&quot;, &quot;;INT([.E377]);&quot;, &quot;;INT([.F377]))" office:value-type="string" office:string-value="376, 91, 12, 65, 4, 2" calcext:value-type="string">
            <text:p>376, 91, 12, 65, 4, 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.54" calcext:value-type="float">
            <text:p>44.54</text:p>
          </table:table-cell>
          <table:table-cell office:value-type="float" office:value="22.27" calcext:value-type="float">
            <text:p>22.27</text:p>
          </table:table-cell>
          <table:table-cell table:formula="of:=CONCATENATE([.A378];&quot;, &quot;;[.B378];&quot;, &quot;;[.C378];&quot;, &quot;;[.D378];&quot;, &quot;;INT([.E378]);&quot;, &quot;;INT([.F378]))" office:value-type="string" office:string-value="377, 91, 15, 4, 44, 22" calcext:value-type="string">
            <text:p>377, 91, 15, 4, 44, 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7.64" calcext:value-type="float">
            <text:p>27.64</text:p>
          </table:table-cell>
          <table:table-cell office:value-type="float" office:value="16.26" calcext:value-type="float">
            <text:p>16.26</text:p>
          </table:table-cell>
          <table:table-cell table:formula="of:=CONCATENATE([.A379];&quot;, &quot;;[.B379];&quot;, &quot;;[.C379];&quot;, &quot;;[.D379];&quot;, &quot;;INT([.E379]);&quot;, &quot;;INT([.F379]))" office:value-type="string" office:string-value="378, 91, 16, 8, 27, 16" calcext:value-type="string">
            <text:p>378, 91, 16, 8, 27, 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28.88" calcext:value-type="float">
            <text:p>28.88</text:p>
          </table:table-cell>
          <table:table-cell office:value-type="float" office:value="16.99" calcext:value-type="float">
            <text:p>16.99</text:p>
          </table:table-cell>
          <table:table-cell table:formula="of:=CONCATENATE([.A380];&quot;, &quot;;[.B380];&quot;, &quot;;[.C380];&quot;, &quot;;[.D380];&quot;, &quot;;INT([.E380]);&quot;, &quot;;INT([.F380]))" office:value-type="string" office:string-value="379, 91, 18, 55, 28, 16" calcext:value-type="string">
            <text:p>379, 91, 18, 55, 28, 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.87" calcext:value-type="float">
            <text:p>22.87</text:p>
          </table:table-cell>
          <table:table-cell office:value-type="float" office:value="10.64" calcext:value-type="float">
            <text:p>10.64</text:p>
          </table:table-cell>
          <table:table-cell table:formula="of:=CONCATENATE([.A381];&quot;, &quot;;[.B381];&quot;, &quot;;[.C381];&quot;, &quot;;[.D381];&quot;, &quot;;INT([.E381]);&quot;, &quot;;INT([.F381]))" office:value-type="string" office:string-value="380, 91, 17, 9, 22, 10" calcext:value-type="string">
            <text:p>380, 91, 17, 9, 22, 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.28" calcext:value-type="float">
            <text:p>21.28</text:p>
          </table:table-cell>
          <table:table-cell office:value-type="float" office:value="11.2" calcext:value-type="float">
            <text:p>11.2</text:p>
          </table:table-cell>
          <table:table-cell table:formula="of:=CONCATENATE([.A382];&quot;, &quot;;[.B382];&quot;, &quot;;[.C382];&quot;, &quot;;[.D382];&quot;, &quot;;INT([.E382]);&quot;, &quot;;INT([.F382]))" office:value-type="string" office:string-value="381, 91, 16, 9, 21, 11" calcext:value-type="string">
            <text:p>381, 91, 16, 9, 21, 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.12" calcext:value-type="float">
            <text:p>87.12</text:p>
          </table:table-cell>
          <table:table-cell office:value-type="float" office:value="43.56" calcext:value-type="float">
            <text:p>43.56</text:p>
          </table:table-cell>
          <table:table-cell table:formula="of:=CONCATENATE([.A383];&quot;, &quot;;[.B383];&quot;, &quot;;[.C383];&quot;, &quot;;[.D383];&quot;, &quot;;INT([.E383]);&quot;, &quot;;INT([.F383]))" office:value-type="string" office:string-value="382, 91, 10, 1, 87, 43" calcext:value-type="string">
            <text:p>382, 91, 10, 1, 87, 4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1.18" calcext:value-type="float">
            <text:p>191.18</text:p>
          </table:table-cell>
          <table:table-cell office:value-type="float" office:value="95.59" calcext:value-type="float">
            <text:p>95.59</text:p>
          </table:table-cell>
          <table:table-cell table:formula="of:=CONCATENATE([.A384];&quot;, &quot;;[.B384];&quot;, &quot;;[.C384];&quot;, &quot;;[.D384];&quot;, &quot;;INT([.E384]);&quot;, &quot;;INT([.F384]))" office:value-type="string" office:string-value="383, 91, 14, 1, 191, 95" calcext:value-type="string">
            <text:p>383, 91, 14, 1, 191, 9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</text:p>
          </table:table-cell>
          <table:table-cell office:value-type="float" office:value="19.22" calcext:value-type="float">
            <text:p>19.22</text:p>
          </table:table-cell>
          <table:table-cell table:formula="of:=CONCATENATE([.A385];&quot;, &quot;;[.B385];&quot;, &quot;;[.C385];&quot;, &quot;;[.D385];&quot;, &quot;;INT([.E385]);&quot;, &quot;;INT([.F385]))" office:value-type="string" office:string-value="384, 91, 18, 1, 34, 19" calcext:value-type="string">
            <text:p>384, 91, 18, 1, 34, 1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.24" calcext:value-type="float">
            <text:p>19.24</text:p>
          </table:table-cell>
          <table:table-cell office:value-type="float" office:value="11.06" calcext:value-type="float">
            <text:p>11.06</text:p>
          </table:table-cell>
          <table:table-cell table:formula="of:=CONCATENATE([.A386];&quot;, &quot;;[.B386];&quot;, &quot;;[.C386];&quot;, &quot;;[.D386];&quot;, &quot;;INT([.E386]);&quot;, &quot;;INT([.F386]))" office:value-type="string" office:string-value="385, 91, 15, 3, 19, 11" calcext:value-type="string">
            <text:p>385, 91, 15, 3, 19, 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.74" calcext:value-type="float">
            <text:p>15.74</text:p>
          </table:table-cell>
          <table:table-cell office:value-type="float" office:value="7.87" calcext:value-type="float">
            <text:p>7.87</text:p>
          </table:table-cell>
          <table:table-cell table:formula="of:=CONCATENATE([.A387];&quot;, &quot;;[.B387];&quot;, &quot;;[.C387];&quot;, &quot;;[.D387];&quot;, &quot;;INT([.E387]);&quot;, &quot;;INT([.F387]))" office:value-type="string" office:string-value="386, 91, 11, 2, 15, 7" calcext:value-type="string">
            <text:p>386, 91, 11, 2, 15, 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.51" calcext:value-type="float">
            <text:p>20.51</text:p>
          </table:table-cell>
          <table:table-cell office:value-type="float" office:value="12.43" calcext:value-type="float">
            <text:p>12.43</text:p>
          </table:table-cell>
          <table:table-cell table:formula="of:=CONCATENATE([.A388];&quot;, &quot;;[.B388];&quot;, &quot;;[.C388];&quot;, &quot;;[.D388];&quot;, &quot;;INT([.E388]);&quot;, &quot;;INT([.F388]))" office:value-type="string" office:string-value="387, 91, 14, 2, 20, 12" calcext:value-type="string">
            <text:p>387, 91, 14, 2, 20, 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.51" calcext:value-type="float">
            <text:p>20.51</text:p>
          </table:table-cell>
          <table:table-cell office:value-type="float" office:value="12.43" calcext:value-type="float">
            <text:p>12.43</text:p>
          </table:table-cell>
          <table:table-cell table:formula="of:=CONCATENATE([.A389];&quot;, &quot;;[.B389];&quot;, &quot;;[.C389];&quot;, &quot;;[.D389];&quot;, &quot;;INT([.E389]);&quot;, &quot;;INT([.F389]))" office:value-type="string" office:string-value="388, 91, 16, 2, 20, 12" calcext:value-type="string">
            <text:p>388, 91, 16, 2, 20, 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.51" calcext:value-type="float">
            <text:p>20.51</text:p>
          </table:table-cell>
          <table:table-cell office:value-type="float" office:value="12.43" calcext:value-type="float">
            <text:p>12.43</text:p>
          </table:table-cell>
          <table:table-cell table:formula="of:=CONCATENATE([.A390];&quot;, &quot;;[.B390];&quot;, &quot;;[.C390];&quot;, &quot;;[.D390];&quot;, &quot;;INT([.E390]);&quot;, &quot;;INT([.F390]))" office:value-type="string" office:string-value="389, 91, 11, 2, 20, 12" calcext:value-type="string">
            <text:p>389, 91, 11, 2, 20, 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.51" calcext:value-type="float">
            <text:p>20.51</text:p>
          </table:table-cell>
          <table:table-cell office:value-type="float" office:value="12.43" calcext:value-type="float">
            <text:p>12.43</text:p>
          </table:table-cell>
          <table:table-cell table:formula="of:=CONCATENATE([.A391];&quot;, &quot;;[.B391];&quot;, &quot;;[.C391];&quot;, &quot;;[.D391];&quot;, &quot;;INT([.E391]);&quot;, &quot;;INT([.F391]))" office:value-type="string" office:string-value="390, 91, 15, 2, 20, 12" calcext:value-type="string">
            <text:p>390, 91, 15, 2, 20, 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.76" calcext:value-type="float">
            <text:p>11.76</text:p>
          </table:table-cell>
          <table:table-cell office:value-type="float" office:value="5.88" calcext:value-type="float">
            <text:p>5.88</text:p>
          </table:table-cell>
          <table:table-cell table:formula="of:=CONCATENATE([.A392];&quot;, &quot;;[.B392];&quot;, &quot;;[.C392];&quot;, &quot;;[.D392];&quot;, &quot;;INT([.E392]);&quot;, &quot;;INT([.F392]))" office:value-type="string" office:string-value="391, 91, 17, 1, 11, 5" calcext:value-type="string">
            <text:p>391, 91, 17, 1, 11, 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7.62" calcext:value-type="float">
            <text:p>67.62</text:p>
          </table:table-cell>
          <table:table-cell office:value-type="float" office:value="33.14" calcext:value-type="float">
            <text:p>33.14</text:p>
          </table:table-cell>
          <table:table-cell table:formula="of:=CONCATENATE([.A393];&quot;, &quot;;[.B393];&quot;, &quot;;[.C393];&quot;, &quot;;[.D393];&quot;, &quot;;INT([.E393]);&quot;, &quot;;INT([.F393]))" office:value-type="string" office:string-value="392, 91, 10, 2, 67, 33" calcext:value-type="string">
            <text:p>392, 91, 10, 2, 67, 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2.61" calcext:value-type="float">
            <text:p>32.61</text:p>
          </table:table-cell>
          <table:table-cell table:formula="of:=CONCATENATE([.A394];&quot;, &quot;;[.B394];&quot;, &quot;;[.C394];&quot;, &quot;;[.D394];&quot;, &quot;;INT([.E394]);&quot;, &quot;;INT([.F394]))" office:value-type="string" office:string-value="393, 91, 13, 1, 75, 32" calcext:value-type="string">
            <text:p>393, 91, 13, 1, 75, 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4.38" calcext:value-type="float">
            <text:p>184.38</text:p>
          </table:table-cell>
          <table:table-cell office:value-type="float" office:value="92.19" calcext:value-type="float">
            <text:p>92.19</text:p>
          </table:table-cell>
          <table:table-cell table:formula="of:=CONCATENATE([.A395];&quot;, &quot;;[.B395];&quot;, &quot;;[.C395];&quot;, &quot;;[.D395];&quot;, &quot;;INT([.E395]);&quot;, &quot;;INT([.F395]))" office:value-type="string" office:string-value="394, 91, 12, 1, 184, 92" calcext:value-type="string">
            <text:p>394, 91, 12, 1, 184, 9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.35" calcext:value-type="float">
            <text:p>21.35</text:p>
          </table:table-cell>
          <table:table-cell office:value-type="float" office:value="12.56" calcext:value-type="float">
            <text:p>12.56</text:p>
          </table:table-cell>
          <table:table-cell table:formula="of:=CONCATENATE([.A396];&quot;, &quot;;[.B396];&quot;, &quot;;[.C396];&quot;, &quot;;[.D396];&quot;, &quot;;INT([.E396]);&quot;, &quot;;INT([.F396]))" office:value-type="string" office:string-value="395, 91, 12, 1, 21, 12" calcext:value-type="string">
            <text:p>395, 91, 12, 1, 21, 1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.99" calcext:value-type="float">
            <text:p>39.99</text:p>
          </table:table-cell>
          <table:table-cell office:value-type="float" office:value="19.58" calcext:value-type="float">
            <text:p>19.58</text:p>
          </table:table-cell>
          <table:table-cell table:formula="of:=CONCATENATE([.A397];&quot;, &quot;;[.B397];&quot;, &quot;;[.C397];&quot;, &quot;;[.D397];&quot;, &quot;;INT([.E397]);&quot;, &quot;;INT([.F397]))" office:value-type="string" office:string-value="396, 91, 18, 6, 39, 19" calcext:value-type="string">
            <text:p>396, 91, 18, 6, 39, 1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.02" calcext:value-type="float">
            <text:p>25.02</text:p>
          </table:table-cell>
          <table:table-cell office:value-type="float" office:value="12.51" calcext:value-type="float">
            <text:p>12.51</text:p>
          </table:table-cell>
          <table:table-cell table:formula="of:=CONCATENATE([.A398];&quot;, &quot;;[.B398];&quot;, &quot;;[.C398];&quot;, &quot;;[.D398];&quot;, &quot;;INT([.E398]);&quot;, &quot;;INT([.F398]))" office:value-type="string" office:string-value="397, 91, 16, 6, 25, 12" calcext:value-type="string">
            <text:p>397, 91, 16, 6, 25, 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399];&quot;, &quot;;[.B399];&quot;, &quot;;[.C399];&quot;, &quot;;[.D399];&quot;, &quot;;INT([.E399]);&quot;, &quot;;INT([.F399]))" office:value-type="string" office:string-value="398, 91, 17, 5, 8, 5" calcext:value-type="string">
            <text:p>398, 91, 17, 5, 8, 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5.21" calcext:value-type="float">
            <text:p>5.21</text:p>
          </table:table-cell>
          <table:table-cell table:formula="of:=CONCATENATE([.A400];&quot;, &quot;;[.B400];&quot;, &quot;;[.C400];&quot;, &quot;;[.D400];&quot;, &quot;;INT([.E400]);&quot;, &quot;;INT([.F400]))" office:value-type="string" office:string-value="399, 91, 13, 10, 8, 5" calcext:value-type="string">
            <text:p>399, 91, 13, 10, 8, 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8.58" calcext:value-type="float">
            <text:p>28.58</text:p>
          </table:table-cell>
          <table:table-cell table:formula="of:=CONCATENATE([.A401];&quot;, &quot;;[.B401];&quot;, &quot;;[.C401];&quot;, &quot;;[.D401];&quot;, &quot;;INT([.E401]);&quot;, &quot;;INT([.F401]))" office:value-type="string" office:string-value="400, 91, 17, 2, 65, 28" calcext:value-type="string">
            <text:p>400, 91, 17, 2, 65, 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.45</text:p>
          </table:table-cell>
          <table:table-cell office:value-type="float" office:value="3.31" calcext:value-type="float">
            <text:p>3.31</text:p>
          </table:table-cell>
          <table:table-cell table:formula="of:=CONCATENATE([.A402];&quot;, &quot;;[.B402];&quot;, &quot;;[.C402];&quot;, &quot;;[.D402];&quot;, &quot;;INT([.E402]);&quot;, &quot;;INT([.F402]))" office:value-type="string" office:string-value="401, 91, 11, 6, 5, 3" calcext:value-type="string">
            <text:p>401, 91, 11, 6, 5, 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9.99" calcext:value-type="float">
            <text:p>79.99</text:p>
          </table:table-cell>
          <table:table-cell office:value-type="float" office:value="33.82" calcext:value-type="float">
            <text:p>33.82</text:p>
          </table:table-cell>
          <table:table-cell table:formula="of:=CONCATENATE([.A403];&quot;, &quot;;[.B403];&quot;, &quot;;[.C403];&quot;, &quot;;[.D403];&quot;, &quot;;INT([.E403]);&quot;, &quot;;INT([.F403]))" office:value-type="string" office:string-value="402, 92, 10, 4, 79, 33" calcext:value-type="string">
            <text:p>402, 92, 10, 4, 79, 3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.88" calcext:value-type="float">
            <text:p>56.88</text:p>
          </table:table-cell>
          <table:table-cell office:value-type="float" office:value="31.6" calcext:value-type="float">
            <text:p>31.6</text:p>
          </table:table-cell>
          <table:table-cell table:formula="of:=CONCATENATE([.A404];&quot;, &quot;;[.B404];&quot;, &quot;;[.C404];&quot;, &quot;;[.D404];&quot;, &quot;;INT([.E404]);&quot;, &quot;;INT([.F404]))" office:value-type="string" office:string-value="403, 92, 18, 1, 56, 31" calcext:value-type="string">
            <text:p>403, 92, 18, 1, 56, 3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7.12" calcext:value-type="float">
            <text:p>307.12</text:p>
          </table:table-cell>
          <table:table-cell office:value-type="float" office:value="153.37" calcext:value-type="float">
            <text:p>153.37</text:p>
          </table:table-cell>
          <table:table-cell table:formula="of:=CONCATENATE([.A405];&quot;, &quot;;[.B405];&quot;, &quot;;[.C405];&quot;, &quot;;[.D405];&quot;, &quot;;INT([.E405]);&quot;, &quot;;INT([.F405]))" office:value-type="string" office:string-value="404, 93, 13, 1, 307, 153" calcext:value-type="string">
            <text:p>404, 93, 13, 1, 307, 15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9.53" calcext:value-type="float">
            <text:p>49.53</text:p>
          </table:table-cell>
          <table:table-cell office:value-type="float" office:value="22.51" calcext:value-type="float">
            <text:p>22.51</text:p>
          </table:table-cell>
          <table:table-cell table:formula="of:=CONCATENATE([.A406];&quot;, &quot;;[.B406];&quot;, &quot;;[.C406];&quot;, &quot;;[.D406];&quot;, &quot;;INT([.E406]);&quot;, &quot;;INT([.F406]))" office:value-type="string" office:string-value="405, 94, 15, 1, 49, 22" calcext:value-type="string">
            <text:p>405, 94, 15, 1, 49, 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4.97" calcext:value-type="float">
            <text:p>54.97</text:p>
          </table:table-cell>
          <table:table-cell office:value-type="float" office:value="49.97" calcext:value-type="float">
            <text:p>49.97</text:p>
          </table:table-cell>
          <table:table-cell table:formula="of:=CONCATENATE([.A407];&quot;, &quot;;[.B407];&quot;, &quot;;[.C407];&quot;, &quot;;[.D407];&quot;, &quot;;INT([.E407]);&quot;, &quot;;INT([.F407]))" office:value-type="string" office:string-value="406, 95, 15, 1, 54, 49" calcext:value-type="string">
            <text:p>406, 95, 15, 1, 54, 4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33" calcext:value-type="float">
            <text:p>5.33</text:p>
          </table:table-cell>
          <table:table-cell office:value-type="float" office:value="2.48" calcext:value-type="float">
            <text:p>2.48</text:p>
          </table:table-cell>
          <table:table-cell table:formula="of:=CONCATENATE([.A408];&quot;, &quot;;[.B408];&quot;, &quot;;[.C408];&quot;, &quot;;[.D408];&quot;, &quot;;INT([.E408]);&quot;, &quot;;INT([.F408]))" office:value-type="string" office:string-value="407, 96, 15, 2, 5, 2" calcext:value-type="string">
            <text:p>407, 96, 15, 2, 5, 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06" calcext:value-type="float">
            <text:p>4.06</text:p>
          </table:table-cell>
          <table:table-cell office:value-type="float" office:value="1.91" calcext:value-type="float">
            <text:p>1.91</text:p>
          </table:table-cell>
          <table:table-cell table:formula="of:=CONCATENATE([.A409];&quot;, &quot;;[.B409];&quot;, &quot;;[.C409];&quot;, &quot;;[.D409];&quot;, &quot;;INT([.E409]);&quot;, &quot;;INT([.F409]))" office:value-type="string" office:string-value="408, 96, 16, 1, 4, 1" calcext:value-type="string">
            <text:p>408, 96, 16, 1, 4, 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.15" calcext:value-type="float">
            <text:p>6.15</text:p>
          </table:table-cell>
          <table:table-cell office:value-type="float" office:value="3.62" calcext:value-type="float">
            <text:p>3.62</text:p>
          </table:table-cell>
          <table:table-cell table:formula="of:=CONCATENATE([.A410];&quot;, &quot;;[.B410];&quot;, &quot;;[.C410];&quot;, &quot;;[.D410];&quot;, &quot;;INT([.E410]);&quot;, &quot;;INT([.F410]))" office:value-type="string" office:string-value="409, 97, 12, 3, 6, 3" calcext:value-type="string">
            <text:p>409, 97, 12, 3, 6, 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.2</text:p>
          </table:table-cell>
          <table:table-cell office:value-type="float" office:value="51.6" calcext:value-type="float">
            <text:p>51.6</text:p>
          </table:table-cell>
          <table:table-cell table:formula="of:=CONCATENATE([.A411];&quot;, &quot;;[.B411];&quot;, &quot;;[.C411];&quot;, &quot;;[.D411];&quot;, &quot;;INT([.E411]);&quot;, &quot;;INT([.F411]))" office:value-type="string" office:string-value="410, 97, 15, 1, 103, 51" calcext:value-type="string">
            <text:p>410, 97, 15, 1, 103, 5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3.39" calcext:value-type="float">
            <text:p>623.39</text:p>
          </table:table-cell>
          <table:table-cell office:value-type="float" office:value="356.22" calcext:value-type="float">
            <text:p>356.22</text:p>
          </table:table-cell>
          <table:table-cell table:formula="of:=CONCATENATE([.A412];&quot;, &quot;;[.B412];&quot;, &quot;;[.C412];&quot;, &quot;;[.D412];&quot;, &quot;;INT([.E412]);&quot;, &quot;;INT([.F412]))" office:value-type="string" office:string-value="411, 98, 13, 1, 623, 356" calcext:value-type="string">
            <text:p>411, 98, 13, 1, 623, 35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.27" calcext:value-type="float">
            <text:p>159.27</text:p>
          </table:table-cell>
          <table:table-cell office:value-type="float" office:value="91.01" calcext:value-type="float">
            <text:p>91.01</text:p>
          </table:table-cell>
          <table:table-cell table:formula="of:=CONCATENATE([.A413];&quot;, &quot;;[.B413];&quot;, &quot;;[.C413];&quot;, &quot;;[.D413];&quot;, &quot;;INT([.E413]);&quot;, &quot;;INT([.F413]))" office:value-type="string" office:string-value="412, 98, 16, 1, 159, 91" calcext:value-type="string">
            <text:p>412, 98, 16, 1, 159, 9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34.48" calcext:value-type="float">
            <text:p>434.48</text:p>
          </table:table-cell>
          <table:table-cell office:value-type="float" office:value="263.32" calcext:value-type="float">
            <text:p>263.32</text:p>
          </table:table-cell>
          <table:table-cell table:formula="of:=CONCATENATE([.A414];&quot;, &quot;;[.B414];&quot;, &quot;;[.C414];&quot;, &quot;;[.D414];&quot;, &quot;;INT([.E414]);&quot;, &quot;;INT([.F414]))" office:value-type="string" office:string-value="413, 98, 13, 1, 434, 263" calcext:value-type="string">
            <text:p>413, 98, 13, 1, 434, 26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 office:value-type="float" office:value="51.73" calcext:value-type="float">
            <text:p>51.73</text:p>
          </table:table-cell>
          <table:table-cell table:formula="of:=CONCATENATE([.A415];&quot;, &quot;;[.B415];&quot;, &quot;;[.C415];&quot;, &quot;;[.D415];&quot;, &quot;;INT([.E415]);&quot;, &quot;;INT([.F415]))" office:value-type="string" office:string-value="414, 98, 14, 1, 90, 51" calcext:value-type="string">
            <text:p>414, 98, 14, 1, 90, 5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.34" calcext:value-type="float">
            <text:p>14.34</text:p>
          </table:table-cell>
          <table:table-cell office:value-type="float" office:value="7.17" calcext:value-type="float">
            <text:p>7.17</text:p>
          </table:table-cell>
          <table:table-cell table:formula="of:=CONCATENATE([.A416];&quot;, &quot;;[.B416];&quot;, &quot;;[.C416];&quot;, &quot;;[.D416];&quot;, &quot;;INT([.E416]);&quot;, &quot;;INT([.F416]))" office:value-type="string" office:string-value="415, 98, 13, 1, 14, 7" calcext:value-type="string">
            <text:p>415, 98, 13, 1, 14, 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  <table:table-cell office:value-type="float" office:value="13.12" calcext:value-type="float">
            <text:p>13.12</text:p>
          </table:table-cell>
          <table:table-cell table:formula="of:=CONCATENATE([.A417];&quot;, &quot;;[.B417];&quot;, &quot;;[.C417];&quot;, &quot;;[.D417];&quot;, &quot;;INT([.E417]);&quot;, &quot;;INT([.F417]))" office:value-type="string" office:string-value="416, 98, 14, 1, 22, 13" calcext:value-type="string">
            <text:p>416, 98, 14, 1, 22, 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float" office:value="3.82" calcext:value-type="float">
            <text:p>3.82</text:p>
          </table:table-cell>
          <table:table-cell table:formula="of:=CONCATENATE([.A418];&quot;, &quot;;[.B418];&quot;, &quot;;[.C418];&quot;, &quot;;[.D418];&quot;, &quot;;INT([.E418]);&quot;, &quot;;INT([.F418]))" office:value-type="string" office:string-value="417, 98, 18, 1, 6, 3" calcext:value-type="string">
            <text:p>417, 98, 18, 1, 6, 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8.88" calcext:value-type="float">
            <text:p>28.88</text:p>
          </table:table-cell>
          <table:table-cell office:value-type="float" office:value="16.99" calcext:value-type="float">
            <text:p>16.99</text:p>
          </table:table-cell>
          <table:table-cell table:formula="of:=CONCATENATE([.A419];&quot;, &quot;;[.B419];&quot;, &quot;;[.C419];&quot;, &quot;;[.D419];&quot;, &quot;;INT([.E419]);&quot;, &quot;;INT([.F419]))" office:value-type="string" office:string-value="418, 98, 14, 1, 28, 16" calcext:value-type="string">
            <text:p>418, 98, 14, 1, 28, 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64" calcext:value-type="float">
            <text:p>27.64</text:p>
          </table:table-cell>
          <table:table-cell office:value-type="float" office:value="16.26" calcext:value-type="float">
            <text:p>16.26</text:p>
          </table:table-cell>
          <table:table-cell table:formula="of:=CONCATENATE([.A420];&quot;, &quot;;[.B420];&quot;, &quot;;[.C420];&quot;, &quot;;[.D420];&quot;, &quot;;INT([.E420]);&quot;, &quot;;INT([.F420]))" office:value-type="string" office:string-value="419, 98, 11, 1, 27, 16" calcext:value-type="string">
            <text:p>419, 98, 11, 1, 27, 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table:formula="of:=CONCATENATE([.A421];&quot;, &quot;;[.B421];&quot;, &quot;;[.C421];&quot;, &quot;;[.D421];&quot;, &quot;;INT([.E421]);&quot;, &quot;;INT([.F421]))" office:value-type="string" office:string-value="420, 98, 14, 1, 4, 2" calcext:value-type="string">
            <text:p>420, 98, 14, 1, 4, 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89.66" calcext:value-type="float">
            <text:p>289.66</text:p>
          </table:table-cell>
          <table:table-cell office:value-type="float" office:value="160.92" calcext:value-type="float">
            <text:p>160.92</text:p>
          </table:table-cell>
          <table:table-cell table:formula="of:=CONCATENATE([.A422];&quot;, &quot;;[.B422];&quot;, &quot;;[.C422];&quot;, &quot;;[.D422];&quot;, &quot;;INT([.E422]);&quot;, &quot;;INT([.F422]))" office:value-type="string" office:string-value="421, 99, 16, 2, 289, 160" calcext:value-type="string">
            <text:p>421, 99, 16, 2, 289, 1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37.86" calcext:value-type="float">
            <text:p>337.86</text:p>
          </table:table-cell>
          <table:table-cell office:value-type="float" office:value="168.93" calcext:value-type="float">
            <text:p>168.93</text:p>
          </table:table-cell>
          <table:table-cell table:formula="of:=CONCATENATE([.A423];&quot;, &quot;;[.B423];&quot;, &quot;;[.C423];&quot;, &quot;;[.D423];&quot;, &quot;;INT([.E423]);&quot;, &quot;;INT([.F423]))" office:value-type="string" office:string-value="422, 99, 17, 3, 337, 168" calcext:value-type="string">
            <text:p>422, 99, 17, 3, 337, 16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70.3" calcext:value-type="float">
            <text:p>470.3</text:p>
          </table:table-cell>
          <table:table-cell office:value-type="float" office:value="261.28" calcext:value-type="float">
            <text:p>261.28</text:p>
          </table:table-cell>
          <table:table-cell table:formula="of:=CONCATENATE([.A424];&quot;, &quot;;[.B424];&quot;, &quot;;[.C424];&quot;, &quot;;[.D424];&quot;, &quot;;INT([.E424]);&quot;, &quot;;INT([.F424]))" office:value-type="string" office:string-value="423, 99, 14, 1, 470, 261" calcext:value-type="string">
            <text:p>423, 99, 14, 1, 470, 26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9.99" calcext:value-type="float">
            <text:p>59.99</text:p>
          </table:table-cell>
          <table:table-cell office:value-type="float" office:value="24.13" calcext:value-type="float">
            <text:p>24.13</text:p>
          </table:table-cell>
          <table:table-cell table:formula="of:=CONCATENATE([.A425];&quot;, &quot;;[.B425];&quot;, &quot;;[.C425];&quot;, &quot;;[.D425];&quot;, &quot;;INT([.E425]);&quot;, &quot;;INT([.F425]))" office:value-type="string" office:string-value="424, 99, 12, 4, 59, 24" calcext:value-type="string">
            <text:p>424, 99, 12, 4, 59, 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0.89" calcext:value-type="float">
            <text:p>150.89</text:p>
          </table:table-cell>
          <table:table-cell office:value-type="float" office:value="65.86" calcext:value-type="float">
            <text:p>65.86</text:p>
          </table:table-cell>
          <table:table-cell table:formula="of:=CONCATENATE([.A426];&quot;, &quot;;[.B426];&quot;, &quot;;[.C426];&quot;, &quot;;[.D426];&quot;, &quot;;INT([.E426]);&quot;, &quot;;INT([.F426]))" office:value-type="string" office:string-value="425, 99, 12, 1, 150, 65" calcext:value-type="string">
            <text:p>425, 99, 12, 1, 150, 6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office:value-type="float" office:value="33.82" calcext:value-type="float">
            <text:p>33.82</text:p>
          </table:table-cell>
          <table:table-cell table:formula="of:=CONCATENATE([.A427];&quot;, &quot;;[.B427];&quot;, &quot;;[.C427];&quot;, &quot;;[.D427];&quot;, &quot;;INT([.E427]);&quot;, &quot;;INT([.F427]))" office:value-type="string" office:string-value="426, 99, 15, 1, 79, 33" calcext:value-type="string">
            <text:p>426, 99, 15, 1, 79, 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.68" calcext:value-type="float">
            <text:p>30.68</text:p>
          </table:table-cell>
          <table:table-cell office:value-type="float" office:value="15.34" calcext:value-type="float">
            <text:p>15.34</text:p>
          </table:table-cell>
          <table:table-cell table:formula="of:=CONCATENATE([.A428];&quot;, &quot;;[.B428];&quot;, &quot;;[.C428];&quot;, &quot;;[.D428];&quot;, &quot;;INT([.E428]);&quot;, &quot;;INT([.F428]))" office:value-type="string" office:string-value="427, 100, 12, 2, 30, 15" calcext:value-type="string">
            <text:p>427, 100, 12, 2, 30, 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5.02" calcext:value-type="float">
            <text:p>45.02</text:p>
          </table:table-cell>
          <table:table-cell office:value-type="float" office:value="22.51" calcext:value-type="float">
            <text:p>22.51</text:p>
          </table:table-cell>
          <table:table-cell table:formula="of:=CONCATENATE([.A429];&quot;, &quot;;[.B429];&quot;, &quot;;[.C429];&quot;, &quot;;[.D429];&quot;, &quot;;INT([.E429]);&quot;, &quot;;INT([.F429]))" office:value-type="string" office:string-value="428, 100, 11, 1, 45, 22" calcext:value-type="string">
            <text:p>428, 100, 11, 1, 45, 2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5.98" calcext:value-type="float">
            <text:p>185.98</text:p>
          </table:table-cell>
          <table:table-cell office:value-type="float" office:value="103.32" calcext:value-type="float">
            <text:p>103.32</text:p>
          </table:table-cell>
          <table:table-cell table:formula="of:=CONCATENATE([.A430];&quot;, &quot;;[.B430];&quot;, &quot;;[.C430];&quot;, &quot;;[.D430];&quot;, &quot;;INT([.E430]);&quot;, &quot;;INT([.F430]))" office:value-type="string" office:string-value="429, 101, 18, 2, 185, 103" calcext:value-type="string">
            <text:p>429, 101, 18, 2, 185, 103</text:p>
          </table:table-cell>
        </table:table-row>
      </table:table>
      <table:named-expressions/>
      <table:database-ranges>
        <table:database-range table:name="__Anonymous_Sheet_DB__0" table:target-range-address="Articulos.A1:Articulos.A1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18:54:30.5633998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7T19:36:06.624465834</dc:date>
    <meta:editing-duration>PT22M33S</meta:editing-duration>
    <meta:editing-cycles>6</meta:editing-cycles>
    <meta:generator>LibreOffice/7.0.4.2$Linux_X86_64 LibreOffice_project/00$Build-2</meta:generator>
    <meta:document-statistic meta:table-count="5" meta:cell-count="4725" meta:object-count="0"/>
  </office:meta>
</office:document-meta>
</file>